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.5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32pt"/>
    </style:style>
    <style:style style:name="co8" style:family="table-column">
      <style:table-column-properties fo:break-before="auto" style:column-width="9.75pt"/>
    </style:style>
    <style:style style:name="co9" style:family="table-column">
      <style:table-column-properties fo:break-before="auto" style:column-width="37.19pt"/>
    </style:style>
    <style:style style:name="co10" style:family="table-column">
      <style:table-column-properties fo:break-before="auto" style:column-width="41.1pt"/>
    </style:style>
    <style:style style:name="co11" style:family="table-column">
      <style:table-column-properties fo:break-before="auto" style:column-width="20.15pt"/>
    </style:style>
    <style:style style:name="co16" style:family="table-column">
      <style:table-column-properties fo:break-before="auto" style:column-width="27.41pt"/>
    </style:style>
    <style:style style:name="co17" style:family="table-column">
      <style:table-column-properties fo:break-before="auto" style:column-width="64.8pt"/>
    </style:style>
    <style:style style:name="co18" style:family="table-column">
      <style:table-column-properties fo:break-before="auto" style:column-width="26.5pt"/>
    </style:style>
    <style:style style:name="co19" style:family="table-column">
      <style:table-column-properties fo:break-before="auto" style:column-width="34.36pt"/>
    </style:style>
    <style:style style:name="co20" style:family="table-column">
      <style:table-column-properties fo:break-before="auto" style:column-width="55.45pt"/>
    </style:style>
    <style:style style:name="co23" style:family="table-column">
      <style:table-column-properties fo:break-before="auto" style:column-width="33.31pt"/>
    </style:style>
    <style:style style:name="co24" style:family="table-column">
      <style:table-column-properties fo:break-before="auto" style:column-width="15.65pt"/>
    </style:style>
    <style:style style:name="co21" style:family="table-column">
      <style:table-column-properties fo:break-before="auto" style:column-width="17.8pt"/>
    </style:style>
    <style:style style:name="co22" style:family="table-column">
      <style:table-column-properties fo:break-before="auto" style:column-width="18pt"/>
    </style:style>
    <style:style style:name="ro1" style:family="table-row">
      <style:table-row-properties style:row-height="10.8pt" fo:break-before="auto" style:use-optimal-row-height="fals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5" style:family="table-cell" style:parent-style-name="Default">
      <style:table-cell-properties fo:border="0.06pt solid #000000"/>
      <style:text-properties style:text-position="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9pt" style:font-size-asian="9pt" style:font-size-complex="9pt"/>
    </style:style>
    <style:style style:name="ce9" style:family="table-cell" style:parent-style-name="Default">
      <style:table-cell-properties fo:border="none"/>
      <style:text-properties style:text-position="" fo:font-size="9pt" style:font-size-asian="9pt" style:font-size-complex="9pt"/>
    </style:style>
    <style:style style:name="ce16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6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66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67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68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69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70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71" style:family="table-cell" style:parent-style-name="Default">
      <style:table-cell-properties fo:background-color="#0093d9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7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73" style:family="table-cell" style:parent-style-name="Default">
      <style:text-properties fo:color="#000000" style:text-position=""/>
    </style:style>
    <style:style style:name="ce174" style:family="table-cell" style:parent-style-name="Default">
      <style:table-cell-properties fo:border-bottom="0.06pt solid #000000" fo:border-left="none" fo:border-right="none" fo:border-top="none"/>
      <style:text-properties fo:color="#000000" style:text-position=""/>
    </style:style>
    <style:style style:name="ce175" style:family="table-cell" style:parent-style-name="Default">
      <style:table-cell-properties fo:border="0.06pt solid #000000"/>
      <style:text-properties style:text-position=""/>
    </style:style>
    <style:style style:name="ce176" style:family="table-cell" style:parent-style-name="Default">
      <style:table-cell-properties fo:border-bottom="none" fo:border-left="0.06pt solid #000000" fo:border-right="none" fo:border-top="none"/>
      <style:text-properties fo:color="#000000" style:text-position=""/>
    </style:style>
    <style:style style:name="ce177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78" style:family="table-cell" style:parent-style-name="Default">
      <style:table-cell-properties fo:background-color="#b84747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79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81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position=""/>
    </style:style>
    <style:style style:name="ce18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83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85" style:family="table-cell" style:parent-style-name="Default">
      <style:table-cell-properties fo:background-color="#9999ff"/>
      <style:text-properties fo:color="#000000" style:text-position=""/>
    </style:style>
    <style:style style:name="ce186" style:family="table-cell" style:parent-style-name="Default">
      <style:text-properties style:text-position="" fo:font-weight="bold" style:font-weight-asian="bold" style:font-weight-complex="bold"/>
    </style:style>
    <style:style style:name="ce187" style:family="table-cell" style:parent-style-name="Default">
      <style:table-cell-properties fo:background-color="#9999ff"/>
      <style:text-properties style:text-position=""/>
    </style:style>
    <style:style style:name="ce188" style:family="table-cell" style:parent-style-name="Default">
      <style:table-cell-properties fo:border-bottom="0.06pt solid #000000" fo:background-color="#9999ff" fo:border-left="none" fo:border-right="none" fo:border-top="none"/>
      <style:text-properties fo:color="#000000" style:text-position=""/>
    </style:style>
    <style:style style:name="ce189" style:family="table-cell" style:parent-style-name="Default">
      <style:table-cell-properties fo:border="none"/>
      <style:text-properties fo:color="#000000" style:text-position=""/>
    </style:style>
    <style:style style:name="ce190" style:family="table-cell" style:parent-style-name="Default">
      <style:table-cell-properties fo:border="none"/>
      <style:text-properties style:text-position=""/>
    </style:style>
    <style:style style:name="ce191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9999ff" fo:border-left="0.06pt solid #000000" fo:border-right="none" fo:border-top="none"/>
      <style:text-properties fo:color="#000000" style:text-position=""/>
    </style:style>
    <style:style style:name="ce19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19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196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197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19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199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200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9pt" style:font-size-asian="9pt" style:font-size-complex="9pt"/>
    </style:style>
    <style:style style:name="ce101" style:family="table-cell" style:parent-style-name="Default">
      <style:table-cell-properties fo:background-color="transparent"/>
      <style:text-properties style:text-position="" fo:font-size="9pt" style:font-size-asian="9pt" style:font-size-complex="9pt"/>
    </style:style>
    <style:style style:name="ce102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103" style:family="table-cell" style:parent-style-name="Default">
      <style:table-cell-properties fo:border-bottom="0.06pt solid #000000" fo:background-color="#ff8080" style:text-align-source="fix" style:repeat-content="false" fo:border-left="none" fo:border-right="none" fo:border-top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104" style:family="table-cell" style:parent-style-name="Default">
      <style:table-cell-properties fo:background-color="#23b8dc" style:text-align-source="fix" style:repeat-content="false" fo:border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text-position="" fo:font-size="9pt" style:font-size-asian="9pt" style:font-size-complex="9pt"/>
    </style:style>
    <style:style style:name="ce10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10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9pt" style:font-size-asian="9pt" style:font-size-complex="9pt"/>
    </style:style>
    <style:style style:name="ce108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 fo:font-size="9pt" style:font-size-asian="9pt" style:font-size-complex="9pt"/>
    </style:style>
    <style:style style:name="ce109" style:family="table-cell" style:parent-style-name="Default">
      <style:text-properties fo:color="#000000" style:text-position=""/>
    </style:style>
    <style:style style:name="ce110" style:family="table-cell" style:parent-style-name="Default">
      <style:table-cell-properties fo:background-color="#0093d9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12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13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14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6" style:family="table-cell" style:parent-style-name="Default"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18" style:family="table-cell" style:parent-style-name="Default">
      <style:table-cell-properties fo:background-color="#9999ff"/>
      <style:text-properties fo:color="#000000" style:text-position=""/>
    </style:style>
    <style:style style:name="ce119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0" style:family="table-cell" style:parent-style-name="Default">
      <style:table-cell-properties fo:border="none"/>
      <style:text-properties fo:color="#000000" style:text-position="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22" style:family="table-cell" style:parent-style-name="Default">
      <style:table-cell-properties fo:border-bottom="0.06pt solid #000000" fo:border-left="none" fo:border-right="none" fo:border-top="none"/>
      <style:text-properties fo:color="#000000" style:text-position=""/>
    </style:style>
    <style:style style:name="ce123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24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25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fo:background-color="#9999ff"/>
      <style:text-properties style:text-position=""/>
    </style:style>
    <style:style style:name="ce129" style:family="table-cell" style:parent-style-name="Default">
      <style:table-cell-properties fo:border-bottom="0.06pt solid #000000" fo:background-color="#9999ff" fo:border-left="none" fo:border-right="none" fo:border-top="none"/>
      <style:text-properties fo:color="#000000" style:text-position=""/>
    </style:style>
    <style:style style:name="ce130" style:family="table-cell" style:parent-style-name="Default">
      <style:table-cell-properties fo:border-bottom="none" fo:border-left="0.06pt solid #000000" fo:border-right="none" fo:border-top="none"/>
      <style:text-properties fo:color="#000000" style:text-position=""/>
    </style:style>
    <style:style style:name="ce131" style:family="table-cell" style:parent-style-name="Default">
      <style:table-cell-properties fo:border-bottom="none" fo:background-color="#9999ff" fo:border-left="0.06pt solid #000000" fo:border-right="none" fo:border-top="none"/>
      <style:text-properties fo:color="#000000" style:text-position=""/>
    </style:style>
    <style:style style:name="ce63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5" style:family="table-cell" style:parent-style-name="Default">
      <style:table-cell-properties fo:background-color="#9999ff" style:text-align-source="fix" style:repeat-content="false" fo:border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66" style:family="table-cell" style:parent-style-name="Default">
      <style:table-cell-properties fo:background-color="transparent"/>
      <style:text-properties style:text-position=""/>
    </style:style>
    <style:style style:name="ce67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68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69" style:family="table-cell" style:parent-style-name="Default">
      <style:table-cell-properties fo:border-bottom="none" fo:background-color="#33a3a3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1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3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75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76" style:family="table-cell" style:parent-style-name="Default">
      <style:table-cell-properties fo:border="none"/>
      <style:text-properties style:text-position="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78" style:family="table-cell" style:parent-style-name="Default">
      <style:table-cell-properties fo:background-color="#eb613d" style:text-align-source="fix" style:repeat-content="false" fo:border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79" style:family="table-cell" style:parent-style-name="Default">
      <style:table-cell-properties fo:background-color="transparent" fo:border="none"/>
      <style:text-properties style:text-position=""/>
    </style:style>
    <style:style style:name="ce80" style:family="table-cell" style:parent-style-name="Default">
      <style:table-cell-properties fo:border-bottom="none" fo:background-color="#33a3a3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fo:font-size="9pt" style:font-size-asian="9pt" style:font-size-complex="9pt"/>
    </style:style>
    <style:style style:name="ce81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82" style:family="table-cell" style:parent-style-name="Default">
      <style:table-cell-properties fo:border-bottom="none" fo:background-color="#cccc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fo:font-size="9pt" style:font-size-asian="9pt" style:font-size-complex="9pt"/>
    </style:style>
    <style:style style:name="ce83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84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85" style:family="table-cell" style:parent-style-name="Default">
      <style:table-cell-properties fo:border-bottom="0.06pt solid #000000" fo:background-color="#eb613d" style:text-align-source="fix" style:repeat-content="false" fo:border-left="none" fo:border-right="none" fo:border-top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86" style:family="table-cell" style:parent-style-name="Default">
      <style:table-cell-properties fo:border-bottom="none" fo:background-color="#cccc00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87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8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89" style:family="table-cell" style:parent-style-name="Default">
      <style:table-cell-properties fo:background-color="#ff8080" style:text-align-source="fix" style:repeat-content="false" fo:border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90" style:family="table-cell" style:parent-style-name="Default">
      <style:table-cell-properties fo:background-color="#33a3a3" style:text-align-source="fix" style:repeat-content="false" fo:border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91" style:family="table-cell" style:parent-style-name="Default">
      <style:table-cell-properties fo:border-bottom="none" fo:background-color="#99ccff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fo:font-size="9pt" style:font-size-asian="9pt" style:font-size-complex="9pt"/>
    </style:style>
    <style:style style:name="ce92" style:family="table-cell" style:parent-style-name="Default">
      <style:table-cell-properties fo:background-color="#aecf00" style:text-align-source="fix" style:repeat-content="false" fo:border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93" style:family="table-cell" style:parent-style-name="Default">
      <style:table-cell-properties fo:border-bottom="0.06pt solid #000000" fo:background-color="#ffd320" style:text-align-source="fix" style:repeat-content="false" fo:border-left="none" fo:border-right="none" fo:border-top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94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9pt" style:font-size-asian="9pt" style:font-size-complex="9pt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size="9pt" style:font-size-asian="9pt" style:font-size-complex="9pt"/>
    </style:style>
    <style:style style:name="ce9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/>
    </style:style>
    <style:style style:name="ce98" style:family="table-cell" style:parent-style-name="Default">
      <style:table-cell-properties fo:border-bottom="none" fo:background-color="#aecf00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99" style:family="table-cell" style:parent-style-name="Default">
      <style:table-cell-properties fo:border-bottom="none" fo:background-color="#23b8dc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02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04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39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4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1" style:family="table-cell" style:parent-style-name="Default">
      <style:table-cell-properties fo:border-bottom="none" fo:background-color="#e6e6e6" fo:border-left="0.06pt solid #000000" fo:border-right="none" fo:border-top="none"/>
      <style:text-properties style:text-position=""/>
    </style:style>
    <style:style style:name="ce180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0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20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209" style:family="table-cell" style:parent-style-name="Default">
      <style:text-properties style:text-position="" fo:font-weight="bold" style:font-weight-asian="bold" style:font-weight-complex="bold"/>
    </style:style>
    <style:style style:name="ce210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2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212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213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214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215" style:family="table-cell" style:parent-style-name="Default">
      <style:table-cell-properties fo:background-color="#0093d9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216" style:family="table-cell" style:parent-style-name="Default">
      <style:text-properties fo:color="#000000" style:text-position=""/>
    </style:style>
    <style:style style:name="ce217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218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order-left="none" fo:border-right="none" fo:border-top="none"/>
      <style:text-properties fo:color="#000000" style:text-position=""/>
    </style:style>
    <style:style style:name="ce22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221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22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223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224" style:family="table-cell" style:parent-style-name="Default">
      <style:table-cell-properties fo:background-color="#9999ff"/>
      <style:text-properties fo:color="#000000" style:text-position=""/>
    </style:style>
    <style:style style:name="ce225" style:family="table-cell" style:parent-style-name="Default">
      <style:table-cell-properties fo:background-color="#9999ff"/>
      <style:text-properties style:text-position=""/>
    </style:style>
    <style:style style:name="ce22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22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fo:background-color="#9999ff" fo:border-left="none" fo:border-right="none" fo:border-top="none"/>
      <style:text-properties fo:color="#000000" style:text-position=""/>
    </style:style>
    <style:style style:name="ce229" style:family="table-cell" style:parent-style-name="Default">
      <style:table-cell-properties fo:border-bottom="none" fo:border-left="0.06pt solid #000000" fo:border-right="none" fo:border-top="none"/>
      <style:text-properties fo:color="#000000" style:text-position=""/>
    </style:style>
    <style:style style:name="ce230" style:family="table-cell" style:parent-style-name="Default">
      <style:table-cell-properties fo:border="none"/>
      <style:text-properties fo:color="#000000" style:text-position=""/>
    </style:style>
    <style:style style:name="ce231" style:family="table-cell" style:parent-style-name="Default">
      <style:table-cell-properties fo:border="none"/>
      <style:text-properties style:text-position=""/>
    </style:style>
    <style:style style:name="ce232" style:family="table-cell" style:parent-style-name="Default">
      <style:table-cell-properties fo:border-bottom="none" fo:background-color="#9999ff" fo:border-left="0.06pt solid #000000" fo:border-right="none" fo:border-top="none"/>
      <style:text-properties fo:color="#000000" style:text-position=""/>
    </style:style>
    <style:style style:name="ce233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2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243" style:family="table-cell" style:parent-style-name="Default">
      <style:text-properties fo:font-size="9pt" style:font-size-asian="9pt" style:font-size-complex="9pt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24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250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2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254" style:family="table-cell" style:parent-style-name="Default">
      <style:table-cell-properties fo:border="none"/>
      <style:text-properties fo:font-size="9pt" style:font-size-asian="9pt" style:font-size-complex="9pt"/>
    </style:style>
    <style:style style:name="ce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9pt" style:font-size-asian="9pt" style:font-size-complex="9pt"/>
    </style:style>
    <style:style style:name="ce2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9pt" style:font-size-asian="9pt" style:font-size-complex="9pt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62" style:family="table-cell" style:parent-style-name="Default">
      <style:table-cell-properties fo:border="0.06pt solid #000000"/>
    </style:style>
    <style:style style:name="ce263" style:family="table-cell" style:parent-style-name="Default">
      <style:table-cell-properties fo:border-bottom="0.06pt solid #000000" fo:border-left="none" fo:border-right="none" fo:border-top="none"/>
    </style:style>
    <style:style style:name="ce26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5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6" style:family="table-cell" style:parent-style-name="Default">
      <style:table-cell-properties fo:border-bottom="none" fo:border-left="0.06pt solid #000000" fo:border-right="none" fo:border-top="none"/>
    </style:style>
    <style:style style:name="ce267" style:family="table-cell" style:parent-style-name="Default">
      <style:table-cell-properties fo:border-bottom="0.06pt solid #000000" fo:border-left="0.06pt solid #000000" fo:border-right="none" fo:border-top="none"/>
    </style:style>
    <style:style style:name="ce268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9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2" style:family="table-cell" style:parent-style-name="Default">
      <style:table-cell-properties fo:background-color="#0093d9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4" style:family="table-cell" style:parent-style-name="Default">
      <style:text-properties fo:color="#000000"/>
    </style:style>
    <style:style style:name="ce275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276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277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8" style:family="table-cell" style:parent-style-name="Default">
      <style:table-cell-properties fo:background-color="#b84747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9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80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28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8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9999ff"/>
      <style:text-properties fo:color="#000000"/>
    </style:style>
    <style:style style:name="ce285" style:family="table-cell" style:parent-style-name="Default">
      <style:text-properties fo:font-weight="bold" style:font-weight-asian="bold" style:font-weight-complex="bold"/>
    </style:style>
    <style:style style:name="ce286" style:family="table-cell" style:parent-style-name="Default">
      <style:table-cell-properties fo:background-color="#9999ff"/>
    </style:style>
    <style:style style:name="ce287" style:family="table-cell" style:parent-style-name="Default">
      <style:table-cell-properties fo:border-bottom="0.06pt solid #000000" fo:background-color="#9999ff" fo:border-left="none" fo:border-right="none" fo:border-top="none"/>
      <style:text-properties fo:color="#000000"/>
    </style:style>
    <style:style style:name="ce288" style:family="table-cell" style:parent-style-name="Default">
      <style:table-cell-properties fo:border="none"/>
      <style:text-properties fo:color="#000000"/>
    </style:style>
    <style:style style:name="ce289" style:family="table-cell" style:parent-style-name="Default">
      <style:table-cell-properties fo:border="none"/>
    </style:style>
    <style:style style:name="ce29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9999ff" fo:border-left="0.06pt solid #000000" fo:border-right="none" fo:border-top="none"/>
      <style:text-properties fo:color="#000000"/>
    </style:style>
    <style:style style:name="ce2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9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5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6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8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9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00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301" style:family="table-cell" style:parent-style-name="Default">
      <style:table-cell-properties fo:background-color="#9999ff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302" style:family="table-cell" style:parent-style-name="Default">
      <style:table-cell-properties fo:background-color="transparent"/>
    </style:style>
    <style:style style:name="ce303" style:family="table-cell" style:parent-style-name="Default">
      <style:table-cell-properties fo:border-bottom="none" fo:border-left="0.06pt solid #000000" fo:border-right="none" fo:border-top="0.06pt solid #000000"/>
    </style:style>
    <style:style style:name="ce304" style:family="table-cell" style:parent-style-name="Default">
      <style:table-cell-properties fo:border-bottom="none" fo:background-color="#33a3a3" style:text-align-source="fix" style:repeat-content="false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305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30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08" style:family="table-cell" style:parent-style-name="Default">
      <style:table-cell-properties fo:border-bottom="none" fo:border-left="none" fo:border-right="none" fo:border-top="0.06pt solid #000000"/>
    </style:style>
    <style:style style:name="ce30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10" style:family="table-cell" style:parent-style-name="Default">
      <style:table-cell-properties fo:background-color="#eb613d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311" style:family="table-cell" style:parent-style-name="Default">
      <style:table-cell-properties fo:background-color="transparent" fo:border="none"/>
    </style:style>
    <style:style style:name="ce312" style:family="table-cell" style:parent-style-name="Default">
      <style:table-cell-properties fo:border-bottom="none" fo:background-color="#33a3a3" style:text-align-source="fix" style:repeat-content="false" fo:border-left="none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31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14" style:family="table-cell" style:parent-style-name="Default">
      <style:table-cell-properties fo:border-bottom="none" fo:background-color="#cccc00" style:text-align-source="fix" style:repeat-content="false" fo:border-left="none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315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316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317" style:family="table-cell" style:parent-style-name="Default">
      <style:table-cell-properties fo:border-bottom="0.06pt solid #000000" fo:background-color="#eb613d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318" style:family="table-cell" style:parent-style-name="Default">
      <style:table-cell-properties fo:border-bottom="none" fo:background-color="#cccc00" style:text-align-source="fix" style:repeat-content="false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319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320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321" style:family="table-cell" style:parent-style-name="Default">
      <style:table-cell-properties fo:background-color="#ff8080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322" style:family="table-cell" style:parent-style-name="Default">
      <style:table-cell-properties fo:background-color="#33a3a3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323" style:family="table-cell" style:parent-style-name="Default">
      <style:table-cell-properties fo:border-bottom="none" fo:background-color="#99ccff" style:text-align-source="fix" style:repeat-content="false" fo:border-left="none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324" style:family="table-cell" style:parent-style-name="Default">
      <style:table-cell-properties fo:background-color="#aecf00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325" style:family="table-cell" style:parent-style-name="Default">
      <style:table-cell-properties fo:border-bottom="0.06pt solid #000000" fo:background-color="#ffd320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32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327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9pt" style:font-size-asian="9pt" style:font-size-complex="9pt"/>
    </style:style>
    <style:style style:name="ce328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329" style:family="table-cell" style:parent-style-name="Default">
      <style:table-cell-properties fo:border-bottom="none" fo:background-color="#aecf00" style:text-align-source="fix" style:repeat-content="false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330" style:family="table-cell" style:parent-style-name="Default">
      <style:table-cell-properties fo:border-bottom="none" fo:background-color="#23b8dc" style:text-align-source="fix" style:repeat-content="false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331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332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333" style:family="table-cell" style:parent-style-name="Default">
      <style:table-cell-properties fo:border-bottom="0.06pt solid #000000" fo:background-color="#ff8080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334" style:family="table-cell" style:parent-style-name="Default">
      <style:table-cell-properties fo:background-color="#23b8dc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33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336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9pt" style:font-size-asian="9pt" style:font-size-complex="9pt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39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340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3" style:family="table-cell" style:parent-style-name="Default">
      <style:table-cell-properties fo:border-bottom="none" fo:border-left="0.06pt solid #000000" fo:border-right="0.06pt solid #000000" fo:border-top="none"/>
    </style:style>
    <style:style style:name="ce34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4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46" style:family="table-cell" style:parent-style-name="Default">
      <style:table-cell-properties fo:background-color="#dc2300"/>
    </style:style>
    <style:style style:name="ce347" style:family="table-cell" style:parent-style-name="Default">
      <style:table-cell-properties fo:background-color="#94bd5e"/>
    </style:style>
    <style:style style:name="ce348" style:family="table-cell" style:parent-style-name="Default">
      <style:table-cell-properties fo:background-color="#23b8dc"/>
    </style:style>
    <style:style style:name="ce349" style:family="table-cell" style:parent-style-name="Default">
      <style:table-cell-properties fo:background-color="#e6e64c"/>
    </style:style>
    <style:style style:name="ce350" style:family="table-cell" style:parent-style-name="Default">
      <style:table-cell-properties fo:background-color="#83caff"/>
    </style:style>
    <style:style style:name="ce351" style:family="table-cell" style:parent-style-name="Default">
      <style:table-cell-properties fo:background-color="#ff6633"/>
    </style:style>
    <style:style style:name="ce352" style:family="table-cell" style:parent-style-name="Default">
      <style:table-cell-properties fo:background-color="#ff00ff"/>
    </style:style>
    <style:style style:name="ce353" style:family="table-cell" style:parent-style-name="Default">
      <style:table-cell-properties fo:background-color="#355e00"/>
    </style:style>
    <style:style style:name="ce354" style:family="table-cell" style:parent-style-name="Default">
      <style:table-cell-properties fo:background-color="#ffd320"/>
    </style:style>
    <style:style style:name="ce355" style:family="table-cell" style:parent-style-name="Default">
      <style:table-cell-properties fo:background-color="#33cc66"/>
    </style:style>
    <style:style style:name="ce356" style:family="table-cell" style:parent-style-name="Default">
      <style:table-cell-properties fo:background-color="#c0c0c0"/>
    </style:style>
    <style:style style:name="ce357" style:family="table-cell" style:parent-style-name="Default">
      <style:table-cell-properties fo:background-color="#004586"/>
      <style:text-properties fo:color="#ffffff"/>
    </style:style>
    <style:style style:name="ce358" style:family="table-cell" style:parent-style-name="Default">
      <style:table-cell-properties fo:background-color="#33a3a3"/>
    </style:style>
    <style:style style:name="ce359" style:family="table-cell" style:parent-style-name="Default">
      <style:table-cell-properties fo:border-bottom="0.06pt solid #000000" fo:border-left="none" fo:border-right="none" fo:border-top="0.06pt solid #000000"/>
    </style:style>
    <style:style style:name="ce360" style:family="table-cell" style:parent-style-name="Default">
      <style:table-cell-properties fo:background-color="#e6e6e6"/>
    </style:style>
    <style:style style:name="ce36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62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pt"/>
    </style:style>
    <style:style style:name="ce363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pt"/>
    </style:style>
    <style:style style:name="ce364" style:family="table-cell" style:parent-style-name="Default">
      <style:table-cell-properties fo:border-bottom="none" fo:border-left="none" fo:border-right="0.06pt solid #000000" fo:border-top="none"/>
    </style:style>
    <style:style style:name="ce36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</style:style>
    <style:style style:name="ce366" style:family="table-cell" style:parent-style-name="Default">
      <style:table-cell-properties fo:border-bottom="none" fo:background-color="#e6e6e6" fo:border-left="0.06pt solid #000000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32" table:default-cell-style-name="Default"/>
        <table:table-column table:style-name="co2" table:default-cell-style-name="Default"/>
        <table:table-column table:style-name="co3" table:number-columns-repeated="26" table:default-cell-style-name="Default"/>
        <table:table-row table:style-name="ro1">
          <table:table-cell table:style-name="ce1" table:number-columns-repeated="16"/>
          <table:table-cell table:style-name="ce7" office:value-type="float" office:value="128" table:number-columns-spanned="8" table:number-rows-spanned="1">
            <text:p>128</text:p>
          </table:table-cell>
          <table:covered-table-cell table:number-columns-repeated="7" table:style-name="ce5"/>
          <table:table-cell table:style-name="ce7" office:value-type="float" office:value="128" table:number-columns-spanned="8" table:number-rows-spanned="1">
            <text:p>128</text:p>
          </table:table-cell>
          <table:covered-table-cell table:number-columns-repeated="7" table:style-name="ce5"/>
          <table:table-cell table:number-columns-repeated="2"/>
          <table:table-cell table:style-name="ce15" office:value-type="float" office:value="256" table:number-columns-spanned="8" table:number-rows-spanned="1">
            <text:p>256</text:p>
          </table:table-cell>
          <table:covered-table-cell table:number-columns-repeated="7" table:style-name="ce17"/>
          <table:table-cell table:number-columns-repeated="17"/>
        </table:table-row>
        <table:table-row table:style-name="ro1">
          <table:table-cell table:style-name="ce1" table:number-columns-repeated="16"/>
          <table:table-cell table:style-name="ce7" office:value-type="float" office:value="64" table:number-columns-spanned="4" table:number-rows-spanned="1">
            <text:p>64</text:p>
          </table:table-cell>
          <table:covered-table-cell table:number-columns-repeated="3" table:style-name="ce5"/>
          <table:table-cell table:style-name="ce7" office:value-type="float" office:value="64" table:number-columns-spanned="4" table:number-rows-spanned="1">
            <text:p>64</text:p>
          </table:table-cell>
          <table:covered-table-cell table:number-columns-repeated="3" table:style-name="ce5"/>
          <table:table-cell table:style-name="ce7" office:value-type="float" office:value="64" table:number-columns-spanned="4" table:number-rows-spanned="1">
            <text:p>64</text:p>
          </table:table-cell>
          <table:covered-table-cell table:number-columns-repeated="3" table:style-name="ce5"/>
          <table:table-cell table:style-name="ce7" office:value-type="float" office:value="64" table:number-columns-spanned="4" table:number-rows-spanned="1">
            <text:p>64</text:p>
          </table:table-cell>
          <table:covered-table-cell table:number-columns-repeated="3" table:style-name="ce5"/>
          <table:table-cell table:number-columns-repeated="2"/>
          <table:table-cell table:style-name="ce15" office:value-type="float" office:value="128" table:number-columns-spanned="4" table:number-rows-spanned="1">
            <text:p>128</text:p>
          </table:table-cell>
          <table:covered-table-cell table:number-columns-repeated="3" table:style-name="ce17"/>
          <table:table-cell table:style-name="ce15" office:value-type="float" office:value="128" table:number-columns-spanned="4" table:number-rows-spanned="1">
            <text:p>128</text:p>
          </table:table-cell>
          <table:covered-table-cell table:number-columns-repeated="3" table:style-name="ce17"/>
          <table:table-cell table:number-columns-repeated="17"/>
        </table:table-row>
        <table:table-row table:style-name="ro1">
          <table:table-cell table:style-name="ce1" table:number-columns-repeated="16"/>
          <table:table-cell table:style-name="ce7" office:value-type="float" office:value="32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table:number-columns-spanned="2" table:number-rows-spanned="1">
            <text:p>32</text:p>
          </table:table-cell>
          <table:covered-table-cell table:style-name="ce5"/>
          <table:table-cell table:number-columns-repeated="2"/>
          <table:table-cell table:style-name="ce15" office:value-type="float" office:value="64" table:number-columns-spanned="2" table:number-rows-spanned="1">
            <text:p>64</text:p>
          </table:table-cell>
          <table:covered-table-cell table:style-name="ce17"/>
          <table:table-cell table:style-name="ce15" office:value-type="float" office:value="64" table:number-columns-spanned="2" table:number-rows-spanned="1">
            <text:p>64</text:p>
          </table:table-cell>
          <table:covered-table-cell table:style-name="ce17"/>
          <table:table-cell table:style-name="ce15" office:value-type="float" office:value="64" table:number-columns-spanned="2" table:number-rows-spanned="1">
            <text:p>64</text:p>
          </table:table-cell>
          <table:covered-table-cell table:style-name="ce17"/>
          <table:table-cell table:style-name="ce15" office:value-type="float" office:value="64" table:number-columns-spanned="2" table:number-rows-spanned="1">
            <text:p>64</text:p>
          </table:table-cell>
          <table:covered-table-cell table:style-name="ce17"/>
          <table:table-cell table:number-columns-repeated="17"/>
        </table:table-row>
        <table:table-row table:style-name="ro1">
          <table:table-cell table:style-name="ce1" table:number-columns-repeated="16"/>
          <table:table-cell table:number-columns-repeated="16" table:style-name="ce6" office:value-type="float" office:value="16">
            <text:p>16</text:p>
          </table:table-cell>
          <table:table-cell table:number-columns-repeated="2"/>
          <table:table-cell table:number-columns-repeated="8" table:style-name="ce16" office:value-type="float" office:value="32">
            <text:p>32</text:p>
          </table:table-cell>
          <table:table-cell table:number-columns-repeated="17"/>
        </table:table-row>
        <table:table-row table:style-name="ro1">
          <table:table-cell table:style-name="ce1" table:number-columns-repeated="16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number-columns-repeated="27"/>
        </table:table-row>
        <table:table-row table:style-name="ro1">
          <table:table-cell table:style-name="ce1" table:number-columns-repeated="16"/>
          <table:table-cell table:style-name="ce2" office:value-type="string" table:number-columns-spanned="2" table:number-rows-spanned="1">
            <text:p>a7</text:p>
          </table:table-cell>
          <table:covered-table-cell table:style-name="ce8"/>
          <table:table-cell table:style-name="ce2" office:value-type="string" table:number-columns-spanned="2" table:number-rows-spanned="1">
            <text:p>a6</text:p>
          </table:table-cell>
          <table:covered-table-cell table:style-name="ce8"/>
          <table:table-cell table:style-name="ce2" office:value-type="string" table:number-columns-spanned="2" table:number-rows-spanned="1">
            <text:p>a5</text:p>
          </table:table-cell>
          <table:covered-table-cell table:style-name="ce8"/>
          <table:table-cell table:style-name="ce2" office:value-type="string" table:number-columns-spanned="2" table:number-rows-spanned="1">
            <text:p>a4</text:p>
          </table:table-cell>
          <table:covered-table-cell table:style-name="ce8"/>
          <table:table-cell table:style-name="ce2" office:value-type="string" table:number-columns-spanned="2" table:number-rows-spanned="1">
            <text:p>a3</text:p>
          </table:table-cell>
          <table:covered-table-cell table:style-name="ce8"/>
          <table:table-cell table:style-name="ce2" office:value-type="string" table:number-columns-spanned="2" table:number-rows-spanned="1">
            <text:p>a2</text:p>
          </table:table-cell>
          <table:covered-table-cell table:style-name="ce8"/>
          <table:table-cell table:style-name="ce2" office:value-type="string" table:number-columns-spanned="2" table:number-rows-spanned="1">
            <text:p>a1</text:p>
          </table:table-cell>
          <table:covered-table-cell table:style-name="ce8"/>
          <table:table-cell table:style-name="ce4" office:value-type="string" table:number-columns-spanned="2" table:number-rows-spanned="1">
            <text:p>a0</text:p>
          </table:table-cell>
          <table:covered-table-cell table:style-name="ce11"/>
          <table:table-cell/>
          <table:table-cell table:style-name="ce12" office:value-type="string">
            <text:p>s1 </text:p>
          </table:table-cell>
          <table:table-cell table:style-name="ce12" office:value-type="string">
            <text:p><text:s/>(c7 </text:p>
          </table:table-cell>
          <table:table-cell table:style-name="ce12" office:value-type="string">
            <text:p><text:s/>c6 </text:p>
          </table:table-cell>
          <table:table-cell table:style-name="ce12" office:value-type="string">
            <text:p><text:s/>c5 </text:p>
          </table:table-cell>
          <table:table-cell table:style-name="ce12" office:value-type="string">
            <text:p><text:s/>c4 </text:p>
          </table:table-cell>
          <table:table-cell table:style-name="ce12" office:value-type="string">
            <text:p><text:s/>c3 </text:p>
          </table:table-cell>
          <table:table-cell table:style-name="ce12" office:value-type="string">
            <text:p><text:s/>c2 </text:p>
          </table:table-cell>
          <table:table-cell table:style-name="ce12" office:value-type="string">
            <text:p><text:s/>c1 </text:p>
          </table:table-cell>
          <table:table-cell table:style-name="ce12" office:value-type="string">
            <text:p><text:s/>c0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16"/>
          <table:table-cell table:style-name="ce2" office:value-type="string" table:number-columns-spanned="2" table:number-rows-spanned="1">
            <text:p>b7</text:p>
          </table:table-cell>
          <table:covered-table-cell table:style-name="ce1"/>
          <table:table-cell table:style-name="ce2" office:value-type="string" table:number-columns-spanned="2" table:number-rows-spanned="1">
            <text:p>b6</text:p>
          </table:table-cell>
          <table:covered-table-cell table:style-name="ce1"/>
          <table:table-cell table:style-name="ce2" office:value-type="string" table:number-columns-spanned="2" table:number-rows-spanned="1">
            <text:p>b5</text:p>
          </table:table-cell>
          <table:covered-table-cell table:style-name="ce1"/>
          <table:table-cell table:style-name="ce2" office:value-type="string" table:number-columns-spanned="2" table:number-rows-spanned="1">
            <text:p>b4</text:p>
          </table:table-cell>
          <table:covered-table-cell table:style-name="ce1"/>
          <table:table-cell table:style-name="ce2" office:value-type="string" table:number-columns-spanned="2" table:number-rows-spanned="1">
            <text:p>b3</text:p>
          </table:table-cell>
          <table:covered-table-cell table:style-name="ce1"/>
          <table:table-cell table:style-name="ce2" office:value-type="string" table:number-columns-spanned="2" table:number-rows-spanned="1">
            <text:p>b2</text:p>
          </table:table-cell>
          <table:covered-table-cell table:style-name="ce1"/>
          <table:table-cell table:style-name="ce2" office:value-type="string" table:number-columns-spanned="2" table:number-rows-spanned="1">
            <text:p>b1</text:p>
          </table:table-cell>
          <table:covered-table-cell table:style-name="ce1"/>
          <table:table-cell table:style-name="ce4" office:value-type="string" table:number-columns-spanned="2" table:number-rows-spanned="1">
            <text:p>b0</text:p>
          </table:table-cell>
          <table:covered-table-cell table:style-name="ce9"/>
          <table:table-cell/>
          <table:table-cell table:style-name="ce12" office:value-type="string">
            <text:p>s2 </text:p>
          </table:table-cell>
          <table:table-cell table:style-name="ce12" office:value-type="string">
            <text:p><text:s/>(c15 </text:p>
          </table:table-cell>
          <table:table-cell table:style-name="ce12" office:value-type="string">
            <text:p><text:s/>c14 </text:p>
          </table:table-cell>
          <table:table-cell table:style-name="ce12" office:value-type="string">
            <text:p><text:s/>c13 </text:p>
          </table:table-cell>
          <table:table-cell table:style-name="ce12" office:value-type="string">
            <text:p><text:s/>c12 </text:p>
          </table:table-cell>
          <table:table-cell table:style-name="ce12" office:value-type="string">
            <text:p><text:s/>c11 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8"/>
          <table:table-cell table:style-name="ce4"/>
          <table:table-cell table:style-name="ce9"/>
          <table:table-cell table:style-name="ce10"/>
          <table:table-cell table:style-name="ce9"/>
          <table:table-cell/>
          <table:table-cell table:style-name="ce12" office:value-type="string">
            <text:p>s3 </text:p>
          </table:table-cell>
          <table:table-cell table:style-name="ce12" office:value-type="string">
            <text:p><text:s/>(0</text:p>
          </table:table-cell>
          <table:table-cell table:style-name="ce12" office:value-type="string">
            <text:p><text:s/>c15 </text:p>
          </table:table-cell>
          <table:table-cell table:style-name="ce12" office:value-type="string">
            <text:p><text:s/>c14 </text:p>
          </table:table-cell>
          <table:table-cell table:style-name="ce12" office:value-type="string">
            <text:p><text:s/>c13 </text:p>
          </table:table-cell>
          <table:table-cell table:style-name="ce12" office:value-type="string">
            <text:p><text:s/>c12 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8"/>
          <table:table-cell table:style-name="ce4" office:value-type="string" table:number-columns-spanned="2" table:number-rows-spanned="1">
            <text:p>a0b0H</text:p>
          </table:table-cell>
          <table:covered-table-cell table:style-name="ce4"/>
          <table:table-cell table:style-name="ce4" office:value-type="string" table:number-columns-spanned="2" table:number-rows-spanned="1">
            <text:p>a0b0L</text:p>
          </table:table-cell>
          <table:covered-table-cell table:style-name="ce9"/>
          <table:table-cell table:style-name="ce12" office:value-type="string">
            <text:p>c0</text:p>
          </table:table-cell>
          <table:table-cell table:style-name="ce12" office:value-type="string">
            <text:p>s4 </text:p>
          </table:table-cell>
          <table:table-cell table:style-name="ce12" office:value-type="string">
            <text:p><text:s/>(c15 </text:p>
          </table:table-cell>
          <table:table-cell table:style-name="ce12" office:value-type="string">
            <text:p><text:s/>c14 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string">
            <text:p><text:s/>c10 </text:p>
          </table:table-cell>
          <table:table-cell table:style-name="ce12" office:value-type="string">
            <text:p><text:s/>c9 </text:p>
          </table:table-cell>
          <table:table-cell table:style-name="ce12" office:value-type="string">
            <text:p><text:s/>c8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6"/>
          <table:table-cell table:style-name="ce2" office:value-type="string" table:number-columns-spanned="2" table:number-rows-spanned="1">
            <text:p>a1b0H</text:p>
          </table:table-cell>
          <table:covered-table-cell table:style-name="ce4"/>
          <table:table-cell table:style-name="ce4" office:value-type="string" table:number-columns-spanned="2" table:number-rows-spanned="1">
            <text:p>a1b0L</text:p>
          </table:table-cell>
          <table:covered-table-cell table:style-name="ce9"/>
          <table:table-cell table:style-name="ce9" table:number-columns-repeated="2"/>
          <table:table-cell/>
          <table:table-cell table:style-name="ce12" office:value-type="string">
            <text:p>s5 </text:p>
          </table:table-cell>
          <table:table-cell table:style-name="ce12" office:value-type="string">
            <text:p><text:s/>(c8 </text:p>
          </table:table-cell>
          <table:table-cell table:style-name="ce12" office:value-type="string">
            <text:p><text:s/>c13 </text:p>
          </table:table-cell>
          <table:table-cell table:style-name="ce12" office:value-type="string">
            <text:p><text:s/>c15 </text:p>
          </table:table-cell>
          <table:table-cell table:style-name="ce12" office:value-type="string">
            <text:p><text:s/>c14 </text:p>
          </table:table-cell>
          <table:table-cell table:style-name="ce12" office:value-type="string">
            <text:p><text:s/>c13 </text:p>
          </table:table-cell>
          <table:table-cell table:style-name="ce12" office:value-type="string">
            <text:p><text:s/>c11 </text:p>
          </table:table-cell>
          <table:table-cell table:style-name="ce12" office:value-type="string">
            <text:p><text:s/>c10 </text:p>
          </table:table-cell>
          <table:table-cell table:style-name="ce12" office:value-type="string">
            <text:p><text:s/>c9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4"/>
          <table:table-cell table:style-name="ce2" office:value-type="string" table:number-columns-spanned="2" table:number-rows-spanned="1">
            <text:p>a2b0H</text:p>
          </table:table-cell>
          <table:covered-table-cell table:style-name="ce4"/>
          <table:table-cell table:style-name="ce2" office:value-type="string" table:number-columns-spanned="2" table:number-rows-spanned="1">
            <text:p>a2b0L</text:p>
          </table:table-cell>
          <table:covered-table-cell table:style-name="ce1"/>
          <table:table-cell table:style-name="ce4" table:number-columns-repeated="2"/>
          <table:table-cell table:style-name="ce2" office:value-type="string" table:number-columns-spanned="2" table:number-rows-spanned="1">
            <text:p>a7b0H</text:p>
          </table:table-cell>
          <table:covered-table-cell table:style-name="ce4"/>
          <table:table-cell table:style-name="ce13" office:value-type="string" table:number-columns-spanned="1" table:number-rows-spanned="15">
            <text:p>c8</text:p>
          </table:table-cell>
          <table:table-cell table:style-name="ce12" office:value-type="string">
            <text:p>s6 </text:p>
          </table:table-cell>
          <table:table-cell table:style-name="ce12" office:value-type="string">
            <text:p><text:s/>(c10 </text:p>
          </table:table-cell>
          <table:table-cell table:style-name="ce12" office:value-type="string">
            <text:p><text:s/>c8 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string">
            <text:p><text:s/>c13 </text:p>
          </table:table-cell>
          <table:table-cell table:style-name="ce12" office:value-type="string">
            <text:p><text:s/>c12 </text:p>
          </table:table-cell>
          <table:table-cell table:style-name="ce12" office:value-type="string">
            <text:p><text:s/>c11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2"/>
          <table:table-cell table:style-name="ce2" office:value-type="string" table:number-columns-spanned="2" table:number-rows-spanned="1">
            <text:p>a3b0H</text:p>
          </table:table-cell>
          <table:covered-table-cell table:style-name="ce4"/>
          <table:table-cell table:style-name="ce2" office:value-type="string" table:number-columns-spanned="2" table:number-rows-spanned="1">
            <text:p>a3b0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2" office:value-type="string" table:number-columns-spanned="2" table:number-rows-spanned="1">
            <text:p>a6b1H</text:p>
          </table:table-cell>
          <table:covered-table-cell table:style-name="ce4"/>
          <table:covered-table-cell/>
          <table:table-cell table:style-name="ce12" office:value-type="string">
            <text:p>s7 </text:p>
          </table:table-cell>
          <table:table-cell table:style-name="ce12" office:value-type="string">
            <text:p><text:s/>(c11 </text:p>
          </table:table-cell>
          <table:table-cell table:style-name="ce12" office:value-type="string">
            <text:p><text:s/>c9 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<text:s/>c15 </text:p>
          </table:table-cell>
          <table:table-cell table:style-name="ce12" office:value-type="string">
            <text:p><text:s/>c14 </text:p>
          </table:table-cell>
          <table:table-cell table:style-name="ce12" office:value-type="string">
            <text:p><text:s/>c13 </text:p>
          </table:table-cell>
          <table:table-cell table:style-name="ce12" office:value-type="string">
            <text:p><text:s/>c12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0"/>
          <table:table-cell table:style-name="ce2" office:value-type="string" table:number-columns-spanned="2" table:number-rows-spanned="1">
            <text:p>a4b0H</text:p>
          </table:table-cell>
          <table:covered-table-cell table:style-name="ce4"/>
          <table:table-cell table:style-name="ce2" office:value-type="string" table:number-columns-spanned="2" table:number-rows-spanned="1">
            <text:p>a4b0L</text:p>
          </table:table-cell>
          <table:covered-table-cell table:style-name="ce1"/>
          <table:table-cell table:style-name="ce1" table:number-columns-repeated="4"/>
          <table:table-cell table:style-name="ce4" table:number-columns-repeated="2"/>
          <table:table-cell table:style-name="ce2" office:value-type="string" table:number-columns-spanned="2" table:number-rows-spanned="1">
            <text:p>a7b1L</text:p>
          </table:table-cell>
          <table:covered-table-cell table:style-name="ce1"/>
          <table:covered-table-cell/>
          <table:table-cell table:style-name="ce12" office:value-type="string">
            <text:p>s8 </text:p>
          </table:table-cell>
          <table:table-cell table:style-name="ce12" office:value-type="string">
            <text:p><text:s/>(c12 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<text:s/>c10 </text:p>
          </table:table-cell>
          <table:table-cell table:style-name="ce12" office:value-type="string">
            <text:p><text:s/>c9 </text:p>
          </table:table-cell>
          <table:table-cell table:style-name="ce12" office:value-type="string">
            <text:p><text:s/>c8 </text:p>
          </table:table-cell>
          <table:table-cell table:style-name="ce12" office:value-type="string">
            <text:p><text:s/>c15 </text:p>
          </table:table-cell>
          <table:table-cell table:style-name="ce12" office:value-type="string">
            <text:p><text:s/>c14 </text:p>
          </table:table-cell>
          <table:table-cell table:style-name="ce12" office:value-type="string">
            <text:p><text:s/>c13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18"/>
          <table:table-cell table:style-name="ce2" office:value-type="string" table:number-columns-spanned="2" table:number-rows-spanned="1">
            <text:p>a5b0H</text:p>
          </table:table-cell>
          <table:covered-table-cell table:style-name="ce4"/>
          <table:table-cell table:style-name="ce2" office:value-type="string" table:number-columns-spanned="2" table:number-rows-spanned="1">
            <text:p>a5b0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0b1H</text:p>
          </table:table-cell>
          <table:covered-table-cell table:style-name="ce4"/>
          <table:table-cell table:style-name="ce4" office:value-type="string" table:number-columns-spanned="2" table:number-rows-spanned="1">
            <text:p>a1b1L</text:p>
          </table:table-cell>
          <table:covered-table-cell table:style-name="ce9"/>
          <table:table-cell table:style-name="ce2" office:value-type="string" table:number-columns-spanned="2" table:number-rows-spanned="1">
            <text:p>a5b2H</text:p>
          </table:table-cell>
          <table:covered-table-cell table:style-name="ce4"/>
          <table:covered-table-cell/>
          <table:table-cell table:style-name="ce12" office:value-type="string">
            <text:p>s9 </text:p>
          </table:table-cell>
          <table:table-cell table:style-name="ce12" office:value-type="string">
            <text:p><text:s/>(c13 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<text:s/>c11 </text:p>
          </table:table-cell>
          <table:table-cell table:style-name="ce12" office:value-type="string">
            <text:p><text:s/>c10 </text:p>
          </table:table-cell>
          <table:table-cell table:style-name="ce12" office:value-type="string">
            <text:p><text:s/>c9 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<text:s/>c15 </text:p>
          </table:table-cell>
          <table:table-cell table:style-name="ce12" office:value-type="string">
            <text:p><text:s/>c14 </text:p>
          </table:table-cell>
          <table:table-cell table:style-name="ce12" office:value-type="string">
            <text:p>.</text:p>
          </table:table-cell>
          <table:table-cell table:number-columns-repeated="16"/>
        </table:table-row>
        <table:table-row table:style-name="ro1">
          <table:table-cell table:style-name="ce1" table:number-columns-repeated="16"/>
          <table:table-cell table:style-name="ce2" office:value-type="string" table:number-columns-spanned="2" table:number-rows-spanned="1">
            <text:p>a6b0H</text:p>
          </table:table-cell>
          <table:covered-table-cell table:style-name="ce4"/>
          <table:table-cell table:style-name="ce2" office:value-type="string" table:number-columns-spanned="2" table:number-rows-spanned="1">
            <text:p>a6b0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1b1H</text:p>
          </table:table-cell>
          <table:covered-table-cell table:style-name="ce4"/>
          <table:table-cell table:style-name="ce2" office:value-type="string" table:number-columns-spanned="2" table:number-rows-spanned="1">
            <text:p>a1b1L</text:p>
          </table:table-cell>
          <table:covered-table-cell table:style-name="ce1"/>
          <table:table-cell table:style-name="ce9" table:number-columns-repeated="2"/>
          <table:table-cell table:style-name="ce2" office:value-type="string" table:number-columns-spanned="2" table:number-rows-spanned="1">
            <text:p>a6b2L</text:p>
          </table:table-cell>
          <table:covered-table-cell table:style-name="ce1"/>
          <table:covered-table-cell/>
          <table:table-cell table:style-name="ce12" table:number-columns-repeated="10"/>
          <table:table-cell table:number-columns-repeated="16"/>
        </table:table-row>
        <table:table-row table:style-name="ro1">
          <table:table-cell table:style-name="ce1" table:number-columns-repeated="14"/>
          <table:table-cell table:style-name="ce2" office:value-type="string" table:number-columns-spanned="2" table:number-rows-spanned="1">
            <text:p>a7b0H</text:p>
          </table:table-cell>
          <table:covered-table-cell table:style-name="ce4"/>
          <table:table-cell table:style-name="ce2" office:value-type="string" table:number-columns-spanned="2" table:number-rows-spanned="1">
            <text:p>a7b0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2b1H</text:p>
          </table:table-cell>
          <table:covered-table-cell table:style-name="ce4"/>
          <table:table-cell table:style-name="ce2" office:value-type="string" table:number-columns-spanned="2" table:number-rows-spanned="1">
            <text:p>a2b1L</text:p>
          </table:table-cell>
          <table:covered-table-cell table:style-name="ce1"/>
          <table:table-cell table:style-name="ce4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4b3H</text:p>
          </table:table-cell>
          <table:covered-table-cell table:style-name="ce4"/>
          <table:covered-table-cell/>
          <table:table-cell table:style-name="ce12" table:number-columns-repeated="10"/>
          <table:table-cell table:number-columns-repeated="16"/>
        </table:table-row>
        <table:table-row table:style-name="ro1">
          <table:table-cell table:style-name="ce1" table:number-columns-repeated="20"/>
          <table:table-cell table:style-name="ce2" office:value-type="string" table:number-columns-spanned="2" table:number-rows-spanned="1">
            <text:p>a3b1H</text:p>
          </table:table-cell>
          <table:covered-table-cell table:style-name="ce4"/>
          <table:table-cell table:style-name="ce2" office:value-type="string" table:number-columns-spanned="2" table:number-rows-spanned="1">
            <text:p>a3b1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5b3L</text:p>
          </table:table-cell>
          <table:covered-table-cell table:style-name="ce1"/>
          <table:covered-table-cell/>
          <table:table-cell table:style-name="ce14" office:value-type="string" table:number-columns-spanned="9" table:number-rows-spanned="1">
            <text:p>s1 + 2s2 + 2s3 + s4 + s5 − s6 − s7 − s8 − s9</text:p>
          </table:table-cell>
          <table:covered-table-cell table:number-columns-repeated="8" table:style-name="ce12"/>
          <table:table-cell table:style-name="ce12"/>
          <table:table-cell table:number-columns-repeated="16"/>
        </table:table-row>
        <table:table-row table:style-name="ro1">
          <table:table-cell table:style-name="ce1" table:number-columns-repeated="18"/>
          <table:table-cell table:style-name="ce2" office:value-type="string" table:number-columns-spanned="2" table:number-rows-spanned="1">
            <text:p>a4b1H</text:p>
          </table:table-cell>
          <table:covered-table-cell table:style-name="ce4"/>
          <table:table-cell table:style-name="ce2" office:value-type="string" table:number-columns-spanned="2" table:number-rows-spanned="1">
            <text:p>a4b1L</text:p>
          </table:table-cell>
          <table:covered-table-cell table:style-name="ce1"/>
          <table:table-cell table:style-name="ce1" table:number-columns-repeated="6"/>
          <table:table-cell table:style-name="ce9" table:number-columns-repeated="2"/>
          <table:table-cell table:style-name="ce2" office:value-type="string" table:number-columns-spanned="2" table:number-rows-spanned="1">
            <text:p>a3b4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16"/>
          <table:table-cell table:style-name="ce2" office:value-type="string" table:number-columns-spanned="2" table:number-rows-spanned="1">
            <text:p>a5b1H</text:p>
          </table:table-cell>
          <table:covered-table-cell table:style-name="ce4"/>
          <table:table-cell table:style-name="ce2" office:value-type="string" table:number-columns-spanned="2" table:number-rows-spanned="1">
            <text:p>a5b1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0b2H</text:p>
          </table:table-cell>
          <table:covered-table-cell table:style-name="ce4"/>
          <table:table-cell table:style-name="ce2" office:value-type="string" table:number-columns-spanned="2" table:number-rows-spanned="1">
            <text:p>a0b2L</text:p>
          </table:table-cell>
          <table:covered-table-cell table:style-name="ce1"/>
          <table:table-cell table:style-name="ce9" table:number-columns-repeated="2"/>
          <table:table-cell table:style-name="ce2" office:value-type="string" table:number-columns-spanned="2" table:number-rows-spanned="1">
            <text:p>a4b4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14"/>
          <table:table-cell table:style-name="ce2" office:value-type="string" table:number-columns-spanned="2" table:number-rows-spanned="1">
            <text:p>a6b1H</text:p>
          </table:table-cell>
          <table:covered-table-cell table:style-name="ce4"/>
          <table:table-cell table:style-name="ce2" office:value-type="string" table:number-columns-spanned="2" table:number-rows-spanned="1">
            <text:p>a6b1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1b2H</text:p>
          </table:table-cell>
          <table:covered-table-cell table:style-name="ce4"/>
          <table:table-cell table:style-name="ce2" office:value-type="string" table:number-columns-spanned="2" table:number-rows-spanned="1">
            <text:p>a1b2L</text:p>
          </table:table-cell>
          <table:covered-table-cell table:style-name="ce1"/>
          <table:table-cell table:style-name="ce1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2b5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12"/>
          <table:table-cell table:style-name="ce2" office:value-type="string" table:number-columns-spanned="2" table:number-rows-spanned="1">
            <text:p>a7b1H</text:p>
          </table:table-cell>
          <table:covered-table-cell table:style-name="ce4"/>
          <table:table-cell table:style-name="ce2" office:value-type="string" table:number-columns-spanned="2" table:number-rows-spanned="1">
            <text:p>a7b1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2b2H</text:p>
          </table:table-cell>
          <table:covered-table-cell table:style-name="ce4"/>
          <table:table-cell table:style-name="ce2" office:value-type="string" table:number-columns-spanned="2" table:number-rows-spanned="1">
            <text:p>a2b2L</text:p>
          </table:table-cell>
          <table:covered-table-cell table:style-name="ce1"/>
          <table:table-cell table:style-name="ce4"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3b5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18"/>
          <table:table-cell table:style-name="ce2" office:value-type="string" table:number-columns-spanned="2" table:number-rows-spanned="1">
            <text:p>a3b2H</text:p>
          </table:table-cell>
          <table:covered-table-cell table:style-name="ce4"/>
          <table:table-cell table:style-name="ce2" office:value-type="string" table:number-columns-spanned="2" table:number-rows-spanned="1">
            <text:p>a3b2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1b6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16"/>
          <table:table-cell table:style-name="ce2" office:value-type="string" table:number-columns-spanned="2" table:number-rows-spanned="1">
            <text:p>a4b2H</text:p>
          </table:table-cell>
          <table:covered-table-cell table:style-name="ce4"/>
          <table:table-cell table:style-name="ce2" office:value-type="string" table:number-columns-spanned="2" table:number-rows-spanned="1">
            <text:p>a4b2L</text:p>
          </table:table-cell>
          <table:covered-table-cell table:style-name="ce1"/>
          <table:table-cell table:style-name="ce1" table:number-columns-repeated="4"/>
          <table:table-cell table:style-name="ce4"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2b6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14"/>
          <table:table-cell table:style-name="ce2" office:value-type="string" table:number-columns-spanned="2" table:number-rows-spanned="1">
            <text:p>a5b2H</text:p>
          </table:table-cell>
          <table:covered-table-cell table:style-name="ce4"/>
          <table:table-cell table:style-name="ce2" office:value-type="string" table:number-columns-spanned="2" table:number-rows-spanned="1">
            <text:p>a5b2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0b3H</text:p>
          </table:table-cell>
          <table:covered-table-cell table:style-name="ce4"/>
          <table:table-cell table:style-name="ce2" office:value-type="string" table:number-columns-spanned="2" table:number-rows-spanned="1">
            <text:p>a0b3L</text:p>
          </table:table-cell>
          <table:covered-table-cell table:style-name="ce1"/>
          <table:table-cell table:style-name="ce1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0b7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12"/>
          <table:table-cell table:style-name="ce2" office:value-type="string" table:number-columns-spanned="2" table:number-rows-spanned="1">
            <text:p>a6b2H</text:p>
          </table:table-cell>
          <table:covered-table-cell table:style-name="ce4"/>
          <table:table-cell table:style-name="ce2" office:value-type="string" table:number-columns-spanned="2" table:number-rows-spanned="1">
            <text:p>a6b2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1b3H</text:p>
          </table:table-cell>
          <table:covered-table-cell table:style-name="ce4"/>
          <table:table-cell table:style-name="ce2" office:value-type="string" table:number-columns-spanned="2" table:number-rows-spanned="1">
            <text:p>a1b3L</text:p>
          </table:table-cell>
          <table:covered-table-cell table:style-name="ce1"/>
          <table:table-cell table:style-name="ce1" table:number-columns-repeated="4"/>
          <table:table-cell table:style-name="ce9" table:number-columns-repeated="2"/>
          <table:table-cell table:style-name="ce2" office:value-type="string" table:number-columns-spanned="2" table:number-rows-spanned="1">
            <text:p>a1b7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10"/>
          <table:table-cell table:style-name="ce2" office:value-type="string" table:number-columns-spanned="2" table:number-rows-spanned="1">
            <text:p>a7b2H</text:p>
          </table:table-cell>
          <table:covered-table-cell table:style-name="ce4"/>
          <table:table-cell table:style-name="ce2" office:value-type="string" table:number-columns-spanned="2" table:number-rows-spanned="1">
            <text:p>a7b2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2b3H</text:p>
          </table:table-cell>
          <table:covered-table-cell table:style-name="ce4"/>
          <table:table-cell table:style-name="ce2" office:value-type="string" table:number-columns-spanned="2" table:number-rows-spanned="1">
            <text:p>a2b3L</text:p>
          </table:table-cell>
          <table:covered-table-cell table:style-name="ce1"/>
          <table:table-cell table:style-name="ce4" table:number-columns-repeated="2"/>
          <table:table-cell table:style-name="ce1" table:number-columns-repeated="4"/>
          <table:table-cell table:style-name="ce9" table:number-columns-repeated="2"/>
          <table:table-cell table:number-columns-repeated="29"/>
        </table:table-row>
        <table:table-row table:style-name="ro1">
          <table:table-cell table:style-name="ce1" table:number-columns-repeated="16"/>
          <table:table-cell table:style-name="ce2" office:value-type="string" table:number-columns-spanned="2" table:number-rows-spanned="1">
            <text:p>a3b3H</text:p>
          </table:table-cell>
          <table:covered-table-cell table:style-name="ce4"/>
          <table:table-cell table:style-name="ce2" office:value-type="string" table:number-columns-spanned="2" table:number-rows-spanned="1">
            <text:p>a3b3L</text:p>
          </table:table-cell>
          <table:covered-table-cell table:style-name="ce1"/>
          <table:table-cell table:style-name="ce1" table:number-columns-repeated="8"/>
          <table:table-cell table:style-name="ce9" table:number-columns-repeated="2"/>
          <table:table-cell table:style-name="ce2" office:value-type="string" table:number-columns-spanned="2" table:number-rows-spanned="1">
            <text:p>a7b1H</text:p>
          </table:table-cell>
          <table:covered-table-cell table:style-name="ce4"/>
          <table:table-cell table:style-name="ce13" office:value-type="string" table:number-columns-spanned="1" table:number-rows-spanned="13">
            <text:p>c9</text:p>
          </table:table-cell>
          <table:table-cell table:number-columns-repeated="26"/>
        </table:table-row>
        <table:table-row table:style-name="ro1">
          <table:table-cell table:style-name="ce1" table:number-columns-repeated="14"/>
          <table:table-cell table:style-name="ce2" office:value-type="string" table:number-columns-spanned="2" table:number-rows-spanned="1">
            <text:p>a4b3H</text:p>
          </table:table-cell>
          <table:covered-table-cell table:style-name="ce4"/>
          <table:table-cell table:style-name="ce2" office:value-type="string" table:number-columns-spanned="2" table:number-rows-spanned="1">
            <text:p>a4b3L</text:p>
          </table:table-cell>
          <table:covered-table-cell table:style-name="ce1"/>
          <table:table-cell table:style-name="ce1" table:number-columns-repeated="10"/>
          <table:table-cell table:style-name="ce9" table:number-columns-repeated="2"/>
          <table:table-cell table:style-name="ce2" office:value-type="string" table:number-columns-spanned="2" table:number-rows-spanned="1">
            <text:p>a6b2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12"/>
          <table:table-cell table:style-name="ce2" office:value-type="string" table:number-columns-spanned="2" table:number-rows-spanned="1">
            <text:p>a5b3H</text:p>
          </table:table-cell>
          <table:covered-table-cell table:style-name="ce4"/>
          <table:table-cell table:style-name="ce2" office:value-type="string" table:number-columns-spanned="2" table:number-rows-spanned="1">
            <text:p>a5b3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0b4H</text:p>
          </table:table-cell>
          <table:covered-table-cell table:style-name="ce4"/>
          <table:table-cell table:style-name="ce2" office:value-type="string" table:number-columns-spanned="2" table:number-rows-spanned="1">
            <text:p>a0b4L</text:p>
          </table:table-cell>
          <table:covered-table-cell table:style-name="ce1"/>
          <table:table-cell table:style-name="ce1" table:number-columns-repeated="4"/>
          <table:table-cell table:style-name="ce9" table:number-columns-repeated="2"/>
          <table:table-cell table:style-name="ce2" office:value-type="string" table:number-columns-spanned="2" table:number-rows-spanned="1">
            <text:p>a7b2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10"/>
          <table:table-cell table:style-name="ce2" office:value-type="string" table:number-columns-spanned="2" table:number-rows-spanned="1">
            <text:p>a6b3H</text:p>
          </table:table-cell>
          <table:covered-table-cell table:style-name="ce4"/>
          <table:table-cell table:style-name="ce2" office:value-type="string" table:number-columns-spanned="2" table:number-rows-spanned="1">
            <text:p>a6b3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1b4H</text:p>
          </table:table-cell>
          <table:covered-table-cell table:style-name="ce4"/>
          <table:table-cell table:style-name="ce2" office:value-type="string" table:number-columns-spanned="2" table:number-rows-spanned="1">
            <text:p>a1b4L</text:p>
          </table:table-cell>
          <table:covered-table-cell table:style-name="ce1"/>
          <table:table-cell table:style-name="ce1" table:number-columns-repeated="6"/>
          <table:table-cell table:style-name="ce9" table:number-columns-repeated="2"/>
          <table:table-cell table:style-name="ce2" office:value-type="string" table:number-columns-spanned="2" table:number-rows-spanned="1">
            <text:p>a5b3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8"/>
          <table:table-cell table:style-name="ce2" office:value-type="string" table:number-columns-spanned="2" table:number-rows-spanned="1">
            <text:p>a7b3H</text:p>
          </table:table-cell>
          <table:covered-table-cell table:style-name="ce4"/>
          <table:table-cell table:style-name="ce2" office:value-type="string" table:number-columns-spanned="2" table:number-rows-spanned="1">
            <text:p>a7b3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2b4H</text:p>
          </table:table-cell>
          <table:covered-table-cell table:style-name="ce4"/>
          <table:table-cell table:style-name="ce2" office:value-type="string" table:number-columns-spanned="2" table:number-rows-spanned="1">
            <text:p>a2b4L</text:p>
          </table:table-cell>
          <table:covered-table-cell table:style-name="ce1"/>
          <table:table-cell table:style-name="ce4" table:number-columns-repeated="2"/>
          <table:table-cell table:style-name="ce1" table:number-columns-repeated="6"/>
          <table:table-cell table:style-name="ce9" table:number-columns-repeated="2"/>
          <table:table-cell table:style-name="ce2" office:value-type="string" table:number-columns-spanned="2" table:number-rows-spanned="1">
            <text:p>a6b3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14"/>
          <table:table-cell table:style-name="ce2" office:value-type="string" table:number-columns-spanned="2" table:number-rows-spanned="1">
            <text:p>a3b4H</text:p>
          </table:table-cell>
          <table:covered-table-cell table:style-name="ce4"/>
          <table:table-cell table:style-name="ce2" office:value-type="string" table:number-columns-spanned="2" table:number-rows-spanned="1">
            <text:p>a3b4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1" table:number-columns-repeated="6"/>
          <table:table-cell table:style-name="ce9" table:number-columns-repeated="2"/>
          <table:table-cell table:style-name="ce2" office:value-type="string" table:number-columns-spanned="2" table:number-rows-spanned="1">
            <text:p>a4b4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12"/>
          <table:table-cell table:style-name="ce2" office:value-type="string" table:number-columns-spanned="2" table:number-rows-spanned="1">
            <text:p>a4b4H</text:p>
          </table:table-cell>
          <table:covered-table-cell table:style-name="ce4"/>
          <table:table-cell table:style-name="ce2" office:value-type="string" table:number-columns-spanned="2" table:number-rows-spanned="1">
            <text:p>a4b4L</text:p>
          </table:table-cell>
          <table:covered-table-cell table:style-name="ce1"/>
          <table:table-cell table:style-name="ce1" table:number-columns-repeated="4"/>
          <table:table-cell table:style-name="ce4" table:number-columns-repeated="2"/>
          <table:table-cell table:style-name="ce1" table:number-columns-repeated="6"/>
          <table:table-cell table:style-name="ce9" table:number-columns-repeated="2"/>
          <table:table-cell table:style-name="ce2" office:value-type="string" table:number-columns-spanned="2" table:number-rows-spanned="1">
            <text:p>a5b4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10"/>
          <table:table-cell table:style-name="ce2" office:value-type="string" table:number-columns-spanned="2" table:number-rows-spanned="1">
            <text:p>a5b4H</text:p>
          </table:table-cell>
          <table:covered-table-cell table:style-name="ce4"/>
          <table:table-cell table:style-name="ce2" office:value-type="string" table:number-columns-spanned="2" table:number-rows-spanned="1">
            <text:p>a5b4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0b5H</text:p>
          </table:table-cell>
          <table:covered-table-cell table:style-name="ce4"/>
          <table:table-cell table:style-name="ce2" office:value-type="string" table:number-columns-spanned="2" table:number-rows-spanned="1">
            <text:p>a1b5L</text:p>
          </table:table-cell>
          <table:covered-table-cell table:style-name="ce1"/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3b5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8"/>
          <table:table-cell table:style-name="ce2" office:value-type="string" table:number-columns-spanned="2" table:number-rows-spanned="1">
            <text:p>a6b4H</text:p>
          </table:table-cell>
          <table:covered-table-cell table:style-name="ce4"/>
          <table:table-cell table:style-name="ce2" office:value-type="string" table:number-columns-spanned="2" table:number-rows-spanned="1">
            <text:p>a6b4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1b5H</text:p>
          </table:table-cell>
          <table:covered-table-cell table:style-name="ce4"/>
          <table:table-cell table:style-name="ce2" office:value-type="string" table:number-columns-spanned="2" table:number-rows-spanned="1">
            <text:p>a1b5L</text:p>
          </table:table-cell>
          <table:covered-table-cell table:style-name="ce1"/>
          <table:table-cell table:style-name="ce1" table:number-columns-repeated="4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4b5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style-name="ce2" office:value-type="string" table:number-columns-spanned="2" table:number-rows-spanned="1">
            <text:p>a7b4H</text:p>
          </table:table-cell>
          <table:covered-table-cell/>
          <table:table-cell table:style-name="ce2" office:value-type="string" table:number-columns-spanned="2" table:number-rows-spanned="1">
            <text:p>a7b4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2b5H</text:p>
          </table:table-cell>
          <table:covered-table-cell table:style-name="ce4"/>
          <table:table-cell table:style-name="ce2" office:value-type="string" table:number-columns-spanned="2" table:number-rows-spanned="1">
            <text:p>a2b5L</text:p>
          </table:table-cell>
          <table:covered-table-cell table:style-name="ce1"/>
          <table:table-cell table:style-name="ce4"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2b6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number-columns-repeated="2"/>
          <table:table-cell table:style-name="ce1" table:number-columns-repeated="4"/>
          <table:table-cell table:style-name="ce2" office:value-type="string" table:number-columns-spanned="2" table:number-rows-spanned="1">
            <text:p>a3b5H</text:p>
          </table:table-cell>
          <table:covered-table-cell table:style-name="ce4"/>
          <table:table-cell table:style-name="ce2" office:value-type="string" table:number-columns-spanned="2" table:number-rows-spanned="1">
            <text:p>a3b5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3b6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number-columns-repeated="2"/>
          <table:table-cell table:style-name="ce1" table:number-columns-repeated="2"/>
          <table:table-cell table:style-name="ce2" office:value-type="string" table:number-columns-spanned="2" table:number-rows-spanned="1">
            <text:p>a4b5H</text:p>
          </table:table-cell>
          <table:covered-table-cell table:style-name="ce4"/>
          <table:table-cell table:style-name="ce2" office:value-type="string" table:number-columns-spanned="2" table:number-rows-spanned="1">
            <text:p>a4b5L</text:p>
          </table:table-cell>
          <table:covered-table-cell table:style-name="ce1"/>
          <table:table-cell table:style-name="ce1" table:number-columns-repeated="10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1b7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number-columns-repeated="2"/>
          <table:table-cell table:style-name="ce2" office:value-type="string" table:number-columns-spanned="2" table:number-rows-spanned="1">
            <text:p>a5b5H</text:p>
          </table:table-cell>
          <table:covered-table-cell table:style-name="ce4"/>
          <table:table-cell table:style-name="ce2" office:value-type="string" table:number-columns-spanned="2" table:number-rows-spanned="1">
            <text:p>a5b5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0b6H</text:p>
          </table:table-cell>
          <table:covered-table-cell table:style-name="ce4"/>
          <table:table-cell table:style-name="ce2" office:value-type="string" table:number-columns-spanned="2" table:number-rows-spanned="1">
            <text:p>a0b6L</text:p>
          </table:table-cell>
          <table:covered-table-cell table:style-name="ce1"/>
          <table:table-cell table:style-name="ce1" table:number-columns-repeated="4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2b7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style-name="ce2" office:value-type="string" table:number-columns-spanned="2" table:number-rows-spanned="1">
            <text:p>a6b5H</text:p>
          </table:table-cell>
          <table:covered-table-cell/>
          <table:table-cell table:style-name="ce2" office:value-type="string" table:number-columns-spanned="2" table:number-rows-spanned="1">
            <text:p>a6b5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1b6H</text:p>
          </table:table-cell>
          <table:covered-table-cell table:style-name="ce4"/>
          <table:table-cell table:style-name="ce2" office:value-type="string" table:number-columns-spanned="2" table:number-rows-spanned="1">
            <text:p>a1b6L</text:p>
          </table:table-cell>
          <table:covered-table-cell table:style-name="ce1"/>
          <table:table-cell table:style-name="ce1" table:number-columns-repeated="6"/>
          <table:table-cell table:number-columns-repeated="2"/>
          <table:table-cell table:style-name="ce1" table:number-columns-repeated="2"/>
          <table:table-cell table:style-name="ce9" table:number-columns-repeated="2"/>
          <table:table-cell table:number-columns-repeated="29"/>
        </table:table-row>
        <table:table-row table:style-name="ro1">
          <table:table-cell table:style-name="ce1" table:number-columns-repeated="4"/>
          <table:table-cell table:style-name="ce2" office:value-type="string" table:number-columns-spanned="2" table:number-rows-spanned="1">
            <text:p>a7b5H</text:p>
          </table:table-cell>
          <table:covered-table-cell table:style-name="ce4"/>
          <table:table-cell table:style-name="ce2" office:value-type="string" table:number-columns-spanned="2" table:number-rows-spanned="1">
            <text:p>a7b5L</text:p>
          </table:table-cell>
          <table:covered-table-cell/>
          <table:table-cell table:style-name="ce1" table:number-columns-repeated="4"/>
          <table:table-cell table:style-name="ce2" office:value-type="string" table:number-columns-spanned="2" table:number-rows-spanned="1">
            <text:p>a2b6H</text:p>
          </table:table-cell>
          <table:covered-table-cell table:style-name="ce4"/>
          <table:table-cell table:style-name="ce2" office:value-type="string" table:number-columns-spanned="2" table:number-rows-spanned="1">
            <text:p>a2b6L</text:p>
          </table:table-cell>
          <table:covered-table-cell table:style-name="ce1"/>
          <table:table-cell table:style-name="ce4" table:number-columns-repeated="2"/>
          <table:table-cell table:style-name="ce1" table:number-columns-repeated="6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7b3H</text:p>
          </table:table-cell>
          <table:covered-table-cell table:style-name="ce4"/>
          <table:table-cell table:style-name="ce13" office:value-type="string" table:number-columns-spanned="1" table:number-rows-spanned="9">
            <text:p>c11</text:p>
          </table:table-cell>
          <table:table-cell table:number-columns-repeated="26"/>
        </table:table-row>
        <table:table-row table:style-name="ro1">
          <table:table-cell table:style-name="ce1" table:number-columns-repeated="6"/>
          <table:table-cell table:number-columns-repeated="2"/>
          <table:table-cell table:style-name="ce1" table:number-columns-repeated="2"/>
          <table:table-cell table:style-name="ce2" office:value-type="string" table:number-columns-spanned="2" table:number-rows-spanned="1">
            <text:p>a3b6H</text:p>
          </table:table-cell>
          <table:covered-table-cell table:style-name="ce4"/>
          <table:table-cell table:style-name="ce2" office:value-type="string" table:number-columns-spanned="2" table:number-rows-spanned="1">
            <text:p>a3b6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1" table:number-columns-repeated="6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6b4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number-columns-repeated="2"/>
          <table:table-cell table:style-name="ce2" office:value-type="string" table:number-columns-spanned="2" table:number-rows-spanned="1">
            <text:p>a4b6H</text:p>
          </table:table-cell>
          <table:covered-table-cell table:style-name="ce4"/>
          <table:table-cell table:style-name="ce2" office:value-type="string" table:number-columns-spanned="2" table:number-rows-spanned="1">
            <text:p>a4b6L</text:p>
          </table:table-cell>
          <table:covered-table-cell table:style-name="ce1"/>
          <table:table-cell table:style-name="ce1" table:number-columns-repeated="4"/>
          <table:table-cell table:style-name="ce4" table:number-columns-repeated="2"/>
          <table:table-cell table:style-name="ce1" table:number-columns-repeated="6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7b4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style-name="ce2" office:value-type="string" table:number-columns-spanned="2" table:number-rows-spanned="1">
            <text:p>a5b6H</text:p>
          </table:table-cell>
          <table:covered-table-cell/>
          <table:table-cell table:style-name="ce2" office:value-type="string" table:number-columns-spanned="2" table:number-rows-spanned="1">
            <text:p>a5b6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0b7H</text:p>
          </table:table-cell>
          <table:covered-table-cell table:style-name="ce4"/>
          <table:table-cell table:style-name="ce2" office:value-type="string" table:number-columns-spanned="2" table:number-rows-spanned="1">
            <text:p>a0b7L</text:p>
          </table:table-cell>
          <table:covered-table-cell table:style-name="ce1"/>
          <table:table-cell table:style-name="ce1" table:number-columns-repeated="10"/>
          <table:table-cell table:style-name="ce9" table:number-columns-repeated="2"/>
          <table:table-cell table:style-name="ce2" office:value-type="string" table:number-columns-spanned="2" table:number-rows-spanned="1">
            <text:p>a5b5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4"/>
          <table:table-cell table:style-name="ce2" office:value-type="string" table:number-columns-spanned="2" table:number-rows-spanned="1">
            <text:p>a6b6H</text:p>
          </table:table-cell>
          <table:covered-table-cell table:style-name="ce4"/>
          <table:table-cell table:style-name="ce2" office:value-type="string" table:number-columns-spanned="2" table:number-rows-spanned="1">
            <text:p>a6b6L</text:p>
          </table:table-cell>
          <table:covered-table-cell/>
          <table:table-cell table:style-name="ce1" table:number-columns-repeated="4"/>
          <table:table-cell table:style-name="ce2" office:value-type="string" table:number-columns-spanned="2" table:number-rows-spanned="1">
            <text:p>a1b7H</text:p>
          </table:table-cell>
          <table:covered-table-cell table:style-name="ce4"/>
          <table:table-cell table:style-name="ce2" office:value-type="string" table:number-columns-spanned="2" table:number-rows-spanned="1">
            <text:p>a1b7L</text:p>
          </table:table-cell>
          <table:covered-table-cell table:style-name="ce1"/>
          <table:table-cell table:style-name="ce1" table:number-columns-repeated="12"/>
          <table:table-cell table:style-name="ce9" table:number-columns-repeated="2"/>
          <table:table-cell table:style-name="ce2" office:value-type="string" table:number-columns-spanned="2" table:number-rows-spanned="1">
            <text:p>a6b5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a7b6H</text:p>
          </table:table-cell>
          <table:covered-table-cell table:style-name="ce4"/>
          <table:table-cell table:style-name="ce2" office:value-type="string" table:number-columns-spanned="2" table:number-rows-spanned="1">
            <text:p>a7b6L</text:p>
          </table:table-cell>
          <table:covered-table-cell table:style-name="ce1"/>
          <table:table-cell table:number-columns-repeated="2"/>
          <table:table-cell table:style-name="ce1" table:number-columns-repeated="2"/>
          <table:table-cell table:style-name="ce2" office:value-type="string" table:number-columns-spanned="2" table:number-rows-spanned="1">
            <text:p>a2b7H</text:p>
          </table:table-cell>
          <table:covered-table-cell table:style-name="ce4"/>
          <table:table-cell table:style-name="ce2" office:value-type="string" table:number-columns-spanned="2" table:number-rows-spanned="1">
            <text:p>a2b7L</text:p>
          </table:table-cell>
          <table:covered-table-cell table:style-name="ce1"/>
          <table:table-cell table:style-name="ce4" table:number-columns-repeated="2"/>
          <table:table-cell table:style-name="ce1" table:number-columns-repeated="8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4b6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number-columns-repeated="2"/>
          <table:table-cell table:style-name="ce2" office:value-type="string" table:number-columns-spanned="2" table:number-rows-spanned="1">
            <text:p>a3b7H</text:p>
          </table:table-cell>
          <table:covered-table-cell table:style-name="ce4"/>
          <table:table-cell table:style-name="ce2" office:value-type="string" table:number-columns-spanned="2" table:number-rows-spanned="1">
            <text:p>a3b7L</text:p>
          </table:table-cell>
          <table:covered-table-cell table:style-name="ce1"/>
          <table:table-cell table:style-name="ce1" table:number-columns-repeated="12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table:number-columns-spanned="2" table:number-rows-spanned="1">
            <text:p>a5b6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style-name="ce2" office:value-type="string" table:number-columns-spanned="2" table:number-rows-spanned="1">
            <text:p>a4b7H</text:p>
          </table:table-cell>
          <table:covered-table-cell/>
          <table:table-cell table:style-name="ce2" office:value-type="string" table:number-columns-spanned="2" table:number-rows-spanned="1">
            <text:p>a4b7L</text:p>
          </table:table-cell>
          <table:covered-table-cell table:style-name="ce1"/>
          <table:table-cell table:style-name="ce1" table:number-columns-repeated="18"/>
          <table:table-cell table:style-name="ce9" table:number-columns-repeated="2"/>
          <table:table-cell table:style-name="ce2" office:value-type="string" table:number-columns-spanned="2" table:number-rows-spanned="1">
            <text:p>a3b7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4"/>
          <table:table-cell table:style-name="ce2" office:value-type="string" table:number-columns-spanned="2" table:number-rows-spanned="1">
            <text:p>a5b7H</text:p>
          </table:table-cell>
          <table:covered-table-cell table:style-name="ce4"/>
          <table:table-cell table:style-name="ce2" office:value-type="string" table:number-columns-spanned="2" table:number-rows-spanned="1">
            <text:p>a5b7L</text:p>
          </table:table-cell>
          <table:covered-table-cell/>
          <table:table-cell table:style-name="ce1" table:number-columns-repeated="20"/>
          <table:table-cell table:style-name="ce9" table:number-columns-repeated="2"/>
          <table:table-cell table:style-name="ce2" office:value-type="string" table:number-columns-spanned="2" table:number-rows-spanned="1">
            <text:p>a4b7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a6b7H</text:p>
          </table:table-cell>
          <table:covered-table-cell table:style-name="ce4"/>
          <table:table-cell table:style-name="ce2" office:value-type="string" table:number-columns-spanned="2" table:number-rows-spanned="1">
            <text:p>a6b7L</text:p>
          </table:table-cell>
          <table:covered-table-cell table:style-name="ce1"/>
          <table:table-cell table:style-name="ce1" table:number-columns-repeated="10"/>
          <table:table-cell table:number-columns-repeated="43"/>
        </table:table-row>
        <table:table-row table:style-name="ro1">
          <table:table-cell table:style-name="ce2" office:value-type="string" table:number-columns-spanned="2" table:number-rows-spanned="1">
            <text:p>a7b7H</text:p>
          </table:table-cell>
          <table:covered-table-cell table:style-name="ce4"/>
          <table:table-cell table:style-name="ce2" office:value-type="string" table:number-columns-spanned="2" table:number-rows-spanned="1">
            <text:p>a7b7L</text:p>
          </table:table-cell>
          <table:covered-table-cell table:style-name="ce1"/>
          <table:table-cell table:style-name="ce1" table:number-columns-repeated="20"/>
          <table:table-cell table:number-columns-repeated="2"/>
          <table:table-cell table:style-name="ce1" table:number-columns-repeated="2"/>
          <table:table-cell table:style-name="ce9" table:number-columns-repeated="2"/>
          <table:table-cell table:number-columns-repeated="29"/>
        </table:table-row>
        <table:table-row table:style-name="ro1">
          <table:table-cell table:style-name="ce1" table:number-columns-repeated="28"/>
          <table:table-cell table:style-name="ce9" table:number-columns-repeated="2"/>
          <table:table-cell table:number-columns-repeated="29"/>
        </table:table-row>
        <table:table-row table:style-name="ro1">
          <table:table-cell table:number-columns-repeated="59"/>
        </table:table-row>
        <table:table-row table:style-name="ro2">
          <table:table-cell table:number-columns-repeated="30"/>
          <table:table-cell table:style-name="ce2" office:value-type="string" table:number-columns-spanned="2" table:number-rows-spanned="1">
            <text:p>a7b4H</text:p>
          </table:table-cell>
          <table:covered-table-cell table:style-name="ce4"/>
          <table:table-cell table:style-name="ce13" office:value-type="string" table:number-columns-spanned="1" table:number-rows-spanned="7">
            <text:p>c12</text:p>
          </table:table-cell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table:number-columns-spanned="2" table:number-rows-spanned="1">
            <text:p>a6b5H</text:p>
          </table:table-cell>
          <table:covered-table-cell table:style-name="ce4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table:number-columns-spanned="2" table:number-rows-spanned="1">
            <text:p>a7b5L</text:p>
          </table:table-cell>
          <table:covered-table-cell table:style-name="ce1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table:number-columns-spanned="2" table:number-rows-spanned="1">
            <text:p>a5b6H</text:p>
          </table:table-cell>
          <table:covered-table-cell table:style-name="ce4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table:number-columns-spanned="2" table:number-rows-spanned="1">
            <text:p>a6b6L</text:p>
          </table:table-cell>
          <table:covered-table-cell table:style-name="ce1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table:number-columns-spanned="2" table:number-rows-spanned="1">
            <text:p>a4b7H</text:p>
          </table:table-cell>
          <table:covered-table-cell table:style-name="ce4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table:number-columns-spanned="2" table:number-rows-spanned="1">
            <text:p>a5b7L</text:p>
          </table:table-cell>
          <table:covered-table-cell table:style-name="ce1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1" table:number-columns-repeated="2"/>
          <table:table-cell table:number-columns-repeated="27"/>
        </table:table-row>
        <table:table-row table:style-name="ro2">
          <table:table-cell table:number-columns-repeated="30"/>
          <table:table-cell table:style-name="ce2" office:value-type="string" table:number-columns-spanned="2" table:number-rows-spanned="1">
            <text:p>a7b5H</text:p>
          </table:table-cell>
          <table:covered-table-cell table:style-name="ce4"/>
          <table:table-cell table:style-name="ce13" office:value-type="string" table:number-columns-spanned="1" table:number-rows-spanned="5">
            <text:p>c13</text:p>
          </table:table-cell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table:number-columns-spanned="2" table:number-rows-spanned="1">
            <text:p>a6b6H</text:p>
          </table:table-cell>
          <table:covered-table-cell table:style-name="ce4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table:number-columns-spanned="2" table:number-rows-spanned="1">
            <text:p>a7b6L</text:p>
          </table:table-cell>
          <table:covered-table-cell table:style-name="ce1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table:number-columns-spanned="2" table:number-rows-spanned="1">
            <text:p>a5b7H</text:p>
          </table:table-cell>
          <table:covered-table-cell table:style-name="ce4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table:number-columns-spanned="2" table:number-rows-spanned="1">
            <text:p>a6b7L</text:p>
          </table:table-cell>
          <table:covered-table-cell table:style-name="ce1"/>
          <table:covered-table-cell/>
          <table:table-cell table:number-columns-repeated="26"/>
        </table:table-row>
        <table:table-row table:style-name="ro2">
          <table:table-cell table:number-columns-repeated="59"/>
        </table:table-row>
        <table:table-row table:style-name="ro2">
          <table:table-cell table:number-columns-repeated="30"/>
          <table:table-cell table:style-name="ce2" office:value-type="string" table:number-columns-spanned="2" table:number-rows-spanned="1">
            <text:p>a7b6H</text:p>
          </table:table-cell>
          <table:covered-table-cell table:style-name="ce4"/>
          <table:table-cell table:style-name="ce13" office:value-type="string" table:number-columns-spanned="1" table:number-rows-spanned="3">
            <text:p>c14</text:p>
          </table:table-cell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table:number-columns-spanned="2" table:number-rows-spanned="1">
            <text:p>a6b7H</text:p>
          </table:table-cell>
          <table:covered-table-cell table:style-name="ce4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table:number-columns-spanned="2" table:number-rows-spanned="1">
            <text:p>a7b7L</text:p>
          </table:table-cell>
          <table:covered-table-cell table:style-name="ce1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1" table:number-columns-repeated="2"/>
          <table:table-cell table:number-columns-repeated="27"/>
        </table:table-row>
        <table:table-row table:style-name="ro2">
          <table:table-cell table:style-name="ce3" office:value-type="string" table:number-columns-spanned="2" table:number-rows-spanned="1">
            <text:p>c15</text:p>
          </table:table-cell>
          <table:covered-table-cell table:style-name="ce5"/>
          <table:table-cell table:style-name="ce3" office:value-type="string" table:number-columns-spanned="2" table:number-rows-spanned="1">
            <text:p>c14</text:p>
          </table:table-cell>
          <table:covered-table-cell table:style-name="ce5"/>
          <table:table-cell table:style-name="ce3" office:value-type="string" table:number-columns-spanned="2" table:number-rows-spanned="1">
            <text:p>c13</text:p>
          </table:table-cell>
          <table:covered-table-cell table:style-name="ce5"/>
          <table:table-cell table:style-name="ce3" office:value-type="string" table:number-columns-spanned="2" table:number-rows-spanned="1">
            <text:p>c12</text:p>
          </table:table-cell>
          <table:covered-table-cell table:style-name="ce5"/>
          <table:table-cell table:style-name="ce3" office:value-type="string" table:number-columns-spanned="2" table:number-rows-spanned="1">
            <text:p>c11</text:p>
          </table:table-cell>
          <table:covered-table-cell table:style-name="ce5"/>
          <table:table-cell table:style-name="ce3" office:value-type="string" table:number-columns-spanned="2" table:number-rows-spanned="1">
            <text:p>c10</text:p>
          </table:table-cell>
          <table:covered-table-cell table:style-name="ce5"/>
          <table:table-cell table:style-name="ce3" office:value-type="string" table:number-columns-spanned="2" table:number-rows-spanned="1">
            <text:p>c9</text:p>
          </table:table-cell>
          <table:covered-table-cell table:style-name="ce3"/>
          <table:table-cell table:style-name="ce3" office:value-type="string" table:number-columns-spanned="2" table:number-rows-spanned="1">
            <text:p>c8</text:p>
          </table:table-cell>
          <table:covered-table-cell table:style-name="ce6"/>
          <table:table-cell table:style-name="ce3" office:value-type="string" table:number-columns-spanned="2" table:number-rows-spanned="1">
            <text:p>c7</text:p>
          </table:table-cell>
          <table:covered-table-cell table:style-name="ce5"/>
          <table:table-cell table:style-name="ce3" office:value-type="string" table:number-columns-spanned="2" table:number-rows-spanned="1">
            <text:p>c6</text:p>
          </table:table-cell>
          <table:covered-table-cell table:style-name="ce5"/>
          <table:table-cell table:style-name="ce3" office:value-type="string" table:number-columns-spanned="2" table:number-rows-spanned="1">
            <text:p>c5</text:p>
          </table:table-cell>
          <table:covered-table-cell table:style-name="ce5"/>
          <table:table-cell table:style-name="ce3" office:value-type="string" table:number-columns-spanned="2" table:number-rows-spanned="1">
            <text:p>c4</text:p>
          </table:table-cell>
          <table:covered-table-cell table:style-name="ce5"/>
          <table:table-cell table:style-name="ce3" office:value-type="string" table:number-columns-spanned="2" table:number-rows-spanned="1">
            <text:p>c3</text:p>
          </table:table-cell>
          <table:covered-table-cell table:style-name="ce5"/>
          <table:table-cell table:style-name="ce3" office:value-type="string" table:number-columns-spanned="2" table:number-rows-spanned="1">
            <text:p>c2</text:p>
          </table:table-cell>
          <table:covered-table-cell table:style-name="ce5"/>
          <table:table-cell table:style-name="ce3" office:value-type="string" table:number-columns-spanned="2" table:number-rows-spanned="1">
            <text:p>c1</text:p>
          </table:table-cell>
          <table:covered-table-cell table:style-name="ce3"/>
          <table:table-cell table:style-name="ce3" office:value-type="string" table:number-columns-spanned="2" table:number-rows-spanned="1">
            <text:p>c0</text:p>
          </table:table-cell>
          <table:covered-table-cell table:style-name="ce6"/>
          <table:table-cell table:number-columns-repeated="27"/>
        </table:table-row>
        <table:table-row table:style-name="ro2" table:number-rows-repeated="1048501">
          <table:table-cell table:number-columns-repeated="59"/>
        </table:table-row>
        <table:table-row table:style-name="ro2">
          <table:table-cell table:number-columns-repeated="59"/>
        </table:table-row>
      </table:table>
      <table:table table:name="Sheet2" table:style-name="ta1">
        <table:table-column table:style-name="co1" table:number-columns-repeated="32" table:default-cell-style-name="Default"/>
        <table:table-column table:style-name="co2" table:default-cell-style-name="Default"/>
        <table:table-column table:style-name="co3" table:number-columns-repeated="26" table:default-cell-style-name="Default"/>
        <table:table-row table:style-name="ro1">
          <table:table-cell table:style-name="ce1" table:number-columns-repeated="16"/>
          <table:table-cell table:style-name="ce7" office:value-type="float" office:value="128" table:number-columns-spanned="8" table:number-rows-spanned="1">
            <text:p>128</text:p>
          </table:table-cell>
          <table:covered-table-cell table:number-columns-repeated="7" table:style-name="ce5"/>
          <table:table-cell table:style-name="ce7" office:value-type="float" office:value="128" table:number-columns-spanned="8" table:number-rows-spanned="1">
            <text:p>128</text:p>
          </table:table-cell>
          <table:covered-table-cell table:number-columns-repeated="7" table:style-name="ce5"/>
          <table:table-cell table:number-columns-repeated="2"/>
          <table:table-cell table:style-name="ce15" office:value-type="float" office:value="256" table:number-columns-spanned="8" table:number-rows-spanned="1">
            <text:p>256</text:p>
          </table:table-cell>
          <table:covered-table-cell table:number-columns-repeated="7" table:style-name="ce17"/>
          <table:table-cell table:number-columns-repeated="17"/>
        </table:table-row>
        <table:table-row table:style-name="ro1">
          <table:table-cell table:style-name="ce1" table:number-columns-repeated="16"/>
          <table:table-cell table:style-name="ce7" office:value-type="float" office:value="64" table:number-columns-spanned="4" table:number-rows-spanned="1">
            <text:p>64</text:p>
          </table:table-cell>
          <table:covered-table-cell table:number-columns-repeated="3" table:style-name="ce5"/>
          <table:table-cell table:style-name="ce7" office:value-type="float" office:value="64" table:number-columns-spanned="4" table:number-rows-spanned="1">
            <text:p>64</text:p>
          </table:table-cell>
          <table:covered-table-cell table:number-columns-repeated="3" table:style-name="ce5"/>
          <table:table-cell table:style-name="ce7" office:value-type="float" office:value="64" table:number-columns-spanned="4" table:number-rows-spanned="1">
            <text:p>64</text:p>
          </table:table-cell>
          <table:covered-table-cell table:number-columns-repeated="3" table:style-name="ce5"/>
          <table:table-cell table:style-name="ce7" office:value-type="float" office:value="64" table:number-columns-spanned="4" table:number-rows-spanned="1">
            <text:p>64</text:p>
          </table:table-cell>
          <table:covered-table-cell table:number-columns-repeated="3" table:style-name="ce5"/>
          <table:table-cell table:number-columns-repeated="2"/>
          <table:table-cell table:style-name="ce15" office:value-type="float" office:value="128" table:number-columns-spanned="4" table:number-rows-spanned="1">
            <text:p>128</text:p>
          </table:table-cell>
          <table:covered-table-cell table:number-columns-repeated="3" table:style-name="ce17"/>
          <table:table-cell table:style-name="ce15" office:value-type="float" office:value="128" table:number-columns-spanned="4" table:number-rows-spanned="1">
            <text:p>128</text:p>
          </table:table-cell>
          <table:covered-table-cell table:number-columns-repeated="3" table:style-name="ce17"/>
          <table:table-cell table:number-columns-repeated="17"/>
        </table:table-row>
        <table:table-row table:style-name="ro1">
          <table:table-cell table:style-name="ce1" table:number-columns-repeated="16"/>
          <table:table-cell table:style-name="ce7" office:value-type="float" office:value="32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table:number-columns-spanned="2" table:number-rows-spanned="1">
            <text:p>32</text:p>
          </table:table-cell>
          <table:covered-table-cell table:style-name="ce5"/>
          <table:table-cell table:number-columns-repeated="2"/>
          <table:table-cell table:style-name="ce15" office:value-type="float" office:value="64" table:number-columns-spanned="2" table:number-rows-spanned="1">
            <text:p>64</text:p>
          </table:table-cell>
          <table:covered-table-cell table:style-name="ce17"/>
          <table:table-cell table:style-name="ce15" office:value-type="float" office:value="64" table:number-columns-spanned="2" table:number-rows-spanned="1">
            <text:p>64</text:p>
          </table:table-cell>
          <table:covered-table-cell table:style-name="ce17"/>
          <table:table-cell table:style-name="ce15" office:value-type="float" office:value="64" table:number-columns-spanned="2" table:number-rows-spanned="1">
            <text:p>64</text:p>
          </table:table-cell>
          <table:covered-table-cell table:style-name="ce17"/>
          <table:table-cell table:style-name="ce15" office:value-type="float" office:value="64" table:number-columns-spanned="2" table:number-rows-spanned="1">
            <text:p>64</text:p>
          </table:table-cell>
          <table:covered-table-cell table:style-name="ce17"/>
          <table:table-cell table:number-columns-repeated="17"/>
        </table:table-row>
        <table:table-row table:style-name="ro1">
          <table:table-cell table:style-name="ce1" table:number-columns-repeated="16"/>
          <table:table-cell table:number-columns-repeated="16" table:style-name="ce6" office:value-type="float" office:value="16">
            <text:p>16</text:p>
          </table:table-cell>
          <table:table-cell table:number-columns-repeated="2"/>
          <table:table-cell table:number-columns-repeated="8" table:style-name="ce16" office:value-type="float" office:value="32">
            <text:p>32</text:p>
          </table:table-cell>
          <table:table-cell table:number-columns-repeated="17"/>
        </table:table-row>
        <table:table-row table:style-name="ro1">
          <table:table-cell table:style-name="ce1" table:number-columns-repeated="16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number-columns-repeated="27"/>
        </table:table-row>
        <table:table-row table:style-name="ro1">
          <table:table-cell table:style-name="ce1" table:number-columns-repeated="16"/>
          <table:table-cell table:style-name="ce2" office:value-type="string" table:number-columns-spanned="2" table:number-rows-spanned="1">
            <text:p>a7</text:p>
          </table:table-cell>
          <table:covered-table-cell table:style-name="ce8"/>
          <table:table-cell table:style-name="ce2" office:value-type="string" table:number-columns-spanned="2" table:number-rows-spanned="1">
            <text:p>a6</text:p>
          </table:table-cell>
          <table:covered-table-cell table:style-name="ce8"/>
          <table:table-cell table:style-name="ce2" office:value-type="string" table:number-columns-spanned="2" table:number-rows-spanned="1">
            <text:p>a5</text:p>
          </table:table-cell>
          <table:covered-table-cell table:style-name="ce8"/>
          <table:table-cell table:style-name="ce2" office:value-type="string" table:number-columns-spanned="2" table:number-rows-spanned="1">
            <text:p>a4</text:p>
          </table:table-cell>
          <table:covered-table-cell table:style-name="ce8"/>
          <table:table-cell table:style-name="ce2" office:value-type="string" table:number-columns-spanned="2" table:number-rows-spanned="1">
            <text:p>a3</text:p>
          </table:table-cell>
          <table:covered-table-cell table:style-name="ce8"/>
          <table:table-cell table:style-name="ce2" office:value-type="string" table:number-columns-spanned="2" table:number-rows-spanned="1">
            <text:p>a2</text:p>
          </table:table-cell>
          <table:covered-table-cell table:style-name="ce8"/>
          <table:table-cell table:style-name="ce2" office:value-type="string" table:number-columns-spanned="2" table:number-rows-spanned="1">
            <text:p>a1</text:p>
          </table:table-cell>
          <table:covered-table-cell table:style-name="ce8"/>
          <table:table-cell table:style-name="ce4" office:value-type="string" table:number-columns-spanned="2" table:number-rows-spanned="1">
            <text:p>a0</text:p>
          </table:table-cell>
          <table:covered-table-cell table:style-name="ce11"/>
          <table:table-cell/>
          <table:table-cell table:style-name="ce12" office:value-type="string">
            <text:p>s1 </text:p>
          </table:table-cell>
          <table:table-cell table:style-name="ce12" office:value-type="string">
            <text:p><text:s/>(c7 </text:p>
          </table:table-cell>
          <table:table-cell table:style-name="ce12" office:value-type="string">
            <text:p><text:s/>c6 </text:p>
          </table:table-cell>
          <table:table-cell table:style-name="ce12" office:value-type="string">
            <text:p><text:s/>c5 </text:p>
          </table:table-cell>
          <table:table-cell table:style-name="ce12" office:value-type="string">
            <text:p><text:s/>c4 </text:p>
          </table:table-cell>
          <table:table-cell table:style-name="ce12" office:value-type="string">
            <text:p><text:s/>c3 </text:p>
          </table:table-cell>
          <table:table-cell table:style-name="ce12" office:value-type="string">
            <text:p><text:s/>c2 </text:p>
          </table:table-cell>
          <table:table-cell table:style-name="ce12" office:value-type="string">
            <text:p><text:s/>c1 </text:p>
          </table:table-cell>
          <table:table-cell table:style-name="ce12" office:value-type="string">
            <text:p><text:s/>c0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16"/>
          <table:table-cell table:style-name="ce2" office:value-type="string" table:number-columns-spanned="2" table:number-rows-spanned="1">
            <text:p>b7</text:p>
          </table:table-cell>
          <table:covered-table-cell table:style-name="ce1"/>
          <table:table-cell table:style-name="ce2" office:value-type="string" table:number-columns-spanned="2" table:number-rows-spanned="1">
            <text:p>b6</text:p>
          </table:table-cell>
          <table:covered-table-cell table:style-name="ce1"/>
          <table:table-cell table:style-name="ce2" office:value-type="string" table:number-columns-spanned="2" table:number-rows-spanned="1">
            <text:p>b5</text:p>
          </table:table-cell>
          <table:covered-table-cell table:style-name="ce1"/>
          <table:table-cell table:style-name="ce2" office:value-type="string" table:number-columns-spanned="2" table:number-rows-spanned="1">
            <text:p>b4</text:p>
          </table:table-cell>
          <table:covered-table-cell table:style-name="ce1"/>
          <table:table-cell table:style-name="ce2" office:value-type="string" table:number-columns-spanned="2" table:number-rows-spanned="1">
            <text:p>b3</text:p>
          </table:table-cell>
          <table:covered-table-cell table:style-name="ce1"/>
          <table:table-cell table:style-name="ce2" office:value-type="string" table:number-columns-spanned="2" table:number-rows-spanned="1">
            <text:p>b2</text:p>
          </table:table-cell>
          <table:covered-table-cell table:style-name="ce1"/>
          <table:table-cell table:style-name="ce2" office:value-type="string" table:number-columns-spanned="2" table:number-rows-spanned="1">
            <text:p>b1</text:p>
          </table:table-cell>
          <table:covered-table-cell table:style-name="ce1"/>
          <table:table-cell table:style-name="ce4" office:value-type="string" table:number-columns-spanned="2" table:number-rows-spanned="1">
            <text:p>b0</text:p>
          </table:table-cell>
          <table:covered-table-cell table:style-name="ce9"/>
          <table:table-cell/>
          <table:table-cell table:style-name="ce12" office:value-type="string">
            <text:p>s2 </text:p>
          </table:table-cell>
          <table:table-cell table:style-name="ce12" office:value-type="string">
            <text:p><text:s/>(c15 </text:p>
          </table:table-cell>
          <table:table-cell table:style-name="ce12" office:value-type="string">
            <text:p><text:s/>c14 </text:p>
          </table:table-cell>
          <table:table-cell table:style-name="ce12" office:value-type="string">
            <text:p><text:s/>c13 </text:p>
          </table:table-cell>
          <table:table-cell table:style-name="ce12" office:value-type="string">
            <text:p><text:s/>c12 </text:p>
          </table:table-cell>
          <table:table-cell table:style-name="ce12" office:value-type="string">
            <text:p><text:s/>c11 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8"/>
          <table:table-cell table:style-name="ce4"/>
          <table:table-cell table:style-name="ce9"/>
          <table:table-cell table:style-name="ce10"/>
          <table:table-cell table:style-name="ce9"/>
          <table:table-cell/>
          <table:table-cell table:style-name="ce12" office:value-type="string">
            <text:p>s3 </text:p>
          </table:table-cell>
          <table:table-cell table:style-name="ce12" office:value-type="string">
            <text:p><text:s/>(0</text:p>
          </table:table-cell>
          <table:table-cell table:style-name="ce12" office:value-type="string">
            <text:p><text:s/>c15 </text:p>
          </table:table-cell>
          <table:table-cell table:style-name="ce12" office:value-type="string">
            <text:p><text:s/>c14 </text:p>
          </table:table-cell>
          <table:table-cell table:style-name="ce12" office:value-type="string">
            <text:p><text:s/>c13 </text:p>
          </table:table-cell>
          <table:table-cell table:style-name="ce12" office:value-type="string">
            <text:p><text:s/>c12 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8"/>
          <table:table-cell table:style-name="ce4" office:value-type="string" table:number-columns-spanned="2" table:number-rows-spanned="1">
            <text:p>a0b0H</text:p>
          </table:table-cell>
          <table:covered-table-cell table:style-name="ce4"/>
          <table:table-cell table:style-name="ce4" office:value-type="string" table:number-columns-spanned="2" table:number-rows-spanned="1">
            <text:p>a0b0L</text:p>
          </table:table-cell>
          <table:covered-table-cell table:style-name="ce9"/>
          <table:table-cell/>
          <table:table-cell table:style-name="ce12" office:value-type="string">
            <text:p>s4 </text:p>
          </table:table-cell>
          <table:table-cell table:style-name="ce12" office:value-type="string">
            <text:p><text:s/>(c15 </text:p>
          </table:table-cell>
          <table:table-cell table:style-name="ce12" office:value-type="string">
            <text:p><text:s/>c14 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string">
            <text:p><text:s/>c10 </text:p>
          </table:table-cell>
          <table:table-cell table:style-name="ce12" office:value-type="string">
            <text:p><text:s/>c9 </text:p>
          </table:table-cell>
          <table:table-cell table:style-name="ce12" office:value-type="string">
            <text:p><text:s/>c8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6"/>
          <table:table-cell table:style-name="ce2" office:value-type="string" table:number-columns-spanned="2" table:number-rows-spanned="1">
            <text:p>a1b0H</text:p>
          </table:table-cell>
          <table:covered-table-cell table:style-name="ce4"/>
          <table:table-cell table:style-name="ce4" office:value-type="string" table:number-columns-spanned="2" table:number-rows-spanned="1">
            <text:p>a1b0L</text:p>
          </table:table-cell>
          <table:covered-table-cell table:style-name="ce9"/>
          <table:table-cell table:style-name="ce9" table:number-columns-repeated="2"/>
          <table:table-cell/>
          <table:table-cell table:style-name="ce12" office:value-type="string">
            <text:p>s5 </text:p>
          </table:table-cell>
          <table:table-cell table:style-name="ce12" office:value-type="string">
            <text:p><text:s/>(c8 </text:p>
          </table:table-cell>
          <table:table-cell table:style-name="ce12" office:value-type="string">
            <text:p><text:s/>c13 </text:p>
          </table:table-cell>
          <table:table-cell table:style-name="ce12" office:value-type="string">
            <text:p><text:s/>c15 </text:p>
          </table:table-cell>
          <table:table-cell table:style-name="ce12" office:value-type="string">
            <text:p><text:s/>c14 </text:p>
          </table:table-cell>
          <table:table-cell table:style-name="ce12" office:value-type="string">
            <text:p><text:s/>c13 </text:p>
          </table:table-cell>
          <table:table-cell table:style-name="ce12" office:value-type="string">
            <text:p><text:s/>c11 </text:p>
          </table:table-cell>
          <table:table-cell table:style-name="ce12" office:value-type="string">
            <text:p><text:s/>c10 </text:p>
          </table:table-cell>
          <table:table-cell table:style-name="ce12" office:value-type="string">
            <text:p><text:s/>c9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4"/>
          <table:table-cell table:style-name="ce2" office:value-type="string" table:number-columns-spanned="2" table:number-rows-spanned="1">
            <text:p>a2b0H</text:p>
          </table:table-cell>
          <table:covered-table-cell table:style-name="ce4"/>
          <table:table-cell table:style-name="ce2" office:value-type="string" table:number-columns-spanned="2" table:number-rows-spanned="1">
            <text:p>a2b0L</text:p>
          </table:table-cell>
          <table:covered-table-cell table:style-name="ce1"/>
          <table:table-cell table:style-name="ce4" table:number-columns-repeated="2"/>
          <table:table-cell table:style-name="ce9" table:number-columns-repeated="2"/>
          <table:table-cell/>
          <table:table-cell table:style-name="ce12" office:value-type="string">
            <text:p>s6 </text:p>
          </table:table-cell>
          <table:table-cell table:style-name="ce12" office:value-type="string">
            <text:p><text:s/>(c10 </text:p>
          </table:table-cell>
          <table:table-cell table:style-name="ce12" office:value-type="string">
            <text:p><text:s/>c8 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string">
            <text:p><text:s/>c13 </text:p>
          </table:table-cell>
          <table:table-cell table:style-name="ce12" office:value-type="string">
            <text:p><text:s/>c12 </text:p>
          </table:table-cell>
          <table:table-cell table:style-name="ce12" office:value-type="string">
            <text:p><text:s/>c11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2"/>
          <table:table-cell table:style-name="ce2" office:value-type="string" table:number-columns-spanned="2" table:number-rows-spanned="1">
            <text:p>a3b0H</text:p>
          </table:table-cell>
          <table:covered-table-cell table:style-name="ce4"/>
          <table:table-cell table:style-name="ce2" office:value-type="string" table:number-columns-spanned="2" table:number-rows-spanned="1">
            <text:p>a3b0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9" table:number-columns-repeated="2"/>
          <table:table-cell/>
          <table:table-cell table:style-name="ce12" office:value-type="string">
            <text:p>s7 </text:p>
          </table:table-cell>
          <table:table-cell table:style-name="ce12" office:value-type="string">
            <text:p><text:s/>(c11 </text:p>
          </table:table-cell>
          <table:table-cell table:style-name="ce12" office:value-type="string">
            <text:p><text:s/>c9 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<text:s/>c15 </text:p>
          </table:table-cell>
          <table:table-cell table:style-name="ce12" office:value-type="string">
            <text:p><text:s/>c14 </text:p>
          </table:table-cell>
          <table:table-cell table:style-name="ce12" office:value-type="string">
            <text:p><text:s/>c13 </text:p>
          </table:table-cell>
          <table:table-cell table:style-name="ce12" office:value-type="string">
            <text:p><text:s/>c12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0"/>
          <table:table-cell table:style-name="ce2" office:value-type="string" table:number-columns-spanned="2" table:number-rows-spanned="1">
            <text:p>a4b0H</text:p>
          </table:table-cell>
          <table:covered-table-cell table:style-name="ce4"/>
          <table:table-cell table:style-name="ce2" office:value-type="string" table:number-columns-spanned="2" table:number-rows-spanned="1">
            <text:p>a4b0L</text:p>
          </table:table-cell>
          <table:covered-table-cell table:style-name="ce1"/>
          <table:table-cell table:style-name="ce1" table:number-columns-repeated="4"/>
          <table:table-cell table:style-name="ce4" table:number-columns-repeated="2"/>
          <table:table-cell table:style-name="ce9" table:number-columns-repeated="2"/>
          <table:table-cell/>
          <table:table-cell table:style-name="ce12" office:value-type="string">
            <text:p>s8 </text:p>
          </table:table-cell>
          <table:table-cell table:style-name="ce12" office:value-type="string">
            <text:p><text:s/>(c12 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<text:s/>c10 </text:p>
          </table:table-cell>
          <table:table-cell table:style-name="ce12" office:value-type="string">
            <text:p><text:s/>c9 </text:p>
          </table:table-cell>
          <table:table-cell table:style-name="ce12" office:value-type="string">
            <text:p><text:s/>c8 </text:p>
          </table:table-cell>
          <table:table-cell table:style-name="ce12" office:value-type="string">
            <text:p><text:s/>c15 </text:p>
          </table:table-cell>
          <table:table-cell table:style-name="ce12" office:value-type="string">
            <text:p><text:s/>c14 </text:p>
          </table:table-cell>
          <table:table-cell table:style-name="ce12" office:value-type="string">
            <text:p><text:s/>c13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18"/>
          <table:table-cell table:style-name="ce2" office:value-type="string" table:number-columns-spanned="2" table:number-rows-spanned="1">
            <text:p>a5b0H</text:p>
          </table:table-cell>
          <table:covered-table-cell table:style-name="ce4"/>
          <table:table-cell table:style-name="ce2" office:value-type="string" table:number-columns-spanned="2" table:number-rows-spanned="1">
            <text:p>a5b0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0b1H</text:p>
          </table:table-cell>
          <table:covered-table-cell table:style-name="ce4"/>
          <table:table-cell table:style-name="ce4" office:value-type="string" table:number-columns-spanned="2" table:number-rows-spanned="1">
            <text:p>a0b1L</text:p>
          </table:table-cell>
          <table:covered-table-cell table:style-name="ce9"/>
          <table:table-cell table:style-name="ce9" table:number-columns-repeated="2"/>
          <table:table-cell/>
          <table:table-cell table:style-name="ce12" office:value-type="string">
            <text:p>s9 </text:p>
          </table:table-cell>
          <table:table-cell table:style-name="ce12" office:value-type="string">
            <text:p><text:s/>(c13 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<text:s/>c11 </text:p>
          </table:table-cell>
          <table:table-cell table:style-name="ce12" office:value-type="string">
            <text:p><text:s/>c10 </text:p>
          </table:table-cell>
          <table:table-cell table:style-name="ce12" office:value-type="string">
            <text:p><text:s/>c9 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<text:s/>c15 </text:p>
          </table:table-cell>
          <table:table-cell table:style-name="ce12" office:value-type="string">
            <text:p><text:s/>c14 </text:p>
          </table:table-cell>
          <table:table-cell table:style-name="ce12" office:value-type="string">
            <text:p>.</text:p>
          </table:table-cell>
          <table:table-cell table:number-columns-repeated="16"/>
        </table:table-row>
        <table:table-row table:style-name="ro1">
          <table:table-cell table:style-name="ce1" table:number-columns-repeated="16"/>
          <table:table-cell table:style-name="ce2" office:value-type="string" table:number-columns-spanned="2" table:number-rows-spanned="1">
            <text:p>a6b0H</text:p>
          </table:table-cell>
          <table:covered-table-cell table:style-name="ce4"/>
          <table:table-cell table:style-name="ce2" office:value-type="string" table:number-columns-spanned="2" table:number-rows-spanned="1">
            <text:p>a6b0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1b1H</text:p>
          </table:table-cell>
          <table:covered-table-cell table:style-name="ce4"/>
          <table:table-cell table:style-name="ce2" office:value-type="string" table:number-columns-spanned="2" table:number-rows-spanned="1">
            <text:p>a1b1L</text:p>
          </table:table-cell>
          <table:covered-table-cell table:style-name="ce1"/>
          <table:table-cell table:style-name="ce9" table:number-columns-repeated="4"/>
          <table:table-cell/>
          <table:table-cell table:style-name="ce12" table:number-columns-repeated="10"/>
          <table:table-cell table:number-columns-repeated="16"/>
        </table:table-row>
        <table:table-row table:style-name="ro1">
          <table:table-cell table:style-name="ce1" table:number-columns-repeated="14"/>
          <table:table-cell table:style-name="ce2" office:value-type="string" table:number-columns-spanned="2" table:number-rows-spanned="1">
            <text:p>a7b0H</text:p>
          </table:table-cell>
          <table:covered-table-cell table:style-name="ce4"/>
          <table:table-cell table:style-name="ce2" office:value-type="string" table:number-columns-spanned="2" table:number-rows-spanned="1">
            <text:p>a7b0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2b1H</text:p>
          </table:table-cell>
          <table:covered-table-cell table:style-name="ce4"/>
          <table:table-cell table:style-name="ce2" office:value-type="string" table:number-columns-spanned="2" table:number-rows-spanned="1">
            <text:p>a2b1L</text:p>
          </table:table-cell>
          <table:covered-table-cell table:style-name="ce1"/>
          <table:table-cell table:style-name="ce4" table:number-columns-repeated="2"/>
          <table:table-cell table:style-name="ce9" table:number-columns-repeated="4"/>
          <table:table-cell/>
          <table:table-cell table:style-name="ce12" table:number-columns-repeated="10"/>
          <table:table-cell table:number-columns-repeated="16"/>
        </table:table-row>
        <table:table-row table:style-name="ro1">
          <table:table-cell table:style-name="ce1" table:number-columns-repeated="20"/>
          <table:table-cell table:style-name="ce2" office:value-type="string" table:number-columns-spanned="2" table:number-rows-spanned="1">
            <text:p>a3b1H</text:p>
          </table:table-cell>
          <table:covered-table-cell table:style-name="ce4"/>
          <table:table-cell table:style-name="ce2" office:value-type="string" table:number-columns-spanned="2" table:number-rows-spanned="1">
            <text:p>a3b1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9" table:number-columns-repeated="4"/>
          <table:table-cell/>
          <table:table-cell table:style-name="ce14" office:value-type="string" table:number-columns-spanned="9" table:number-rows-spanned="1">
            <text:p>s1 + 2s2 + 2s3 + s4 + s5 − s6 − s7 − s8 − s9</text:p>
          </table:table-cell>
          <table:covered-table-cell table:number-columns-repeated="8" table:style-name="ce12"/>
          <table:table-cell table:style-name="ce12"/>
          <table:table-cell table:number-columns-repeated="16"/>
        </table:table-row>
        <table:table-row table:style-name="ro1">
          <table:table-cell table:style-name="ce1" table:number-columns-repeated="18"/>
          <table:table-cell table:style-name="ce2" office:value-type="string" table:number-columns-spanned="2" table:number-rows-spanned="1">
            <text:p>a4b1H</text:p>
          </table:table-cell>
          <table:covered-table-cell table:style-name="ce4"/>
          <table:table-cell table:style-name="ce2" office:value-type="string" table:number-columns-spanned="2" table:number-rows-spanned="1">
            <text:p>a4b1L</text:p>
          </table:table-cell>
          <table:covered-table-cell table:style-name="ce1"/>
          <table:table-cell table:style-name="ce1" table:number-columns-repeated="6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6"/>
          <table:table-cell table:style-name="ce2" office:value-type="string" table:number-columns-spanned="2" table:number-rows-spanned="1">
            <text:p>a5b1H</text:p>
          </table:table-cell>
          <table:covered-table-cell table:style-name="ce4"/>
          <table:table-cell table:style-name="ce2" office:value-type="string" table:number-columns-spanned="2" table:number-rows-spanned="1">
            <text:p>a5b1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0b2H</text:p>
          </table:table-cell>
          <table:covered-table-cell table:style-name="ce4"/>
          <table:table-cell table:style-name="ce2" office:value-type="string" table:number-columns-spanned="2" table:number-rows-spanned="1">
            <text:p>a0b2L</text:p>
          </table:table-cell>
          <table:covered-table-cell table:style-name="ce1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4"/>
          <table:table-cell table:style-name="ce2" office:value-type="string" table:number-columns-spanned="2" table:number-rows-spanned="1">
            <text:p>a6b1H</text:p>
          </table:table-cell>
          <table:covered-table-cell table:style-name="ce4"/>
          <table:table-cell table:style-name="ce2" office:value-type="string" table:number-columns-spanned="2" table:number-rows-spanned="1">
            <text:p>a6b1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1b2H</text:p>
          </table:table-cell>
          <table:covered-table-cell table:style-name="ce4"/>
          <table:table-cell table:style-name="ce2" office:value-type="string" table:number-columns-spanned="2" table:number-rows-spanned="1">
            <text:p>a1b2L</text:p>
          </table:table-cell>
          <table:covered-table-cell table:style-name="ce1"/>
          <table:table-cell table:style-name="ce1" table:number-columns-repeated="2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2"/>
          <table:table-cell table:style-name="ce2" office:value-type="string" table:number-columns-spanned="2" table:number-rows-spanned="1">
            <text:p>a7b1H</text:p>
          </table:table-cell>
          <table:covered-table-cell table:style-name="ce4"/>
          <table:table-cell table:style-name="ce2" office:value-type="string" table:number-columns-spanned="2" table:number-rows-spanned="1">
            <text:p>a7b1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2b2H</text:p>
          </table:table-cell>
          <table:covered-table-cell table:style-name="ce4"/>
          <table:table-cell table:style-name="ce2" office:value-type="string" table:number-columns-spanned="2" table:number-rows-spanned="1">
            <text:p>a2b2L</text:p>
          </table:table-cell>
          <table:covered-table-cell table:style-name="ce1"/>
          <table:table-cell table:style-name="ce4" table:number-columns-repeated="2"/>
          <table:table-cell table:style-name="ce1" table:number-columns-repeated="2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8"/>
          <table:table-cell table:style-name="ce2" office:value-type="string" table:number-columns-spanned="2" table:number-rows-spanned="1">
            <text:p>a3b2H</text:p>
          </table:table-cell>
          <table:covered-table-cell table:style-name="ce4"/>
          <table:table-cell table:style-name="ce2" office:value-type="string" table:number-columns-spanned="2" table:number-rows-spanned="1">
            <text:p>a3b2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1" table:number-columns-repeated="2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6"/>
          <table:table-cell table:style-name="ce2" office:value-type="string" table:number-columns-spanned="2" table:number-rows-spanned="1">
            <text:p>a4b2H</text:p>
          </table:table-cell>
          <table:covered-table-cell table:style-name="ce4"/>
          <table:table-cell table:style-name="ce2" office:value-type="string" table:number-columns-spanned="2" table:number-rows-spanned="1">
            <text:p>a4b2L</text:p>
          </table:table-cell>
          <table:covered-table-cell table:style-name="ce1"/>
          <table:table-cell table:style-name="ce1" table:number-columns-repeated="4"/>
          <table:table-cell table:style-name="ce4" table:number-columns-repeated="2"/>
          <table:table-cell table:style-name="ce1" table:number-columns-repeated="2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4"/>
          <table:table-cell table:style-name="ce2" office:value-type="string" table:number-columns-spanned="2" table:number-rows-spanned="1">
            <text:p>a5b2H</text:p>
          </table:table-cell>
          <table:covered-table-cell table:style-name="ce4"/>
          <table:table-cell table:style-name="ce2" office:value-type="string" table:number-columns-spanned="2" table:number-rows-spanned="1">
            <text:p>a5b2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0b3H</text:p>
          </table:table-cell>
          <table:covered-table-cell table:style-name="ce4"/>
          <table:table-cell table:style-name="ce2" office:value-type="string" table:number-columns-spanned="2" table:number-rows-spanned="1">
            <text:p>a0b3L</text:p>
          </table:table-cell>
          <table:covered-table-cell table:style-name="ce1"/>
          <table:table-cell table:style-name="ce1" table:number-columns-repeated="2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2"/>
          <table:table-cell table:style-name="ce2" office:value-type="string" table:number-columns-spanned="2" table:number-rows-spanned="1">
            <text:p>a6b2H</text:p>
          </table:table-cell>
          <table:covered-table-cell table:style-name="ce4"/>
          <table:table-cell table:style-name="ce2" office:value-type="string" table:number-columns-spanned="2" table:number-rows-spanned="1">
            <text:p>a6b2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1b3H</text:p>
          </table:table-cell>
          <table:covered-table-cell table:style-name="ce4"/>
          <table:table-cell table:style-name="ce2" office:value-type="string" table:number-columns-spanned="2" table:number-rows-spanned="1">
            <text:p>a1b3L</text:p>
          </table:table-cell>
          <table:covered-table-cell table:style-name="ce1"/>
          <table:table-cell table:style-name="ce1" table:number-columns-repeated="4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0"/>
          <table:table-cell table:style-name="ce2" office:value-type="string" table:number-columns-spanned="2" table:number-rows-spanned="1">
            <text:p>a7b2H</text:p>
          </table:table-cell>
          <table:covered-table-cell table:style-name="ce4"/>
          <table:table-cell table:style-name="ce2" office:value-type="string" table:number-columns-spanned="2" table:number-rows-spanned="1">
            <text:p>a7b2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2b3H</text:p>
          </table:table-cell>
          <table:covered-table-cell table:style-name="ce4"/>
          <table:table-cell table:style-name="ce2" office:value-type="string" table:number-columns-spanned="2" table:number-rows-spanned="1">
            <text:p>a2b3L</text:p>
          </table:table-cell>
          <table:covered-table-cell table:style-name="ce1"/>
          <table:table-cell table:style-name="ce4" table:number-columns-repeated="2"/>
          <table:table-cell table:style-name="ce1" table:number-columns-repeated="4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6"/>
          <table:table-cell table:style-name="ce2" office:value-type="string" table:number-columns-spanned="2" table:number-rows-spanned="1">
            <text:p>a3b3H</text:p>
          </table:table-cell>
          <table:covered-table-cell table:style-name="ce4"/>
          <table:table-cell table:style-name="ce2" office:value-type="string" table:number-columns-spanned="2" table:number-rows-spanned="1">
            <text:p>a3b3L</text:p>
          </table:table-cell>
          <table:covered-table-cell table:style-name="ce1"/>
          <table:table-cell table:style-name="ce1" table:number-columns-repeated="8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4"/>
          <table:table-cell table:style-name="ce2" office:value-type="string" table:number-columns-spanned="2" table:number-rows-spanned="1">
            <text:p>a4b3H</text:p>
          </table:table-cell>
          <table:covered-table-cell table:style-name="ce4"/>
          <table:table-cell table:style-name="ce2" office:value-type="string" table:number-columns-spanned="2" table:number-rows-spanned="1">
            <text:p>a4b3L</text:p>
          </table:table-cell>
          <table:covered-table-cell table:style-name="ce1"/>
          <table:table-cell table:style-name="ce1" table:number-columns-repeated="10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2"/>
          <table:table-cell table:style-name="ce2" office:value-type="string" table:number-columns-spanned="2" table:number-rows-spanned="1">
            <text:p>a5b3H</text:p>
          </table:table-cell>
          <table:covered-table-cell table:style-name="ce4"/>
          <table:table-cell table:style-name="ce2" office:value-type="string" table:number-columns-spanned="2" table:number-rows-spanned="1">
            <text:p>a5b3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0b4H</text:p>
          </table:table-cell>
          <table:covered-table-cell table:style-name="ce4"/>
          <table:table-cell table:style-name="ce2" office:value-type="string" table:number-columns-spanned="2" table:number-rows-spanned="1">
            <text:p>a0b4L</text:p>
          </table:table-cell>
          <table:covered-table-cell table:style-name="ce1"/>
          <table:table-cell table:style-name="ce1" table:number-columns-repeated="4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0"/>
          <table:table-cell table:style-name="ce2" office:value-type="string" table:number-columns-spanned="2" table:number-rows-spanned="1">
            <text:p>a6b3H</text:p>
          </table:table-cell>
          <table:covered-table-cell table:style-name="ce4"/>
          <table:table-cell table:style-name="ce2" office:value-type="string" table:number-columns-spanned="2" table:number-rows-spanned="1">
            <text:p>a6b3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1b4H</text:p>
          </table:table-cell>
          <table:covered-table-cell table:style-name="ce4"/>
          <table:table-cell table:style-name="ce2" office:value-type="string" table:number-columns-spanned="2" table:number-rows-spanned="1">
            <text:p>a1b4L</text:p>
          </table:table-cell>
          <table:covered-table-cell table:style-name="ce1"/>
          <table:table-cell table:style-name="ce1" table:number-columns-repeated="6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8"/>
          <table:table-cell table:style-name="ce2" office:value-type="string" table:number-columns-spanned="2" table:number-rows-spanned="1">
            <text:p>a7b3H</text:p>
          </table:table-cell>
          <table:covered-table-cell table:style-name="ce4"/>
          <table:table-cell table:style-name="ce2" office:value-type="string" table:number-columns-spanned="2" table:number-rows-spanned="1">
            <text:p>a7b3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2b4H</text:p>
          </table:table-cell>
          <table:covered-table-cell table:style-name="ce4"/>
          <table:table-cell table:style-name="ce2" office:value-type="string" table:number-columns-spanned="2" table:number-rows-spanned="1">
            <text:p>a2b4L</text:p>
          </table:table-cell>
          <table:covered-table-cell table:style-name="ce1"/>
          <table:table-cell table:style-name="ce4" table:number-columns-repeated="2"/>
          <table:table-cell table:style-name="ce1" table:number-columns-repeated="6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4"/>
          <table:table-cell table:style-name="ce2" office:value-type="string" table:number-columns-spanned="2" table:number-rows-spanned="1">
            <text:p>a3b4H</text:p>
          </table:table-cell>
          <table:covered-table-cell table:style-name="ce4"/>
          <table:table-cell table:style-name="ce2" office:value-type="string" table:number-columns-spanned="2" table:number-rows-spanned="1">
            <text:p>a3b4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1" table:number-columns-repeated="6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2"/>
          <table:table-cell table:style-name="ce2" office:value-type="string" table:number-columns-spanned="2" table:number-rows-spanned="1">
            <text:p>a4b4H</text:p>
          </table:table-cell>
          <table:covered-table-cell table:style-name="ce4"/>
          <table:table-cell table:style-name="ce2" office:value-type="string" table:number-columns-spanned="2" table:number-rows-spanned="1">
            <text:p>a4b4L</text:p>
          </table:table-cell>
          <table:covered-table-cell table:style-name="ce1"/>
          <table:table-cell table:style-name="ce1" table:number-columns-repeated="4"/>
          <table:table-cell table:style-name="ce4" table:number-columns-repeated="2"/>
          <table:table-cell table:style-name="ce1" table:number-columns-repeated="6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0"/>
          <table:table-cell table:style-name="ce2" office:value-type="string" table:number-columns-spanned="2" table:number-rows-spanned="1">
            <text:p>a5b4H</text:p>
          </table:table-cell>
          <table:covered-table-cell table:style-name="ce4"/>
          <table:table-cell table:style-name="ce2" office:value-type="string" table:number-columns-spanned="2" table:number-rows-spanned="1">
            <text:p>a5b4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0b5H</text:p>
          </table:table-cell>
          <table:covered-table-cell table:style-name="ce4"/>
          <table:table-cell table:style-name="ce2" office:value-type="string" table:number-columns-spanned="2" table:number-rows-spanned="1">
            <text:p>a1b5L</text:p>
          </table:table-cell>
          <table:covered-table-cell table:style-name="ce1"/>
          <table:table-cell table:style-name="ce1" table:number-columns-repeated="6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8"/>
          <table:table-cell table:style-name="ce2" office:value-type="string" table:number-columns-spanned="2" table:number-rows-spanned="1">
            <text:p>a6b4H</text:p>
          </table:table-cell>
          <table:covered-table-cell table:style-name="ce4"/>
          <table:table-cell table:style-name="ce2" office:value-type="string" table:number-columns-spanned="2" table:number-rows-spanned="1">
            <text:p>a6b4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1b5H</text:p>
          </table:table-cell>
          <table:covered-table-cell table:style-name="ce4"/>
          <table:table-cell table:style-name="ce2" office:value-type="string" table:number-columns-spanned="2" table:number-rows-spanned="1">
            <text:p>a1b5L</text:p>
          </table:table-cell>
          <table:covered-table-cell table:style-name="ce1"/>
          <table:table-cell table:style-name="ce1" table:number-columns-repeated="8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6"/>
          <table:table-cell table:style-name="ce2" office:value-type="string" table:number-columns-spanned="2" table:number-rows-spanned="1">
            <text:p>a7b4H</text:p>
          </table:table-cell>
          <table:covered-table-cell table:style-name="ce4"/>
          <table:table-cell table:style-name="ce2" office:value-type="string" table:number-columns-spanned="2" table:number-rows-spanned="1">
            <text:p>a7b4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2b5H</text:p>
          </table:table-cell>
          <table:covered-table-cell table:style-name="ce4"/>
          <table:table-cell table:style-name="ce2" office:value-type="string" table:number-columns-spanned="2" table:number-rows-spanned="1">
            <text:p>a2b5L</text:p>
          </table:table-cell>
          <table:covered-table-cell table:style-name="ce1"/>
          <table:table-cell table:style-name="ce4" table:number-columns-repeated="2"/>
          <table:table-cell table:style-name="ce1" table:number-columns-repeated="8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2"/>
          <table:table-cell table:style-name="ce2" office:value-type="string" table:number-columns-spanned="2" table:number-rows-spanned="1">
            <text:p>a3b5H</text:p>
          </table:table-cell>
          <table:covered-table-cell table:style-name="ce4"/>
          <table:table-cell table:style-name="ce2" office:value-type="string" table:number-columns-spanned="2" table:number-rows-spanned="1">
            <text:p>a3b5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1" table:number-columns-repeated="8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0"/>
          <table:table-cell table:style-name="ce2" office:value-type="string" table:number-columns-spanned="2" table:number-rows-spanned="1">
            <text:p>a4b5H</text:p>
          </table:table-cell>
          <table:covered-table-cell table:style-name="ce4"/>
          <table:table-cell table:style-name="ce2" office:value-type="string" table:number-columns-spanned="2" table:number-rows-spanned="1">
            <text:p>a4b5L</text:p>
          </table:table-cell>
          <table:covered-table-cell table:style-name="ce1"/>
          <table:table-cell table:style-name="ce1" table:number-columns-repeated="14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8"/>
          <table:table-cell table:style-name="ce2" office:value-type="string" table:number-columns-spanned="2" table:number-rows-spanned="1">
            <text:p>a5b5H</text:p>
          </table:table-cell>
          <table:covered-table-cell table:style-name="ce4"/>
          <table:table-cell table:style-name="ce2" office:value-type="string" table:number-columns-spanned="2" table:number-rows-spanned="1">
            <text:p>a5b5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0b6H</text:p>
          </table:table-cell>
          <table:covered-table-cell table:style-name="ce4"/>
          <table:table-cell table:style-name="ce2" office:value-type="string" table:number-columns-spanned="2" table:number-rows-spanned="1">
            <text:p>a0b6L</text:p>
          </table:table-cell>
          <table:covered-table-cell table:style-name="ce1"/>
          <table:table-cell table:style-name="ce1" table:number-columns-repeated="8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6"/>
          <table:table-cell table:style-name="ce2" office:value-type="string" table:number-columns-spanned="2" table:number-rows-spanned="1">
            <text:p>a6b5H</text:p>
          </table:table-cell>
          <table:covered-table-cell table:style-name="ce4"/>
          <table:table-cell table:style-name="ce2" office:value-type="string" table:number-columns-spanned="2" table:number-rows-spanned="1">
            <text:p>a6b5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1b6H</text:p>
          </table:table-cell>
          <table:covered-table-cell table:style-name="ce4"/>
          <table:table-cell table:style-name="ce2" office:value-type="string" table:number-columns-spanned="2" table:number-rows-spanned="1">
            <text:p>a1b6L</text:p>
          </table:table-cell>
          <table:covered-table-cell table:style-name="ce1"/>
          <table:table-cell table:style-name="ce1" table:number-columns-repeated="10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4"/>
          <table:table-cell table:style-name="ce2" office:value-type="string" table:number-columns-spanned="2" table:number-rows-spanned="1">
            <text:p>a7b5H</text:p>
          </table:table-cell>
          <table:covered-table-cell table:style-name="ce4"/>
          <table:table-cell table:style-name="ce2" office:value-type="string" table:number-columns-spanned="2" table:number-rows-spanned="1">
            <text:p>a7b5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2b6H</text:p>
          </table:table-cell>
          <table:covered-table-cell table:style-name="ce4"/>
          <table:table-cell table:style-name="ce2" office:value-type="string" table:number-columns-spanned="2" table:number-rows-spanned="1">
            <text:p>a2b6L</text:p>
          </table:table-cell>
          <table:covered-table-cell table:style-name="ce1"/>
          <table:table-cell table:style-name="ce4" table:number-columns-repeated="2"/>
          <table:table-cell table:style-name="ce1" table:number-columns-repeated="10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0"/>
          <table:table-cell table:style-name="ce2" office:value-type="string" table:number-columns-spanned="2" table:number-rows-spanned="1">
            <text:p>a3b6H</text:p>
          </table:table-cell>
          <table:covered-table-cell table:style-name="ce4"/>
          <table:table-cell table:style-name="ce2" office:value-type="string" table:number-columns-spanned="2" table:number-rows-spanned="1">
            <text:p>a3b6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1" table:number-columns-repeated="10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8"/>
          <table:table-cell table:style-name="ce2" office:value-type="string" table:number-columns-spanned="2" table:number-rows-spanned="1">
            <text:p>a4b6H</text:p>
          </table:table-cell>
          <table:covered-table-cell table:style-name="ce4"/>
          <table:table-cell table:style-name="ce2" office:value-type="string" table:number-columns-spanned="2" table:number-rows-spanned="1">
            <text:p>a4b6L</text:p>
          </table:table-cell>
          <table:covered-table-cell table:style-name="ce1"/>
          <table:table-cell table:style-name="ce1" table:number-columns-repeated="4"/>
          <table:table-cell table:style-name="ce4" table:number-columns-repeated="2"/>
          <table:table-cell table:style-name="ce1" table:number-columns-repeated="10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6"/>
          <table:table-cell table:style-name="ce2" office:value-type="string" table:number-columns-spanned="2" table:number-rows-spanned="1">
            <text:p>a5b6H</text:p>
          </table:table-cell>
          <table:covered-table-cell table:style-name="ce4"/>
          <table:table-cell table:style-name="ce2" office:value-type="string" table:number-columns-spanned="2" table:number-rows-spanned="1">
            <text:p>a5b6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0b7H</text:p>
          </table:table-cell>
          <table:covered-table-cell table:style-name="ce4"/>
          <table:table-cell table:style-name="ce2" office:value-type="string" table:number-columns-spanned="2" table:number-rows-spanned="1">
            <text:p>a0b7L</text:p>
          </table:table-cell>
          <table:covered-table-cell table:style-name="ce1"/>
          <table:table-cell table:style-name="ce1" table:number-columns-repeated="10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4"/>
          <table:table-cell table:style-name="ce2" office:value-type="string" table:number-columns-spanned="2" table:number-rows-spanned="1">
            <text:p>a6b6H</text:p>
          </table:table-cell>
          <table:covered-table-cell table:style-name="ce4"/>
          <table:table-cell table:style-name="ce2" office:value-type="string" table:number-columns-spanned="2" table:number-rows-spanned="1">
            <text:p>a6b6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1b7H</text:p>
          </table:table-cell>
          <table:covered-table-cell table:style-name="ce4"/>
          <table:table-cell table:style-name="ce2" office:value-type="string" table:number-columns-spanned="2" table:number-rows-spanned="1">
            <text:p>a1b7L</text:p>
          </table:table-cell>
          <table:covered-table-cell table:style-name="ce1"/>
          <table:table-cell table:style-name="ce1" table:number-columns-repeated="12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a7b6H</text:p>
          </table:table-cell>
          <table:covered-table-cell table:style-name="ce4"/>
          <table:table-cell table:style-name="ce2" office:value-type="string" table:number-columns-spanned="2" table:number-rows-spanned="1">
            <text:p>a7b6L</text:p>
          </table:table-cell>
          <table:covered-table-cell table:style-name="ce1"/>
          <table:table-cell table:style-name="ce1" table:number-columns-repeated="4"/>
          <table:table-cell table:style-name="ce2" office:value-type="string" table:number-columns-spanned="2" table:number-rows-spanned="1">
            <text:p>a2b7H</text:p>
          </table:table-cell>
          <table:covered-table-cell table:style-name="ce4"/>
          <table:table-cell table:style-name="ce2" office:value-type="string" table:number-columns-spanned="2" table:number-rows-spanned="1">
            <text:p>a2b7L</text:p>
          </table:table-cell>
          <table:covered-table-cell table:style-name="ce1"/>
          <table:table-cell table:style-name="ce4" table:number-columns-repeated="2"/>
          <table:table-cell table:style-name="ce1" table:number-columns-repeated="12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8"/>
          <table:table-cell table:style-name="ce2" office:value-type="string" table:number-columns-spanned="2" table:number-rows-spanned="1">
            <text:p>a3b7H</text:p>
          </table:table-cell>
          <table:covered-table-cell table:style-name="ce4"/>
          <table:table-cell table:style-name="ce2" office:value-type="string" table:number-columns-spanned="2" table:number-rows-spanned="1">
            <text:p>a3b7L</text:p>
          </table:table-cell>
          <table:covered-table-cell table:style-name="ce1"/>
          <table:table-cell table:style-name="ce1" table:number-columns-repeated="16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6"/>
          <table:table-cell table:style-name="ce2" office:value-type="string" table:number-columns-spanned="2" table:number-rows-spanned="1">
            <text:p>a4b7H</text:p>
          </table:table-cell>
          <table:covered-table-cell table:style-name="ce4"/>
          <table:table-cell table:style-name="ce2" office:value-type="string" table:number-columns-spanned="2" table:number-rows-spanned="1">
            <text:p>a4b7L</text:p>
          </table:table-cell>
          <table:covered-table-cell table:style-name="ce1"/>
          <table:table-cell table:style-name="ce1" table:number-columns-repeated="18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4"/>
          <table:table-cell table:style-name="ce2" office:value-type="string" table:number-columns-spanned="2" table:number-rows-spanned="1">
            <text:p>a5b7H</text:p>
          </table:table-cell>
          <table:covered-table-cell table:style-name="ce4"/>
          <table:table-cell table:style-name="ce2" office:value-type="string" table:number-columns-spanned="2" table:number-rows-spanned="1">
            <text:p>a5b7L</text:p>
          </table:table-cell>
          <table:covered-table-cell table:style-name="ce1"/>
          <table:table-cell table:style-name="ce1" table:number-columns-repeated="20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a6b7H</text:p>
          </table:table-cell>
          <table:covered-table-cell table:style-name="ce4"/>
          <table:table-cell table:style-name="ce2" office:value-type="string" table:number-columns-spanned="2" table:number-rows-spanned="1">
            <text:p>a6b7L</text:p>
          </table:table-cell>
          <table:covered-table-cell table:style-name="ce1"/>
          <table:table-cell table:style-name="ce1" table:number-columns-repeated="22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2" office:value-type="string" table:number-columns-spanned="2" table:number-rows-spanned="1">
            <text:p>a7b7H</text:p>
          </table:table-cell>
          <table:covered-table-cell table:style-name="ce4"/>
          <table:table-cell table:style-name="ce2" office:value-type="string" table:number-columns-spanned="2" table:number-rows-spanned="1">
            <text:p>a7b7L</text:p>
          </table:table-cell>
          <table:covered-table-cell table:style-name="ce1"/>
          <table:table-cell table:style-name="ce1" table:number-columns-repeated="24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28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3" office:value-type="string" table:number-columns-spanned="2" table:number-rows-spanned="1">
            <text:p>c15</text:p>
          </table:table-cell>
          <table:covered-table-cell table:style-name="ce5"/>
          <table:table-cell table:style-name="ce3" office:value-type="string" table:number-columns-spanned="2" table:number-rows-spanned="1">
            <text:p>c14</text:p>
          </table:table-cell>
          <table:covered-table-cell table:style-name="ce5"/>
          <table:table-cell table:style-name="ce3" office:value-type="string" table:number-columns-spanned="2" table:number-rows-spanned="1">
            <text:p>c13</text:p>
          </table:table-cell>
          <table:covered-table-cell table:style-name="ce5"/>
          <table:table-cell table:style-name="ce3" office:value-type="string" table:number-columns-spanned="2" table:number-rows-spanned="1">
            <text:p>c12</text:p>
          </table:table-cell>
          <table:covered-table-cell table:style-name="ce5"/>
          <table:table-cell table:style-name="ce3" office:value-type="string" table:number-columns-spanned="2" table:number-rows-spanned="1">
            <text:p>c11</text:p>
          </table:table-cell>
          <table:covered-table-cell table:style-name="ce5"/>
          <table:table-cell table:style-name="ce3" office:value-type="string" table:number-columns-spanned="2" table:number-rows-spanned="1">
            <text:p>c10</text:p>
          </table:table-cell>
          <table:covered-table-cell table:style-name="ce5"/>
          <table:table-cell table:style-name="ce3" office:value-type="string" table:number-columns-spanned="2" table:number-rows-spanned="1">
            <text:p>c9</text:p>
          </table:table-cell>
          <table:covered-table-cell table:style-name="ce3"/>
          <table:table-cell table:style-name="ce3" office:value-type="string" table:number-columns-spanned="2" table:number-rows-spanned="1">
            <text:p>c8</text:p>
          </table:table-cell>
          <table:covered-table-cell table:style-name="ce6"/>
          <table:table-cell table:style-name="ce3" office:value-type="string" table:number-columns-spanned="2" table:number-rows-spanned="1">
            <text:p>c7</text:p>
          </table:table-cell>
          <table:covered-table-cell table:style-name="ce5"/>
          <table:table-cell table:style-name="ce3" office:value-type="string" table:number-columns-spanned="2" table:number-rows-spanned="1">
            <text:p>c6</text:p>
          </table:table-cell>
          <table:covered-table-cell table:style-name="ce5"/>
          <table:table-cell table:style-name="ce3" office:value-type="string" table:number-columns-spanned="2" table:number-rows-spanned="1">
            <text:p>c5</text:p>
          </table:table-cell>
          <table:covered-table-cell table:style-name="ce5"/>
          <table:table-cell table:style-name="ce3" office:value-type="string" table:number-columns-spanned="2" table:number-rows-spanned="1">
            <text:p>c4</text:p>
          </table:table-cell>
          <table:covered-table-cell table:style-name="ce5"/>
          <table:table-cell table:style-name="ce3" office:value-type="string" table:number-columns-spanned="2" table:number-rows-spanned="1">
            <text:p>c3</text:p>
          </table:table-cell>
          <table:covered-table-cell table:style-name="ce5"/>
          <table:table-cell table:style-name="ce3" office:value-type="string" table:number-columns-spanned="2" table:number-rows-spanned="1">
            <text:p>c2</text:p>
          </table:table-cell>
          <table:covered-table-cell table:style-name="ce5"/>
          <table:table-cell table:style-name="ce3" office:value-type="string" table:number-columns-spanned="2" table:number-rows-spanned="1">
            <text:p>c1</text:p>
          </table:table-cell>
          <table:covered-table-cell table:style-name="ce3"/>
          <table:table-cell table:style-name="ce3" office:value-type="string" table:number-columns-spanned="2" table:number-rows-spanned="1">
            <text:p>c0</text:p>
          </table:table-cell>
          <table:covered-table-cell table:style-name="ce6"/>
          <table:table-cell table:number-columns-repeated="27"/>
        </table:table-row>
        <table:table-row table:style-name="ro2" table:number-rows-repeated="1048520">
          <table:table-cell table:number-columns-repeated="59"/>
        </table:table-row>
        <table:table-row table:style-name="ro2">
          <table:table-cell table:number-columns-repeated="59"/>
        </table:table-row>
      </table:table>
      <table:table table:name="Sheet3" table:style-name="ta1"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7" table:number-columns-repeated="2" table:default-cell-style-name="Default"/>
        <table:table-column table:style-name="co8" table:default-cell-style-name="ce12"/>
        <table:table-column table:style-name="co7" table:number-columns-repeated="4" table:default-cell-style-name="ce12"/>
        <table:table-column table:style-name="co9" table:default-cell-style-name="Default"/>
        <table:table-column table:style-name="co10" table:default-cell-style-name="Default"/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14" office:value-type="string" table:number-columns-spanned="10" table:number-rows-spanned="1">
            <text:p>s1 + 2s2 + 2s3 + s4 + s5 − s6 − s7 − s8 − s9</text:p>
          </table:table-cell>
          <table:covered-table-cell table:number-columns-repeated="2"/>
          <table:covered-table-cell table:number-columns-repeated="5" table:style-name="Default"/>
          <table:covered-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office:value-type="string">
            <text:p>s1 </text:p>
          </table:table-cell>
          <table:table-cell office:value-type="string">
            <text:p>c7 </text:p>
          </table:table-cell>
          <table:table-cell office:value-type="string">
            <text:p><text:s/>c6 </text:p>
          </table:table-cell>
          <table:table-cell table:style-name="ce12" office:value-type="string">
            <text:p><text:s/>c5 </text:p>
          </table:table-cell>
          <table:table-cell table:style-name="ce12" office:value-type="string">
            <text:p><text:s/>c4 </text:p>
          </table:table-cell>
          <table:table-cell/>
          <table:table-cell office:value-type="string">
            <text:p><text:s/>c3 </text:p>
          </table:table-cell>
          <table:table-cell office:value-type="string">
            <text:p><text:s/>c2 </text:p>
          </table:table-cell>
          <table:table-cell office:value-type="string">
            <text:p><text:s/>c1 </text:p>
          </table:table-cell>
          <table:table-cell office:value-type="string">
            <text:p><text:s/>c0 </text:p>
          </table:table-cell>
          <table:table-cell/>
          <table:table-cell office:value-type="string">
            <text:p>K+0</text:p>
          </table:table-cell>
        </table:table-row>
        <table:table-row table:style-name="ro2">
          <table:table-cell/>
          <table:table-cell office:value-type="string">
            <text:p>s2 </text:p>
          </table:table-cell>
          <table:table-cell office:value-type="string">
            <text:p>c15 </text:p>
          </table:table-cell>
          <table:table-cell office:value-type="string">
            <text:p><text:s/>c14 </text:p>
          </table:table-cell>
          <table:table-cell table:style-name="ce12" office:value-type="string">
            <text:p><text:s/>c13 </text:p>
          </table:table-cell>
          <table:table-cell table:style-name="ce12" office:value-type="string">
            <text:p><text:s/>c12 </text:p>
          </table:table-cell>
          <table:table-cell/>
          <table:table-cell office:value-type="string">
            <text:p><text:s/>c11 </text:p>
          </table:table-cell>
          <table:table-cell office:value-type="string">
            <text:p><text:s/>c10 </text:p>
          </table:table-cell>
          <table:table-cell office:value-type="string">
            <text:p><text:s/>c9 </text:p>
          </table:table-cell>
          <table:table-cell office:value-type="string">
            <text:p><text:s/>c8 </text:p>
          </table:table-cell>
          <table:table-cell/>
          <table:table-cell office:value-type="string">
            <text:p>K+1</text:p>
          </table:table-cell>
        </table:table-row>
        <table:table-row table:style-name="ro2">
          <table:table-cell/>
          <table:table-cell office:value-type="string">
            <text:p>s3 </text:p>
          </table:table-cell>
          <table:table-cell office:value-type="float" office:value="0">
            <text:p>0</text:p>
          </table:table-cell>
          <table:table-cell office:value-type="string">
            <text:p><text:s/>c15 </text:p>
          </table:table-cell>
          <table:table-cell table:style-name="ce12" office:value-type="string">
            <text:p><text:s/>c14 </text:p>
          </table:table-cell>
          <table:table-cell table:style-name="ce12" office:value-type="string">
            <text:p><text:s/>c13 </text:p>
          </table:table-cell>
          <table:table-cell/>
          <table:table-cell table:number-columns-repeated="2" office:value-type="string">
            <text:p><text:s/>c11 </text:p>
          </table:table-cell>
          <table:table-cell office:value-type="string">
            <text:p><text:s/>c10 </text:p>
          </table:table-cell>
          <table:table-cell office:value-type="string">
            <text:p><text:s/>c9 </text:p>
          </table:table-cell>
          <table:table-cell/>
          <table:table-cell office:value-type="string">
            <text:p>K+2</text:p>
          </table:table-cell>
        </table:table-row>
        <table:table-row table:style-name="ro2">
          <table:table-cell/>
          <table:table-cell office:value-type="string">
            <text:p>s2 </text:p>
          </table:table-cell>
          <table:table-cell office:value-type="string">
            <text:p>c15 </text:p>
          </table:table-cell>
          <table:table-cell office:value-type="string">
            <text:p><text:s/>c14 </text:p>
          </table:table-cell>
          <table:table-cell table:style-name="ce12" office:value-type="string">
            <text:p><text:s/>c13 </text:p>
          </table:table-cell>
          <table:table-cell table:style-name="ce12" office:value-type="string">
            <text:p><text:s/>c12 </text:p>
          </table:table-cell>
          <table:table-cell/>
          <table:table-cell table:style-name="Default"/>
          <table:table-cell table:number-columns-repeated="3" office:value-type="float" office:value="0">
            <text:p>0</text:p>
          </table:table-cell>
          <table:table-cell/>
          <table:table-cell office:value-type="string">
            <text:p>K+3</text:p>
          </table:table-cell>
        </table:table-row>
        <table:table-row table:style-name="ro2">
          <table:table-cell/>
          <table:table-cell office:value-type="string">
            <text:p>s3 </text:p>
          </table:table-cell>
          <table:table-cell office:value-type="float" office:value="0">
            <text:p>0</text:p>
          </table:table-cell>
          <table:table-cell office:value-type="string">
            <text:p><text:s/>c15 </text:p>
          </table:table-cell>
          <table:table-cell table:style-name="ce12" office:value-type="string">
            <text:p><text:s/>c14 </text:p>
          </table:table-cell>
          <table:table-cell table:style-name="ce12" office:value-type="string">
            <text:p><text:s/>c13 </text:p>
          </table:table-cell>
          <table:table-cell/>
          <table:table-cell office:value-type="string">
            <text:p><text:s/>c12 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K+4</text:p>
          </table:table-cell>
        </table:table-row>
        <table:table-row table:style-name="ro2">
          <table:table-cell/>
          <table:table-cell office:value-type="string">
            <text:p>s4 </text:p>
          </table:table-cell>
          <table:table-cell office:value-type="string">
            <text:p>c15 </text:p>
          </table:table-cell>
          <table:table-cell office:value-type="string">
            <text:p><text:s/>c14 </text:p>
          </table:table-cell>
          <table:table-cell table:style-name="ce12" office:value-type="string">
            <text:p><text:s/>c15 </text:p>
          </table:table-cell>
          <table:table-cell table:style-name="ce12" office:value-type="string">
            <text:p><text:s/>c14 </text:p>
          </table:table-cell>
          <table:table-cell/>
          <table:table-cell office:value-type="string">
            <text:p><text:s/>c12 </text:p>
          </table:table-cell>
          <table:table-cell table:style-name="Default" table:number-columns-repeated="3"/>
          <table:table-cell/>
          <table:table-cell office:value-type="string">
            <text:p>K+5</text:p>
          </table:table-cell>
        </table:table-row>
        <table:table-row table:style-name="ro2">
          <table:table-cell/>
          <table:table-cell office:value-type="string">
            <text:p>s5 </text:p>
          </table:table-cell>
          <table:table-cell table:style-name="Default"/>
          <table:table-cell office:value-type="string">
            <text:p><text:s/>c13 </text:p>
          </table:table-cell>
          <table:table-cell table:number-columns-repeated="3"/>
          <table:table-cell office:value-type="string">
            <text:p><text:s/>c13 </text:p>
          </table:table-cell>
          <table:table-cell table:style-name="Default" table:number-columns-repeated="3"/>
          <table:table-cell/>
          <table:table-cell office:value-type="string">
            <text:p>K+6</text:p>
          </table:table-cell>
        </table:table-row>
        <table:table-row table:style-name="ro2">
          <table:table-cell/>
          <table:table-cell table:style-name="Default"/>
          <table:table-cell office:value-type="string">
            <text:p>c8 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office:value-type="string">
            <text:p><text:s/>c8 </text:p>
          </table:table-cell>
          <table:table-cell office:value-type="float" office:value="0">
            <text:p>0</text:p>
          </table:table-cell>
          <table:table-cell office:value-type="string">
            <text:p><text:s/>c12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-7</text:p>
          </table:table-cell>
        </table:table-row>
        <table:table-row table:style-name="ro2">
          <table:table-cell/>
          <table:table-cell office:value-type="string">
            <text:p>s6 </text:p>
          </table:table-cell>
          <table:table-cell office:value-type="string">
            <text:p><text:s/>(c10 </text:p>
          </table:table-cell>
          <table:table-cell office:value-type="string">
            <text:p><text:s/>c8 </text:p>
          </table:table-cell>
          <table:table-cell table:style-name="ce12" office:value-type="string">
            <text:p><text:s/>c10 </text:p>
          </table:table-cell>
          <table:table-cell table:style-name="ce12" office:value-type="string">
            <text:p><text:s/>c9 </text:p>
          </table:table-cell>
          <table:table-cell/>
          <table:table-cell office:value-type="string">
            <text:p><text:s/>c9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c11 </text:p>
          </table:table-cell>
          <table:table-cell/>
          <table:table-cell office:value-type="string">
            <text:p>k-8</text:p>
          </table:table-cell>
        </table:table-row>
        <table:table-row table:style-name="ro2">
          <table:table-cell/>
          <table:table-cell office:value-type="string">
            <text:p>s7 </text:p>
          </table:table-cell>
          <table:table-cell office:value-type="string">
            <text:p><text:s/>(c11 </text:p>
          </table:table-cell>
          <table:table-cell office:value-type="string">
            <text:p><text:s/>c9 </text:p>
          </table:table-cell>
          <table:table-cell table:style-name="ce12" office:value-type="string">
            <text:p><text:s/>c11 </text:p>
          </table:table-cell>
          <table:table-cell table:style-name="ce12" office:value-type="string">
            <text:p><text:s/>c10 </text:p>
          </table:table-cell>
          <table:table-cell/>
          <table:table-cell office:value-type="string">
            <text:p><text:s/>c15 </text:p>
          </table:table-cell>
          <table:table-cell office:value-type="string">
            <text:p><text:s/>c14 </text:p>
          </table:table-cell>
          <table:table-cell office:value-type="string">
            <text:p><text:s/>c13 </text:p>
          </table:table-cell>
          <table:table-cell office:value-type="string">
            <text:p><text:s/>c12 </text:p>
          </table:table-cell>
          <table:table-cell/>
          <table:table-cell office:value-type="string">
            <text:p>k-9</text:p>
          </table:table-cell>
        </table:table-row>
        <table:table-row table:style-name="ro2">
          <table:table-cell/>
          <table:table-cell office:value-type="string">
            <text:p>s8 </text:p>
          </table:table-cell>
          <table:table-cell office:value-type="string">
            <text:p><text:s/>(c12 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<text:s/>c15 </text:p>
          </table:table-cell>
          <table:table-cell office:value-type="string">
            <text:p><text:s/>c14 </text:p>
          </table:table-cell>
          <table:table-cell office:value-type="string">
            <text:p><text:s/>c13 </text:p>
          </table:table-cell>
          <table:table-cell/>
          <table:table-cell office:value-type="string">
            <text:p>k-10</text:p>
          </table:table-cell>
        </table:table-row>
        <table:table-row table:style-name="ro2">
          <table:table-cell/>
          <table:table-cell office:value-type="string">
            <text:p>s9 </text:p>
          </table:table-cell>
          <table:table-cell office:value-type="string">
            <text:p><text:s/>(c13 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<text:s/>c13 </text:p>
          </table:table-cell>
          <table:table-cell office:value-type="string">
            <text:p><text:s/>c15 </text:p>
          </table:table-cell>
          <table:table-cell office:value-type="string">
            <text:p><text:s/>c14 </text:p>
          </table:table-cell>
          <table:table-cell/>
          <table:table-cell office:value-type="string">
            <text:p>k-11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</table:table>
      <table:table table:name="multiplicacion" table:style-name="ta1">
        <table:table-column table:style-name="co1" table:number-columns-repeated="1024" table:default-cell-style-name="Default"/>
        <table:table-row table:style-name="ro1">
          <table:table-cell table:number-columns-repeated="15"/>
          <table:table-cell table:style-name="ce167"/>
          <table:table-cell table:number-columns-repeated="6"/>
          <table:table-cell table:style-name="ce173"/>
          <table:table-cell table:style-name="ce176"/>
          <table:table-cell table:style-name="ce173" table:number-columns-repeated="7"/>
          <table:table-cell table:style-name="ce176"/>
          <table:table-cell table:style-name="ce173" table:number-columns-repeated="3"/>
          <table:table-cell table:style-name="ce179" office:value-type="string" table:number-columns-spanned="4" table:number-rows-spanned="1">
            <text:p>a0b0</text:p>
          </table:table-cell>
          <table:covered-table-cell table:number-columns-repeated="3" table:style-name="ce173"/>
          <table:table-cell/>
          <table:table-cell table:style-name="ce173"/>
          <table:table-cell table:number-columns-repeated="983"/>
        </table:table-row>
        <table:table-row table:style-name="ro1">
          <table:table-cell table:number-columns-repeated="7"/>
          <table:table-cell table:style-name="ce167"/>
          <table:table-cell table:number-columns-repeated="7"/>
          <table:table-cell table:style-name="ce167"/>
          <table:table-cell table:number-columns-repeated="6"/>
          <table:table-cell table:style-name="ce173"/>
          <table:table-cell table:style-name="ce176"/>
          <table:table-cell table:style-name="ce173" table:number-columns-repeated="7"/>
          <table:table-cell table:style-name="ce176"/>
          <table:table-cell table:style-name="ce173"/>
          <table:table-cell table:style-name="ce178" office:value-type="string" table:number-columns-spanned="4" table:number-rows-spanned="1">
            <text:p>a1b0</text:p>
          </table:table-cell>
          <table:covered-table-cell table:number-columns-repeated="3" table:style-name="ce173"/>
          <table:table-cell table:style-name="ce173" table:number-columns-repeated="2"/>
          <table:table-cell/>
          <table:table-cell table:style-name="ce173"/>
          <table:table-cell table:number-columns-repeated="983"/>
        </table:table-row>
        <table:table-row table:style-name="ro1">
          <table:table-cell table:number-columns-repeated="7"/>
          <table:table-cell table:style-name="ce167"/>
          <table:table-cell table:number-columns-repeated="7"/>
          <table:table-cell table:style-name="ce167"/>
          <table:table-cell table:number-columns-repeated="6"/>
          <table:table-cell table:style-name="ce173"/>
          <table:table-cell table:style-name="ce176"/>
          <table:table-cell table:style-name="ce173" table:number-columns-repeated="7"/>
          <table:table-cell table:style-name="ce177" office:value-type="string" table:number-columns-spanned="4" table:number-rows-spanned="1">
            <text:p>a2b0</text:p>
          </table:table-cell>
          <table:covered-table-cell table:number-columns-repeated="3" table:style-name="ce173"/>
          <table:table-cell table:style-name="ce173" table:number-columns-repeated="4"/>
          <table:table-cell/>
          <table:table-cell table:style-name="ce173"/>
          <table:table-cell/>
          <table:table-cell table:style-name="ce182" office:value-type="string" table:number-columns-spanned="4" table:number-rows-spanned="1">
            <text:p>a9b0</text:p>
          </table:table-cell>
          <table:covered-table-cell table:number-columns-repeated="3"/>
          <table:table-cell table:number-columns-repeated="41"/>
          <table:table-cell table:style-name="ce193" office:value-type="string" table:number-columns-spanned="2" table:number-rows-spanned="1">
            <text:p>R9</text:p>
          </table:table-cell>
          <table:covered-table-cell table:style-name="ce194"/>
          <table:table-cell table:number-columns-repeated="935"/>
        </table:table-row>
        <table:table-row table:style-name="ro1">
          <table:table-cell table:number-columns-repeated="7"/>
          <table:table-cell table:style-name="ce167"/>
          <table:table-cell table:number-columns-repeated="7"/>
          <table:table-cell table:style-name="ce167"/>
          <table:table-cell table:number-columns-repeated="6"/>
          <table:table-cell table:style-name="ce173"/>
          <table:table-cell table:style-name="ce176"/>
          <table:table-cell table:style-name="ce173" table:number-columns-repeated="5"/>
          <table:table-cell table:style-name="ce172" office:value-type="string" table:number-columns-spanned="4" table:number-rows-spanned="1">
            <text:p>a3b0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6"/>
          <table:table-cell table:number-columns-repeated="48"/>
          <table:table-cell table:style-name="ce194" table:number-columns-repeated="2"/>
          <table:table-cell table:number-columns-repeated="8"/>
          <table:table-cell table:style-name="ce195" office:value-type="string" table:number-columns-spanned="4" table:number-rows-spanned="1">
            <text:p>a9b9</text:p>
          </table:table-cell>
          <table:covered-table-cell table:number-columns-repeated="3"/>
          <table:table-cell table:style-name="ce182" office:value-type="string" table:number-columns-spanned="4" table:number-rows-spanned="1">
            <text:p>a9b8</text:p>
          </table:table-cell>
          <table:covered-table-cell table:number-columns-repeated="3"/>
          <table:table-cell table:style-name="ce195" office:value-type="string" table:number-columns-spanned="4" table:number-rows-spanned="1">
            <text:p>a9b7</text:p>
          </table:table-cell>
          <table:covered-table-cell table:number-columns-repeated="3"/>
          <table:table-cell/>
          <table:table-cell table:style-name="ce182" office:value-type="string" table:number-columns-spanned="4" table:number-rows-spanned="1">
            <text:p>a9b6</text:p>
          </table:table-cell>
          <table:covered-table-cell table:number-columns-repeated="3"/>
          <table:table-cell table:style-name="ce195" office:value-type="string" table:number-columns-spanned="4" table:number-rows-spanned="1">
            <text:p>a9b5</text:p>
          </table:table-cell>
          <table:covered-table-cell table:number-columns-repeated="3"/>
          <table:table-cell table:style-name="ce182" office:value-type="string" table:number-columns-spanned="4" table:number-rows-spanned="1">
            <text:p>a9b4</text:p>
          </table:table-cell>
          <table:covered-table-cell table:number-columns-repeated="3"/>
          <table:table-cell table:style-name="ce195" office:value-type="string" table:number-columns-spanned="4" table:number-rows-spanned="1">
            <text:p>a9b3</text:p>
          </table:table-cell>
          <table:covered-table-cell table:number-columns-repeated="3"/>
          <table:table-cell/>
          <table:table-cell table:style-name="ce182" office:value-type="string" table:number-columns-spanned="4" table:number-rows-spanned="1">
            <text:p>a9b2</text:p>
          </table:table-cell>
          <table:covered-table-cell table:number-columns-repeated="3"/>
          <table:table-cell table:style-name="ce195" office:value-type="string" table:number-columns-spanned="4" table:number-rows-spanned="1">
            <text:p>a9b1</text:p>
          </table:table-cell>
          <table:covered-table-cell table:number-columns-repeated="3"/>
          <table:table-cell/>
          <table:table-cell table:style-name="ce182" office:value-type="string" table:number-columns-spanned="4" table:number-rows-spanned="1">
            <text:p>a9b0</text:p>
          </table:table-cell>
          <table:covered-table-cell table:number-columns-repeated="3"/>
          <table:table-cell table:number-columns-repeated="39"/>
          <table:table-cell table:style-name="ce193" office:value-type="string" table:number-columns-spanned="2" table:number-rows-spanned="1">
            <text:p>R9</text:p>
          </table:table-cell>
          <table:covered-table-cell table:style-name="ce194"/>
          <table:table-cell table:number-columns-repeated="3"/>
          <table:table-cell table:style-name="ce182" office:value-type="string" table:number-columns-spanned="4" table:number-rows-spanned="1">
            <text:p>a9b0</text:p>
          </table:table-cell>
          <table:covered-table-cell table:number-columns-repeated="3"/>
          <table:table-cell table:number-columns-repeated="39"/>
          <table:table-cell table:style-name="ce193" office:value-type="string" table:number-columns-spanned="2" table:number-rows-spanned="1">
            <text:p>R9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7"/>
          <table:table-cell table:style-name="ce167"/>
          <table:table-cell table:number-columns-repeated="6"/>
          <table:table-cell table:style-name="ce173"/>
          <table:table-cell table:style-name="ce176"/>
          <table:table-cell table:style-name="ce173" table:number-columns-repeated="3"/>
          <table:table-cell table:style-name="ce171" office:value-type="string" table:number-columns-spanned="4" table:number-rows-spanned="1">
            <text:p>a4b0</text:p>
          </table:table-cell>
          <table:covered-table-cell table:number-columns-repeated="3" table:style-name="ce173"/>
          <table:table-cell table:style-name="ce176"/>
          <table:table-cell table:style-name="ce173"/>
          <table:table-cell table:style-name="ce179" office:value-type="string" table:number-columns-spanned="4" table:number-rows-spanned="1">
            <text:p>a0b1</text:p>
          </table:table-cell>
          <table:covered-table-cell table:number-columns-repeated="3" table:style-name="ce173"/>
          <table:table-cell table:style-name="ce173" table:number-columns-repeated="2"/>
          <table:table-cell table:number-columns-repeated="3"/>
          <table:table-cell table:style-name="ce164" office:value-type="string" table:number-columns-spanned="4" table:number-rows-spanned="1">
            <text:p>a8b1</text:p>
          </table:table-cell>
          <table:covered-table-cell table:number-columns-repeated="3"/>
          <table:table-cell table:style-name="ce164" office:value-type="string" table:number-columns-spanned="4" table:number-rows-spanned="1">
            <text:p>a8b0</text:p>
          </table:table-cell>
          <table:covered-table-cell table:number-columns-repeated="3"/>
          <table:table-cell table:number-columns-repeated="10"/>
          <table:table-cell table:style-name="ce173"/>
          <table:table-cell table:style-name="ce176"/>
          <table:table-cell table:style-name="ce173"/>
          <table:table-cell table:number-columns-repeated="24"/>
          <table:table-cell table:style-name="ce193" office:value-type="string" table:number-columns-spanned="2" table:number-rows-spanned="1">
            <text:p>R8</text:p>
          </table:table-cell>
          <table:covered-table-cell table:style-name="ce194"/>
          <table:table-cell table:number-columns-repeated="90"/>
          <table:table-cell table:style-name="ce194" table:number-columns-repeated="2"/>
          <table:table-cell table:number-columns-repeated="46"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7"/>
          <table:table-cell table:style-name="ce167"/>
          <table:table-cell table:number-columns-repeated="6"/>
          <table:table-cell table:style-name="ce173"/>
          <table:table-cell table:style-name="ce176"/>
          <table:table-cell table:style-name="ce173"/>
          <table:table-cell table:style-name="ce170" office:value-type="string" table:number-columns-spanned="4" table:number-rows-spanned="1">
            <text:p>a5b0</text:p>
          </table:table-cell>
          <table:covered-table-cell table:number-columns-repeated="3" table:style-name="ce173"/>
          <table:table-cell table:style-name="ce173" table:number-columns-repeated="2"/>
          <table:table-cell table:style-name="ce178" office:value-type="string" table:number-columns-spanned="4" table:number-rows-spanned="1">
            <text:p>a1b1</text:p>
          </table:table-cell>
          <table:covered-table-cell table:number-columns-repeated="3" table:style-name="ce173"/>
          <table:table-cell table:style-name="ce173" table:number-columns-repeated="4"/>
          <table:table-cell table:number-columns-repeated="21"/>
          <table:table-cell table:style-name="ce173"/>
          <table:table-cell table:number-columns-repeated="26"/>
          <table:table-cell table:style-name="ce194" table:number-columns-repeated="2"/>
          <table:table-cell table:number-columns-repeated="12"/>
          <table:table-cell table:style-name="ce164" office:value-type="string" table:number-columns-spanned="4" table:number-rows-spanned="1">
            <text:p>a8b9</text:p>
          </table:table-cell>
          <table:covered-table-cell table:number-columns-repeated="3"/>
          <table:table-cell table:style-name="ce164" office:value-type="string" table:number-columns-spanned="4" table:number-rows-spanned="1">
            <text:p>a8b8</text:p>
          </table:table-cell>
          <table:covered-table-cell table:number-columns-repeated="3"/>
          <table:table-cell/>
          <table:table-cell table:style-name="ce164" office:value-type="string" table:number-columns-spanned="4" table:number-rows-spanned="1">
            <text:p>a8b7</text:p>
          </table:table-cell>
          <table:covered-table-cell/>
          <table:covered-table-cell table:style-name="ce167"/>
          <table:covered-table-cell/>
          <table:table-cell table:style-name="ce164" office:value-type="string" table:number-columns-spanned="4" table:number-rows-spanned="1">
            <text:p>a8b6</text:p>
          </table:table-cell>
          <table:covered-table-cell table:number-columns-repeated="3"/>
          <table:table-cell table:style-name="ce164" office:value-type="string" table:number-columns-spanned="4" table:number-rows-spanned="1">
            <text:p>a8b5</text:p>
          </table:table-cell>
          <table:covered-table-cell table:number-columns-repeated="3"/>
          <table:table-cell table:style-name="ce164" office:value-type="string" table:number-columns-spanned="4" table:number-rows-spanned="1">
            <text:p>a8b4</text:p>
          </table:table-cell>
          <table:covered-table-cell table:number-columns-repeated="3"/>
          <table:table-cell/>
          <table:table-cell table:style-name="ce164" office:value-type="string" table:number-columns-spanned="4" table:number-rows-spanned="1">
            <text:p>a8b3</text:p>
          </table:table-cell>
          <table:covered-table-cell table:style-name="ce173"/>
          <table:covered-table-cell table:number-columns-repeated="2"/>
          <table:table-cell table:style-name="ce164" office:value-type="string" table:number-columns-spanned="4" table:number-rows-spanned="1">
            <text:p>a8b2</text:p>
          </table:table-cell>
          <table:covered-table-cell/>
          <table:covered-table-cell table:style-name="ce167"/>
          <table:covered-table-cell/>
          <table:table-cell/>
          <table:table-cell table:style-name="ce164" office:value-type="string" table:number-columns-spanned="4" table:number-rows-spanned="1">
            <text:p>a8b1</text:p>
          </table:table-cell>
          <table:covered-table-cell table:number-columns-repeated="3"/>
          <table:table-cell table:style-name="ce164" office:value-type="string" table:number-columns-spanned="4" table:number-rows-spanned="1">
            <text:p>a8b0</text:p>
          </table:table-cell>
          <table:covered-table-cell table:number-columns-repeated="3"/>
          <table:table-cell table:number-columns-repeated="11"/>
          <table:table-cell table:style-name="ce173"/>
          <table:table-cell table:number-columns-repeated="23"/>
          <table:table-cell table:style-name="ce193" office:value-type="string" table:number-columns-spanned="2" table:number-rows-spanned="1">
            <text:p>R8</text:p>
          </table:table-cell>
          <table:covered-table-cell table:style-name="ce194"/>
          <table:table-cell table:number-columns-repeated="3"/>
          <table:table-cell table:style-name="ce164" office:value-type="string" table:number-columns-spanned="4" table:number-rows-spanned="1">
            <text:p>a8b1</text:p>
          </table:table-cell>
          <table:covered-table-cell table:number-columns-repeated="3"/>
          <table:table-cell table:number-columns-repeated="5"/>
          <table:table-cell table:style-name="ce164" office:value-type="string" table:number-columns-spanned="4" table:number-rows-spanned="1">
            <text:p>a8b0</text:p>
          </table:table-cell>
          <table:covered-table-cell table:number-columns-repeated="3"/>
          <table:table-cell table:number-columns-repeated="7"/>
          <table:table-cell table:style-name="ce173"/>
          <table:table-cell table:number-columns-repeated="22"/>
          <table:table-cell table:style-name="ce193" office:value-type="string" table:number-columns-spanned="2" table:number-rows-spanned="1">
            <text:p>R8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7"/>
          <table:table-cell table:style-name="ce167"/>
          <table:table-cell table:number-columns-repeated="6"/>
          <table:table-cell table:style-name="ce173"/>
          <table:table-cell table:style-name="ce169" office:value-type="string" table:number-columns-spanned="4" table:number-rows-spanned="1">
            <text:p>a6b0</text:p>
          </table:table-cell>
          <table:covered-table-cell table:number-columns-repeated="3" table:style-name="ce173"/>
          <table:table-cell table:style-name="ce173" table:number-columns-repeated="2"/>
          <table:table-cell table:style-name="ce177" office:value-type="string" table:number-columns-spanned="4" table:number-rows-spanned="1">
            <text:p>a2b1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6"/>
          <table:table-cell table:number-columns-repeated="3"/>
          <table:table-cell table:style-name="ce166" office:value-type="string" table:number-columns-spanned="4" table:number-rows-spanned="1">
            <text:p>a7b2</text:p>
          </table:table-cell>
          <table:covered-table-cell table:number-columns-repeated="3"/>
          <table:table-cell table:style-name="ce166" office:value-type="string" table:number-columns-spanned="4" table:number-rows-spanned="1">
            <text:p>a7b1</text:p>
          </table:table-cell>
          <table:covered-table-cell table:number-columns-repeated="3"/>
          <table:table-cell/>
          <table:table-cell table:style-name="ce166" office:value-type="string" table:number-columns-spanned="4" table:number-rows-spanned="1">
            <text:p>a7b0</text:p>
          </table:table-cell>
          <table:covered-table-cell table:style-name="ce173"/>
          <table:covered-table-cell table:style-name="ce176"/>
          <table:covered-table-cell table:style-name="ce173"/>
          <table:table-cell table:number-columns-repeated="32"/>
          <table:table-cell table:style-name="ce193" office:value-type="string" table:number-columns-spanned="2" table:number-rows-spanned="1">
            <text:p>R7</text:p>
          </table:table-cell>
          <table:covered-table-cell table:style-name="ce194"/>
          <table:table-cell table:number-columns-repeated="18"/>
          <table:table-cell table:style-name="ce190"/>
          <table:table-cell table:number-columns-repeated="2"/>
          <table:table-cell table:style-name="ce190"/>
          <table:table-cell table:number-columns-repeated="7"/>
          <table:table-cell table:style-name="ce163" table:number-columns-repeated="2"/>
          <table:table-cell table:number-columns-repeated="3"/>
          <table:table-cell table:style-name="ce173"/>
          <table:table-cell table:number-columns-repeated="3"/>
          <table:table-cell table:style-name="ce189"/>
          <table:table-cell table:style-name="ce173"/>
          <table:table-cell table:style-name="ce190"/>
          <table:table-cell table:number-columns-repeated="49"/>
          <table:table-cell table:style-name="ce194" table:number-columns-repeated="2"/>
          <table:table-cell table:number-columns-repeated="46"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7"/>
          <table:table-cell table:style-name="ce167"/>
          <table:table-cell table:number-columns-repeated="5"/>
          <table:table-cell table:style-name="ce166" office:value-type="string" table:number-columns-spanned="4" table:number-rows-spanned="1">
            <text:p>a7b0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2"/>
          <table:table-cell table:style-name="ce172" office:value-type="string" table:number-columns-spanned="4" table:number-rows-spanned="1">
            <text:p>a3b1</text:p>
          </table:table-cell>
          <table:covered-table-cell table:number-columns-repeated="3" table:style-name="ce173"/>
          <table:table-cell table:style-name="ce176"/>
          <table:table-cell table:style-name="ce173" table:number-columns-repeated="7"/>
          <table:table-cell table:number-columns-repeated="48"/>
          <table:table-cell table:style-name="ce194" table:number-columns-repeated="2"/>
          <table:table-cell table:number-columns-repeated="25"/>
          <table:table-cell table:style-name="ce196" office:value-type="string" table:number-columns-spanned="4" table:number-rows-spanned="1">
            <text:p>a7b7</text:p>
          </table:table-cell>
          <table:covered-table-cell table:number-columns-repeated="3"/>
          <table:table-cell table:style-name="ce166" office:value-type="string" table:number-columns-spanned="4" table:number-rows-spanned="1">
            <text:p>a7b6</text:p>
          </table:table-cell>
          <table:covered-table-cell table:style-name="ce173"/>
          <table:covered-table-cell table:number-columns-repeated="2"/>
          <table:table-cell table:style-name="ce196" office:value-type="string" table:number-columns-spanned="4" table:number-rows-spanned="1">
            <text:p>a7b5</text:p>
          </table:table-cell>
          <table:covered-table-cell table:style-name="ce173"/>
          <table:covered-table-cell table:style-name="ce167"/>
          <table:covered-table-cell/>
          <table:table-cell/>
          <table:table-cell table:style-name="ce166" office:value-type="string" table:number-columns-spanned="4" table:number-rows-spanned="1">
            <text:p>a7b4</text:p>
          </table:table-cell>
          <table:covered-table-cell table:number-columns-repeated="3"/>
          <table:table-cell table:style-name="ce196" office:value-type="string" table:number-columns-spanned="4" table:number-rows-spanned="1">
            <text:p>a7b3</text:p>
          </table:table-cell>
          <table:covered-table-cell table:number-columns-repeated="3"/>
          <table:table-cell/>
          <table:table-cell table:style-name="ce166" office:value-type="string" table:number-columns-spanned="4" table:number-rows-spanned="1">
            <text:p>a7b2</text:p>
          </table:table-cell>
          <table:covered-table-cell table:number-columns-repeated="3"/>
          <table:table-cell table:style-name="ce196" office:value-type="string" table:number-columns-spanned="4" table:number-rows-spanned="1">
            <text:p>a7b1</text:p>
          </table:table-cell>
          <table:covered-table-cell table:number-columns-repeated="3"/>
          <table:table-cell/>
          <table:table-cell table:style-name="ce166" office:value-type="string" table:number-columns-spanned="4" table:number-rows-spanned="1">
            <text:p>a7b0</text:p>
          </table:table-cell>
          <table:covered-table-cell table:style-name="ce173"/>
          <table:covered-table-cell table:style-name="ce176"/>
          <table:covered-table-cell table:style-name="ce173"/>
          <table:table-cell table:number-columns-repeated="30"/>
          <table:table-cell table:style-name="ce193" office:value-type="string" table:number-columns-spanned="2" table:number-rows-spanned="1">
            <text:p>R7</text:p>
          </table:table-cell>
          <table:covered-table-cell table:style-name="ce194"/>
          <table:table-cell table:number-columns-repeated="3"/>
          <table:table-cell table:style-name="ce166" office:value-type="string" table:number-columns-spanned="4" table:number-rows-spanned="1">
            <text:p>a7b2</text:p>
          </table:table-cell>
          <table:covered-table-cell table:number-columns-repeated="3"/>
          <table:table-cell table:number-columns-repeated="5"/>
          <table:table-cell table:style-name="ce196" office:value-type="string" table:number-columns-spanned="4" table:number-rows-spanned="1">
            <text:p>a7b1</text:p>
          </table:table-cell>
          <table:covered-table-cell table:number-columns-repeated="3"/>
          <table:table-cell table:number-columns-repeated="4"/>
          <table:table-cell table:style-name="ce166" office:value-type="string" table:number-columns-spanned="4" table:number-rows-spanned="1">
            <text:p>a7b0</text:p>
          </table:table-cell>
          <table:covered-table-cell table:style-name="ce173"/>
          <table:covered-table-cell table:style-name="ce176"/>
          <table:covered-table-cell table:style-name="ce173"/>
          <table:table-cell table:number-columns-repeated="22"/>
          <table:table-cell table:style-name="ce193" office:value-type="string" table:number-columns-spanned="2" table:number-rows-spanned="1">
            <text:p>R7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7"/>
          <table:table-cell table:style-name="ce167"/>
          <table:table-cell table:number-columns-repeated="3"/>
          <table:table-cell table:style-name="ce164" office:value-type="string" table:number-columns-spanned="4" table:number-rows-spanned="1">
            <text:p>a8b0</text:p>
          </table:table-cell>
          <table:covered-table-cell table:number-columns-repeated="2"/>
          <table:covered-table-cell table:style-name="ce173"/>
          <table:table-cell table:style-name="ce176"/>
          <table:table-cell table:style-name="ce173"/>
          <table:table-cell table:style-name="ce171" office:value-type="string" table:number-columns-spanned="4" table:number-rows-spanned="1">
            <text:p>a4b1</text:p>
          </table:table-cell>
          <table:covered-table-cell table:number-columns-repeated="3" table:style-name="ce173"/>
          <table:table-cell table:style-name="ce173" table:number-columns-repeated="2"/>
          <table:table-cell table:style-name="ce179" office:value-type="string" table:number-columns-spanned="4" table:number-rows-spanned="1">
            <text:p>a0b2</text:p>
          </table:table-cell>
          <table:covered-table-cell table:number-columns-repeated="3" table:style-name="ce173"/>
          <table:table-cell table:style-name="ce173" table:number-columns-repeated="4"/>
          <table:table-cell table:number-columns-repeated="3"/>
          <table:table-cell table:style-name="ce169" office:value-type="string" table:number-columns-spanned="4" table:number-rows-spanned="1">
            <text:p>a6b3</text:p>
          </table:table-cell>
          <table:covered-table-cell table:number-columns-repeated="3"/>
          <table:table-cell table:style-name="ce169" office:value-type="string" table:number-columns-spanned="4" table:number-rows-spanned="1">
            <text:p>a6b2</text:p>
          </table:table-cell>
          <table:covered-table-cell table:number-columns-repeated="3"/>
          <table:table-cell/>
          <table:table-cell table:style-name="ce169" office:value-type="string" table:number-columns-spanned="4" table:number-rows-spanned="1">
            <text:p>a6b1</text:p>
          </table:table-cell>
          <table:covered-table-cell table:style-name="ce173"/>
          <table:covered-table-cell table:number-columns-repeated="2"/>
          <table:table-cell table:style-name="ce169" office:value-type="string" table:number-columns-spanned="4" table:number-rows-spanned="1">
            <text:p>a6b0</text:p>
          </table:table-cell>
          <table:covered-table-cell table:number-columns-repeated="3" table:style-name="ce173"/>
          <table:table-cell table:style-name="ce173" table:number-columns-repeated="2"/>
          <table:table-cell table:number-columns-repeated="26"/>
          <table:table-cell table:style-name="ce193" office:value-type="string" table:number-columns-spanned="2" table:number-rows-spanned="1">
            <text:p>R6</text:p>
          </table:table-cell>
          <table:covered-table-cell table:style-name="ce194"/>
          <table:table-cell table:number-columns-repeated="30"/>
          <table:table-cell table:style-name="ce173"/>
          <table:table-cell table:number-columns-repeated="2"/>
          <table:table-cell table:style-name="ce189"/>
          <table:table-cell table:style-name="ce173"/>
          <table:table-cell table:style-name="ce190"/>
          <table:table-cell table:number-columns-repeated="54"/>
          <table:table-cell table:style-name="ce194" table:number-columns-repeated="2"/>
          <table:table-cell table:number-columns-repeated="46"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7"/>
          <table:table-cell table:style-name="ce167"/>
          <table:table-cell table:number-columns-repeated="6"/>
          <table:table-cell table:style-name="ce173"/>
          <table:table-cell table:style-name="ce170" office:value-type="string" table:number-columns-spanned="4" table:number-rows-spanned="1">
            <text:p>a5b1</text:p>
          </table:table-cell>
          <table:covered-table-cell table:number-columns-repeated="3" table:style-name="ce173"/>
          <table:table-cell table:style-name="ce173" table:number-columns-repeated="2"/>
          <table:table-cell table:style-name="ce178" office:value-type="string" table:number-columns-spanned="4" table:number-rows-spanned="1">
            <text:p>a1b2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6"/>
          <table:table-cell table:number-columns-repeated="12"/>
          <table:table-cell table:style-name="ce163"/>
          <table:table-cell table:style-name="ce174"/>
          <table:table-cell table:number-columns-repeated="2"/>
          <table:table-cell table:style-name="ce189"/>
          <table:table-cell table:style-name="ce173"/>
          <table:table-cell table:number-columns-repeated="30"/>
          <table:table-cell table:style-name="ce194" table:number-columns-repeated="2"/>
          <table:table-cell table:number-columns-repeated="29"/>
          <table:table-cell table:style-name="ce169" office:value-type="string" table:number-columns-spanned="4" table:number-rows-spanned="1">
            <text:p>a6b7</text:p>
          </table:table-cell>
          <table:covered-table-cell table:style-name="ce173"/>
          <table:covered-table-cell table:number-columns-repeated="2"/>
          <table:table-cell table:style-name="ce169" office:value-type="string" table:number-columns-spanned="4" table:number-rows-spanned="1">
            <text:p>a6b6</text:p>
          </table:table-cell>
          <table:covered-table-cell table:style-name="ce173"/>
          <table:covered-table-cell table:style-name="ce167"/>
          <table:covered-table-cell/>
          <table:table-cell/>
          <table:table-cell table:style-name="ce169" office:value-type="string" table:number-columns-spanned="4" table:number-rows-spanned="1">
            <text:p>a6b5</text:p>
          </table:table-cell>
          <table:covered-table-cell table:style-name="ce173"/>
          <table:covered-table-cell table:number-columns-repeated="2"/>
          <table:table-cell table:style-name="ce169" office:value-type="string" table:number-columns-spanned="4" table:number-rows-spanned="1">
            <text:p>a6b4</text:p>
          </table:table-cell>
          <table:covered-table-cell table:number-columns-repeated="3"/>
          <table:table-cell/>
          <table:table-cell table:style-name="ce169" office:value-type="string" table:number-columns-spanned="4" table:number-rows-spanned="1">
            <text:p>a6b3</text:p>
          </table:table-cell>
          <table:covered-table-cell table:number-columns-repeated="3"/>
          <table:table-cell table:style-name="ce169" office:value-type="string" table:number-columns-spanned="4" table:number-rows-spanned="1">
            <text:p>a6b2</text:p>
          </table:table-cell>
          <table:covered-table-cell table:number-columns-repeated="3"/>
          <table:table-cell/>
          <table:table-cell table:style-name="ce169" office:value-type="string" table:number-columns-spanned="4" table:number-rows-spanned="1">
            <text:p>a6b1</text:p>
          </table:table-cell>
          <table:covered-table-cell table:style-name="ce173"/>
          <table:covered-table-cell table:number-columns-repeated="2"/>
          <table:table-cell table:style-name="ce169" office:value-type="string" table:number-columns-spanned="4" table:number-rows-spanned="1">
            <text:p>a6b0</text:p>
          </table:table-cell>
          <table:covered-table-cell table:number-columns-repeated="3" table:style-name="ce173"/>
          <table:table-cell table:style-name="ce173"/>
          <table:table-cell table:number-columns-repeated="25"/>
          <table:table-cell table:style-name="ce193" office:value-type="string" table:number-columns-spanned="2" table:number-rows-spanned="1">
            <text:p>R6</text:p>
          </table:table-cell>
          <table:covered-table-cell table:style-name="ce194"/>
          <table:table-cell table:number-columns-repeated="3"/>
          <table:table-cell table:style-name="ce169" office:value-type="string" table:number-columns-spanned="4" table:number-rows-spanned="1">
            <text:p>a6b3</text:p>
          </table:table-cell>
          <table:covered-table-cell table:number-columns-repeated="3"/>
          <table:table-cell table:number-columns-repeated="5"/>
          <table:table-cell table:style-name="ce169" office:value-type="string" table:number-columns-spanned="4" table:number-rows-spanned="1">
            <text:p>a6b2</text:p>
          </table:table-cell>
          <table:covered-table-cell table:number-columns-repeated="3"/>
          <table:table-cell table:number-columns-repeated="4"/>
          <table:table-cell table:style-name="ce169" office:value-type="string" table:number-columns-spanned="4" table:number-rows-spanned="1">
            <text:p>a6b1</text:p>
          </table:table-cell>
          <table:covered-table-cell table:style-name="ce173"/>
          <table:covered-table-cell table:number-columns-repeated="2"/>
          <table:table-cell table:number-columns-repeated="5"/>
          <table:table-cell table:style-name="ce169" office:value-type="string" table:number-columns-spanned="4" table:number-rows-spanned="1">
            <text:p>a6b0</text:p>
          </table:table-cell>
          <table:covered-table-cell table:number-columns-repeated="3" table:style-name="ce173"/>
          <table:table-cell table:number-columns-repeated="13"/>
          <table:table-cell table:style-name="ce193" office:value-type="string" table:number-columns-spanned="2" table:number-rows-spanned="1">
            <text:p>R6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7"/>
          <table:table-cell table:style-name="ce167"/>
          <table:table-cell table:number-columns-repeated="5"/>
          <table:table-cell table:style-name="ce169" office:value-type="string" table:number-columns-spanned="4" table:number-rows-spanned="1">
            <text:p>a6b1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2"/>
          <table:table-cell table:style-name="ce177" office:value-type="string" table:number-columns-spanned="4" table:number-rows-spanned="1">
            <text:p>a2b2</text:p>
          </table:table-cell>
          <table:covered-table-cell table:number-columns-repeated="3" table:style-name="ce173"/>
          <table:table-cell table:style-name="ce176"/>
          <table:table-cell table:style-name="ce173" table:number-columns-repeated="7"/>
          <table:table-cell table:number-columns-repeated="3"/>
          <table:table-cell table:style-name="ce170" office:value-type="string" table:number-columns-spanned="4" table:number-rows-spanned="1">
            <text:p>a5b4</text:p>
          </table:table-cell>
          <table:covered-table-cell table:style-name="ce173"/>
          <table:covered-table-cell table:number-columns-repeated="2"/>
          <table:table-cell table:style-name="ce170" office:value-type="string" table:number-columns-spanned="4" table:number-rows-spanned="1">
            <text:p>a5b3</text:p>
          </table:table-cell>
          <table:covered-table-cell table:style-name="ce173"/>
          <table:covered-table-cell table:number-columns-repeated="2"/>
          <table:table-cell/>
          <table:table-cell table:style-name="ce170" office:value-type="string" table:number-columns-spanned="4" table:number-rows-spanned="1">
            <text:p>a5b2</text:p>
          </table:table-cell>
          <table:covered-table-cell table:style-name="ce173"/>
          <table:covered-table-cell table:number-columns-repeated="2"/>
          <table:table-cell table:style-name="ce170" office:value-type="string" table:number-columns-spanned="4" table:number-rows-spanned="1">
            <text:p>a5b1</text:p>
          </table:table-cell>
          <table:covered-table-cell table:style-name="ce173"/>
          <table:covered-table-cell table:number-columns-repeated="2"/>
          <table:table-cell/>
          <table:table-cell table:style-name="ce170" office:value-type="string" table:number-columns-spanned="4" table:number-rows-spanned="1">
            <text:p>a5b0</text:p>
          </table:table-cell>
          <table:covered-table-cell table:number-columns-repeated="3" table:style-name="ce173"/>
          <table:table-cell table:number-columns-repeated="5"/>
          <table:table-cell table:style-name="ce173" table:number-columns-repeated="2"/>
          <table:table-cell table:style-name="ce189"/>
          <table:table-cell table:style-name="ce173" table:number-columns-repeated="8"/>
          <table:table-cell table:number-columns-repeated="7"/>
          <table:table-cell table:style-name="ce193" office:value-type="string" table:number-columns-spanned="2" table:number-rows-spanned="1">
            <text:p>R5</text:p>
          </table:table-cell>
          <table:covered-table-cell table:style-name="ce194"/>
          <table:table-cell table:number-columns-repeated="30"/>
          <table:table-cell table:style-name="ce173"/>
          <table:table-cell table:number-columns-repeated="2"/>
          <table:table-cell table:style-name="ce189"/>
          <table:table-cell table:style-name="ce173"/>
          <table:table-cell table:style-name="ce190"/>
          <table:table-cell table:number-columns-repeated="2"/>
          <table:table-cell table:style-name="ce173" table:number-columns-repeated="2"/>
          <table:table-cell table:number-columns-repeated="16"/>
          <table:table-cell table:style-name="ce163"/>
          <table:table-cell table:style-name="ce174"/>
          <table:table-cell table:number-columns-repeated="2"/>
          <table:table-cell table:style-name="ce189"/>
          <table:table-cell table:style-name="ce173"/>
          <table:table-cell table:number-columns-repeated="28"/>
          <table:table-cell table:style-name="ce194" table:number-columns-repeated="2"/>
          <table:table-cell table:number-columns-repeated="20"/>
          <table:table-cell table:style-name="ce163"/>
          <table:table-cell table:style-name="ce174"/>
          <table:table-cell table:number-columns-repeated="7"/>
          <table:table-cell table:style-name="ce189"/>
          <table:table-cell table:style-name="ce173"/>
          <table:table-cell table:number-columns-repeated="15"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7"/>
          <table:table-cell table:style-name="ce167"/>
          <table:table-cell table:number-columns-repeated="3"/>
          <table:table-cell table:style-name="ce166" office:value-type="string" table:number-columns-spanned="4" table:number-rows-spanned="1">
            <text:p>a7b1</text:p>
          </table:table-cell>
          <table:covered-table-cell table:number-columns-repeated="2"/>
          <table:covered-table-cell table:style-name="ce173"/>
          <table:table-cell table:style-name="ce176"/>
          <table:table-cell table:style-name="ce173"/>
          <table:table-cell table:style-name="ce172" office:value-type="string" table:number-columns-spanned="4" table:number-rows-spanned="1">
            <text:p>a3b2</text:p>
          </table:table-cell>
          <table:covered-table-cell table:number-columns-repeated="3" table:style-name="ce173"/>
          <table:table-cell table:style-name="ce173" table:number-columns-repeated="2"/>
          <table:table-cell table:style-name="ce176"/>
          <table:table-cell table:style-name="ce173" table:number-columns-repeated="7"/>
          <table:table-cell table:number-columns-repeated="3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4"/>
          <table:table-cell table:style-name="ce173"/>
          <table:table-cell table:number-columns-repeated="2"/>
          <table:table-cell table:style-name="ce189"/>
          <table:table-cell table:style-name="ce173"/>
          <table:table-cell table:number-columns-repeated="3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73" table:number-columns-repeated="2"/>
          <table:table-cell table:style-name="ce189"/>
          <table:table-cell table:style-name="ce173" table:number-columns-repeated="8"/>
          <table:table-cell table:number-columns-repeated="7"/>
          <table:table-cell table:style-name="ce194" table:number-columns-repeated="2"/>
          <table:table-cell table:number-columns-repeated="16"/>
          <table:table-cell table:style-name="ce196" office:value-type="string" table:number-columns-spanned="4" table:number-rows-spanned="1">
            <text:p>a7b9</text:p>
          </table:table-cell>
          <table:covered-table-cell table:number-columns-repeated="3"/>
          <table:table-cell/>
          <table:table-cell table:style-name="ce166" office:value-type="string" table:number-columns-spanned="4" table:number-rows-spanned="1">
            <text:p>a7b8</text:p>
          </table:table-cell>
          <table:covered-table-cell table:number-columns-repeated="3"/>
          <table:table-cell table:style-name="ce197" office:value-type="string" table:number-columns-spanned="4" table:number-rows-spanned="1">
            <text:p>a5b9</text:p>
          </table:table-cell>
          <table:covered-table-cell table:number-columns-repeated="3"/>
          <table:table-cell table:style-name="ce170" office:value-type="string" table:number-columns-spanned="4" table:number-rows-spanned="1">
            <text:p>a5b8</text:p>
          </table:table-cell>
          <table:covered-table-cell table:style-name="ce173"/>
          <table:covered-table-cell table:number-columns-repeated="2"/>
          <table:table-cell table:style-name="ce197" office:value-type="string" table:number-columns-spanned="4" table:number-rows-spanned="1">
            <text:p>a5b7</text:p>
          </table:table-cell>
          <table:covered-table-cell table:style-name="ce174"/>
          <table:covered-table-cell table:style-name="ce167"/>
          <table:covered-table-cell/>
          <table:table-cell/>
          <table:table-cell table:style-name="ce170" office:value-type="string" table:number-columns-spanned="4" table:number-rows-spanned="1">
            <text:p>a5b6</text:p>
          </table:table-cell>
          <table:covered-table-cell table:style-name="ce173"/>
          <table:covered-table-cell table:number-columns-repeated="2"/>
          <table:table-cell table:style-name="ce197" office:value-type="string" table:number-columns-spanned="4" table:number-rows-spanned="1">
            <text:p>a5b5</text:p>
          </table:table-cell>
          <table:covered-table-cell table:style-name="ce173"/>
          <table:covered-table-cell table:number-columns-repeated="2"/>
          <table:table-cell/>
          <table:table-cell table:style-name="ce170" office:value-type="string" table:number-columns-spanned="4" table:number-rows-spanned="1">
            <text:p>a5b4</text:p>
          </table:table-cell>
          <table:covered-table-cell table:style-name="ce173"/>
          <table:covered-table-cell table:number-columns-repeated="2"/>
          <table:table-cell table:style-name="ce197" office:value-type="string" table:number-columns-spanned="4" table:number-rows-spanned="1">
            <text:p>a5b3</text:p>
          </table:table-cell>
          <table:covered-table-cell table:style-name="ce173"/>
          <table:covered-table-cell table:number-columns-repeated="2"/>
          <table:table-cell/>
          <table:table-cell table:style-name="ce170" office:value-type="string" table:number-columns-spanned="4" table:number-rows-spanned="1">
            <text:p>a5b2</text:p>
          </table:table-cell>
          <table:covered-table-cell table:style-name="ce173"/>
          <table:covered-table-cell table:number-columns-repeated="2"/>
          <table:table-cell table:style-name="ce197" office:value-type="string" table:number-columns-spanned="4" table:number-rows-spanned="1">
            <text:p>a5b1</text:p>
          </table:table-cell>
          <table:covered-table-cell table:style-name="ce173"/>
          <table:covered-table-cell table:number-columns-repeated="2"/>
          <table:table-cell table:style-name="ce170" office:value-type="string" table:number-columns-spanned="4" table:number-rows-spanned="1">
            <text:p>a5b0</text:p>
          </table:table-cell>
          <table:covered-table-cell table:number-columns-repeated="3" table:style-name="ce173"/>
          <table:table-cell table:number-columns-repeated="5"/>
          <table:table-cell table:style-name="ce173" table:number-columns-repeated="2"/>
          <table:table-cell table:style-name="ce189"/>
          <table:table-cell table:style-name="ce173" table:number-columns-repeated="7"/>
          <table:table-cell table:number-columns-repeated="7"/>
          <table:table-cell table:style-name="ce193" office:value-type="string" table:number-columns-spanned="2" table:number-rows-spanned="1">
            <text:p>R5</text:p>
          </table:table-cell>
          <table:covered-table-cell table:style-name="ce194"/>
          <table:table-cell table:number-columns-repeated="3"/>
          <table:table-cell table:style-name="ce170" office:value-type="string" table:number-columns-spanned="4" table:number-rows-spanned="1">
            <text:p>a5b4</text:p>
          </table:table-cell>
          <table:covered-table-cell table:style-name="ce173"/>
          <table:covered-table-cell table:number-columns-repeated="2"/>
          <table:table-cell table:number-columns-repeated="5"/>
          <table:table-cell table:style-name="ce197" office:value-type="string" table:number-columns-spanned="4" table:number-rows-spanned="1">
            <text:p>a5b3</text:p>
          </table:table-cell>
          <table:covered-table-cell table:style-name="ce173"/>
          <table:covered-table-cell table:number-columns-repeated="2"/>
          <table:table-cell table:number-columns-repeated="4"/>
          <table:table-cell table:style-name="ce170" office:value-type="string" table:number-columns-spanned="4" table:number-rows-spanned="1">
            <text:p>a5b2</text:p>
          </table:table-cell>
          <table:covered-table-cell table:style-name="ce173"/>
          <table:covered-table-cell table:number-columns-repeated="2"/>
          <table:table-cell table:number-columns-repeated="5"/>
          <table:table-cell table:style-name="ce197" office:value-type="string" table:number-columns-spanned="4" table:number-rows-spanned="1">
            <text:p>a5b1</text:p>
          </table:table-cell>
          <table:covered-table-cell table:style-name="ce173"/>
          <table:covered-table-cell table:number-columns-repeated="2"/>
          <table:table-cell table:style-name="ce173" table:number-columns-repeated="4"/>
          <table:table-cell table:style-name="ce170" office:value-type="string" table:number-columns-spanned="4" table:number-rows-spanned="1">
            <text:p>a5b0</text:p>
          </table:table-cell>
          <table:covered-table-cell table:number-columns-repeated="3" table:style-name="ce173"/>
          <table:table-cell table:number-columns-repeated="5"/>
          <table:table-cell table:style-name="ce193" office:value-type="string" table:number-columns-spanned="2" table:number-rows-spanned="1">
            <text:p>R5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3"/>
          <table:table-cell table:style-name="ce163" table:number-columns-repeated="4"/>
          <table:table-cell table:style-name="ce168"/>
          <table:table-cell table:style-name="ce163" table:number-columns-repeated="7"/>
          <table:table-cell table:style-name="ce168"/>
          <table:table-cell table:style-name="ce163"/>
          <table:table-cell table:style-name="ce164" office:value-type="string" table:number-columns-spanned="4" table:number-rows-spanned="1">
            <text:p>a8b1</text:p>
          </table:table-cell>
          <table:covered-table-cell table:number-columns-repeated="3" table:style-name="ce163"/>
          <table:table-cell table:style-name="ce163"/>
          <table:table-cell table:style-name="ce174"/>
          <table:table-cell table:style-name="ce171" office:value-type="string" table:number-columns-spanned="4" table:number-rows-spanned="1">
            <text:p>a4b2</text:p>
          </table:table-cell>
          <table:covered-table-cell table:number-columns-repeated="3" table:style-name="ce174"/>
          <table:table-cell table:style-name="ce174" table:number-columns-repeated="2"/>
          <table:table-cell table:style-name="ce179" office:value-type="string" table:number-columns-spanned="4" table:number-rows-spanned="1">
            <text:p>a0b3</text:p>
          </table:table-cell>
          <table:covered-table-cell table:style-name="ce174"/>
          <table:covered-table-cell table:style-name="ce181"/>
          <table:covered-table-cell table:style-name="ce174"/>
          <table:table-cell table:style-name="ce174" table:number-columns-repeated="6"/>
          <table:table-cell table:number-columns-repeated="3"/>
          <table:table-cell table:style-name="ce171" office:value-type="string" table:number-columns-spanned="4" table:number-rows-spanned="1">
            <text:p>a4b5</text:p>
          </table:table-cell>
          <table:covered-table-cell table:style-name="ce173"/>
          <table:covered-table-cell table:number-columns-repeated="2"/>
          <table:table-cell table:style-name="ce171" office:value-type="string" table:number-columns-spanned="4" table:number-rows-spanned="1">
            <text:p>a4b4</text:p>
          </table:table-cell>
          <table:covered-table-cell table:style-name="ce173"/>
          <table:covered-table-cell table:number-columns-repeated="2"/>
          <table:table-cell/>
          <table:table-cell table:style-name="ce171" office:value-type="string" table:number-columns-spanned="4" table:number-rows-spanned="1">
            <text:p>a4b3</text:p>
          </table:table-cell>
          <table:covered-table-cell table:style-name="ce173"/>
          <table:covered-table-cell table:number-columns-repeated="2"/>
          <table:table-cell table:style-name="ce171" office:value-type="string" table:number-columns-spanned="4" table:number-rows-spanned="1">
            <text:p>a4b2</text:p>
          </table:table-cell>
          <table:covered-table-cell table:style-name="ce174"/>
          <table:covered-table-cell table:number-columns-repeated="2"/>
          <table:table-cell/>
          <table:table-cell table:style-name="ce171" office:value-type="string" table:number-columns-spanned="4" table:number-rows-spanned="1">
            <text:p>a4b1</text:p>
          </table:table-cell>
          <table:covered-table-cell table:style-name="ce173"/>
          <table:covered-table-cell table:number-columns-repeated="2"/>
          <table:table-cell table:style-name="ce171" office:value-type="string" table:number-columns-spanned="4" table:number-rows-spanned="1">
            <text:p>a4b0</text:p>
          </table:table-cell>
          <table:covered-table-cell table:style-name="ce173"/>
          <table:covered-table-cell table:number-columns-repeated="2"/>
          <table:table-cell table:number-columns-repeated="3"/>
          <table:table-cell table:style-name="ce189"/>
          <table:table-cell table:style-name="ce173" table:number-columns-repeated="8"/>
          <table:table-cell table:number-columns-repeated="7"/>
          <table:table-cell table:style-name="ce193" office:value-type="string" table:number-columns-spanned="2" table:number-rows-spanned="1">
            <text:p>R4</text:p>
          </table:table-cell>
          <table:covered-table-cell table:style-name="ce194"/>
          <table:table-cell table:number-columns-repeated="30"/>
          <table:table-cell table:style-name="ce173"/>
          <table:table-cell table:number-columns-repeated="2"/>
          <table:table-cell table:style-name="ce189"/>
          <table:table-cell table:style-name="ce173"/>
          <table:table-cell table:style-name="ce190"/>
          <table:table-cell table:number-columns-repeated="2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4"/>
          <table:table-cell table:style-name="ce173"/>
          <table:table-cell table:number-columns-repeated="2"/>
          <table:table-cell table:style-name="ce189"/>
          <table:table-cell table:style-name="ce173"/>
          <table:table-cell table:number-columns-repeated="2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73" table:number-columns-repeated="2"/>
          <table:table-cell table:style-name="ce189"/>
          <table:table-cell table:style-name="ce173" table:number-columns-repeated="7"/>
          <table:table-cell table:number-columns-repeated="7"/>
          <table:table-cell table:style-name="ce194" table:number-columns-repeated="2"/>
          <table:table-cell table:number-columns-repeated="3"/>
          <table:table-cell table:style-name="ce173" table:number-columns-repeated="2"/>
          <table:table-cell table:number-columns-repeated="7"/>
          <table:table-cell table:style-name="ce173" table:number-columns-repeated="2"/>
          <table:table-cell table:number-columns-repeated="7"/>
          <table:table-cell table:style-name="ce173"/>
          <table:table-cell table:number-columns-repeated="3"/>
          <table:table-cell table:style-name="ce173" table:number-columns-repeated="2"/>
          <table:table-cell table:number-columns-repeated="2"/>
          <table:table-cell table:style-name="ce189"/>
          <table:table-cell table:style-name="ce173"/>
          <table:table-cell table:number-columns-repeated="2"/>
          <table:table-cell table:style-name="ce173" table:number-columns-repeated="6"/>
          <table:table-cell table:number-columns-repeated="7"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7"/>
          <table:table-cell table:style-name="ce167"/>
          <table:table-cell table:number-columns-repeated="5"/>
          <table:table-cell table:style-name="ce170" office:value-type="string" table:number-columns-spanned="4" table:number-rows-spanned="1">
            <text:p>a5b2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2"/>
          <table:table-cell table:style-name="ce178" office:value-type="string" table:number-columns-spanned="4" table:number-rows-spanned="1">
            <text:p>a1b3</text:p>
          </table:table-cell>
          <table:covered-table-cell table:number-columns-repeated="3" table:style-name="ce173"/>
          <table:table-cell table:style-name="ce176"/>
          <table:table-cell table:style-name="ce173" table:number-columns-repeated="7"/>
          <table:table-cell table:number-columns-repeated="3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73" table:number-columns-repeated="2"/>
          <table:table-cell table:number-columns-repeated="2"/>
          <table:table-cell table:style-name="ce189"/>
          <table:table-cell table:style-name="ce173"/>
          <table:table-cell table:number-columns-repeated="3"/>
          <table:table-cell table:style-name="ce173" table:number-columns-repeated="2"/>
          <table:table-cell table:number-columns-repeated="7"/>
          <table:table-cell table:style-name="ce173" table:number-columns-repeated="2"/>
          <table:table-cell table:style-name="ce190"/>
          <table:table-cell table:number-columns-repeated="15"/>
          <table:table-cell table:style-name="ce194" table:number-columns-repeated="2"/>
          <table:table-cell table:number-columns-repeated="21"/>
          <table:table-cell table:style-name="ce169" office:value-type="string" table:number-columns-spanned="4" table:number-rows-spanned="1">
            <text:p>a6b9</text:p>
          </table:table-cell>
          <table:covered-table-cell table:number-columns-repeated="3"/>
          <table:table-cell table:style-name="ce169" office:value-type="string" table:number-columns-spanned="4" table:number-rows-spanned="1">
            <text:p>a6b8</text:p>
          </table:table-cell>
          <table:covered-table-cell table:number-columns-repeated="3"/>
          <table:table-cell table:style-name="ce171" office:value-type="string" table:number-columns-spanned="4" table:number-rows-spanned="1">
            <text:p>a4b9</text:p>
          </table:table-cell>
          <table:covered-table-cell table:style-name="ce173"/>
          <table:covered-table-cell table:number-columns-repeated="2"/>
          <table:table-cell table:style-name="ce171" office:value-type="string" table:number-columns-spanned="4" table:number-rows-spanned="1">
            <text:p>a4b8</text:p>
          </table:table-cell>
          <table:covered-table-cell table:style-name="ce173"/>
          <table:covered-table-cell table:style-name="ce167"/>
          <table:covered-table-cell/>
          <table:table-cell/>
          <table:table-cell table:style-name="ce171" office:value-type="string" table:number-columns-spanned="4" table:number-rows-spanned="1">
            <text:p>a4b7</text:p>
          </table:table-cell>
          <table:covered-table-cell table:style-name="ce173"/>
          <table:covered-table-cell table:number-columns-repeated="2"/>
          <table:table-cell table:style-name="ce171" office:value-type="string" table:number-columns-spanned="4" table:number-rows-spanned="1">
            <text:p>a4b6</text:p>
          </table:table-cell>
          <table:covered-table-cell table:style-name="ce173"/>
          <table:covered-table-cell table:number-columns-repeated="2"/>
          <table:table-cell/>
          <table:table-cell table:style-name="ce171" office:value-type="string" table:number-columns-spanned="4" table:number-rows-spanned="1">
            <text:p>a4b5</text:p>
          </table:table-cell>
          <table:covered-table-cell table:style-name="ce173"/>
          <table:covered-table-cell table:number-columns-repeated="2"/>
          <table:table-cell table:style-name="ce171" office:value-type="string" table:number-columns-spanned="4" table:number-rows-spanned="1">
            <text:p>a4b4</text:p>
          </table:table-cell>
          <table:covered-table-cell table:style-name="ce173"/>
          <table:covered-table-cell table:number-columns-repeated="2"/>
          <table:table-cell/>
          <table:table-cell table:style-name="ce171" office:value-type="string" table:number-columns-spanned="4" table:number-rows-spanned="1">
            <text:p>a4b3</text:p>
          </table:table-cell>
          <table:covered-table-cell table:style-name="ce173"/>
          <table:covered-table-cell table:number-columns-repeated="2"/>
          <table:table-cell table:style-name="ce171" office:value-type="string" table:number-columns-spanned="4" table:number-rows-spanned="1">
            <text:p>a4b2</text:p>
          </table:table-cell>
          <table:covered-table-cell table:style-name="ce174"/>
          <table:covered-table-cell table:number-columns-repeated="2"/>
          <table:table-cell table:style-name="ce171" office:value-type="string" table:number-columns-spanned="4" table:number-rows-spanned="1">
            <text:p>a4b1</text:p>
          </table:table-cell>
          <table:covered-table-cell table:style-name="ce173"/>
          <table:covered-table-cell table:number-columns-repeated="2"/>
          <table:table-cell table:style-name="ce171" office:value-type="string" table:number-columns-spanned="4" table:number-rows-spanned="1">
            <text:p>a4b0</text:p>
          </table:table-cell>
          <table:covered-table-cell table:style-name="ce173"/>
          <table:covered-table-cell table:number-columns-repeated="2"/>
          <table:table-cell table:number-columns-repeated="3"/>
          <table:table-cell table:style-name="ce189"/>
          <table:table-cell table:style-name="ce173" table:number-columns-repeated="7"/>
          <table:table-cell table:number-columns-repeated="7"/>
          <table:table-cell table:style-name="ce193" office:value-type="string" table:number-columns-spanned="2" table:number-rows-spanned="1">
            <text:p>R4</text:p>
          </table:table-cell>
          <table:covered-table-cell table:style-name="ce194"/>
          <table:table-cell table:number-columns-repeated="3"/>
          <table:table-cell table:style-name="ce171" office:value-type="string" table:number-columns-spanned="4" table:number-rows-spanned="1">
            <text:p>a4b5</text:p>
          </table:table-cell>
          <table:covered-table-cell table:style-name="ce173"/>
          <table:covered-table-cell table:number-columns-repeated="2"/>
          <table:table-cell table:style-name="ce171" office:value-type="string" table:number-columns-spanned="4" table:number-rows-spanned="1">
            <text:p>a4b0</text:p>
          </table:table-cell>
          <table:covered-table-cell table:style-name="ce173"/>
          <table:covered-table-cell table:number-columns-repeated="2"/>
          <table:table-cell/>
          <table:table-cell table:style-name="ce171" office:value-type="string" table:number-columns-spanned="4" table:number-rows-spanned="1">
            <text:p>a4b4</text:p>
          </table:table-cell>
          <table:covered-table-cell table:style-name="ce173"/>
          <table:covered-table-cell table:number-columns-repeated="2"/>
          <table:table-cell table:number-columns-repeated="4"/>
          <table:table-cell table:style-name="ce171" office:value-type="string" table:number-columns-spanned="4" table:number-rows-spanned="1">
            <text:p>a4b3</text:p>
          </table:table-cell>
          <table:covered-table-cell table:style-name="ce173"/>
          <table:covered-table-cell table:number-columns-repeated="2"/>
          <table:table-cell table:number-columns-repeated="5"/>
          <table:table-cell table:style-name="ce171" office:value-type="string" table:number-columns-spanned="4" table:number-rows-spanned="1">
            <text:p>a4b2</text:p>
          </table:table-cell>
          <table:covered-table-cell table:style-name="ce174"/>
          <table:covered-table-cell table:number-columns-repeated="2"/>
          <table:table-cell table:style-name="ce173" table:number-columns-repeated="4"/>
          <table:table-cell table:style-name="ce171" office:value-type="string" table:number-columns-spanned="4" table:number-rows-spanned="1">
            <text:p>a4b1</text:p>
          </table:table-cell>
          <table:covered-table-cell table:style-name="ce173"/>
          <table:covered-table-cell table:number-columns-repeated="2"/>
          <table:table-cell table:number-columns-repeated="5"/>
          <table:table-cell table:style-name="ce193" office:value-type="string" table:number-columns-spanned="2" table:number-rows-spanned="1">
            <text:p>R4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7"/>
          <table:table-cell table:style-name="ce167"/>
          <table:table-cell table:number-columns-repeated="3"/>
          <table:table-cell table:style-name="ce169" office:value-type="string" table:number-columns-spanned="4" table:number-rows-spanned="1">
            <text:p>a6b2</text:p>
          </table:table-cell>
          <table:covered-table-cell table:number-columns-repeated="2"/>
          <table:covered-table-cell table:style-name="ce173"/>
          <table:table-cell table:style-name="ce176"/>
          <table:table-cell table:style-name="ce173"/>
          <table:table-cell table:style-name="ce177" office:value-type="string" table:number-columns-spanned="4" table:number-rows-spanned="1">
            <text:p>a2b3</text:p>
          </table:table-cell>
          <table:covered-table-cell table:number-columns-repeated="3" table:style-name="ce173"/>
          <table:table-cell table:style-name="ce173" table:number-columns-repeated="2"/>
          <table:table-cell table:style-name="ce176"/>
          <table:table-cell table:style-name="ce173" table:number-columns-repeated="7"/>
          <table:table-cell table:number-columns-repeated="3"/>
          <table:table-cell table:style-name="ce172" office:value-type="string" table:number-columns-spanned="4" table:number-rows-spanned="1">
            <text:p>a3b6</text:p>
          </table:table-cell>
          <table:covered-table-cell table:style-name="ce173"/>
          <table:covered-table-cell table:number-columns-repeated="2"/>
          <table:table-cell table:style-name="ce172" office:value-type="string" table:number-columns-spanned="4" table:number-rows-spanned="1">
            <text:p>a3b5</text:p>
          </table:table-cell>
          <table:covered-table-cell table:style-name="ce173"/>
          <table:covered-table-cell table:number-columns-repeated="2"/>
          <table:table-cell/>
          <table:table-cell table:style-name="ce172" office:value-type="string" table:number-columns-spanned="4" table:number-rows-spanned="1">
            <text:p>a3b4</text:p>
          </table:table-cell>
          <table:covered-table-cell table:style-name="ce173"/>
          <table:covered-table-cell table:number-columns-repeated="2"/>
          <table:table-cell table:style-name="ce172" office:value-type="string" table:number-columns-spanned="4" table:number-rows-spanned="1">
            <text:p>a3b3</text:p>
          </table:table-cell>
          <table:covered-table-cell table:style-name="ce173"/>
          <table:covered-table-cell table:number-columns-repeated="2"/>
          <table:table-cell/>
          <table:table-cell table:style-name="ce172" office:value-type="string" table:number-columns-spanned="4" table:number-rows-spanned="1">
            <text:p>a3b2</text:p>
          </table:table-cell>
          <table:covered-table-cell table:style-name="ce173"/>
          <table:covered-table-cell table:number-columns-repeated="2"/>
          <table:table-cell table:style-name="ce172" office:value-type="string" table:number-columns-spanned="4" table:number-rows-spanned="1">
            <text:p>a3b1</text:p>
          </table:table-cell>
          <table:covered-table-cell table:style-name="ce173"/>
          <table:covered-table-cell table:number-columns-repeated="2"/>
          <table:table-cell/>
          <table:table-cell table:style-name="ce172" office:value-type="string" table:number-columns-spanned="4" table:number-rows-spanned="1">
            <text:p>a3b0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7"/>
          <table:table-cell table:number-columns-repeated="5"/>
          <table:table-cell table:style-name="ce190"/>
          <table:table-cell/>
          <table:table-cell table:style-name="ce193" office:value-type="string" table:number-columns-spanned="2" table:number-rows-spanned="1">
            <text:p>R3</text:p>
          </table:table-cell>
          <table:covered-table-cell table:style-name="ce194"/>
          <table:table-cell table:number-columns-repeated="2"/>
          <table:table-cell table:style-name="ce163"/>
          <table:table-cell table:number-columns-repeated="30"/>
          <table:table-cell table:style-name="ce189"/>
          <table:table-cell table:style-name="ce173"/>
          <table:table-cell table:style-name="ce190"/>
          <table:table-cell table:number-columns-repeated="6"/>
          <table:table-cell table:style-name="ce173" table:number-columns-repeated="2"/>
          <table:table-cell table:number-columns-repeated="3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73" table:number-columns-repeated="2"/>
          <table:table-cell table:number-columns-repeated="2"/>
          <table:table-cell table:style-name="ce189"/>
          <table:table-cell table:style-name="ce173"/>
          <table:table-cell table:number-columns-repeated="2"/>
          <table:table-cell table:style-name="ce173" table:number-columns-repeated="2"/>
          <table:table-cell table:number-columns-repeated="7"/>
          <table:table-cell table:style-name="ce173" table:number-columns-repeated="2"/>
          <table:table-cell table:style-name="ce190"/>
          <table:table-cell table:number-columns-repeated="14"/>
          <table:table-cell table:style-name="ce194" table:number-columns-repeated="2"/>
          <table:table-cell table:number-columns-repeated="3"/>
          <table:table-cell table:style-name="ce173" table:number-columns-repeated="2"/>
          <table:table-cell table:number-columns-repeated="7"/>
          <table:table-cell table:style-name="ce173" table:number-columns-repeated="2"/>
          <table:table-cell table:number-columns-repeated="6"/>
          <table:table-cell table:style-name="ce173" table:number-columns-repeated="2"/>
          <table:table-cell table:number-columns-repeated="7"/>
          <table:table-cell table:style-name="ce189"/>
          <table:table-cell table:style-name="ce173"/>
          <table:table-cell table:number-columns-repeated="6"/>
          <table:table-cell table:style-name="ce173" table:number-columns-repeated="2"/>
          <table:table-cell table:number-columns-repeated="7"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7"/>
          <table:table-cell table:style-name="ce167"/>
          <table:table-cell/>
          <table:table-cell table:style-name="ce166" office:value-type="string" table:number-columns-spanned="4" table:number-rows-spanned="1">
            <text:p>a7b2</text:p>
          </table:table-cell>
          <table:covered-table-cell table:number-columns-repeated="3"/>
          <table:table-cell/>
          <table:table-cell table:style-name="ce173"/>
          <table:table-cell table:style-name="ce172" office:value-type="string" table:number-columns-spanned="4" table:number-rows-spanned="1">
            <text:p>a3b3</text:p>
          </table:table-cell>
          <table:covered-table-cell table:number-columns-repeated="3" table:style-name="ce173"/>
          <table:table-cell table:style-name="ce173" table:number-columns-repeated="4"/>
          <table:table-cell table:style-name="ce176"/>
          <table:table-cell table:style-name="ce173" table:number-columns-repeated="7"/>
          <table:table-cell table:number-columns-repeated="3"/>
          <table:table-cell table:style-name="ce174" table:number-columns-repeated="2"/>
          <table:table-cell table:number-columns-repeated="2"/>
          <table:table-cell table:style-name="ce174" table:number-columns-repeated="2"/>
          <table:table-cell table:number-columns-repeated="3"/>
          <table:table-cell table:style-name="ce173" table:number-columns-repeated="2"/>
          <table:table-cell table:number-columns-repeated="2"/>
          <table:table-cell table:style-name="ce189"/>
          <table:table-cell table:style-name="ce173"/>
          <table:table-cell table:number-columns-repeated="3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73" table:number-columns-repeated="2"/>
          <table:table-cell table:number-columns-repeated="5"/>
          <table:table-cell table:style-name="ce173" table:number-columns-repeated="4"/>
          <table:table-cell table:number-columns-repeated="5"/>
          <table:table-cell table:style-name="ce190"/>
          <table:table-cell/>
          <table:table-cell table:style-name="ce194" table:number-columns-repeated="2"/>
          <table:table-cell table:number-columns-repeated="42"/>
          <table:table-cell table:style-name="ce198" office:value-type="string" table:number-columns-spanned="4" table:number-rows-spanned="1">
            <text:p>a3b7</text:p>
          </table:table-cell>
          <table:covered-table-cell table:style-name="ce173"/>
          <table:covered-table-cell table:number-columns-repeated="2"/>
          <table:table-cell/>
          <table:table-cell table:style-name="ce172" office:value-type="string" table:number-columns-spanned="4" table:number-rows-spanned="1">
            <text:p>a3b6</text:p>
          </table:table-cell>
          <table:covered-table-cell table:style-name="ce173"/>
          <table:covered-table-cell table:number-columns-repeated="2"/>
          <table:table-cell table:style-name="ce198" office:value-type="string" table:number-columns-spanned="4" table:number-rows-spanned="1">
            <text:p>a3b5</text:p>
          </table:table-cell>
          <table:covered-table-cell table:style-name="ce173"/>
          <table:covered-table-cell table:number-columns-repeated="2"/>
          <table:table-cell/>
          <table:table-cell table:style-name="ce172" office:value-type="string" table:number-columns-spanned="4" table:number-rows-spanned="1">
            <text:p>a3b4</text:p>
          </table:table-cell>
          <table:covered-table-cell table:style-name="ce173"/>
          <table:covered-table-cell table:number-columns-repeated="2"/>
          <table:table-cell table:style-name="ce198" office:value-type="string" table:number-columns-spanned="4" table:number-rows-spanned="1">
            <text:p>a3b3</text:p>
          </table:table-cell>
          <table:covered-table-cell table:style-name="ce173"/>
          <table:covered-table-cell table:number-columns-repeated="2"/>
          <table:table-cell table:style-name="ce172" office:value-type="string" table:number-columns-spanned="4" table:number-rows-spanned="1">
            <text:p>a3b2</text:p>
          </table:table-cell>
          <table:covered-table-cell table:style-name="ce173"/>
          <table:covered-table-cell table:number-columns-repeated="2"/>
          <table:table-cell table:style-name="ce198" office:value-type="string" table:number-columns-spanned="4" table:number-rows-spanned="1">
            <text:p>a3b1</text:p>
          </table:table-cell>
          <table:covered-table-cell table:style-name="ce173"/>
          <table:covered-table-cell table:number-columns-repeated="2"/>
          <table:table-cell/>
          <table:table-cell table:style-name="ce172" office:value-type="string" table:number-columns-spanned="4" table:number-rows-spanned="1">
            <text:p>a3b0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6"/>
          <table:table-cell table:number-columns-repeated="5"/>
          <table:table-cell table:style-name="ce190"/>
          <table:table-cell/>
          <table:table-cell table:style-name="ce193" office:value-type="string" table:number-columns-spanned="2" table:number-rows-spanned="1">
            <text:p>R3</text:p>
          </table:table-cell>
          <table:covered-table-cell table:style-name="ce194"/>
          <table:table-cell table:number-columns-repeated="3"/>
          <table:table-cell table:style-name="ce172" office:value-type="string" table:number-columns-spanned="4" table:number-rows-spanned="1">
            <text:p>a3b6</text:p>
          </table:table-cell>
          <table:covered-table-cell table:style-name="ce173"/>
          <table:covered-table-cell table:number-columns-repeated="2"/>
          <table:table-cell table:style-name="ce198" office:value-type="string" table:number-columns-spanned="4" table:number-rows-spanned="1">
            <text:p>a3b1</text:p>
          </table:table-cell>
          <table:covered-table-cell table:style-name="ce173"/>
          <table:covered-table-cell table:number-columns-repeated="2"/>
          <table:table-cell/>
          <table:table-cell table:style-name="ce198" office:value-type="string" table:number-columns-spanned="4" table:number-rows-spanned="1">
            <text:p>a3b5</text:p>
          </table:table-cell>
          <table:covered-table-cell table:style-name="ce173"/>
          <table:covered-table-cell table:number-columns-repeated="2"/>
          <table:table-cell table:style-name="ce172" office:value-type="string" table:number-columns-spanned="4" table:number-rows-spanned="1">
            <text:p>a3b0</text:p>
          </table:table-cell>
          <table:covered-table-cell table:style-name="ce173"/>
          <table:covered-table-cell table:style-name="ce176"/>
          <table:covered-table-cell table:style-name="ce173"/>
          <table:table-cell table:style-name="ce172" office:value-type="string" table:number-columns-spanned="4" table:number-rows-spanned="1">
            <text:p>a3b4</text:p>
          </table:table-cell>
          <table:covered-table-cell table:style-name="ce173"/>
          <table:covered-table-cell table:number-columns-repeated="2"/>
          <table:table-cell table:number-columns-repeated="5"/>
          <table:table-cell table:style-name="ce198" office:value-type="string" table:number-columns-spanned="4" table:number-rows-spanned="1">
            <text:p>a3b3</text:p>
          </table:table-cell>
          <table:covered-table-cell table:style-name="ce173"/>
          <table:covered-table-cell table:number-columns-repeated="2"/>
          <table:table-cell/>
          <table:table-cell table:style-name="ce173" table:number-columns-repeated="3"/>
          <table:table-cell table:style-name="ce172" office:value-type="string" table:number-columns-spanned="4" table:number-rows-spanned="1">
            <text:p>a3b2</text:p>
          </table:table-cell>
          <table:covered-table-cell table:style-name="ce173"/>
          <table:covered-table-cell table:number-columns-repeated="2"/>
          <table:table-cell table:number-columns-repeated="3"/>
          <table:table-cell table:style-name="ce190"/>
          <table:table-cell/>
          <table:table-cell table:style-name="ce193" office:value-type="string" table:number-columns-spanned="2" table:number-rows-spanned="1">
            <text:p>R3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7"/>
          <table:table-cell table:style-name="ce164" office:value-type="string" table:number-columns-spanned="4" table:number-rows-spanned="1">
            <text:p>a8b2</text:p>
          </table:table-cell>
          <table:covered-table-cell table:number-columns-repeated="3"/>
          <table:table-cell table:number-columns-repeated="2"/>
          <table:table-cell table:style-name="ce171" office:value-type="string" table:number-columns-spanned="4" table:number-rows-spanned="1">
            <text:p>a4b3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2"/>
          <table:table-cell table:style-name="ce179" office:value-type="string" table:number-columns-spanned="4" table:number-rows-spanned="1">
            <text:p>a0b4</text:p>
          </table:table-cell>
          <table:covered-table-cell table:style-name="ce173"/>
          <table:covered-table-cell table:number-columns-repeated="2"/>
          <table:table-cell table:style-name="ce176"/>
          <table:table-cell table:style-name="ce173" table:number-columns-repeated="7"/>
          <table:table-cell table:number-columns-repeated="3"/>
          <table:table-cell table:style-name="ce177" office:value-type="string" table:number-columns-spanned="4" table:number-rows-spanned="1">
            <text:p>a2b7</text:p>
          </table:table-cell>
          <table:covered-table-cell table:style-name="ce173"/>
          <table:covered-table-cell table:number-columns-repeated="2"/>
          <table:table-cell table:style-name="ce177" office:value-type="string" table:number-columns-spanned="4" table:number-rows-spanned="1">
            <text:p>a2b6</text:p>
          </table:table-cell>
          <table:covered-table-cell table:style-name="ce173"/>
          <table:covered-table-cell table:number-columns-repeated="2"/>
          <table:table-cell/>
          <table:table-cell table:style-name="ce177" office:value-type="string" table:number-columns-spanned="4" table:number-rows-spanned="1">
            <text:p>a2b5</text:p>
          </table:table-cell>
          <table:covered-table-cell table:style-name="ce173"/>
          <table:covered-table-cell table:number-columns-repeated="2"/>
          <table:table-cell table:style-name="ce177" office:value-type="string" table:number-columns-spanned="4" table:number-rows-spanned="1">
            <text:p>a2b4</text:p>
          </table:table-cell>
          <table:covered-table-cell table:style-name="ce173"/>
          <table:covered-table-cell table:number-columns-repeated="2"/>
          <table:table-cell/>
          <table:table-cell table:style-name="ce177" office:value-type="string" table:number-columns-spanned="4" table:number-rows-spanned="1">
            <text:p>a2b3</text:p>
          </table:table-cell>
          <table:covered-table-cell table:style-name="ce173"/>
          <table:covered-table-cell table:number-columns-repeated="2"/>
          <table:table-cell table:style-name="ce177" office:value-type="string" table:number-columns-spanned="4" table:number-rows-spanned="1">
            <text:p>a2b2</text:p>
          </table:table-cell>
          <table:covered-table-cell table:style-name="ce173"/>
          <table:covered-table-cell table:number-columns-repeated="2"/>
          <table:table-cell/>
          <table:table-cell table:style-name="ce177" office:value-type="string" table:number-columns-spanned="4" table:number-rows-spanned="1">
            <text:p>a2b1</text:p>
          </table:table-cell>
          <table:covered-table-cell table:style-name="ce173"/>
          <table:covered-table-cell table:style-name="ce176"/>
          <table:covered-table-cell table:style-name="ce173"/>
          <table:table-cell table:style-name="ce177" office:value-type="string" table:number-columns-spanned="4" table:number-rows-spanned="1">
            <text:p>a2b0</text:p>
          </table:table-cell>
          <table:covered-table-cell table:number-columns-repeated="3" table:style-name="ce173"/>
          <table:table-cell table:style-name="ce173" table:number-columns-repeated="3"/>
          <table:table-cell table:number-columns-repeated="5"/>
          <table:table-cell table:style-name="ce190"/>
          <table:table-cell/>
          <table:table-cell table:style-name="ce193" office:value-type="string" table:number-columns-spanned="2" table:number-rows-spanned="1">
            <text:p>R2</text:p>
          </table:table-cell>
          <table:covered-table-cell table:style-name="ce194"/>
          <table:table-cell table:number-columns-repeated="38"/>
          <table:table-cell table:style-name="ce173" table:number-columns-repeated="2"/>
          <table:table-cell table:number-columns-repeated="7"/>
          <table:table-cell table:style-name="ce174" table:number-columns-repeated="2"/>
          <table:table-cell table:number-columns-repeated="2"/>
          <table:table-cell table:style-name="ce174" table:number-columns-repeated="2"/>
          <table:table-cell table:number-columns-repeated="3"/>
          <table:table-cell table:style-name="ce173" table:number-columns-repeated="2"/>
          <table:table-cell table:number-columns-repeated="2"/>
          <table:table-cell table:style-name="ce189"/>
          <table:table-cell table:style-name="ce173"/>
          <table:table-cell table:number-columns-repeated="2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73" table:number-columns-repeated="2"/>
          <table:table-cell table:number-columns-repeated="5"/>
          <table:table-cell table:style-name="ce173" table:number-columns-repeated="3"/>
          <table:table-cell table:number-columns-repeated="5"/>
          <table:table-cell table:style-name="ce190"/>
          <table:table-cell/>
          <table:table-cell table:style-name="ce194" table:number-columns-repeated="2"/>
          <table:table-cell table:number-columns-repeated="3"/>
          <table:table-cell table:style-name="ce174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74" table:number-columns-repeated="2"/>
          <table:table-cell table:number-columns-repeated="2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7"/>
          <table:table-cell table:style-name="ce189"/>
          <table:table-cell table:style-name="ce173"/>
          <table:table-cell table:number-columns-repeated="6"/>
          <table:table-cell table:style-name="ce173" table:number-columns-repeated="2"/>
          <table:table-cell table:number-columns-repeated="5"/>
          <table:table-cell table:style-name="ce190"/>
          <table:table-cell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6"/>
          <table:table-cell table:style-name="ce173"/>
          <table:table-cell table:style-name="ce176"/>
          <table:table-cell table:style-name="ce173" table:number-columns-repeated="3"/>
          <table:table-cell table:style-name="ce170" office:value-type="string" table:number-columns-spanned="4" table:number-rows-spanned="1">
            <text:p>a5b3</text:p>
          </table:table-cell>
          <table:covered-table-cell table:number-columns-repeated="3" table:style-name="ce173"/>
          <table:table-cell table:style-name="ce176"/>
          <table:table-cell table:style-name="ce173"/>
          <table:table-cell table:style-name="ce178" office:value-type="string" table:number-columns-spanned="4" table:number-rows-spanned="1">
            <text:p>a1b4</text:p>
          </table:table-cell>
          <table:covered-table-cell table:number-columns-repeated="3" table:style-name="ce173"/>
          <table:table-cell table:number-columns-repeated="2"/>
          <table:table-cell table:style-name="ce167"/>
          <table:table-cell table:number-columns-repeated="10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73" table:number-columns-repeated="2"/>
          <table:table-cell table:number-columns-repeated="2"/>
          <table:table-cell table:style-name="ce189"/>
          <table:table-cell table:style-name="ce173"/>
          <table:table-cell table:number-columns-repeated="3"/>
          <table:table-cell table:style-name="ce173" table:number-columns-repeated="2"/>
          <table:table-cell table:number-columns-repeated="2"/>
          <table:table-cell table:style-name="ce174" table:number-columns-repeated="2"/>
          <table:table-cell table:number-columns-repeated="3"/>
          <table:table-cell table:style-name="ce173" table:number-columns-repeated="2"/>
          <table:table-cell table:number-columns-repeated="4"/>
          <table:table-cell table:style-name="ce173" table:number-columns-repeated="5"/>
          <table:table-cell table:number-columns-repeated="5"/>
          <table:table-cell table:style-name="ce190"/>
          <table:table-cell/>
          <table:table-cell table:style-name="ce194" table:number-columns-repeated="2"/>
          <table:table-cell table:number-columns-repeated="47"/>
          <table:table-cell table:style-name="ce177" office:value-type="string" table:number-columns-spanned="4" table:number-rows-spanned="1">
            <text:p>a2b7</text:p>
          </table:table-cell>
          <table:covered-table-cell table:style-name="ce173"/>
          <table:covered-table-cell table:number-columns-repeated="2"/>
          <table:table-cell table:style-name="ce177" office:value-type="string" table:number-columns-spanned="4" table:number-rows-spanned="1">
            <text:p>a2b6</text:p>
          </table:table-cell>
          <table:covered-table-cell table:style-name="ce173"/>
          <table:covered-table-cell table:number-columns-repeated="2"/>
          <table:table-cell/>
          <table:table-cell table:style-name="ce177" office:value-type="string" table:number-columns-spanned="4" table:number-rows-spanned="1">
            <text:p>a2b5</text:p>
          </table:table-cell>
          <table:covered-table-cell table:style-name="ce173"/>
          <table:covered-table-cell table:number-columns-repeated="2"/>
          <table:table-cell table:style-name="ce177" office:value-type="string" table:number-columns-spanned="4" table:number-rows-spanned="1">
            <text:p>a2b4</text:p>
          </table:table-cell>
          <table:covered-table-cell table:style-name="ce173"/>
          <table:covered-table-cell table:number-columns-repeated="2"/>
          <table:table-cell table:style-name="ce177" office:value-type="string" table:number-columns-spanned="4" table:number-rows-spanned="1">
            <text:p>a2b3</text:p>
          </table:table-cell>
          <table:covered-table-cell table:style-name="ce173"/>
          <table:covered-table-cell table:number-columns-repeated="2"/>
          <table:table-cell table:style-name="ce177" office:value-type="string" table:number-columns-spanned="4" table:number-rows-spanned="1">
            <text:p>a2b2</text:p>
          </table:table-cell>
          <table:covered-table-cell table:style-name="ce173"/>
          <table:covered-table-cell table:number-columns-repeated="2"/>
          <table:table-cell/>
          <table:table-cell table:style-name="ce177" office:value-type="string" table:number-columns-spanned="4" table:number-rows-spanned="1">
            <text:p>a2b1</text:p>
          </table:table-cell>
          <table:covered-table-cell table:style-name="ce173"/>
          <table:covered-table-cell table:style-name="ce176"/>
          <table:covered-table-cell table:style-name="ce173"/>
          <table:table-cell table:style-name="ce177" office:value-type="string" table:number-columns-spanned="4" table:number-rows-spanned="1">
            <text:p>a2b0</text:p>
          </table:table-cell>
          <table:covered-table-cell table:number-columns-repeated="3" table:style-name="ce173"/>
          <table:table-cell table:style-name="ce173" table:number-columns-repeated="2"/>
          <table:table-cell table:number-columns-repeated="5"/>
          <table:table-cell table:style-name="ce190"/>
          <table:table-cell/>
          <table:table-cell table:style-name="ce193" office:value-type="string" table:number-columns-spanned="2" table:number-rows-spanned="1">
            <text:p>R2</text:p>
          </table:table-cell>
          <table:covered-table-cell table:style-name="ce194"/>
          <table:table-cell table:number-columns-repeated="3"/>
          <table:table-cell table:style-name="ce177" office:value-type="string" table:number-columns-spanned="4" table:number-rows-spanned="1">
            <text:p>a2b7</text:p>
          </table:table-cell>
          <table:covered-table-cell table:style-name="ce173"/>
          <table:covered-table-cell table:number-columns-repeated="2"/>
          <table:table-cell table:style-name="ce177" office:value-type="string" table:number-columns-spanned="4" table:number-rows-spanned="1">
            <text:p>a2b2</text:p>
          </table:table-cell>
          <table:covered-table-cell table:style-name="ce173"/>
          <table:covered-table-cell table:number-columns-repeated="2"/>
          <table:table-cell/>
          <table:table-cell table:style-name="ce177" office:value-type="string" table:number-columns-spanned="4" table:number-rows-spanned="1">
            <text:p>a2b6</text:p>
          </table:table-cell>
          <table:covered-table-cell table:style-name="ce173"/>
          <table:covered-table-cell table:number-columns-repeated="2"/>
          <table:table-cell table:style-name="ce177" office:value-type="string" table:number-columns-spanned="4" table:number-rows-spanned="1">
            <text:p>a2b1</text:p>
          </table:table-cell>
          <table:covered-table-cell table:style-name="ce173"/>
          <table:covered-table-cell table:style-name="ce176"/>
          <table:covered-table-cell table:style-name="ce173"/>
          <table:table-cell table:style-name="ce177" office:value-type="string" table:number-columns-spanned="4" table:number-rows-spanned="1">
            <text:p>a2b5</text:p>
          </table:table-cell>
          <table:covered-table-cell table:style-name="ce173"/>
          <table:covered-table-cell table:number-columns-repeated="2"/>
          <table:table-cell table:style-name="ce177" office:value-type="string" table:number-columns-spanned="4" table:number-rows-spanned="1">
            <text:p>a2b0</text:p>
          </table:table-cell>
          <table:covered-table-cell table:number-columns-repeated="3" table:style-name="ce173"/>
          <table:table-cell/>
          <table:table-cell table:style-name="ce177" office:value-type="string" table:number-columns-spanned="4" table:number-rows-spanned="1">
            <text:p>a2b4</text:p>
          </table:table-cell>
          <table:covered-table-cell table:style-name="ce173"/>
          <table:covered-table-cell table:number-columns-repeated="2"/>
          <table:table-cell table:number-columns-repeated="4"/>
          <table:table-cell table:style-name="ce177" office:value-type="string" table:number-columns-spanned="4" table:number-rows-spanned="1">
            <text:p>a2b3</text:p>
          </table:table-cell>
          <table:covered-table-cell table:style-name="ce173"/>
          <table:covered-table-cell table:number-columns-repeated="2"/>
          <table:table-cell table:number-columns-repeated="3"/>
          <table:table-cell table:style-name="ce190"/>
          <table:table-cell/>
          <table:table-cell table:style-name="ce193" office:value-type="string" table:number-columns-spanned="2" table:number-rows-spanned="1">
            <text:p>R2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6"/>
          <table:table-cell table:style-name="ce173"/>
          <table:table-cell table:style-name="ce176"/>
          <table:table-cell table:style-name="ce173"/>
          <table:table-cell table:style-name="ce169" office:value-type="string" table:number-columns-spanned="4" table:number-rows-spanned="1">
            <text:p>a6b3</text:p>
          </table:table-cell>
          <table:covered-table-cell table:number-columns-repeated="3" table:style-name="ce173"/>
          <table:table-cell table:style-name="ce173" table:number-columns-repeated="2"/>
          <table:table-cell table:style-name="ce177" office:value-type="string" table:number-columns-spanned="4" table:number-rows-spanned="1">
            <text:p>a2b4</text:p>
          </table:table-cell>
          <table:covered-table-cell table:number-columns-repeated="3" table:style-name="ce173"/>
          <table:table-cell table:style-name="ce173" table:number-columns-repeated="4"/>
          <table:table-cell table:style-name="ce167"/>
          <table:table-cell table:number-columns-repeated="10"/>
          <table:table-cell table:style-name="ce183" office:value-type="string" table:number-columns-spanned="4" table:number-rows-spanned="1">
            <text:p>a1b8</text:p>
          </table:table-cell>
          <table:covered-table-cell table:style-name="ce185"/>
          <table:covered-table-cell table:number-columns-repeated="2" table:style-name="ce187"/>
          <table:table-cell table:style-name="ce183" office:value-type="string" table:number-columns-spanned="4" table:number-rows-spanned="1">
            <text:p>a1b7</text:p>
          </table:table-cell>
          <table:covered-table-cell table:style-name="ce185"/>
          <table:covered-table-cell table:number-columns-repeated="2" table:style-name="ce187"/>
          <table:table-cell/>
          <table:table-cell table:style-name="ce183" office:value-type="string" table:number-columns-spanned="4" table:number-rows-spanned="1">
            <text:p>a1b6</text:p>
          </table:table-cell>
          <table:covered-table-cell table:style-name="ce188"/>
          <table:covered-table-cell table:number-columns-repeated="2" table:style-name="ce187"/>
          <table:table-cell table:style-name="ce183" office:value-type="string" table:number-columns-spanned="4" table:number-rows-spanned="1">
            <text:p>a1b5</text:p>
          </table:table-cell>
          <table:covered-table-cell table:style-name="ce185"/>
          <table:covered-table-cell table:number-columns-repeated="2" table:style-name="ce187"/>
          <table:table-cell/>
          <table:table-cell table:style-name="ce183" office:value-type="string" table:number-columns-spanned="4" table:number-rows-spanned="1">
            <text:p>a1b4</text:p>
          </table:table-cell>
          <table:covered-table-cell table:style-name="ce185"/>
          <table:covered-table-cell table:number-columns-repeated="2" table:style-name="ce187"/>
          <table:table-cell table:style-name="ce183" office:value-type="string" table:number-columns-spanned="4" table:number-rows-spanned="1">
            <text:p>a1b3</text:p>
          </table:table-cell>
          <table:covered-table-cell table:style-name="ce185"/>
          <table:covered-table-cell table:number-columns-repeated="2" table:style-name="ce187"/>
          <table:table-cell/>
          <table:table-cell table:style-name="ce183" office:value-type="string" table:number-columns-spanned="4" table:number-rows-spanned="1">
            <text:p>a1b2</text:p>
          </table:table-cell>
          <table:covered-table-cell table:style-name="ce185"/>
          <table:covered-table-cell table:style-name="ce192"/>
          <table:covered-table-cell table:style-name="ce185"/>
          <table:table-cell table:style-name="ce183" office:value-type="string" table:number-columns-spanned="4" table:number-rows-spanned="1">
            <text:p>a1b1</text:p>
          </table:table-cell>
          <table:covered-table-cell table:number-columns-repeated="3" table:style-name="ce185"/>
          <table:table-cell/>
          <table:table-cell table:style-name="ce183" office:value-type="string" table:number-columns-spanned="4" table:number-rows-spanned="1">
            <text:p>a1b0</text:p>
          </table:table-cell>
          <table:covered-table-cell table:number-columns-repeated="3" table:style-name="ce185"/>
          <table:table-cell table:number-columns-repeated="3"/>
          <table:table-cell table:style-name="ce190"/>
          <table:table-cell/>
          <table:table-cell table:style-name="ce193" office:value-type="string" table:number-columns-spanned="2" table:number-rows-spanned="1">
            <text:p>R1</text:p>
          </table:table-cell>
          <table:covered-table-cell table:style-name="ce194"/>
          <table:table-cell table:number-columns-repeated="33"/>
          <table:table-cell table:style-name="ce189"/>
          <table:table-cell table:style-name="ce173"/>
          <table:table-cell table:style-name="ce190"/>
          <table:table-cell table:number-columns-repeated="2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73" table:number-columns-repeated="2"/>
          <table:table-cell table:number-columns-repeated="2"/>
          <table:table-cell table:style-name="ce189"/>
          <table:table-cell table:style-name="ce173"/>
          <table:table-cell table:number-columns-repeated="2"/>
          <table:table-cell table:style-name="ce173" table:number-columns-repeated="2"/>
          <table:table-cell table:number-columns-repeated="2"/>
          <table:table-cell table:style-name="ce174" table:number-columns-repeated="2"/>
          <table:table-cell table:number-columns-repeated="3"/>
          <table:table-cell table:style-name="ce173" table:number-columns-repeated="2"/>
          <table:table-cell table:number-columns-repeated="4"/>
          <table:table-cell table:style-name="ce173" table:number-columns-repeated="4"/>
          <table:table-cell table:number-columns-repeated="5"/>
          <table:table-cell table:style-name="ce190"/>
          <table:table-cell/>
          <table:table-cell table:style-name="ce194" table:number-columns-repeated="2"/>
          <table:table-cell table:number-columns-repeated="3"/>
          <table:table-cell table:style-name="ce173" table:number-columns-repeated="2"/>
          <table:table-cell table:number-columns-repeated="2"/>
          <table:table-cell table:style-name="ce174" table:number-columns-repeated="2"/>
          <table:table-cell table:number-columns-repeated="3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4"/>
          <table:table-cell table:style-name="ce173" table:number-columns-repeated="2"/>
          <table:table-cell/>
          <table:table-cell table:style-name="ce189"/>
          <table:table-cell table:style-name="ce173"/>
          <table:table-cell table:number-columns-repeated="6"/>
          <table:table-cell table:style-name="ce173" table:number-columns-repeated="2"/>
          <table:table-cell table:number-columns-repeated="5"/>
          <table:table-cell table:style-name="ce190"/>
          <table:table-cell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6"/>
          <table:table-cell table:style-name="ce173"/>
          <table:table-cell table:style-name="ce166" office:value-type="string" table:number-columns-spanned="4" table:number-rows-spanned="1">
            <text:p>a7b3</text:p>
          </table:table-cell>
          <table:covered-table-cell table:number-columns-repeated="3" table:style-name="ce173"/>
          <table:table-cell table:style-name="ce173" table:number-columns-repeated="2"/>
          <table:table-cell table:style-name="ce172" office:value-type="string" table:number-columns-spanned="4" table:number-rows-spanned="1">
            <text:p>a3b4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4"/>
          <table:table-cell table:number-columns-repeated="2"/>
          <table:table-cell table:style-name="ce167"/>
          <table:table-cell table:number-columns-repeated="10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73" table:number-columns-repeated="2"/>
          <table:table-cell table:style-name="ce189"/>
          <table:table-cell table:style-name="ce173"/>
          <table:table-cell table:style-name="ce189"/>
          <table:table-cell table:style-name="ce173"/>
          <table:table-cell table:number-columns-repeated="3"/>
          <table:table-cell table:style-name="ce173" table:number-columns-repeated="8"/>
          <table:table-cell/>
          <table:table-cell table:style-name="ce173" table:number-columns-repeated="2"/>
          <table:table-cell table:style-name="ce189"/>
          <table:table-cell table:style-name="ce173" table:number-columns-repeated="8"/>
          <table:table-cell table:number-columns-repeated="5"/>
          <table:table-cell table:style-name="ce190"/>
          <table:table-cell/>
          <table:table-cell table:style-name="ce194" table:number-columns-repeated="2"/>
          <table:table-cell table:number-columns-repeated="33"/>
          <table:table-cell table:style-name="ce198" office:value-type="string" table:number-columns-spanned="4" table:number-rows-spanned="1">
            <text:p>a3b9</text:p>
          </table:table-cell>
          <table:covered-table-cell table:style-name="ce173"/>
          <table:covered-table-cell table:style-name="ce167"/>
          <table:covered-table-cell/>
          <table:table-cell/>
          <table:table-cell table:style-name="ce172" office:value-type="string" table:number-columns-spanned="4" table:number-rows-spanned="1">
            <text:p>a3b8</text:p>
          </table:table-cell>
          <table:covered-table-cell table:style-name="ce173"/>
          <table:covered-table-cell table:number-columns-repeated="2"/>
          <table:table-cell table:style-name="ce199" office:value-type="string" table:number-columns-spanned="4" table:number-rows-spanned="1">
            <text:p>a1b9</text:p>
          </table:table-cell>
          <table:covered-table-cell table:style-name="ce185"/>
          <table:covered-table-cell table:number-columns-repeated="2" table:style-name="ce187"/>
          <table:table-cell/>
          <table:table-cell table:style-name="ce183" office:value-type="string" table:number-columns-spanned="4" table:number-rows-spanned="1">
            <text:p>a1b8</text:p>
          </table:table-cell>
          <table:covered-table-cell table:style-name="ce185"/>
          <table:covered-table-cell table:number-columns-repeated="2" table:style-name="ce187"/>
          <table:table-cell table:style-name="ce199" office:value-type="string" table:number-columns-spanned="4" table:number-rows-spanned="1">
            <text:p>a1b7</text:p>
          </table:table-cell>
          <table:covered-table-cell table:style-name="ce185"/>
          <table:covered-table-cell table:number-columns-repeated="2" table:style-name="ce187"/>
          <table:table-cell/>
          <table:table-cell table:style-name="ce183" office:value-type="string" table:number-columns-spanned="4" table:number-rows-spanned="1">
            <text:p>a1b6</text:p>
          </table:table-cell>
          <table:covered-table-cell table:style-name="ce188"/>
          <table:covered-table-cell table:number-columns-repeated="2" table:style-name="ce187"/>
          <table:table-cell table:style-name="ce199" office:value-type="string" table:number-columns-spanned="4" table:number-rows-spanned="1">
            <text:p>a1b5</text:p>
          </table:table-cell>
          <table:covered-table-cell table:style-name="ce185"/>
          <table:covered-table-cell table:number-columns-repeated="2" table:style-name="ce187"/>
          <table:table-cell table:style-name="ce183" office:value-type="string" table:number-columns-spanned="4" table:number-rows-spanned="1">
            <text:p>a1b4</text:p>
          </table:table-cell>
          <table:covered-table-cell table:style-name="ce185"/>
          <table:covered-table-cell table:number-columns-repeated="2" table:style-name="ce187"/>
          <table:table-cell table:style-name="ce199" office:value-type="string" table:number-columns-spanned="4" table:number-rows-spanned="1">
            <text:p>a1b3</text:p>
          </table:table-cell>
          <table:covered-table-cell table:style-name="ce185"/>
          <table:covered-table-cell table:number-columns-repeated="2" table:style-name="ce187"/>
          <table:table-cell/>
          <table:table-cell table:style-name="ce183" office:value-type="string" table:number-columns-spanned="4" table:number-rows-spanned="1">
            <text:p>a1b2</text:p>
          </table:table-cell>
          <table:covered-table-cell table:style-name="ce185"/>
          <table:covered-table-cell table:style-name="ce192"/>
          <table:covered-table-cell table:style-name="ce185"/>
          <table:table-cell table:style-name="ce200" office:value-type="string" table:number-columns-spanned="4" table:number-rows-spanned="1">
            <text:p>a1b1</text:p>
          </table:table-cell>
          <table:covered-table-cell table:number-columns-repeated="3" table:style-name="ce185"/>
          <table:table-cell table:style-name="ce183" office:value-type="string" table:number-columns-spanned="4" table:number-rows-spanned="1">
            <text:p>a1b0</text:p>
          </table:table-cell>
          <table:covered-table-cell table:number-columns-repeated="3" table:style-name="ce185"/>
          <table:table-cell table:number-columns-repeated="3"/>
          <table:table-cell table:style-name="ce190"/>
          <table:table-cell/>
          <table:table-cell table:style-name="ce193" office:value-type="string" table:number-columns-spanned="2" table:number-rows-spanned="1">
            <text:p>R1</text:p>
          </table:table-cell>
          <table:covered-table-cell table:style-name="ce194"/>
          <table:table-cell table:number-columns-repeated="3"/>
          <table:table-cell table:style-name="ce183" office:value-type="string" table:number-columns-spanned="4" table:number-rows-spanned="1">
            <text:p>a1b8</text:p>
          </table:table-cell>
          <table:covered-table-cell table:style-name="ce185"/>
          <table:covered-table-cell table:number-columns-repeated="2" table:style-name="ce187"/>
          <table:table-cell table:style-name="ce199" office:value-type="string" table:number-columns-spanned="4" table:number-rows-spanned="1">
            <text:p>a1b3</text:p>
          </table:table-cell>
          <table:covered-table-cell table:style-name="ce185"/>
          <table:covered-table-cell table:number-columns-repeated="2" table:style-name="ce187"/>
          <table:table-cell/>
          <table:table-cell table:style-name="ce199" office:value-type="string" table:number-columns-spanned="4" table:number-rows-spanned="1">
            <text:p>a1b7</text:p>
          </table:table-cell>
          <table:covered-table-cell table:style-name="ce185"/>
          <table:covered-table-cell table:number-columns-repeated="2" table:style-name="ce187"/>
          <table:table-cell table:style-name="ce183" office:value-type="string" table:number-columns-spanned="4" table:number-rows-spanned="1">
            <text:p>a1b2</text:p>
          </table:table-cell>
          <table:covered-table-cell table:style-name="ce185"/>
          <table:covered-table-cell table:style-name="ce192"/>
          <table:covered-table-cell table:style-name="ce185"/>
          <table:table-cell table:style-name="ce183" office:value-type="string" table:number-columns-spanned="4" table:number-rows-spanned="1">
            <text:p>a1b6</text:p>
          </table:table-cell>
          <table:covered-table-cell table:style-name="ce188"/>
          <table:covered-table-cell table:number-columns-repeated="2" table:style-name="ce187"/>
          <table:table-cell table:style-name="ce200" office:value-type="string" table:number-columns-spanned="4" table:number-rows-spanned="1">
            <text:p>a1b1</text:p>
          </table:table-cell>
          <table:covered-table-cell table:number-columns-repeated="3" table:style-name="ce185"/>
          <table:table-cell/>
          <table:table-cell table:style-name="ce199" office:value-type="string" table:number-columns-spanned="4" table:number-rows-spanned="1">
            <text:p>a1b5</text:p>
          </table:table-cell>
          <table:covered-table-cell table:style-name="ce185"/>
          <table:covered-table-cell table:number-columns-repeated="2" table:style-name="ce187"/>
          <table:table-cell table:style-name="ce183" office:value-type="string" table:number-columns-spanned="4" table:number-rows-spanned="1">
            <text:p>a1b0</text:p>
          </table:table-cell>
          <table:covered-table-cell table:number-columns-repeated="3" table:style-name="ce185"/>
          <table:table-cell table:style-name="ce183" office:value-type="string" table:number-columns-spanned="4" table:number-rows-spanned="1">
            <text:p>a1b4</text:p>
          </table:table-cell>
          <table:covered-table-cell table:style-name="ce185"/>
          <table:covered-table-cell table:number-columns-repeated="2" table:style-name="ce187"/>
          <table:table-cell table:number-columns-repeated="3"/>
          <table:table-cell table:style-name="ce190"/>
          <table:table-cell/>
          <table:table-cell table:style-name="ce193" office:value-type="string" table:number-columns-spanned="2" table:number-rows-spanned="1">
            <text:p>R1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5"/>
          <table:table-cell table:style-name="ce164" office:value-type="string" table:number-columns-spanned="4" table:number-rows-spanned="1">
            <text:p>a8b3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2"/>
          <table:table-cell table:style-name="ce171" office:value-type="string" table:number-columns-spanned="4" table:number-rows-spanned="1">
            <text:p>a4b4</text:p>
          </table:table-cell>
          <table:covered-table-cell table:number-columns-repeated="3" table:style-name="ce173"/>
          <table:table-cell table:style-name="ce176"/>
          <table:table-cell table:style-name="ce173"/>
          <table:table-cell table:style-name="ce179" office:value-type="string" table:number-columns-spanned="4" table:number-rows-spanned="1">
            <text:p>a0b5</text:p>
          </table:table-cell>
          <table:covered-table-cell table:number-columns-repeated="3" table:style-name="ce173"/>
          <table:table-cell table:number-columns-repeated="2"/>
          <table:table-cell table:style-name="ce167"/>
          <table:table-cell table:number-columns-repeated="10"/>
          <table:table-cell table:style-name="ce179" office:value-type="string" table:number-columns-spanned="4" table:number-rows-spanned="1">
            <text:p>a0b9</text:p>
          </table:table-cell>
          <table:covered-table-cell table:style-name="ce173"/>
          <table:covered-table-cell table:number-columns-repeated="2"/>
          <table:table-cell table:style-name="ce179" office:value-type="string" table:number-columns-spanned="4" table:number-rows-spanned="1">
            <text:p>a0b8</text:p>
          </table:table-cell>
          <table:covered-table-cell table:style-name="ce173"/>
          <table:covered-table-cell table:number-columns-repeated="2"/>
          <table:table-cell/>
          <table:table-cell table:style-name="ce179" office:value-type="string" table:number-columns-spanned="4" table:number-rows-spanned="1">
            <text:p>a0b7</text:p>
          </table:table-cell>
          <table:covered-table-cell table:style-name="ce173"/>
          <table:covered-table-cell table:style-name="ce176"/>
          <table:covered-table-cell table:style-name="ce173"/>
          <table:table-cell table:style-name="ce179" office:value-type="string" table:number-columns-spanned="4" table:number-rows-spanned="1">
            <text:p>a0b6</text:p>
          </table:table-cell>
          <table:covered-table-cell table:style-name="ce173"/>
          <table:covered-table-cell table:number-columns-repeated="2"/>
          <table:table-cell/>
          <table:table-cell table:style-name="ce179" office:value-type="string" table:number-columns-spanned="4" table:number-rows-spanned="1">
            <text:p>a0b5</text:p>
          </table:table-cell>
          <table:covered-table-cell table:number-columns-repeated="3" table:style-name="ce173"/>
          <table:table-cell table:style-name="ce179" office:value-type="string" table:number-columns-spanned="4" table:number-rows-spanned="1">
            <text:p>a0b4</text:p>
          </table:table-cell>
          <table:covered-table-cell table:number-columns-repeated="3" table:style-name="ce173"/>
          <table:table-cell/>
          <table:table-cell table:style-name="ce179" office:value-type="string" table:number-columns-spanned="4" table:number-rows-spanned="1">
            <text:p>a0b3</text:p>
          </table:table-cell>
          <table:covered-table-cell table:number-columns-repeated="2" table:style-name="ce189"/>
          <table:covered-table-cell table:style-name="ce174"/>
          <table:table-cell table:style-name="ce179" office:value-type="string" table:number-columns-spanned="4" table:number-rows-spanned="1">
            <text:p>a0b2</text:p>
          </table:table-cell>
          <table:covered-table-cell table:number-columns-repeated="3" table:style-name="ce173"/>
          <table:table-cell table:style-name="ce173"/>
          <table:table-cell table:style-name="ce179" office:value-type="string" table:number-columns-spanned="4" table:number-rows-spanned="1">
            <text:p>a0b1</text:p>
          </table:table-cell>
          <table:covered-table-cell table:number-columns-repeated="3" table:style-name="ce173"/>
          <table:table-cell table:style-name="ce179" office:value-type="string" table:number-columns-spanned="4" table:number-rows-spanned="1">
            <text:p>a0b0</text:p>
          </table:table-cell>
          <table:covered-table-cell table:number-columns-repeated="3" table:style-name="ce173"/>
          <table:table-cell/>
          <table:table-cell table:style-name="ce193" office:value-type="string" table:number-columns-spanned="2" table:number-rows-spanned="1">
            <text:p>R0</text:p>
          </table:table-cell>
          <table:covered-table-cell table:style-name="ce194"/>
          <table:table-cell table:number-columns-repeated="33"/>
          <table:table-cell table:style-name="ce190"/>
          <table:table-cell table:number-columns-repeated="8"/>
          <table:table-cell table:style-name="ce173" table:number-columns-repeated="2"/>
          <table:table-cell table:number-columns-repeated="3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73" table:number-columns-repeated="2"/>
          <table:table-cell table:style-name="ce189"/>
          <table:table-cell table:style-name="ce173"/>
          <table:table-cell table:style-name="ce189"/>
          <table:table-cell table:style-name="ce173"/>
          <table:table-cell table:number-columns-repeated="2"/>
          <table:table-cell table:style-name="ce173" table:number-columns-repeated="8"/>
          <table:table-cell/>
          <table:table-cell table:style-name="ce173" table:number-columns-repeated="2"/>
          <table:table-cell table:style-name="ce189"/>
          <table:table-cell table:style-name="ce173" table:number-columns-repeated="7"/>
          <table:table-cell table:number-columns-repeated="5"/>
          <table:table-cell table:style-name="ce190"/>
          <table:table-cell/>
          <table:table-cell table:style-name="ce194" table:number-columns-repeated="2"/>
          <table:table-cell table:number-columns-repeated="3"/>
          <table:table-cell table:style-name="ce173" table:number-columns-repeated="2"/>
          <table:table-cell table:number-columns-repeated="2"/>
          <table:table-cell table:style-name="ce173" table:number-columns-repeated="4"/>
          <table:table-cell/>
          <table:table-cell table:style-name="ce173" table:number-columns-repeated="2"/>
          <table:table-cell table:number-columns-repeated="2"/>
          <table:table-cell table:style-name="ce173" table:number-columns-repeated="2"/>
          <table:table-cell table:style-name="ce189"/>
          <table:table-cell table:style-name="ce173" table:number-columns-repeated="3"/>
          <table:table-cell table:style-name="ce189"/>
          <table:table-cell table:style-name="ce173" table:number-columns-repeated="5"/>
          <table:table-cell/>
          <table:table-cell table:style-name="ce189"/>
          <table:table-cell table:style-name="ce173"/>
          <table:table-cell table:number-columns-repeated="2"/>
          <table:table-cell table:style-name="ce173" table:number-columns-repeated="2"/>
          <table:table-cell table:number-columns-repeated="2"/>
          <table:table-cell table:style-name="ce173" table:number-columns-repeated="4"/>
          <table:table-cell table:number-columns-repeated="3"/>
          <table:table-cell table:style-name="ce190"/>
          <table:table-cell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6"/>
          <table:table-cell table:style-name="ce173"/>
          <table:table-cell table:style-name="ce176"/>
          <table:table-cell table:style-name="ce173"/>
          <table:table-cell table:style-name="ce170" office:value-type="string" table:number-columns-spanned="4" table:number-rows-spanned="1">
            <text:p>a5b4</text:p>
          </table:table-cell>
          <table:covered-table-cell table:number-columns-repeated="3" table:style-name="ce173"/>
          <table:table-cell table:style-name="ce173" table:number-columns-repeated="2"/>
          <table:table-cell table:style-name="ce178" office:value-type="string" table:number-columns-spanned="4" table:number-rows-spanned="1">
            <text:p>a1b5</text:p>
          </table:table-cell>
          <table:covered-table-cell table:number-columns-repeated="3" table:style-name="ce173"/>
          <table:table-cell table:style-name="ce173" table:number-columns-repeated="2"/>
          <table:table-cell table:number-columns-repeated="2"/>
          <table:table-cell table:style-name="ce167"/>
          <table:table-cell table:number-columns-repeated="19"/>
          <table:table-cell table:style-name="ce173" table:number-columns-repeated="2"/>
          <table:table-cell table:style-name="ce190"/>
          <table:table-cell/>
          <table:table-cell table:style-name="ce189"/>
          <table:table-cell table:style-name="ce174"/>
          <table:table-cell table:number-columns-repeated="3"/>
          <table:table-cell table:style-name="ce173" table:number-columns-repeated="6"/>
          <table:table-cell table:style-name="ce174" table:number-columns-repeated="2"/>
          <table:table-cell table:number-columns-repeated="3"/>
          <table:table-cell table:style-name="ce190"/>
          <table:table-cell table:number-columns-repeated="55"/>
          <table:table-cell table:style-name="ce177" office:value-type="string" table:number-columns-spanned="4" table:number-rows-spanned="1">
            <text:p>a2b9</text:p>
          </table:table-cell>
          <table:covered-table-cell table:style-name="ce173"/>
          <table:covered-table-cell table:number-columns-repeated="2"/>
          <table:table-cell table:style-name="ce177" office:value-type="string" table:number-columns-spanned="4" table:number-rows-spanned="1">
            <text:p>a2b8</text:p>
          </table:table-cell>
          <table:covered-table-cell table:style-name="ce173"/>
          <table:covered-table-cell table:number-columns-repeated="2"/>
          <table:table-cell/>
          <table:table-cell table:style-name="ce179" office:value-type="string" table:number-columns-spanned="4" table:number-rows-spanned="1">
            <text:p>a0b9</text:p>
          </table:table-cell>
          <table:covered-table-cell table:style-name="ce173"/>
          <table:covered-table-cell table:number-columns-repeated="2"/>
          <table:table-cell table:style-name="ce179" office:value-type="string" table:number-columns-spanned="4" table:number-rows-spanned="1">
            <text:p>a0b8</text:p>
          </table:table-cell>
          <table:covered-table-cell table:style-name="ce173"/>
          <table:covered-table-cell table:number-columns-repeated="2"/>
          <table:table-cell/>
          <table:table-cell table:style-name="ce179" office:value-type="string" table:number-columns-spanned="4" table:number-rows-spanned="1">
            <text:p>a0b7</text:p>
          </table:table-cell>
          <table:covered-table-cell table:style-name="ce173"/>
          <table:covered-table-cell table:style-name="ce176"/>
          <table:covered-table-cell table:style-name="ce173"/>
          <table:table-cell table:style-name="ce179" office:value-type="string" table:number-columns-spanned="4" table:number-rows-spanned="1">
            <text:p>a0b6</text:p>
          </table:table-cell>
          <table:covered-table-cell table:style-name="ce173"/>
          <table:covered-table-cell table:number-columns-repeated="2"/>
          <table:table-cell table:style-name="ce179" office:value-type="string" table:number-columns-spanned="4" table:number-rows-spanned="1">
            <text:p>a0b5</text:p>
          </table:table-cell>
          <table:covered-table-cell table:number-columns-repeated="3" table:style-name="ce173"/>
          <table:table-cell table:style-name="ce179" office:value-type="string" table:number-columns-spanned="4" table:number-rows-spanned="1">
            <text:p>a0b4</text:p>
          </table:table-cell>
          <table:covered-table-cell table:number-columns-repeated="3" table:style-name="ce173"/>
          <table:table-cell/>
          <table:table-cell table:style-name="ce179" office:value-type="string" table:number-columns-spanned="4" table:number-rows-spanned="1">
            <text:p>a0b3</text:p>
          </table:table-cell>
          <table:covered-table-cell table:number-columns-repeated="2" table:style-name="ce189"/>
          <table:covered-table-cell table:style-name="ce174"/>
          <table:table-cell table:style-name="ce179" office:value-type="string" table:number-columns-spanned="4" table:number-rows-spanned="1">
            <text:p>a0b2</text:p>
          </table:table-cell>
          <table:covered-table-cell table:number-columns-repeated="3" table:style-name="ce173"/>
          <table:table-cell table:style-name="ce179" office:value-type="string" table:number-columns-spanned="4" table:number-rows-spanned="1">
            <text:p>a0b1</text:p>
          </table:table-cell>
          <table:covered-table-cell table:number-columns-repeated="3" table:style-name="ce173"/>
          <table:table-cell table:style-name="ce179" office:value-type="string" table:number-columns-spanned="4" table:number-rows-spanned="1">
            <text:p>a0b0</text:p>
          </table:table-cell>
          <table:covered-table-cell table:number-columns-repeated="3" table:style-name="ce173"/>
          <table:table-cell/>
          <table:table-cell table:style-name="ce193" office:value-type="string" table:number-columns-spanned="2" table:number-rows-spanned="1">
            <text:p>R0</text:p>
          </table:table-cell>
          <table:covered-table-cell table:style-name="ce194"/>
          <table:table-cell table:number-columns-repeated="3"/>
          <table:table-cell table:style-name="ce179" office:value-type="string" table:number-columns-spanned="4" table:number-rows-spanned="1">
            <text:p>a0b9</text:p>
          </table:table-cell>
          <table:covered-table-cell table:style-name="ce173"/>
          <table:covered-table-cell table:number-columns-repeated="2"/>
          <table:table-cell table:style-name="ce179" office:value-type="string" table:number-columns-spanned="4" table:number-rows-spanned="1">
            <text:p>a0b4</text:p>
          </table:table-cell>
          <table:covered-table-cell table:number-columns-repeated="3" table:style-name="ce173"/>
          <table:table-cell/>
          <table:table-cell table:style-name="ce179" office:value-type="string" table:number-columns-spanned="4" table:number-rows-spanned="1">
            <text:p>a0b8</text:p>
          </table:table-cell>
          <table:covered-table-cell table:style-name="ce173"/>
          <table:covered-table-cell table:number-columns-repeated="2"/>
          <table:table-cell table:style-name="ce179" office:value-type="string" table:number-columns-spanned="4" table:number-rows-spanned="1">
            <text:p>a0b3</text:p>
          </table:table-cell>
          <table:covered-table-cell table:number-columns-repeated="2" table:style-name="ce189"/>
          <table:covered-table-cell table:style-name="ce174"/>
          <table:table-cell table:style-name="ce179" office:value-type="string" table:number-columns-spanned="4" table:number-rows-spanned="1">
            <text:p>a0b7</text:p>
          </table:table-cell>
          <table:covered-table-cell table:style-name="ce173"/>
          <table:covered-table-cell table:style-name="ce176"/>
          <table:covered-table-cell table:style-name="ce173"/>
          <table:table-cell table:style-name="ce179" office:value-type="string" table:number-columns-spanned="4" table:number-rows-spanned="1">
            <text:p>a0b2</text:p>
          </table:table-cell>
          <table:covered-table-cell table:number-columns-repeated="3" table:style-name="ce173"/>
          <table:table-cell/>
          <table:table-cell table:style-name="ce179" office:value-type="string" table:number-columns-spanned="4" table:number-rows-spanned="1">
            <text:p>a0b6</text:p>
          </table:table-cell>
          <table:covered-table-cell table:style-name="ce173"/>
          <table:covered-table-cell table:number-columns-repeated="2"/>
          <table:table-cell table:style-name="ce179" office:value-type="string" table:number-columns-spanned="4" table:number-rows-spanned="1">
            <text:p>a0b1</text:p>
          </table:table-cell>
          <table:covered-table-cell table:number-columns-repeated="3" table:style-name="ce173"/>
          <table:table-cell table:style-name="ce179" office:value-type="string" table:number-columns-spanned="4" table:number-rows-spanned="1">
            <text:p>a0b5</text:p>
          </table:table-cell>
          <table:covered-table-cell table:number-columns-repeated="3" table:style-name="ce173"/>
          <table:table-cell table:style-name="ce179" office:value-type="string" table:number-columns-spanned="4" table:number-rows-spanned="1">
            <text:p>a0b0</text:p>
          </table:table-cell>
          <table:covered-table-cell table:number-columns-repeated="3" table:style-name="ce173"/>
          <table:table-cell/>
          <table:table-cell table:style-name="ce193" office:value-type="string" table:number-columns-spanned="2" table:number-rows-spanned="1">
            <text:p>R0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6"/>
          <table:table-cell table:style-name="ce173"/>
          <table:table-cell table:style-name="ce169" office:value-type="string" table:number-columns-spanned="4" table:number-rows-spanned="1">
            <text:p>a6b4</text:p>
          </table:table-cell>
          <table:covered-table-cell table:number-columns-repeated="3" table:style-name="ce173"/>
          <table:table-cell table:style-name="ce173" table:number-columns-repeated="2"/>
          <table:table-cell table:style-name="ce177" office:value-type="string" table:number-columns-spanned="4" table:number-rows-spanned="1">
            <text:p>a2b5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4"/>
          <table:table-cell table:number-columns-repeated="2"/>
          <table:table-cell table:style-name="ce167"/>
          <table:table-cell table:number-columns-repeated="10"/>
          <table:table-cell table:style-name="ce184" office:value-type="string" table:number-columns-spanned="4" table:number-rows-spanned="1">
            <text:p>c9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8</text:p>
          </table:table-cell>
          <table:covered-table-cell table:number-columns-repeated="3" table:style-name="ce186"/>
          <table:table-cell table:style-name="ce186"/>
          <table:table-cell table:style-name="ce184" office:value-type="string" table:number-columns-spanned="4" table:number-rows-spanned="1">
            <text:p>c7</text:p>
          </table:table-cell>
          <table:covered-table-cell table:style-name="ce186"/>
          <table:covered-table-cell table:style-name="ce191"/>
          <table:covered-table-cell table:style-name="ce186"/>
          <table:table-cell table:style-name="ce184" office:value-type="string" table:number-columns-spanned="4" table:number-rows-spanned="1">
            <text:p>c6</text:p>
          </table:table-cell>
          <table:covered-table-cell table:number-columns-repeated="3" table:style-name="ce186"/>
          <table:table-cell table:style-name="ce186"/>
          <table:table-cell table:style-name="ce184" office:value-type="string" table:number-columns-spanned="4" table:number-rows-spanned="1">
            <text:p>c5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4</text:p>
          </table:table-cell>
          <table:covered-table-cell table:number-columns-repeated="3" table:style-name="ce186"/>
          <table:table-cell table:style-name="ce191"/>
          <table:table-cell table:style-name="ce184" office:value-type="string" table:number-columns-spanned="4" table:number-rows-spanned="1">
            <text:p>c3</text:p>
          </table:table-cell>
          <table:covered-table-cell table:style-name="ce186"/>
          <table:covered-table-cell table:style-name="ce191"/>
          <table:covered-table-cell table:style-name="ce186"/>
          <table:table-cell table:style-name="ce184" office:value-type="string" table:number-columns-spanned="4" table:number-rows-spanned="1">
            <text:p>c2</text:p>
          </table:table-cell>
          <table:covered-table-cell table:number-columns-repeated="3" table:style-name="ce186"/>
          <table:table-cell table:style-name="ce186"/>
          <table:table-cell table:style-name="ce184" office:value-type="string" table:number-columns-spanned="4" table:number-rows-spanned="1">
            <text:p>c1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0</text:p>
          </table:table-cell>
          <table:covered-table-cell table:number-columns-repeated="3" table:style-name="ce186"/>
          <table:table-cell table:number-columns-repeated="59"/>
          <table:table-cell table:style-name="ce173" table:number-columns-repeated="2"/>
          <table:table-cell table:style-name="ce190"/>
          <table:table-cell/>
          <table:table-cell table:style-name="ce189"/>
          <table:table-cell table:style-name="ce174"/>
          <table:table-cell table:number-columns-repeated="2"/>
          <table:table-cell table:style-name="ce173" table:number-columns-repeated="6"/>
          <table:table-cell table:style-name="ce174" table:number-columns-repeated="2"/>
          <table:table-cell table:number-columns-repeated="3"/>
          <table:table-cell table:style-name="ce190"/>
          <table:table-cell table:number-columns-repeated="23"/>
          <table:table-cell table:style-name="ce173" table:number-columns-repeated="2"/>
          <table:table-cell table:style-name="ce174" table:number-columns-repeated="2"/>
          <table:table-cell table:number-columns-repeated="7"/>
          <table:table-cell table:style-name="ce190"/>
          <table:table-cell/>
          <table:table-cell table:style-name="ce173" table:number-columns-repeated="2"/>
          <table:table-cell table:style-name="ce190"/>
          <table:table-cell table:number-columns-repeated="6"/>
          <table:table-cell table:style-name="ce189"/>
          <table:table-cell table:style-name="ce174"/>
          <table:table-cell table:number-columns-repeated="6"/>
          <table:table-cell table:style-name="ce173" table:number-columns-repeated="4"/>
          <table:table-cell table:number-columns-repeated="802"/>
        </table:table-row>
        <table:table-row table:style-name="ro1">
          <table:table-cell table:number-columns-repeated="7"/>
          <table:table-cell table:style-name="ce167"/>
          <table:table-cell table:number-columns-repeated="5"/>
          <table:table-cell table:style-name="ce166" office:value-type="string" table:number-columns-spanned="4" table:number-rows-spanned="1">
            <text:p>a7b4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2"/>
          <table:table-cell table:style-name="ce172" office:value-type="string" table:number-columns-spanned="4" table:number-rows-spanned="1">
            <text:p>a3b5</text:p>
          </table:table-cell>
          <table:covered-table-cell table:number-columns-repeated="3" table:style-name="ce173"/>
          <table:table-cell table:style-name="ce176"/>
          <table:table-cell table:style-name="ce173" table:number-columns-repeated="7"/>
          <table:table-cell table:style-name="ce167"/>
          <table:table-cell table:number-columns-repeated="23"/>
          <table:table-cell table:style-name="ce190"/>
          <table:table-cell table:number-columns-repeated="18"/>
          <table:table-cell table:style-name="ce173"/>
          <table:table-cell table:number-columns-repeated="3"/>
          <table:table-cell table:style-name="ce190"/>
          <table:table-cell/>
          <table:table-cell table:style-name="ce190"/>
          <table:table-cell table:number-columns-repeated="3"/>
          <table:table-cell table:style-name="ce167"/>
          <table:table-cell table:number-columns-repeated="8"/>
          <table:table-cell table:style-name="ce184" office:value-type="string" table:number-columns-spanned="4" table:number-rows-spanned="1">
            <text:p>cJ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I</text:p>
          </table:table-cell>
          <table:covered-table-cell table:number-columns-repeated="3" table:style-name="ce184"/>
          <table:table-cell table:style-name="ce184" office:value-type="string" table:number-columns-spanned="4" table:number-rows-spanned="1">
            <text:p>cH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G</text:p>
          </table:table-cell>
          <table:covered-table-cell table:number-columns-repeated="3" table:style-name="ce184"/>
          <table:table-cell table:style-name="ce186"/>
          <table:table-cell table:style-name="ce184" office:value-type="string" table:number-columns-spanned="4" table:number-rows-spanned="1">
            <text:p>cF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E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D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C</text:p>
          </table:table-cell>
          <table:covered-table-cell table:style-name="ce186"/>
          <table:covered-table-cell table:style-name="ce191"/>
          <table:covered-table-cell table:style-name="ce186"/>
          <table:table-cell/>
          <table:table-cell table:style-name="ce184" office:value-type="string" table:number-columns-spanned="4" table:number-rows-spanned="1">
            <text:p>cB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A</text:p>
          </table:table-cell>
          <table:covered-table-cell table:number-columns-repeated="3" table:style-name="ce186"/>
          <table:table-cell table:style-name="ce186"/>
          <table:table-cell table:style-name="ce184" office:value-type="string" table:number-columns-spanned="4" table:number-rows-spanned="1">
            <text:p>c9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8</text:p>
          </table:table-cell>
          <table:covered-table-cell table:number-columns-repeated="3" table:style-name="ce186"/>
          <table:table-cell table:style-name="ce186"/>
          <table:table-cell table:style-name="ce184" office:value-type="string" table:number-columns-spanned="4" table:number-rows-spanned="1">
            <text:p>c7</text:p>
          </table:table-cell>
          <table:covered-table-cell table:style-name="ce186"/>
          <table:covered-table-cell table:style-name="ce191"/>
          <table:covered-table-cell table:style-name="ce186"/>
          <table:table-cell table:style-name="ce184" office:value-type="string" table:number-columns-spanned="4" table:number-rows-spanned="1">
            <text:p>c6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5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4</text:p>
          </table:table-cell>
          <table:covered-table-cell table:number-columns-repeated="3" table:style-name="ce186"/>
          <table:table-cell table:style-name="ce191"/>
          <table:table-cell table:style-name="ce184" office:value-type="string" table:number-columns-spanned="4" table:number-rows-spanned="1">
            <text:p>c3</text:p>
          </table:table-cell>
          <table:covered-table-cell table:style-name="ce186"/>
          <table:covered-table-cell table:style-name="ce191"/>
          <table:covered-table-cell table:style-name="ce186"/>
          <table:table-cell table:style-name="ce184" office:value-type="string" table:number-columns-spanned="4" table:number-rows-spanned="1">
            <text:p>c2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1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0</text:p>
          </table:table-cell>
          <table:covered-table-cell table:number-columns-repeated="3" table:style-name="ce186"/>
          <table:table-cell table:number-columns-repeated="6"/>
          <table:table-cell table:style-name="ce184" office:value-type="string" table:number-columns-spanned="4" table:number-rows-spanned="1">
            <text:p>c9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4</text:p>
          </table:table-cell>
          <table:covered-table-cell table:number-columns-repeated="3" table:style-name="ce186"/>
          <table:table-cell/>
          <table:table-cell table:style-name="ce184" office:value-type="string" table:number-columns-spanned="4" table:number-rows-spanned="1">
            <text:p>c8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3</text:p>
          </table:table-cell>
          <table:covered-table-cell table:style-name="ce186"/>
          <table:covered-table-cell table:style-name="ce191"/>
          <table:covered-table-cell table:style-name="ce186"/>
          <table:table-cell table:style-name="ce184" office:value-type="string" table:number-columns-spanned="4" table:number-rows-spanned="1">
            <text:p>c7</text:p>
          </table:table-cell>
          <table:covered-table-cell table:style-name="ce186"/>
          <table:covered-table-cell table:style-name="ce191"/>
          <table:covered-table-cell table:style-name="ce186"/>
          <table:table-cell table:style-name="ce184" office:value-type="string" table:number-columns-spanned="4" table:number-rows-spanned="1">
            <text:p>c2</text:p>
          </table:table-cell>
          <table:covered-table-cell table:number-columns-repeated="3" table:style-name="ce186"/>
          <table:table-cell/>
          <table:table-cell table:style-name="ce184" office:value-type="string" table:number-columns-spanned="4" table:number-rows-spanned="1">
            <text:p>c6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1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5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0</text:p>
          </table:table-cell>
          <table:covered-table-cell table:number-columns-repeated="3" table:style-name="ce186"/>
          <table:table-cell table:number-columns-repeated="798"/>
        </table:table-row>
        <table:table-row table:style-name="ro1">
          <table:table-cell table:number-columns-repeated="7"/>
          <table:table-cell table:style-name="ce167"/>
          <table:table-cell table:number-columns-repeated="3"/>
          <table:table-cell table:style-name="ce164" office:value-type="string" table:number-columns-spanned="4" table:number-rows-spanned="1">
            <text:p>a8b4</text:p>
          </table:table-cell>
          <table:covered-table-cell table:number-columns-repeated="2"/>
          <table:covered-table-cell table:style-name="ce173"/>
          <table:table-cell table:style-name="ce176"/>
          <table:table-cell table:style-name="ce173"/>
          <table:table-cell table:style-name="ce171" office:value-type="string" table:number-columns-spanned="4" table:number-rows-spanned="1">
            <text:p>a4b5</text:p>
          </table:table-cell>
          <table:covered-table-cell table:number-columns-repeated="3" table:style-name="ce173"/>
          <table:table-cell table:style-name="ce173" table:number-columns-repeated="2"/>
          <table:table-cell table:style-name="ce179" office:value-type="string" table:number-columns-spanned="4" table:number-rows-spanned="1">
            <text:p>a0b6</text:p>
          </table:table-cell>
          <table:covered-table-cell table:number-columns-repeated="3" table:style-name="ce173"/>
          <table:table-cell table:style-name="ce173" table:number-columns-repeated="4"/>
          <table:table-cell table:style-name="ce167"/>
          <table:table-cell table:number-columns-repeated="14"/>
          <table:table-cell table:style-name="ce182" office:value-type="string" table:number-columns-spanned="4" table:number-rows-spanned="1">
            <text:p>a9b9</text:p>
          </table:table-cell>
          <table:covered-table-cell table:number-columns-repeated="3"/>
          <table:table-cell/>
          <table:table-cell table:style-name="ce182" office:value-type="string" table:number-columns-spanned="4" table:number-rows-spanned="1">
            <text:p>a9b8</text:p>
          </table:table-cell>
          <table:covered-table-cell table:number-columns-repeated="3"/>
          <table:table-cell table:style-name="ce182" office:value-type="string" table:number-columns-spanned="4" table:number-rows-spanned="1">
            <text:p>a9b7</text:p>
          </table:table-cell>
          <table:covered-table-cell table:number-columns-repeated="3"/>
          <table:table-cell/>
          <table:table-cell table:style-name="ce182" office:value-type="string" table:number-columns-spanned="4" table:number-rows-spanned="1">
            <text:p>a9b6</text:p>
          </table:table-cell>
          <table:covered-table-cell table:number-columns-repeated="3"/>
          <table:table-cell table:style-name="ce182" office:value-type="string" table:number-columns-spanned="4" table:number-rows-spanned="1">
            <text:p>a9b5</text:p>
          </table:table-cell>
          <table:covered-table-cell table:number-columns-repeated="3"/>
          <table:table-cell/>
          <table:table-cell table:style-name="ce182" office:value-type="string" table:number-columns-spanned="4" table:number-rows-spanned="1">
            <text:p>a9b4</text:p>
          </table:table-cell>
          <table:covered-table-cell table:number-columns-repeated="3"/>
          <table:table-cell table:style-name="ce182" office:value-type="string" table:number-columns-spanned="4" table:number-rows-spanned="1">
            <text:p>a9b3</text:p>
          </table:table-cell>
          <table:covered-table-cell table:number-columns-repeated="3"/>
          <table:table-cell/>
          <table:table-cell table:style-name="ce182" office:value-type="string" table:number-columns-spanned="4" table:number-rows-spanned="1">
            <text:p>a9b2</text:p>
          </table:table-cell>
          <table:covered-table-cell table:number-columns-repeated="3"/>
          <table:table-cell table:style-name="ce182" office:value-type="string" table:number-columns-spanned="4" table:number-rows-spanned="1">
            <text:p>a9b1</text:p>
          </table:table-cell>
          <table:covered-table-cell table:number-columns-repeated="3"/>
          <table:table-cell/>
          <table:table-cell table:style-name="ce193" office:value-type="string" table:number-columns-spanned="2" table:number-rows-spanned="1">
            <text:p>R9</text:p>
          </table:table-cell>
          <table:covered-table-cell table:style-name="ce194"/>
          <table:table-cell table:number-columns-repeated="60"/>
          <table:table-cell table:style-name="ce190"/>
          <table:table-cell table:number-columns-repeated="17"/>
          <table:table-cell table:style-name="ce173"/>
          <table:table-cell table:number-columns-repeated="2"/>
          <table:table-cell table:style-name="ce190"/>
          <table:table-cell/>
          <table:table-cell table:style-name="ce190"/>
          <table:table-cell table:number-columns-repeated="3"/>
          <table:table-cell table:style-name="ce167"/>
          <table:table-cell table:number-columns-repeated="29"/>
          <table:table-cell table:style-name="ce173"/>
          <table:table-cell table:number-columns-repeated="3"/>
          <table:table-cell table:style-name="ce190"/>
          <table:table-cell table:number-columns-repeated="3"/>
          <table:table-cell table:style-name="ce190"/>
          <table:table-cell/>
          <table:table-cell table:style-name="ce190"/>
          <table:table-cell table:number-columns-repeated="807"/>
        </table:table-row>
        <table:table-row table:style-name="ro1">
          <table:table-cell table:number-columns-repeated="3"/>
          <table:table-cell table:style-name="ce163" table:number-columns-repeated="4"/>
          <table:table-cell table:style-name="ce168"/>
          <table:table-cell table:style-name="ce163" table:number-columns-repeated="6"/>
          <table:table-cell table:style-name="ce174"/>
          <table:table-cell table:style-name="ce170" office:value-type="string" table:number-columns-spanned="4" table:number-rows-spanned="1">
            <text:p>a5b5</text:p>
          </table:table-cell>
          <table:covered-table-cell table:number-columns-repeated="3" table:style-name="ce174"/>
          <table:table-cell table:style-name="ce174" table:number-columns-repeated="2"/>
          <table:table-cell table:style-name="ce178" office:value-type="string" table:number-columns-spanned="4" table:number-rows-spanned="1">
            <text:p>a1b6</text:p>
          </table:table-cell>
          <table:covered-table-cell table:style-name="ce174"/>
          <table:covered-table-cell table:style-name="ce181"/>
          <table:covered-table-cell table:style-name="ce174"/>
          <table:table-cell table:style-name="ce174" table:number-columns-repeated="6"/>
          <table:table-cell table:style-name="ce168"/>
          <table:table-cell table:style-name="ce163" table:number-columns-repeated="7"/>
          <table:table-cell table:number-columns-repeated="48"/>
          <table:table-cell table:style-name="ce194" table:number-columns-repeated="2"/>
          <table:table-cell table:number-columns-repeated="51"/>
          <table:table-cell table:style-name="ce195" office:value-type="string" table:number-columns-spanned="4" table:number-rows-spanned="1">
            <text:p>a9b9</text:p>
          </table:table-cell>
          <table:covered-table-cell table:number-columns-repeated="3"/>
          <table:table-cell table:number-columns-repeated="5"/>
          <table:table-cell table:style-name="ce195" office:value-type="string" table:number-columns-spanned="4" table:number-rows-spanned="1">
            <text:p>a9b7</text:p>
          </table:table-cell>
          <table:covered-table-cell table:number-columns-repeated="3"/>
          <table:table-cell table:style-name="ce182" office:value-type="string" table:number-columns-spanned="4" table:number-rows-spanned="1">
            <text:p>a9b6</text:p>
          </table:table-cell>
          <table:covered-table-cell table:number-columns-repeated="3"/>
          <table:table-cell table:style-name="ce195" office:value-type="string" table:number-columns-spanned="4" table:number-rows-spanned="1">
            <text:p>a9b5</text:p>
          </table:table-cell>
          <table:covered-table-cell table:number-columns-repeated="3"/>
          <table:table-cell/>
          <table:table-cell table:style-name="ce182" office:value-type="string" table:number-columns-spanned="4" table:number-rows-spanned="1">
            <text:p>a9b4</text:p>
          </table:table-cell>
          <table:covered-table-cell table:number-columns-repeated="3"/>
          <table:table-cell table:style-name="ce195" office:value-type="string" table:number-columns-spanned="4" table:number-rows-spanned="1">
            <text:p>a9b3</text:p>
          </table:table-cell>
          <table:covered-table-cell table:number-columns-repeated="3"/>
          <table:table-cell table:style-name="ce182" office:value-type="string" table:number-columns-spanned="4" table:number-rows-spanned="1">
            <text:p>a9b2</text:p>
          </table:table-cell>
          <table:covered-table-cell table:number-columns-repeated="3"/>
          <table:table-cell table:style-name="ce195" office:value-type="string" table:number-columns-spanned="4" table:number-rows-spanned="1">
            <text:p>a9b1</text:p>
          </table:table-cell>
          <table:covered-table-cell table:number-columns-repeated="3"/>
          <table:table-cell/>
          <table:table-cell table:style-name="ce193" office:value-type="string" table:number-columns-spanned="2" table:number-rows-spanned="1">
            <text:p>R9</text:p>
          </table:table-cell>
          <table:covered-table-cell table:style-name="ce194"/>
          <table:table-cell table:number-columns-repeated="7"/>
          <table:table-cell table:style-name="ce195" office:value-type="string" table:number-columns-spanned="4" table:number-rows-spanned="1">
            <text:p>a9b5</text:p>
          </table:table-cell>
          <table:covered-table-cell table:number-columns-repeated="3"/>
          <table:table-cell/>
          <table:table-cell table:style-name="ce195" office:value-type="string" table:number-columns-spanned="4" table:number-rows-spanned="1">
            <text:p>a9b9</text:p>
          </table:table-cell>
          <table:covered-table-cell table:number-columns-repeated="3"/>
          <table:table-cell table:style-name="ce182" office:value-type="string" table:number-columns-spanned="4" table:number-rows-spanned="1">
            <text:p>a9b4</text:p>
          </table:table-cell>
          <table:covered-table-cell table:number-columns-repeated="3"/>
          <table:table-cell table:style-name="ce182" office:value-type="string" table:number-columns-spanned="4" table:number-rows-spanned="1">
            <text:p>a9b8</text:p>
          </table:table-cell>
          <table:covered-table-cell table:number-columns-repeated="3"/>
          <table:table-cell table:style-name="ce195" office:value-type="string" table:number-columns-spanned="4" table:number-rows-spanned="1">
            <text:p>a9b3</text:p>
          </table:table-cell>
          <table:covered-table-cell table:number-columns-repeated="3"/>
          <table:table-cell/>
          <table:table-cell table:style-name="ce195" office:value-type="string" table:number-columns-spanned="4" table:number-rows-spanned="1">
            <text:p>a9b7</text:p>
          </table:table-cell>
          <table:covered-table-cell table:number-columns-repeated="3"/>
          <table:table-cell table:style-name="ce182" office:value-type="string" table:number-columns-spanned="4" table:number-rows-spanned="1">
            <text:p>a9b2</text:p>
          </table:table-cell>
          <table:covered-table-cell table:number-columns-repeated="3"/>
          <table:table-cell table:style-name="ce182" office:value-type="string" table:number-columns-spanned="4" table:number-rows-spanned="1">
            <text:p>a9b6</text:p>
          </table:table-cell>
          <table:covered-table-cell table:number-columns-repeated="3"/>
          <table:table-cell table:style-name="ce195" office:value-type="string" table:number-columns-spanned="4" table:number-rows-spanned="1">
            <text:p>a9b1</text:p>
          </table:table-cell>
          <table:covered-table-cell table:number-columns-repeated="3"/>
          <table:table-cell/>
          <table:table-cell table:style-name="ce193" office:value-type="string" table:number-columns-spanned="2" table:number-rows-spanned="1">
            <text:p>R9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5"/>
          <table:table-cell table:style-name="ce169" office:value-type="string" table:number-columns-spanned="4" table:number-rows-spanned="1">
            <text:p>a6b5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2"/>
          <table:table-cell table:style-name="ce177" office:value-type="string" table:number-columns-spanned="4" table:number-rows-spanned="1">
            <text:p>a2b6</text:p>
          </table:table-cell>
          <table:covered-table-cell table:number-columns-repeated="3" table:style-name="ce173"/>
          <table:table-cell table:style-name="ce176"/>
          <table:table-cell table:style-name="ce173" table:number-columns-repeated="5"/>
          <table:table-cell table:number-columns-repeated="2"/>
          <table:table-cell table:style-name="ce167"/>
          <table:table-cell table:number-columns-repeated="19"/>
          <table:table-cell table:style-name="ce164" office:value-type="string" table:number-columns-spanned="4" table:number-rows-spanned="1">
            <text:p>a8b9</text:p>
          </table:table-cell>
          <table:covered-table-cell table:number-columns-repeated="3"/>
          <table:table-cell table:style-name="ce164" office:value-type="string" table:number-columns-spanned="4" table:number-rows-spanned="1">
            <text:p>a8b8</text:p>
          </table:table-cell>
          <table:covered-table-cell table:number-columns-repeated="3"/>
          <table:table-cell/>
          <table:table-cell table:style-name="ce164" office:value-type="string" table:number-columns-spanned="4" table:number-rows-spanned="1">
            <text:p>a8b7</text:p>
          </table:table-cell>
          <table:covered-table-cell/>
          <table:covered-table-cell table:style-name="ce167"/>
          <table:covered-table-cell/>
          <table:table-cell table:style-name="ce164" office:value-type="string" table:number-columns-spanned="4" table:number-rows-spanned="1">
            <text:p>a8b6</text:p>
          </table:table-cell>
          <table:covered-table-cell table:number-columns-repeated="3"/>
          <table:table-cell/>
          <table:table-cell table:style-name="ce164" office:value-type="string" table:number-columns-spanned="4" table:number-rows-spanned="1">
            <text:p>a8b5</text:p>
          </table:table-cell>
          <table:covered-table-cell table:number-columns-repeated="3"/>
          <table:table-cell table:style-name="ce164" office:value-type="string" table:number-columns-spanned="4" table:number-rows-spanned="1">
            <text:p>a8b4</text:p>
          </table:table-cell>
          <table:covered-table-cell table:number-columns-repeated="3"/>
          <table:table-cell/>
          <table:table-cell table:style-name="ce164" office:value-type="string" table:number-columns-spanned="4" table:number-rows-spanned="1">
            <text:p>a8b3</text:p>
          </table:table-cell>
          <table:covered-table-cell table:style-name="ce173"/>
          <table:covered-table-cell table:number-columns-repeated="2"/>
          <table:table-cell table:style-name="ce164" office:value-type="string" table:number-columns-spanned="4" table:number-rows-spanned="1">
            <text:p>a8b2</text:p>
          </table:table-cell>
          <table:covered-table-cell/>
          <table:covered-table-cell table:style-name="ce167"/>
          <table:covered-table-cell/>
          <table:table-cell/>
          <table:table-cell table:style-name="ce193" office:value-type="string" table:number-columns-spanned="2" table:number-rows-spanned="1">
            <text:p>R8</text:p>
          </table:table-cell>
          <table:covered-table-cell table:style-name="ce194"/>
          <table:table-cell table:number-columns-repeated="90"/>
          <table:table-cell table:style-name="ce194" table:number-columns-repeated="2"/>
          <table:table-cell table:number-columns-repeated="46"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3"/>
          <table:table-cell table:style-name="ce166" office:value-type="string" table:number-columns-spanned="4" table:number-rows-spanned="1">
            <text:p>a7b5</text:p>
          </table:table-cell>
          <table:covered-table-cell table:number-columns-repeated="2"/>
          <table:covered-table-cell table:style-name="ce173"/>
          <table:table-cell table:style-name="ce176"/>
          <table:table-cell table:style-name="ce173"/>
          <table:table-cell table:style-name="ce172" office:value-type="string" table:number-columns-spanned="4" table:number-rows-spanned="1">
            <text:p>a3b6</text:p>
          </table:table-cell>
          <table:covered-table-cell table:number-columns-repeated="3" table:style-name="ce173"/>
          <table:table-cell table:style-name="ce173" table:number-columns-repeated="2"/>
          <table:table-cell table:style-name="ce176"/>
          <table:table-cell table:style-name="ce173" table:number-columns-repeated="5"/>
          <table:table-cell table:number-columns-repeated="2"/>
          <table:table-cell table:style-name="ce167"/>
          <table:table-cell table:number-columns-repeated="25"/>
          <table:table-cell table:style-name="ce190"/>
          <table:table-cell table:number-columns-repeated="2"/>
          <table:table-cell table:style-name="ce190"/>
          <table:table-cell table:number-columns-repeated="8"/>
          <table:table-cell table:style-name="ce163" table:number-columns-repeated="2"/>
          <table:table-cell table:number-columns-repeated="3"/>
          <table:table-cell table:style-name="ce173"/>
          <table:table-cell table:number-columns-repeated="3"/>
          <table:table-cell table:style-name="ce189"/>
          <table:table-cell table:style-name="ce173"/>
          <table:table-cell table:style-name="ce190"/>
          <table:table-cell table:number-columns-repeated="6"/>
          <table:table-cell table:style-name="ce194" table:number-columns-repeated="2"/>
          <table:table-cell table:number-columns-repeated="64"/>
          <table:table-cell table:style-name="ce164" office:value-type="string" table:number-columns-spanned="4" table:number-rows-spanned="1">
            <text:p>a8b7</text:p>
          </table:table-cell>
          <table:covered-table-cell/>
          <table:covered-table-cell table:style-name="ce167"/>
          <table:covered-table-cell/>
          <table:table-cell table:style-name="ce164" office:value-type="string" table:number-columns-spanned="4" table:number-rows-spanned="1">
            <text:p>a8b6</text:p>
          </table:table-cell>
          <table:covered-table-cell table:number-columns-repeated="3"/>
          <table:table-cell/>
          <table:table-cell table:style-name="ce164" office:value-type="string" table:number-columns-spanned="4" table:number-rows-spanned="1">
            <text:p>a8b5</text:p>
          </table:table-cell>
          <table:covered-table-cell table:number-columns-repeated="3"/>
          <table:table-cell table:style-name="ce164" office:value-type="string" table:number-columns-spanned="4" table:number-rows-spanned="1">
            <text:p>a8b4</text:p>
          </table:table-cell>
          <table:covered-table-cell table:number-columns-repeated="3"/>
          <table:table-cell table:style-name="ce164" office:value-type="string" table:number-columns-spanned="4" table:number-rows-spanned="1">
            <text:p>a8b3</text:p>
          </table:table-cell>
          <table:covered-table-cell table:style-name="ce173"/>
          <table:covered-table-cell table:number-columns-repeated="2"/>
          <table:table-cell table:style-name="ce164" office:value-type="string" table:number-columns-spanned="4" table:number-rows-spanned="1">
            <text:p>a8b2</text:p>
          </table:table-cell>
          <table:covered-table-cell/>
          <table:covered-table-cell table:style-name="ce167"/>
          <table:covered-table-cell/>
          <table:table-cell/>
          <table:table-cell table:style-name="ce193" office:value-type="string" table:number-columns-spanned="2" table:number-rows-spanned="1">
            <text:p>R8</text:p>
          </table:table-cell>
          <table:covered-table-cell table:style-name="ce194"/>
          <table:table-cell table:number-columns-repeated="7"/>
          <table:table-cell table:style-name="ce164" office:value-type="string" table:number-columns-spanned="4" table:number-rows-spanned="1">
            <text:p>a8b6</text:p>
          </table:table-cell>
          <table:covered-table-cell table:number-columns-repeated="3"/>
          <table:table-cell table:number-columns-repeated="5"/>
          <table:table-cell table:style-name="ce164" office:value-type="string" table:number-columns-spanned="4" table:number-rows-spanned="1">
            <text:p>a8b5</text:p>
          </table:table-cell>
          <table:covered-table-cell table:number-columns-repeated="3"/>
          <table:table-cell table:style-name="ce164" office:value-type="string" table:number-columns-spanned="4" table:number-rows-spanned="1">
            <text:p>a8b9</text:p>
          </table:table-cell>
          <table:covered-table-cell table:number-columns-repeated="3"/>
          <table:table-cell table:style-name="ce164" office:value-type="string" table:number-columns-spanned="4" table:number-rows-spanned="1">
            <text:p>a8b4</text:p>
          </table:table-cell>
          <table:covered-table-cell table:number-columns-repeated="3"/>
          <table:table-cell/>
          <table:table-cell table:style-name="ce164" office:value-type="string" table:number-columns-spanned="4" table:number-rows-spanned="1">
            <text:p>a8b8</text:p>
          </table:table-cell>
          <table:covered-table-cell table:number-columns-repeated="3"/>
          <table:table-cell table:style-name="ce164" office:value-type="string" table:number-columns-spanned="4" table:number-rows-spanned="1">
            <text:p>a8b3</text:p>
          </table:table-cell>
          <table:covered-table-cell table:style-name="ce173"/>
          <table:covered-table-cell table:number-columns-repeated="2"/>
          <table:table-cell table:style-name="ce164" office:value-type="string" table:number-columns-spanned="4" table:number-rows-spanned="1">
            <text:p>a8b7</text:p>
          </table:table-cell>
          <table:covered-table-cell/>
          <table:covered-table-cell table:style-name="ce167"/>
          <table:covered-table-cell/>
          <table:table-cell table:style-name="ce164" office:value-type="string" table:number-columns-spanned="4" table:number-rows-spanned="1">
            <text:p>a8b2</text:p>
          </table:table-cell>
          <table:covered-table-cell/>
          <table:covered-table-cell table:style-name="ce167"/>
          <table:covered-table-cell/>
          <table:table-cell/>
          <table:table-cell table:style-name="ce193" office:value-type="string" table:number-columns-spanned="2" table:number-rows-spanned="1">
            <text:p>R8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/>
          <table:table-cell table:style-name="ce164" office:value-type="string" table:number-columns-spanned="4" table:number-rows-spanned="1">
            <text:p>a8b5</text:p>
          </table:table-cell>
          <table:covered-table-cell table:number-columns-repeated="3"/>
          <table:table-cell/>
          <table:table-cell table:style-name="ce173"/>
          <table:table-cell table:style-name="ce171" office:value-type="string" table:number-columns-spanned="4" table:number-rows-spanned="1">
            <text:p>a4b6</text:p>
          </table:table-cell>
          <table:covered-table-cell table:number-columns-repeated="3" table:style-name="ce173"/>
          <table:table-cell table:style-name="ce173" table:number-columns-repeated="2"/>
          <table:table-cell table:style-name="ce179" office:value-type="string" table:number-columns-spanned="4" table:number-rows-spanned="1">
            <text:p>a0b7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4"/>
          <table:table-cell table:number-columns-repeated="2"/>
          <table:table-cell table:style-name="ce167"/>
          <table:table-cell table:number-columns-repeated="21"/>
          <table:table-cell table:style-name="ce167"/>
          <table:table-cell/>
          <table:table-cell table:style-name="ce166" office:value-type="string" table:number-columns-spanned="4" table:number-rows-spanned="1">
            <text:p>a7b9</text:p>
          </table:table-cell>
          <table:covered-table-cell table:number-columns-repeated="3"/>
          <table:table-cell/>
          <table:table-cell table:style-name="ce166" office:value-type="string" table:number-columns-spanned="4" table:number-rows-spanned="1">
            <text:p>a7b8</text:p>
          </table:table-cell>
          <table:covered-table-cell table:number-columns-repeated="3"/>
          <table:table-cell table:style-name="ce166" office:value-type="string" table:number-columns-spanned="4" table:number-rows-spanned="1">
            <text:p>a7b7</text:p>
          </table:table-cell>
          <table:covered-table-cell table:number-columns-repeated="3"/>
          <table:table-cell/>
          <table:table-cell table:style-name="ce166" office:value-type="string" table:number-columns-spanned="4" table:number-rows-spanned="1">
            <text:p>a7b6</text:p>
          </table:table-cell>
          <table:covered-table-cell table:style-name="ce173"/>
          <table:covered-table-cell table:number-columns-repeated="2"/>
          <table:table-cell table:style-name="ce166" office:value-type="string" table:number-columns-spanned="4" table:number-rows-spanned="1">
            <text:p>a7b5</text:p>
          </table:table-cell>
          <table:covered-table-cell table:style-name="ce173"/>
          <table:covered-table-cell table:style-name="ce167"/>
          <table:covered-table-cell/>
          <table:table-cell/>
          <table:table-cell table:style-name="ce166" office:value-type="string" table:number-columns-spanned="4" table:number-rows-spanned="1">
            <text:p>a7b4</text:p>
          </table:table-cell>
          <table:covered-table-cell table:number-columns-repeated="3"/>
          <table:table-cell table:style-name="ce166" office:value-type="string" table:number-columns-spanned="4" table:number-rows-spanned="1">
            <text:p>a7b3</text:p>
          </table:table-cell>
          <table:covered-table-cell table:number-columns-repeated="3"/>
          <table:table-cell/>
          <table:table-cell table:style-name="ce193" office:value-type="string" table:number-columns-spanned="2" table:number-rows-spanned="1">
            <text:p>R7</text:p>
          </table:table-cell>
          <table:covered-table-cell table:style-name="ce194"/>
          <table:table-cell table:number-columns-repeated="62"/>
          <table:table-cell table:style-name="ce190"/>
          <table:table-cell/>
          <table:table-cell table:style-name="ce190"/>
          <table:table-cell table:number-columns-repeated="8"/>
          <table:table-cell table:style-name="ce163" table:number-columns-repeated="2"/>
          <table:table-cell table:number-columns-repeated="3"/>
          <table:table-cell table:style-name="ce173"/>
          <table:table-cell table:number-columns-repeated="2"/>
          <table:table-cell table:style-name="ce189"/>
          <table:table-cell table:style-name="ce173"/>
          <table:table-cell table:style-name="ce190"/>
          <table:table-cell table:number-columns-repeated="6"/>
          <table:table-cell table:style-name="ce194" table:number-columns-repeated="2"/>
          <table:table-cell table:number-columns-repeated="16"/>
          <table:table-cell table:style-name="ce163" table:number-columns-repeated="2"/>
          <table:table-cell table:number-columns-repeated="7"/>
          <table:table-cell table:style-name="ce173"/>
          <table:table-cell table:number-columns-repeated="7"/>
          <table:table-cell table:style-name="ce189"/>
          <table:table-cell table:style-name="ce173"/>
          <table:table-cell table:style-name="ce190"/>
          <table:table-cell/>
          <table:table-cell table:style-name="ce190"/>
          <table:table-cell table:number-columns-repeated="8"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5"/>
          <table:table-cell table:style-name="ce170" office:value-type="string" table:number-columns-spanned="4" table:number-rows-spanned="1">
            <text:p>a5b6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2"/>
          <table:table-cell table:style-name="ce178" office:value-type="string" table:number-columns-spanned="4" table:number-rows-spanned="1">
            <text:p>a1b7</text:p>
          </table:table-cell>
          <table:covered-table-cell table:number-columns-repeated="3" table:style-name="ce173"/>
          <table:table-cell table:style-name="ce167"/>
          <table:table-cell table:number-columns-repeated="7"/>
          <table:table-cell table:style-name="ce167"/>
          <table:table-cell table:number-columns-repeated="38"/>
          <table:table-cell table:style-name="ce173"/>
          <table:table-cell table:number-columns-repeated="2"/>
          <table:table-cell table:style-name="ce189"/>
          <table:table-cell table:style-name="ce173"/>
          <table:table-cell table:style-name="ce190"/>
          <table:table-cell table:number-columns-repeated="11"/>
          <table:table-cell table:style-name="ce194" table:number-columns-repeated="2"/>
          <table:table-cell table:number-columns-repeated="68"/>
          <table:table-cell table:style-name="ce196" office:value-type="string" table:number-columns-spanned="4" table:number-rows-spanned="1">
            <text:p>a7b7</text:p>
          </table:table-cell>
          <table:covered-table-cell table:number-columns-repeated="3"/>
          <table:table-cell/>
          <table:table-cell table:style-name="ce166" office:value-type="string" table:number-columns-spanned="4" table:number-rows-spanned="1">
            <text:p>a7b6</text:p>
          </table:table-cell>
          <table:covered-table-cell table:style-name="ce173"/>
          <table:covered-table-cell table:number-columns-repeated="2"/>
          <table:table-cell table:style-name="ce196" office:value-type="string" table:number-columns-spanned="4" table:number-rows-spanned="1">
            <text:p>a7b5</text:p>
          </table:table-cell>
          <table:covered-table-cell table:style-name="ce173"/>
          <table:covered-table-cell table:style-name="ce167"/>
          <table:covered-table-cell/>
          <table:table-cell table:style-name="ce166" office:value-type="string" table:number-columns-spanned="4" table:number-rows-spanned="1">
            <text:p>a7b4</text:p>
          </table:table-cell>
          <table:covered-table-cell table:number-columns-repeated="3"/>
          <table:table-cell table:style-name="ce196" office:value-type="string" table:number-columns-spanned="4" table:number-rows-spanned="1">
            <text:p>a7b3</text:p>
          </table:table-cell>
          <table:covered-table-cell table:number-columns-repeated="3"/>
          <table:table-cell/>
          <table:table-cell table:style-name="ce193" office:value-type="string" table:number-columns-spanned="2" table:number-rows-spanned="1">
            <text:p>R7</text:p>
          </table:table-cell>
          <table:covered-table-cell table:style-name="ce194"/>
          <table:table-cell table:number-columns-repeated="7"/>
          <table:table-cell table:style-name="ce196" office:value-type="string" table:number-columns-spanned="4" table:number-rows-spanned="1">
            <text:p>a7b7</text:p>
          </table:table-cell>
          <table:covered-table-cell table:number-columns-repeated="3"/>
          <table:table-cell table:number-columns-repeated="5"/>
          <table:table-cell table:style-name="ce166" office:value-type="string" table:number-columns-spanned="4" table:number-rows-spanned="1">
            <text:p>a7b6</text:p>
          </table:table-cell>
          <table:covered-table-cell table:style-name="ce173"/>
          <table:covered-table-cell table:number-columns-repeated="2"/>
          <table:table-cell table:number-columns-repeated="4"/>
          <table:table-cell table:style-name="ce196" office:value-type="string" table:number-columns-spanned="4" table:number-rows-spanned="1">
            <text:p>a7b5</text:p>
          </table:table-cell>
          <table:covered-table-cell table:style-name="ce173"/>
          <table:covered-table-cell table:style-name="ce167"/>
          <table:covered-table-cell/>
          <table:table-cell/>
          <table:table-cell table:style-name="ce196" office:value-type="string" table:number-columns-spanned="4" table:number-rows-spanned="1">
            <text:p>a7b9</text:p>
          </table:table-cell>
          <table:covered-table-cell table:number-columns-repeated="3"/>
          <table:table-cell table:style-name="ce166" office:value-type="string" table:number-columns-spanned="4" table:number-rows-spanned="1">
            <text:p>a7b4</text:p>
          </table:table-cell>
          <table:covered-table-cell table:number-columns-repeated="3"/>
          <table:table-cell table:style-name="ce166" office:value-type="string" table:number-columns-spanned="4" table:number-rows-spanned="1">
            <text:p>a7b8</text:p>
          </table:table-cell>
          <table:covered-table-cell table:number-columns-repeated="3"/>
          <table:table-cell table:style-name="ce196" office:value-type="string" table:number-columns-spanned="4" table:number-rows-spanned="1">
            <text:p>a7b3</text:p>
          </table:table-cell>
          <table:covered-table-cell table:number-columns-repeated="3"/>
          <table:table-cell/>
          <table:table-cell table:style-name="ce193" office:value-type="string" table:number-columns-spanned="2" table:number-rows-spanned="1">
            <text:p>R7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3"/>
          <table:table-cell table:style-name="ce169" office:value-type="string" table:number-columns-spanned="4" table:number-rows-spanned="1">
            <text:p>a6b6</text:p>
          </table:table-cell>
          <table:covered-table-cell table:number-columns-repeated="2"/>
          <table:covered-table-cell table:style-name="ce173"/>
          <table:table-cell table:style-name="ce176"/>
          <table:table-cell table:style-name="ce173"/>
          <table:table-cell table:style-name="ce177" office:value-type="string" table:number-columns-spanned="4" table:number-rows-spanned="1">
            <text:p>a2b7</text:p>
          </table:table-cell>
          <table:covered-table-cell table:number-columns-repeated="3" table:style-name="ce173"/>
          <table:table-cell table:number-columns-repeated="2"/>
          <table:table-cell table:style-name="ce167"/>
          <table:table-cell table:number-columns-repeated="7"/>
          <table:table-cell table:style-name="ce167"/>
          <table:table-cell table:number-columns-repeated="3"/>
          <table:table-cell table:style-name="ce165" office:value-type="string" table:number-columns-spanned="4" table:number-rows-spanned="1">
            <text:p>c0</text:p>
          </table:table-cell>
          <table:covered-table-cell table:number-columns-repeated="3"/>
          <table:table-cell table:number-columns-repeated="21"/>
          <table:table-cell table:style-name="ce169" office:value-type="string" table:number-columns-spanned="4" table:number-rows-spanned="1">
            <text:p>a6b9</text:p>
          </table:table-cell>
          <table:covered-table-cell table:number-columns-repeated="3"/>
          <table:table-cell table:style-name="ce169" office:value-type="string" table:number-columns-spanned="4" table:number-rows-spanned="1">
            <text:p>a6b8</text:p>
          </table:table-cell>
          <table:covered-table-cell table:number-columns-repeated="3"/>
          <table:table-cell/>
          <table:table-cell table:style-name="ce169" office:value-type="string" table:number-columns-spanned="4" table:number-rows-spanned="1">
            <text:p>a6b7</text:p>
          </table:table-cell>
          <table:covered-table-cell table:style-name="ce173"/>
          <table:covered-table-cell table:number-columns-repeated="2"/>
          <table:table-cell table:style-name="ce169" office:value-type="string" table:number-columns-spanned="4" table:number-rows-spanned="1">
            <text:p>a6b6</text:p>
          </table:table-cell>
          <table:covered-table-cell table:style-name="ce173"/>
          <table:covered-table-cell table:style-name="ce167"/>
          <table:covered-table-cell/>
          <table:table-cell/>
          <table:table-cell table:style-name="ce169" office:value-type="string" table:number-columns-spanned="4" table:number-rows-spanned="1">
            <text:p>a6b5</text:p>
          </table:table-cell>
          <table:covered-table-cell table:style-name="ce173"/>
          <table:covered-table-cell table:number-columns-repeated="2"/>
          <table:table-cell table:style-name="ce169" office:value-type="string" table:number-columns-spanned="4" table:number-rows-spanned="1">
            <text:p>a6b4</text:p>
          </table:table-cell>
          <table:covered-table-cell table:number-columns-repeated="3"/>
          <table:table-cell/>
          <table:table-cell table:style-name="ce193" office:value-type="string" table:number-columns-spanned="2" table:number-rows-spanned="1">
            <text:p>R6</text:p>
          </table:table-cell>
          <table:covered-table-cell table:style-name="ce194"/>
          <table:table-cell table:number-columns-repeated="74"/>
          <table:table-cell table:style-name="ce173"/>
          <table:table-cell table:number-columns-repeated="2"/>
          <table:table-cell table:style-name="ce189"/>
          <table:table-cell table:style-name="ce173"/>
          <table:table-cell table:style-name="ce190"/>
          <table:table-cell table:number-columns-repeated="10"/>
          <table:table-cell table:style-name="ce194" table:number-columns-repeated="2"/>
          <table:table-cell table:number-columns-repeated="17"/>
          <table:table-cell table:style-name="ce173"/>
          <table:table-cell table:number-columns-repeated="6"/>
          <table:table-cell table:style-name="ce189"/>
          <table:table-cell table:style-name="ce173"/>
          <table:table-cell table:style-name="ce190"/>
          <table:table-cell table:number-columns-repeated="19"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/>
          <table:table-cell table:style-name="ce166" office:value-type="string" table:number-columns-spanned="4" table:number-rows-spanned="1">
            <text:p>a7b6</text:p>
          </table:table-cell>
          <table:covered-table-cell table:number-columns-repeated="3"/>
          <table:table-cell/>
          <table:table-cell table:style-name="ce173"/>
          <table:table-cell table:style-name="ce172" office:value-type="string" table:number-columns-spanned="4" table:number-rows-spanned="1">
            <text:p>a3b7</text:p>
          </table:table-cell>
          <table:covered-table-cell table:number-columns-repeated="3" table:style-name="ce173"/>
          <table:table-cell table:style-name="ce173" table:number-columns-repeated="2"/>
          <table:table-cell table:number-columns-repeated="2"/>
          <table:table-cell table:style-name="ce167"/>
          <table:table-cell table:number-columns-repeated="7"/>
          <table:table-cell table:style-name="ce167"/>
          <table:table-cell/>
          <table:table-cell table:style-name="ce165" office:value-type="string" table:number-columns-spanned="4" table:number-rows-spanned="1">
            <text:p>c1</text:p>
          </table:table-cell>
          <table:covered-table-cell table:number-columns-repeated="3"/>
          <table:table-cell table:number-columns-repeated="33"/>
          <table:table-cell table:style-name="ce173"/>
          <table:table-cell table:number-columns-repeated="2"/>
          <table:table-cell table:style-name="ce189"/>
          <table:table-cell table:style-name="ce173"/>
          <table:table-cell table:style-name="ce190"/>
          <table:table-cell table:number-columns-repeated="2"/>
          <table:table-cell table:style-name="ce173" table:number-columns-repeated="2"/>
          <table:table-cell table:number-columns-repeated="7"/>
          <table:table-cell table:style-name="ce194" table:number-columns-repeated="2"/>
          <table:table-cell table:number-columns-repeated="73"/>
          <table:table-cell table:style-name="ce169" office:value-type="string" table:number-columns-spanned="4" table:number-rows-spanned="1">
            <text:p>a6b7</text:p>
          </table:table-cell>
          <table:covered-table-cell table:style-name="ce173"/>
          <table:covered-table-cell table:number-columns-repeated="2"/>
          <table:table-cell table:style-name="ce169" office:value-type="string" table:number-columns-spanned="4" table:number-rows-spanned="1">
            <text:p>a6b6</text:p>
          </table:table-cell>
          <table:covered-table-cell table:style-name="ce173"/>
          <table:covered-table-cell table:style-name="ce167"/>
          <table:covered-table-cell/>
          <table:table-cell table:style-name="ce169" office:value-type="string" table:number-columns-spanned="4" table:number-rows-spanned="1">
            <text:p>a6b5</text:p>
          </table:table-cell>
          <table:covered-table-cell table:style-name="ce173"/>
          <table:covered-table-cell table:number-columns-repeated="2"/>
          <table:table-cell table:style-name="ce169" office:value-type="string" table:number-columns-spanned="4" table:number-rows-spanned="1">
            <text:p>a6b4</text:p>
          </table:table-cell>
          <table:covered-table-cell table:number-columns-repeated="3"/>
          <table:table-cell/>
          <table:table-cell table:style-name="ce193" office:value-type="string" table:number-columns-spanned="2" table:number-rows-spanned="1">
            <text:p>R6</text:p>
          </table:table-cell>
          <table:covered-table-cell table:style-name="ce194"/>
          <table:table-cell table:number-columns-repeated="7"/>
          <table:table-cell table:style-name="ce169" office:value-type="string" table:number-columns-spanned="4" table:number-rows-spanned="1">
            <text:p>a6b8</text:p>
          </table:table-cell>
          <table:covered-table-cell table:number-columns-repeated="3"/>
          <table:table-cell table:number-columns-repeated="5"/>
          <table:table-cell table:style-name="ce169" office:value-type="string" table:number-columns-spanned="4" table:number-rows-spanned="1">
            <text:p>a6b7</text:p>
          </table:table-cell>
          <table:covered-table-cell table:style-name="ce173"/>
          <table:covered-table-cell table:number-columns-repeated="2"/>
          <table:table-cell table:number-columns-repeated="4"/>
          <table:table-cell table:style-name="ce169" office:value-type="string" table:number-columns-spanned="4" table:number-rows-spanned="1">
            <text:p>a6b6</text:p>
          </table:table-cell>
          <table:covered-table-cell table:style-name="ce173"/>
          <table:covered-table-cell table:style-name="ce167"/>
          <table:covered-table-cell/>
          <table:table-cell table:number-columns-repeated="5"/>
          <table:table-cell table:style-name="ce169" office:value-type="string" table:number-columns-spanned="4" table:number-rows-spanned="1">
            <text:p>a6b5</text:p>
          </table:table-cell>
          <table:covered-table-cell table:style-name="ce173"/>
          <table:covered-table-cell table:number-columns-repeated="2"/>
          <table:table-cell table:style-name="ce169" office:value-type="string" table:number-columns-spanned="4" table:number-rows-spanned="1">
            <text:p>a6b9</text:p>
          </table:table-cell>
          <table:covered-table-cell table:number-columns-repeated="3"/>
          <table:table-cell table:style-name="ce169" office:value-type="string" table:number-columns-spanned="4" table:number-rows-spanned="1">
            <text:p>a6b4</text:p>
          </table:table-cell>
          <table:covered-table-cell table:number-columns-repeated="3"/>
          <table:table-cell/>
          <table:table-cell table:style-name="ce193" office:value-type="string" table:number-columns-spanned="2" table:number-rows-spanned="1">
            <text:p>R6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7"/>
          <table:table-cell table:style-name="ce164" office:value-type="string" table:number-columns-spanned="4" table:number-rows-spanned="1">
            <text:p>a8b6</text:p>
          </table:table-cell>
          <table:covered-table-cell table:number-columns-repeated="3"/>
          <table:table-cell table:number-columns-repeated="2"/>
          <table:table-cell table:style-name="ce171" office:value-type="string" table:number-columns-spanned="4" table:number-rows-spanned="1">
            <text:p>a4b7</text:p>
          </table:table-cell>
          <table:covered-table-cell table:style-name="ce173"/>
          <table:covered-table-cell table:style-name="ce176"/>
          <table:covered-table-cell table:style-name="ce173"/>
          <table:table-cell table:style-name="ce173" table:number-columns-repeated="2"/>
          <table:table-cell table:style-name="ce179" office:value-type="string" table:number-columns-spanned="4" table:number-rows-spanned="1">
            <text:p>a0b8</text:p>
          </table:table-cell>
          <table:covered-table-cell table:style-name="ce173"/>
          <table:covered-table-cell table:number-columns-repeated="2"/>
          <table:table-cell table:style-name="ce167"/>
          <table:table-cell table:number-columns-repeated="7"/>
          <table:table-cell table:style-name="ce165" office:value-type="string" table:number-columns-spanned="4" table:number-rows-spanned="1">
            <text:p>c2</text:p>
          </table:table-cell>
          <table:covered-table-cell table:number-columns-repeated="3"/>
          <table:table-cell table:number-columns-repeated="29"/>
          <table:table-cell table:style-name="ce170" office:value-type="string" table:number-columns-spanned="4" table:number-rows-spanned="1">
            <text:p>a5b9</text:p>
          </table:table-cell>
          <table:covered-table-cell table:number-columns-repeated="3"/>
          <table:table-cell/>
          <table:table-cell table:style-name="ce170" office:value-type="string" table:number-columns-spanned="4" table:number-rows-spanned="1">
            <text:p>a5b8</text:p>
          </table:table-cell>
          <table:covered-table-cell table:style-name="ce173"/>
          <table:covered-table-cell table:number-columns-repeated="2"/>
          <table:table-cell table:style-name="ce170" office:value-type="string" table:number-columns-spanned="4" table:number-rows-spanned="1">
            <text:p>a5b7</text:p>
          </table:table-cell>
          <table:covered-table-cell table:style-name="ce174"/>
          <table:covered-table-cell table:style-name="ce167"/>
          <table:covered-table-cell/>
          <table:table-cell/>
          <table:table-cell table:style-name="ce170" office:value-type="string" table:number-columns-spanned="4" table:number-rows-spanned="1">
            <text:p>a5b6</text:p>
          </table:table-cell>
          <table:covered-table-cell table:style-name="ce173"/>
          <table:covered-table-cell table:number-columns-repeated="2"/>
          <table:table-cell table:style-name="ce170" office:value-type="string" table:number-columns-spanned="4" table:number-rows-spanned="1">
            <text:p>a5b5</text:p>
          </table:table-cell>
          <table:covered-table-cell table:style-name="ce173"/>
          <table:covered-table-cell table:number-columns-repeated="2"/>
          <table:table-cell/>
          <table:table-cell table:style-name="ce193" office:value-type="string" table:number-columns-spanned="2" table:number-rows-spanned="1">
            <text:p>R5</text:p>
          </table:table-cell>
          <table:covered-table-cell table:style-name="ce194"/>
          <table:table-cell table:number-columns-repeated="74"/>
          <table:table-cell table:style-name="ce173"/>
          <table:table-cell table:number-columns-repeated="2"/>
          <table:table-cell table:style-name="ce189"/>
          <table:table-cell table:style-name="ce173"/>
          <table:table-cell table:style-name="ce190"/>
          <table:table-cell/>
          <table:table-cell table:style-name="ce173" table:number-columns-repeated="2"/>
          <table:table-cell table:number-columns-repeated="7"/>
          <table:table-cell table:style-name="ce194" table:number-columns-repeated="2"/>
          <table:table-cell table:number-columns-repeated="24"/>
          <table:table-cell table:style-name="ce189"/>
          <table:table-cell table:style-name="ce173"/>
          <table:table-cell table:style-name="ce190"/>
          <table:table-cell table:number-columns-repeated="6"/>
          <table:table-cell table:style-name="ce173" table:number-columns-repeated="2"/>
          <table:table-cell table:number-columns-repeated="11"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3"/>
          <table:table-cell table:style-name="ce170" office:value-type="string" table:number-columns-spanned="4" table:number-rows-spanned="1">
            <text:p>a5b7</text:p>
          </table:table-cell>
          <table:covered-table-cell table:number-columns-repeated="3"/>
          <table:table-cell table:style-name="ce167"/>
          <table:table-cell/>
          <table:table-cell table:style-name="ce178" office:value-type="string" table:number-columns-spanned="4" table:number-rows-spanned="1">
            <text:p>a1b8</text:p>
          </table:table-cell>
          <table:covered-table-cell table:number-columns-repeated="3"/>
          <table:table-cell table:number-columns-repeated="2"/>
          <table:table-cell table:style-name="ce176"/>
          <table:table-cell table:style-name="ce173" table:number-columns-repeated="5"/>
          <table:table-cell table:style-name="ce165" office:value-type="string" table:number-columns-spanned="4" table:number-rows-spanned="1">
            <text:p>c3</text:p>
          </table:table-cell>
          <table:covered-table-cell/>
          <table:covered-table-cell table:style-name="ce167"/>
          <table:covered-table-cell/>
          <table:table-cell table:number-columns-repeated="37"/>
          <table:table-cell table:style-name="ce173"/>
          <table:table-cell table:number-columns-repeated="2"/>
          <table:table-cell table:style-name="ce189"/>
          <table:table-cell table:style-name="ce173"/>
          <table:table-cell table:style-name="ce190"/>
          <table:table-cell table:number-columns-repeated="2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94" table:number-columns-repeated="2"/>
          <table:table-cell table:number-columns-repeated="77"/>
          <table:table-cell table:style-name="ce197" office:value-type="string" table:number-columns-spanned="4" table:number-rows-spanned="1">
            <text:p>a5b7</text:p>
          </table:table-cell>
          <table:covered-table-cell table:style-name="ce174"/>
          <table:covered-table-cell table:style-name="ce167"/>
          <table:covered-table-cell/>
          <table:table-cell table:style-name="ce170" office:value-type="string" table:number-columns-spanned="4" table:number-rows-spanned="1">
            <text:p>a5b6</text:p>
          </table:table-cell>
          <table:covered-table-cell table:style-name="ce173"/>
          <table:covered-table-cell table:number-columns-repeated="2"/>
          <table:table-cell table:style-name="ce197" office:value-type="string" table:number-columns-spanned="4" table:number-rows-spanned="1">
            <text:p>a5b5</text:p>
          </table:table-cell>
          <table:covered-table-cell table:style-name="ce173"/>
          <table:covered-table-cell table:number-columns-repeated="2"/>
          <table:table-cell/>
          <table:table-cell table:style-name="ce193" office:value-type="string" table:number-columns-spanned="2" table:number-rows-spanned="1">
            <text:p>R5</text:p>
          </table:table-cell>
          <table:covered-table-cell table:style-name="ce194"/>
          <table:table-cell table:number-columns-repeated="7"/>
          <table:table-cell table:style-name="ce197" office:value-type="string" table:number-columns-spanned="4" table:number-rows-spanned="1">
            <text:p>a5b9</text:p>
          </table:table-cell>
          <table:covered-table-cell table:number-columns-repeated="3"/>
          <table:table-cell table:number-columns-repeated="5"/>
          <table:table-cell table:style-name="ce170" office:value-type="string" table:number-columns-spanned="4" table:number-rows-spanned="1">
            <text:p>a5b8</text:p>
          </table:table-cell>
          <table:covered-table-cell table:style-name="ce173"/>
          <table:covered-table-cell table:number-columns-repeated="2"/>
          <table:table-cell table:number-columns-repeated="4"/>
          <table:table-cell table:style-name="ce197" office:value-type="string" table:number-columns-spanned="4" table:number-rows-spanned="1">
            <text:p>a5b7</text:p>
          </table:table-cell>
          <table:covered-table-cell table:style-name="ce174"/>
          <table:covered-table-cell table:style-name="ce167"/>
          <table:covered-table-cell/>
          <table:table-cell table:number-columns-repeated="5"/>
          <table:table-cell table:style-name="ce170" office:value-type="string" table:number-columns-spanned="4" table:number-rows-spanned="1">
            <text:p>a5b6</text:p>
          </table:table-cell>
          <table:covered-table-cell table:style-name="ce173"/>
          <table:covered-table-cell table:number-columns-repeated="2"/>
          <table:table-cell table:number-columns-repeated="4"/>
          <table:table-cell table:style-name="ce197" office:value-type="string" table:number-columns-spanned="4" table:number-rows-spanned="1">
            <text:p>a5b5</text:p>
          </table:table-cell>
          <table:covered-table-cell table:style-name="ce173"/>
          <table:covered-table-cell table:number-columns-repeated="2"/>
          <table:table-cell/>
          <table:table-cell table:style-name="ce193" office:value-type="string" table:number-columns-spanned="2" table:number-rows-spanned="1">
            <text:p>R5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/>
          <table:table-cell table:style-name="ce169" office:value-type="string" table:number-columns-spanned="4" table:number-rows-spanned="1">
            <text:p>a6b7</text:p>
          </table:table-cell>
          <table:covered-table-cell table:number-columns-repeated="3"/>
          <table:table-cell table:number-columns-repeated="2"/>
          <table:table-cell table:style-name="ce177" office:value-type="string" table:number-columns-spanned="4" table:number-rows-spanned="1">
            <text:p>a2b8</text:p>
          </table:table-cell>
          <table:covered-table-cell table:number-columns-repeated="3"/>
          <table:table-cell table:number-columns-repeated="4"/>
          <table:table-cell table:style-name="ce167"/>
          <table:table-cell table:number-columns-repeated="3"/>
          <table:table-cell table:style-name="ce165" office:value-type="string" table:number-columns-spanned="4" table:number-rows-spanned="1">
            <text:p>c4</text:p>
          </table:table-cell>
          <table:covered-table-cell table:number-columns-repeated="3"/>
          <table:table-cell table:style-name="ce167"/>
          <table:table-cell table:number-columns-repeated="37"/>
          <table:table-cell table:style-name="ce171" office:value-type="string" table:number-columns-spanned="4" table:number-rows-spanned="1">
            <text:p>a4b9</text:p>
          </table:table-cell>
          <table:covered-table-cell table:style-name="ce173"/>
          <table:covered-table-cell table:number-columns-repeated="2"/>
          <table:table-cell table:style-name="ce171" office:value-type="string" table:number-columns-spanned="4" table:number-rows-spanned="1">
            <text:p>a4b8</text:p>
          </table:table-cell>
          <table:covered-table-cell table:style-name="ce173"/>
          <table:covered-table-cell table:style-name="ce167"/>
          <table:covered-table-cell/>
          <table:table-cell/>
          <table:table-cell table:style-name="ce171" office:value-type="string" table:number-columns-spanned="4" table:number-rows-spanned="1">
            <text:p>a4b7</text:p>
          </table:table-cell>
          <table:covered-table-cell table:style-name="ce173"/>
          <table:covered-table-cell table:number-columns-repeated="2"/>
          <table:table-cell table:style-name="ce171" office:value-type="string" table:number-columns-spanned="4" table:number-rows-spanned="1">
            <text:p>a4b6</text:p>
          </table:table-cell>
          <table:covered-table-cell table:style-name="ce173"/>
          <table:covered-table-cell table:number-columns-repeated="2"/>
          <table:table-cell/>
          <table:table-cell table:style-name="ce193" office:value-type="string" table:number-columns-spanned="2" table:number-rows-spanned="1">
            <text:p>R4</text:p>
          </table:table-cell>
          <table:covered-table-cell table:style-name="ce194"/>
          <table:table-cell table:number-columns-repeated="74"/>
          <table:table-cell table:style-name="ce173"/>
          <table:table-cell table:number-columns-repeated="2"/>
          <table:table-cell table:style-name="ce189"/>
          <table:table-cell table:style-name="ce173"/>
          <table:table-cell table:style-name="ce190"/>
          <table:table-cell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94" table:number-columns-repeated="2"/>
          <table:table-cell table:number-columns-repeated="24"/>
          <table:table-cell table:style-name="ce189"/>
          <table:table-cell table:style-name="ce173"/>
          <table:table-cell table:style-name="ce190"/>
          <table:table-cell table:number-columns-repeated="6"/>
          <table:table-cell table:style-name="ce173" table:number-columns-repeated="2"/>
          <table:table-cell table:number-columns-repeated="6"/>
          <table:table-cell table:style-name="ce173" table:number-columns-repeated="2"/>
          <table:table-cell table:number-columns-repeated="3"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7"/>
          <table:table-cell table:style-name="ce166" office:value-type="string" table:number-columns-spanned="4" table:number-rows-spanned="1">
            <text:p>a7b7</text:p>
          </table:table-cell>
          <table:covered-table-cell table:number-columns-repeated="3"/>
          <table:table-cell table:number-columns-repeated="2"/>
          <table:table-cell table:style-name="ce172" office:value-type="string" table:number-columns-spanned="4" table:number-rows-spanned="1">
            <text:p>a3b8</text:p>
          </table:table-cell>
          <table:covered-table-cell/>
          <table:covered-table-cell table:style-name="ce167"/>
          <table:covered-table-cell/>
          <table:table-cell table:number-columns-repeated="6"/>
          <table:table-cell table:style-name="ce167"/>
          <table:table-cell/>
          <table:table-cell table:style-name="ce165" office:value-type="string" table:number-columns-spanned="4" table:number-rows-spanned="1">
            <text:p>c5</text:p>
          </table:table-cell>
          <table:covered-table-cell table:number-columns-repeated="3"/>
          <table:table-cell table:number-columns-repeated="2"/>
          <table:table-cell table:style-name="ce167"/>
          <table:table-cell table:number-columns-repeated="41"/>
          <table:table-cell table:style-name="ce189"/>
          <table:table-cell table:style-name="ce173"/>
          <table:table-cell table:style-name="ce190"/>
          <table:table-cell table:number-columns-repeated="2"/>
          <table:table-cell table:style-name="ce174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94" table:number-columns-repeated="2"/>
          <table:table-cell table:number-columns-repeated="81"/>
          <table:table-cell table:style-name="ce171" office:value-type="string" table:number-columns-spanned="4" table:number-rows-spanned="1">
            <text:p>a4b7</text:p>
          </table:table-cell>
          <table:covered-table-cell table:style-name="ce173"/>
          <table:covered-table-cell table:number-columns-repeated="2"/>
          <table:table-cell table:style-name="ce171" office:value-type="string" table:number-columns-spanned="4" table:number-rows-spanned="1">
            <text:p>a4b6</text:p>
          </table:table-cell>
          <table:covered-table-cell table:style-name="ce173"/>
          <table:covered-table-cell table:number-columns-repeated="2"/>
          <table:table-cell/>
          <table:table-cell table:style-name="ce193" office:value-type="string" table:number-columns-spanned="2" table:number-rows-spanned="1">
            <text:p>R4</text:p>
          </table:table-cell>
          <table:covered-table-cell table:style-name="ce194"/>
          <table:table-cell table:number-columns-repeated="16"/>
          <table:table-cell table:style-name="ce171" office:value-type="string" table:number-columns-spanned="4" table:number-rows-spanned="1">
            <text:p>a4b9</text:p>
          </table:table-cell>
          <table:covered-table-cell table:style-name="ce173"/>
          <table:covered-table-cell table:number-columns-repeated="2"/>
          <table:table-cell table:number-columns-repeated="4"/>
          <table:table-cell table:style-name="ce171" office:value-type="string" table:number-columns-spanned="4" table:number-rows-spanned="1">
            <text:p>a4b8</text:p>
          </table:table-cell>
          <table:covered-table-cell table:style-name="ce173"/>
          <table:covered-table-cell table:style-name="ce167"/>
          <table:covered-table-cell/>
          <table:table-cell table:number-columns-repeated="5"/>
          <table:table-cell table:style-name="ce171" office:value-type="string" table:number-columns-spanned="4" table:number-rows-spanned="1">
            <text:p>a4b7</text:p>
          </table:table-cell>
          <table:covered-table-cell table:style-name="ce173"/>
          <table:covered-table-cell table:number-columns-repeated="2"/>
          <table:table-cell table:number-columns-repeated="4"/>
          <table:table-cell table:style-name="ce171" office:value-type="string" table:number-columns-spanned="4" table:number-rows-spanned="1">
            <text:p>a4b6</text:p>
          </table:table-cell>
          <table:covered-table-cell table:style-name="ce173"/>
          <table:covered-table-cell table:number-columns-repeated="2"/>
          <table:table-cell/>
          <table:table-cell table:style-name="ce193" office:value-type="string" table:number-columns-spanned="2" table:number-rows-spanned="1">
            <text:p>R4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5"/>
          <table:table-cell table:style-name="ce164" office:value-type="string" table:number-columns-spanned="4" table:number-rows-spanned="1">
            <text:p>a8b7</text:p>
          </table:table-cell>
          <table:covered-table-cell/>
          <table:covered-table-cell table:style-name="ce167"/>
          <table:covered-table-cell/>
          <table:table-cell table:number-columns-repeated="2"/>
          <table:table-cell table:style-name="ce171" office:value-type="string" table:number-columns-spanned="4" table:number-rows-spanned="1">
            <text:p>a4b8</text:p>
          </table:table-cell>
          <table:covered-table-cell table:number-columns-repeated="3"/>
          <table:table-cell table:style-name="ce167"/>
          <table:table-cell table:number-columns-repeated="7"/>
          <table:table-cell table:style-name="ce165" office:value-type="string" table:number-columns-spanned="4" table:number-rows-spanned="1">
            <text:p>c6</text:p>
          </table:table-cell>
          <table:covered-table-cell table:number-columns-repeated="3"/>
          <table:table-cell table:number-columns-repeated="4"/>
          <table:table-cell table:style-name="ce167"/>
          <table:table-cell table:number-columns-repeated="41"/>
          <table:table-cell table:style-name="ce172" office:value-type="string" table:number-columns-spanned="4" table:number-rows-spanned="1">
            <text:p>a3b9</text:p>
          </table:table-cell>
          <table:covered-table-cell table:style-name="ce173"/>
          <table:covered-table-cell table:style-name="ce167"/>
          <table:covered-table-cell/>
          <table:table-cell/>
          <table:table-cell table:style-name="ce172" office:value-type="string" table:number-columns-spanned="4" table:number-rows-spanned="1">
            <text:p>a3b8</text:p>
          </table:table-cell>
          <table:covered-table-cell table:style-name="ce173"/>
          <table:covered-table-cell table:number-columns-repeated="2"/>
          <table:table-cell table:style-name="ce172" office:value-type="string" table:number-columns-spanned="4" table:number-rows-spanned="1">
            <text:p>a3b7</text:p>
          </table:table-cell>
          <table:covered-table-cell table:style-name="ce173"/>
          <table:covered-table-cell table:number-columns-repeated="2"/>
          <table:table-cell/>
          <table:table-cell table:style-name="ce193" office:value-type="string" table:number-columns-spanned="2" table:number-rows-spanned="1">
            <text:p>R3</text:p>
          </table:table-cell>
          <table:covered-table-cell table:style-name="ce194"/>
          <table:table-cell table:number-columns-repeated="77"/>
          <table:table-cell table:style-name="ce189"/>
          <table:table-cell table:style-name="ce173"/>
          <table:table-cell table:style-name="ce190"/>
          <table:table-cell table:number-columns-repeated="5"/>
          <table:table-cell table:style-name="ce173" table:number-columns-repeated="2"/>
          <table:table-cell table:number-columns-repeated="3"/>
          <table:table-cell table:style-name="ce194" table:number-columns-repeated="2"/>
          <table:table-cell table:number-columns-repeated="41"/>
          <table:table-cell table:style-name="ce173" table:number-columns-repeated="2"/>
          <table:table-cell table:number-columns-repeated="3"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/>
          <table:table-cell table:style-name="ce170" office:value-type="string" table:number-columns-spanned="4" table:number-rows-spanned="1">
            <text:p>a5b8</text:p>
          </table:table-cell>
          <table:covered-table-cell table:number-columns-repeated="3"/>
          <table:table-cell table:number-columns-repeated="2"/>
          <table:table-cell table:style-name="ce167"/>
          <table:table-cell table:number-columns-repeated="5"/>
          <table:table-cell table:style-name="ce165" office:value-type="string" table:number-columns-spanned="4" table:number-rows-spanned="1">
            <text:p>c7</text:p>
          </table:table-cell>
          <table:covered-table-cell/>
          <table:covered-table-cell table:style-name="ce167"/>
          <table:covered-table-cell/>
          <table:table-cell table:number-columns-repeated="48"/>
          <table:table-cell table:style-name="ce189"/>
          <table:table-cell table:style-name="ce173"/>
          <table:table-cell table:style-name="ce190"/>
          <table:table-cell table:number-columns-repeated="2"/>
          <table:table-cell table:style-name="ce173" table:number-columns-repeated="2"/>
          <table:table-cell table:number-columns-repeated="2"/>
          <table:table-cell table:style-name="ce174" table:number-columns-repeated="2"/>
          <table:table-cell table:number-columns-repeated="3"/>
          <table:table-cell table:style-name="ce194" table:number-columns-repeated="2"/>
          <table:table-cell table:number-columns-repeated="85"/>
          <table:table-cell table:style-name="ce198" office:value-type="string" table:number-columns-spanned="4" table:number-rows-spanned="1">
            <text:p>a3b7</text:p>
          </table:table-cell>
          <table:covered-table-cell table:style-name="ce173"/>
          <table:covered-table-cell table:number-columns-repeated="2"/>
          <table:table-cell/>
          <table:table-cell table:style-name="ce193" office:value-type="string" table:number-columns-spanned="2" table:number-rows-spanned="1">
            <text:p>R3</text:p>
          </table:table-cell>
          <table:covered-table-cell table:style-name="ce194"/>
          <table:table-cell table:number-columns-repeated="24"/>
          <table:table-cell table:style-name="ce198" office:value-type="string" table:number-columns-spanned="4" table:number-rows-spanned="1">
            <text:p>a3b9</text:p>
          </table:table-cell>
          <table:covered-table-cell table:style-name="ce173"/>
          <table:covered-table-cell table:style-name="ce167"/>
          <table:covered-table-cell/>
          <table:table-cell table:number-columns-repeated="5"/>
          <table:table-cell table:style-name="ce172" office:value-type="string" table:number-columns-spanned="4" table:number-rows-spanned="1">
            <text:p>a3b8</text:p>
          </table:table-cell>
          <table:covered-table-cell table:style-name="ce173"/>
          <table:covered-table-cell table:number-columns-repeated="2"/>
          <table:table-cell table:number-columns-repeated="4"/>
          <table:table-cell table:style-name="ce198" office:value-type="string" table:number-columns-spanned="4" table:number-rows-spanned="1">
            <text:p>a3b7</text:p>
          </table:table-cell>
          <table:covered-table-cell table:style-name="ce173"/>
          <table:covered-table-cell table:number-columns-repeated="2"/>
          <table:table-cell/>
          <table:table-cell table:style-name="ce193" office:value-type="string" table:number-columns-spanned="2" table:number-rows-spanned="1">
            <text:p>R3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7"/>
          <table:table-cell table:style-name="ce169" office:value-type="string" table:number-columns-spanned="4" table:number-rows-spanned="1">
            <text:p>a6b8</text:p>
          </table:table-cell>
          <table:covered-table-cell table:number-columns-repeated="3"/>
          <table:table-cell table:number-columns-repeated="4"/>
          <table:table-cell table:style-name="ce167"/>
          <table:table-cell table:number-columns-repeated="3"/>
          <table:table-cell table:style-name="ce165" office:value-type="string" table:number-columns-spanned="4" table:number-rows-spanned="1">
            <text:p>c8</text:p>
          </table:table-cell>
          <table:covered-table-cell table:number-columns-repeated="3"/>
          <table:table-cell table:style-name="ce167"/>
          <table:table-cell table:number-columns-repeated="54"/>
          <table:table-cell table:style-name="ce177" office:value-type="string" table:number-columns-spanned="4" table:number-rows-spanned="1">
            <text:p>a2b9</text:p>
          </table:table-cell>
          <table:covered-table-cell table:style-name="ce173"/>
          <table:covered-table-cell table:number-columns-repeated="2"/>
          <table:table-cell table:style-name="ce177" office:value-type="string" table:number-columns-spanned="4" table:number-rows-spanned="1">
            <text:p>a2b8</text:p>
          </table:table-cell>
          <table:covered-table-cell table:style-name="ce173"/>
          <table:covered-table-cell table:number-columns-repeated="2"/>
          <table:table-cell/>
          <table:table-cell table:style-name="ce193" office:value-type="string" table:number-columns-spanned="2" table:number-rows-spanned="1">
            <text:p>R2</text:p>
          </table:table-cell>
          <table:covered-table-cell table:style-name="ce194"/>
          <table:table-cell table:number-columns-repeated="81"/>
          <table:table-cell table:style-name="ce173" table:number-columns-repeated="2"/>
          <table:table-cell table:number-columns-repeated="7"/>
          <table:table-cell table:style-name="ce194" table:number-columns-repeated="2"/>
          <table:table-cell table:number-columns-repeated="41"/>
          <table:table-cell table:style-name="ce173" table:number-columns-repeated="2"/>
          <table:table-cell table:number-columns-repeated="3"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5"/>
          <table:table-cell table:style-name="ce166" office:value-type="string" table:number-columns-spanned="4" table:number-rows-spanned="1">
            <text:p>a7b8</text:p>
          </table:table-cell>
          <table:covered-table-cell/>
          <table:covered-table-cell table:style-name="ce167"/>
          <table:covered-table-cell/>
          <table:table-cell table:number-columns-repeated="6"/>
          <table:table-cell table:style-name="ce167"/>
          <table:table-cell/>
          <table:table-cell table:style-name="ce165" office:value-type="string" table:number-columns-spanned="4" table:number-rows-spanned="1">
            <text:p>c9</text:p>
          </table:table-cell>
          <table:covered-table-cell table:number-columns-repeated="3"/>
          <table:table-cell table:number-columns-repeated="2"/>
          <table:table-cell table:style-name="ce167"/>
          <table:table-cell table:number-columns-repeated="49"/>
          <table:table-cell table:style-name="ce190"/>
          <table:table-cell table:number-columns-repeated="4"/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3"/>
          <table:table-cell table:style-name="ce194" table:number-columns-repeated="2"/>
          <table:table-cell table:number-columns-repeated="56"/>
          <table:table-cell table:style-name="ce182" office:value-type="string" table:number-columns-spanned="4" table:number-rows-spanned="1">
            <text:p>a9b8</text:p>
          </table:table-cell>
          <table:covered-table-cell table:number-columns-repeated="3"/>
          <table:table-cell table:style-name="ce196" office:value-type="string" table:number-columns-spanned="4" table:number-rows-spanned="1">
            <text:p>a7b9</text:p>
          </table:table-cell>
          <table:covered-table-cell table:number-columns-repeated="3"/>
          <table:table-cell table:style-name="ce166" office:value-type="string" table:number-columns-spanned="4" table:number-rows-spanned="1">
            <text:p>a7b8</text:p>
          </table:table-cell>
          <table:covered-table-cell table:number-columns-repeated="3"/>
          <table:table-cell table:style-name="ce197" office:value-type="string" table:number-columns-spanned="4" table:number-rows-spanned="1">
            <text:p>a5b9</text:p>
          </table:table-cell>
          <table:covered-table-cell table:number-columns-repeated="3"/>
          <table:table-cell/>
          <table:table-cell table:style-name="ce170" office:value-type="string" table:number-columns-spanned="4" table:number-rows-spanned="1">
            <text:p>a5b8</text:p>
          </table:table-cell>
          <table:covered-table-cell table:style-name="ce173"/>
          <table:covered-table-cell table:number-columns-repeated="2"/>
          <table:table-cell table:style-name="ce198" office:value-type="string" table:number-columns-spanned="4" table:number-rows-spanned="1">
            <text:p>a3b9</text:p>
          </table:table-cell>
          <table:covered-table-cell table:style-name="ce173"/>
          <table:covered-table-cell table:style-name="ce167"/>
          <table:covered-table-cell/>
          <table:table-cell table:style-name="ce172" office:value-type="string" table:number-columns-spanned="4" table:number-rows-spanned="1">
            <text:p>a3b8</text:p>
          </table:table-cell>
          <table:covered-table-cell table:style-name="ce173"/>
          <table:covered-table-cell table:number-columns-repeated="2"/>
          <table:table-cell table:style-name="ce199" office:value-type="string" table:number-columns-spanned="4" table:number-rows-spanned="1">
            <text:p>a1b9</text:p>
          </table:table-cell>
          <table:covered-table-cell table:style-name="ce185"/>
          <table:covered-table-cell table:number-columns-repeated="2" table:style-name="ce187"/>
          <table:table-cell/>
          <table:table-cell table:style-name="ce193" office:value-type="string" table:number-columns-spanned="2" table:number-rows-spanned="1">
            <text:p>R2</text:p>
          </table:table-cell>
          <table:covered-table-cell table:style-name="ce194"/>
          <table:table-cell table:number-columns-repeated="33"/>
          <table:table-cell table:style-name="ce177" office:value-type="string" table:number-columns-spanned="4" table:number-rows-spanned="1">
            <text:p>a2b9</text:p>
          </table:table-cell>
          <table:covered-table-cell table:style-name="ce173"/>
          <table:covered-table-cell table:number-columns-repeated="2"/>
          <table:table-cell table:number-columns-repeated="4"/>
          <table:table-cell table:style-name="ce177" office:value-type="string" table:number-columns-spanned="4" table:number-rows-spanned="1">
            <text:p>a2b8</text:p>
          </table:table-cell>
          <table:covered-table-cell table:style-name="ce173"/>
          <table:covered-table-cell table:number-columns-repeated="2"/>
          <table:table-cell/>
          <table:table-cell table:style-name="ce193" office:value-type="string" table:number-columns-spanned="2" table:number-rows-spanned="1">
            <text:p>R2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3"/>
          <table:table-cell table:style-name="ce164" office:value-type="string" table:number-columns-spanned="4" table:number-rows-spanned="1">
            <text:p>a8b8</text:p>
          </table:table-cell>
          <table:covered-table-cell table:number-columns-repeated="3"/>
          <table:table-cell table:style-name="ce167"/>
          <table:table-cell table:number-columns-repeated="7"/>
          <table:table-cell table:style-name="ce165" office:value-type="string" table:number-columns-spanned="4" table:number-rows-spanned="1">
            <text:p>c10</text:p>
          </table:table-cell>
          <table:covered-table-cell table:number-columns-repeated="3"/>
          <table:table-cell table:number-columns-repeated="4"/>
          <table:table-cell table:style-name="ce167"/>
          <table:table-cell table:number-columns-repeated="58"/>
          <table:table-cell table:style-name="ce183" office:value-type="string" table:number-columns-spanned="4" table:number-rows-spanned="1">
            <text:p>a1b9</text:p>
          </table:table-cell>
          <table:covered-table-cell table:style-name="ce185"/>
          <table:covered-table-cell table:number-columns-repeated="2" table:style-name="ce187"/>
          <table:table-cell/>
          <table:table-cell table:style-name="ce193" office:value-type="string" table:number-columns-spanned="2" table:number-rows-spanned="1">
            <text:p>R1</text:p>
          </table:table-cell>
          <table:covered-table-cell table:style-name="ce194"/>
          <table:table-cell table:number-columns-repeated="77"/>
          <table:table-cell table:style-name="ce190"/>
          <table:table-cell table:number-columns-repeated="7"/>
          <table:table-cell table:style-name="ce173" table:number-columns-repeated="2"/>
          <table:table-cell table:number-columns-repeated="3"/>
          <table:table-cell table:style-name="ce194" table:number-columns-repeated="2"/>
          <table:table-cell table:number-columns-repeated="24"/>
          <table:table-cell table:style-name="ce190"/>
          <table:table-cell table:number-columns-repeated="21"/>
          <table:table-cell table:style-name="ce194" table:number-columns-repeated="2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5"/>
          <table:table-cell table:style-name="ce165" office:value-type="string" table:number-columns-spanned="4" table:number-rows-spanned="1">
            <text:p>c11</text:p>
          </table:table-cell>
          <table:covered-table-cell/>
          <table:covered-table-cell table:style-name="ce167"/>
          <table:covered-table-cell/>
          <table:table-cell table:number-columns-repeated="65"/>
          <table:table-cell table:style-name="ce173" table:number-columns-repeated="2"/>
          <table:table-cell table:number-columns-repeated="3"/>
          <table:table-cell table:style-name="ce194" table:number-columns-repeated="2"/>
          <table:table-cell table:number-columns-repeated="56"/>
          <table:table-cell table:style-name="ce164" office:value-type="string" table:number-columns-spanned="4" table:number-rows-spanned="1">
            <text:p>a8b9</text:p>
          </table:table-cell>
          <table:covered-table-cell table:number-columns-repeated="3"/>
          <table:table-cell table:style-name="ce164" office:value-type="string" table:number-columns-spanned="4" table:number-rows-spanned="1">
            <text:p>a8b8</text:p>
          </table:table-cell>
          <table:covered-table-cell table:number-columns-repeated="3"/>
          <table:table-cell table:style-name="ce169" office:value-type="string" table:number-columns-spanned="4" table:number-rows-spanned="1">
            <text:p>a6b9</text:p>
          </table:table-cell>
          <table:covered-table-cell table:number-columns-repeated="3"/>
          <table:table-cell table:style-name="ce169" office:value-type="string" table:number-columns-spanned="4" table:number-rows-spanned="1">
            <text:p>a6b8</text:p>
          </table:table-cell>
          <table:covered-table-cell table:number-columns-repeated="3"/>
          <table:table-cell/>
          <table:table-cell table:style-name="ce171" office:value-type="string" table:number-columns-spanned="4" table:number-rows-spanned="1">
            <text:p>a4b9</text:p>
          </table:table-cell>
          <table:covered-table-cell table:style-name="ce173"/>
          <table:covered-table-cell table:number-columns-repeated="2"/>
          <table:table-cell table:style-name="ce171" office:value-type="string" table:number-columns-spanned="4" table:number-rows-spanned="1">
            <text:p>a4b8</text:p>
          </table:table-cell>
          <table:covered-table-cell table:style-name="ce173"/>
          <table:covered-table-cell table:style-name="ce167"/>
          <table:covered-table-cell/>
          <table:table-cell table:style-name="ce177" office:value-type="string" table:number-columns-spanned="4" table:number-rows-spanned="1">
            <text:p>a2b9</text:p>
          </table:table-cell>
          <table:covered-table-cell table:style-name="ce173"/>
          <table:covered-table-cell table:number-columns-repeated="2"/>
          <table:table-cell table:style-name="ce177" office:value-type="string" table:number-columns-spanned="4" table:number-rows-spanned="1">
            <text:p>a2b8</text:p>
          </table:table-cell>
          <table:covered-table-cell table:style-name="ce173"/>
          <table:covered-table-cell table:number-columns-repeated="2"/>
          <table:table-cell/>
          <table:table-cell table:style-name="ce193" office:value-type="string" table:number-columns-spanned="2" table:number-rows-spanned="1">
            <text:p>R1</text:p>
          </table:table-cell>
          <table:covered-table-cell table:style-name="ce194"/>
          <table:table-cell table:number-columns-repeated="41"/>
          <table:table-cell table:style-name="ce199" office:value-type="string" table:number-columns-spanned="4" table:number-rows-spanned="1">
            <text:p>a1b9</text:p>
          </table:table-cell>
          <table:covered-table-cell table:style-name="ce185"/>
          <table:covered-table-cell table:number-columns-repeated="2" table:style-name="ce187"/>
          <table:table-cell/>
          <table:table-cell table:style-name="ce193" office:value-type="string" table:number-columns-spanned="2" table:number-rows-spanned="1">
            <text:p>R1</text:p>
          </table:table-cell>
          <table:covered-table-cell table:style-name="ce194"/>
          <table:table-cell table:number-columns-repeated="795"/>
        </table:table-row>
        <table:table-row table:style-name="ro1">
          <table:table-cell table:number-columns-repeated="7"/>
          <table:table-cell table:style-name="ce167"/>
          <table:table-cell table:number-columns-repeated="3"/>
          <table:table-cell table:style-name="ce165" office:value-type="string" table:number-columns-spanned="4" table:number-rows-spanned="1">
            <text:p>c12</text:p>
          </table:table-cell>
          <table:covered-table-cell table:number-columns-repeated="3"/>
          <table:table-cell table:style-name="ce167"/>
          <table:table-cell table:number-columns-repeated="26"/>
          <table:table-cell table:style-name="ce184" office:value-type="string" table:number-columns-spanned="4" table:number-rows-spanned="1">
            <text:p>cJ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I</text:p>
          </table:table-cell>
          <table:covered-table-cell table:number-columns-repeated="3" table:style-name="ce184"/>
          <table:table-cell table:style-name="ce186"/>
          <table:table-cell table:style-name="ce184" office:value-type="string" table:number-columns-spanned="4" table:number-rows-spanned="1">
            <text:p>cH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G</text:p>
          </table:table-cell>
          <table:covered-table-cell table:number-columns-repeated="3" table:style-name="ce184"/>
          <table:table-cell table:style-name="ce184"/>
          <table:table-cell table:style-name="ce184" office:value-type="string" table:number-columns-spanned="4" table:number-rows-spanned="1">
            <text:p>cF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E</text:p>
          </table:table-cell>
          <table:covered-table-cell table:number-columns-repeated="3" table:style-name="ce186"/>
          <table:table-cell table:style-name="ce186"/>
          <table:table-cell table:style-name="ce184" office:value-type="string" table:number-columns-spanned="4" table:number-rows-spanned="1">
            <text:p>cD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C</text:p>
          </table:table-cell>
          <table:covered-table-cell table:style-name="ce186"/>
          <table:covered-table-cell table:style-name="ce191"/>
          <table:covered-table-cell table:style-name="ce186"/>
          <table:table-cell table:style-name="ce186"/>
          <table:table-cell table:style-name="ce184" office:value-type="string" table:number-columns-spanned="4" table:number-rows-spanned="1">
            <text:p>cB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A</text:p>
          </table:table-cell>
          <table:covered-table-cell table:number-columns-repeated="3" table:style-name="ce186"/>
          <table:table-cell table:number-columns-repeated="2"/>
          <table:table-cell table:style-name="ce194"/>
          <table:table-cell table:number-columns-repeated="90"/>
          <table:table-cell table:style-name="ce194" table:number-columns-repeated="2"/>
          <table:table-cell table:number-columns-repeated="843"/>
        </table:table-row>
        <table:table-row table:style-name="ro1">
          <table:table-cell table:number-columns-repeated="7"/>
          <table:table-cell table:style-name="ce167"/>
          <table:table-cell/>
          <table:table-cell table:style-name="ce165" office:value-type="string" table:number-columns-spanned="4" table:number-rows-spanned="1">
            <text:p>c13</text:p>
          </table:table-cell>
          <table:covered-table-cell table:number-columns-repeated="3"/>
          <table:table-cell table:number-columns-repeated="2"/>
          <table:table-cell table:style-name="ce167"/>
          <table:table-cell table:number-columns-repeated="120"/>
          <table:table-cell table:style-name="ce184" office:value-type="string" table:number-columns-spanned="4" table:number-rows-spanned="1">
            <text:p>cJ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I</text:p>
          </table:table-cell>
          <table:covered-table-cell table:number-columns-repeated="3" table:style-name="ce184"/>
          <table:table-cell/>
          <table:table-cell table:style-name="ce184" office:value-type="string" table:number-columns-spanned="4" table:number-rows-spanned="1">
            <text:p>cH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G</text:p>
          </table:table-cell>
          <table:covered-table-cell table:number-columns-repeated="3" table:style-name="ce184"/>
          <table:table-cell table:style-name="ce184" office:value-type="string" table:number-columns-spanned="4" table:number-rows-spanned="1">
            <text:p>cF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E</text:p>
          </table:table-cell>
          <table:covered-table-cell table:number-columns-repeated="3" table:style-name="ce186"/>
          <table:table-cell/>
          <table:table-cell table:style-name="ce184" office:value-type="string" table:number-columns-spanned="4" table:number-rows-spanned="1">
            <text:p>cD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C</text:p>
          </table:table-cell>
          <table:covered-table-cell table:style-name="ce186"/>
          <table:covered-table-cell table:style-name="ce191"/>
          <table:covered-table-cell table:style-name="ce186"/>
          <table:table-cell table:style-name="ce184" office:value-type="string" table:number-columns-spanned="4" table:number-rows-spanned="1">
            <text:p>cB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A</text:p>
          </table:table-cell>
          <table:covered-table-cell table:number-columns-repeated="3" table:style-name="ce186"/>
          <table:table-cell table:number-columns-repeated="2"/>
          <table:table-cell table:style-name="ce194"/>
          <table:table-cell table:number-columns-repeated="3"/>
          <table:table-cell table:style-name="ce184" office:value-type="string" table:number-columns-spanned="4" table:number-rows-spanned="1">
            <text:p>cJ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E</text:p>
          </table:table-cell>
          <table:covered-table-cell table:number-columns-repeated="3" table:style-name="ce186"/>
          <table:table-cell/>
          <table:table-cell table:style-name="ce184" office:value-type="string" table:number-columns-spanned="4" table:number-rows-spanned="1">
            <text:p>cI</text:p>
          </table:table-cell>
          <table:covered-table-cell table:number-columns-repeated="3" table:style-name="ce184"/>
          <table:table-cell table:style-name="ce184" office:value-type="string" table:number-columns-spanned="4" table:number-rows-spanned="1">
            <text:p>cD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H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C</text:p>
          </table:table-cell>
          <table:covered-table-cell table:style-name="ce186"/>
          <table:covered-table-cell table:style-name="ce191"/>
          <table:covered-table-cell table:style-name="ce186"/>
          <table:table-cell/>
          <table:table-cell table:style-name="ce184" office:value-type="string" table:number-columns-spanned="4" table:number-rows-spanned="1">
            <text:p>cG</text:p>
          </table:table-cell>
          <table:covered-table-cell table:number-columns-repeated="3" table:style-name="ce184"/>
          <table:table-cell table:style-name="ce184" office:value-type="string" table:number-columns-spanned="4" table:number-rows-spanned="1">
            <text:p>cB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F</text:p>
          </table:table-cell>
          <table:covered-table-cell table:number-columns-repeated="3" table:style-name="ce186"/>
          <table:table-cell table:style-name="ce184" office:value-type="string" table:number-columns-spanned="4" table:number-rows-spanned="1">
            <text:p>cA</text:p>
          </table:table-cell>
          <table:covered-table-cell table:number-columns-repeated="3" table:style-name="ce186"/>
          <table:table-cell table:number-columns-repeated="798"/>
        </table:table-row>
        <table:table-row table:style-name="ro1">
          <table:table-cell table:number-columns-repeated="7"/>
          <table:table-cell table:style-name="ce165" office:value-type="string" table:number-columns-spanned="4" table:number-rows-spanned="1">
            <text:p>c14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5"/>
          <table:table-cell table:style-name="ce165" office:value-type="string" table:number-columns-spanned="4" table:number-rows-spanned="1">
            <text:p>c15</text:p>
          </table:table-cell>
          <table:covered-table-cell table:number-columns-repeated="3" table:style-name="ce165"/>
          <table:table-cell table:number-columns-repeated="1015"/>
        </table:table-row>
        <table:table-row table:style-name="ro1">
          <table:table-cell table:number-columns-repeated="3"/>
          <table:table-cell table:style-name="ce165" office:value-type="string" table:number-columns-spanned="4" table:number-rows-spanned="1">
            <text:p>c16</text:p>
          </table:table-cell>
          <table:covered-table-cell table:number-columns-repeated="3"/>
          <table:table-cell table:style-name="ce16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33">
          <table:table-cell table:number-columns-repeated="14"/>
          <table:table-cell table:style-name="ce175" table:number-columns-repeated="25"/>
          <table:table-cell table:number-columns-repeated="985"/>
        </table:table-row>
        <table:table-row table:style-name="ro1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qr vect" table:style-name="ta1">
        <table:table-column table:style-name="co11" table:number-columns-repeated="77" table:default-cell-style-name="Default"/>
        <table:table-column table:style-name="co4" table:number-columns-repeated="46" table:default-cell-style-name="Default"/>
        <table:table-row table:style-name="ro2">
          <table:table-cell table:number-columns-repeated="20"/>
          <table:table-cell table:style-name="ce95" office:value-type="string" table:number-columns-spanned="2" table:number-rows-spanned="1">
            <text:p>a7</text:p>
          </table:table-cell>
          <table:covered-table-cell table:style-name="ce100"/>
          <table:table-cell table:style-name="ce95" office:value-type="string" table:number-columns-spanned="2" table:number-rows-spanned="1">
            <text:p>a6</text:p>
          </table:table-cell>
          <table:covered-table-cell table:style-name="ce100"/>
          <table:table-cell table:style-name="ce95" office:value-type="string" table:number-columns-spanned="2" table:number-rows-spanned="1">
            <text:p>a5</text:p>
          </table:table-cell>
          <table:covered-table-cell table:style-name="ce100"/>
          <table:table-cell table:style-name="ce95" office:value-type="string" table:number-columns-spanned="2" table:number-rows-spanned="1">
            <text:p>a4</text:p>
          </table:table-cell>
          <table:covered-table-cell table:style-name="ce100"/>
          <table:table-cell table:style-name="ce95" office:value-type="string" table:number-columns-spanned="2" table:number-rows-spanned="1">
            <text:p>a3</text:p>
          </table:table-cell>
          <table:covered-table-cell table:style-name="ce100"/>
          <table:table-cell table:style-name="ce95" office:value-type="string" table:number-columns-spanned="2" table:number-rows-spanned="1">
            <text:p>a2</text:p>
          </table:table-cell>
          <table:covered-table-cell table:style-name="ce100"/>
          <table:table-cell table:style-name="ce95" office:value-type="string" table:number-columns-spanned="2" table:number-rows-spanned="1">
            <text:p>a1</text:p>
          </table:table-cell>
          <table:covered-table-cell table:style-name="ce100"/>
          <table:table-cell table:style-name="ce106" office:value-type="string" table:number-columns-spanned="2" table:number-rows-spanned="1">
            <text:p>a0</text:p>
          </table:table-cell>
          <table:covered-table-cell table:style-name="ce107"/>
          <table:table-cell table:number-columns-repeated="87"/>
        </table:table-row>
        <table:table-row table:style-name="ro2">
          <table:table-cell table:number-columns-repeated="7"/>
          <table:table-cell table:style-name="ce66" table:number-columns-repeated="5"/>
          <table:table-cell table:number-columns-repeated="5"/>
          <table:table-cell table:style-name="ce66" table:number-columns-repeated="20"/>
          <table:table-cell table:number-columns-repeated="86"/>
        </table:table-row>
        <table:table-row table:style-name="ro2">
          <table:table-cell table:number-columns-repeated="10"/>
          <table:table-cell table:style-name="ce66" table:number-columns-repeated="2"/>
          <table:table-cell table:number-columns-repeated="5"/>
          <table:table-cell table:style-name="ce66" table:number-columns-repeated="3"/>
          <table:table-cell table:style-name="ce96"/>
          <table:table-cell table:style-name="ce101" table:number-columns-repeated="7"/>
          <table:table-cell table:style-name="ce96"/>
          <table:table-cell table:style-name="ce101" table:number-columns-repeated="3"/>
          <table:table-cell table:style-name="ce79"/>
          <table:table-cell table:style-name="ce66" table:number-columns-repeated="4"/>
          <table:table-cell table:number-columns-repeated="86"/>
        </table:table-row>
        <table:table-row table:style-name="ro2">
          <table:table-cell table:number-columns-repeated="7"/>
          <table:table-cell table:style-name="ce77" table:number-columns-repeated="2"/>
          <table:table-cell table:number-columns-repeated="8"/>
          <table:table-cell table:style-name="ce77" table:number-columns-repeated="3"/>
          <table:table-cell table:style-name="ce97"/>
          <table:table-cell table:style-name="ce77" table:number-columns-repeated="7"/>
          <table:table-cell table:style-name="ce97"/>
          <table:table-cell table:style-name="ce77" table:number-columns-repeated="3"/>
          <table:table-cell table:style-name="ce104" office:value-type="string" table:number-columns-spanned="4" table:number-rows-spanned="1">
            <text:p>a0*a0</text:p>
          </table:table-cell>
          <table:covered-table-cell table:number-columns-repeated="2" table:style-name="ce105"/>
          <table:covered-table-cell table:style-name="ce108"/>
          <table:table-cell table:style-name="ce66"/>
          <table:table-cell table:number-columns-repeated="17"/>
          <table:table-cell table:style-name="ce109"/>
          <table:table-cell table:number-columns-repeated="19"/>
          <table:table-cell table:style-name="ce126" office:value-type="string" table:number-columns-spanned="2" table:number-rows-spanned="1">
            <text:p>R8</text:p>
          </table:table-cell>
          <table:covered-table-cell table:style-name="ce127"/>
          <table:table-cell table:number-columns-repeated="47"/>
        </table:table-row>
        <table:table-row table:style-name="ro2">
          <table:table-cell table:number-columns-repeated="8"/>
          <table:table-cell table:style-name="ce66"/>
          <table:table-cell table:number-columns-repeated="8"/>
          <table:table-cell table:style-name="ce66" table:number-columns-repeated="3"/>
          <table:table-cell table:style-name="ce73"/>
          <table:table-cell table:style-name="ce66" table:number-columns-repeated="3"/>
          <table:table-cell table:style-name="ce79"/>
          <table:table-cell table:style-name="ce66" table:number-columns-repeated="3"/>
          <table:table-cell table:style-name="ce73"/>
          <table:table-cell table:style-name="ce66"/>
          <table:table-cell table:style-name="ce83" office:value-type="string" table:number-columns-spanned="4" table:number-rows-spanned="1">
            <text:p>2*a0*a1</text:p>
          </table:table-cell>
          <table:covered-table-cell table:style-name="ce66"/>
          <table:covered-table-cell table:style-name="ce79"/>
          <table:covered-table-cell table:style-name="ce66"/>
          <table:table-cell table:style-name="ce66" table:number-columns-repeated="3"/>
          <table:table-cell table:number-columns-repeated="37"/>
          <table:table-cell table:style-name="ce127" table:number-columns-repeated="2"/>
          <table:table-cell table:number-columns-repeated="47"/>
        </table:table-row>
        <table:table-row table:style-name="ro2">
          <table:table-cell table:number-columns-repeated="7"/>
          <table:table-cell table:style-name="ce66" table:number-columns-repeated="2"/>
          <table:table-cell table:number-columns-repeated="8"/>
          <table:table-cell table:style-name="ce66" table:number-columns-repeated="3"/>
          <table:table-cell table:style-name="ce73"/>
          <table:table-cell table:style-name="ce66" table:number-columns-repeated="3"/>
          <table:table-cell table:style-name="ce79"/>
          <table:table-cell table:style-name="ce66" table:number-columns-repeated="3"/>
          <table:table-cell table:style-name="ce98" office:value-type="string" table:number-columns-spanned="4" table:number-rows-spanned="1">
            <text:p>2*a0*a2</text:p>
          </table:table-cell>
          <table:covered-table-cell table:number-columns-repeated="3" table:style-name="ce66"/>
          <table:table-cell table:style-name="ce79"/>
          <table:table-cell table:style-name="ce66" table:number-columns-repeated="4"/>
          <table:table-cell table:number-columns-repeated="37"/>
          <table:table-cell table:style-name="ce126" office:value-type="string" table:number-columns-spanned="2" table:number-rows-spanned="1">
            <text:p>R7</text:p>
          </table:table-cell>
          <table:covered-table-cell table:style-name="ce127"/>
          <table:table-cell table:number-columns-repeated="47"/>
        </table:table-row>
        <table:table-row table:style-name="ro2">
          <table:table-cell table:number-columns-repeated="6"/>
          <table:table-cell table:style-name="ce72"/>
          <table:table-cell table:number-columns-repeated="6"/>
          <table:table-cell table:style-name="ce72" table:number-columns-repeated="4"/>
          <table:table-cell table:style-name="ce81" table:number-columns-repeated="3"/>
          <table:table-cell table:style-name="ce88"/>
          <table:table-cell table:style-name="ce81" table:number-columns-repeated="5"/>
          <table:table-cell table:style-name="ce103" office:value-type="string" table:number-columns-spanned="4" table:number-rows-spanned="1">
            <text:p>2*a0*a3</text:p>
          </table:table-cell>
          <table:covered-table-cell table:style-name="ce81"/>
          <table:covered-table-cell table:style-name="ce88"/>
          <table:covered-table-cell table:style-name="ce81"/>
          <table:table-cell table:style-name="ce81" table:number-columns-repeated="5"/>
          <table:table-cell table:style-name="ce81" office:value-type="string">
            <text:p>t0</text:p>
          </table:table-cell>
          <table:table-cell table:style-name="ce66"/>
          <table:table-cell table:number-columns-repeated="17"/>
          <table:table-cell table:style-name="ce109"/>
          <table:table-cell table:number-columns-repeated="2"/>
          <table:table-cell table:style-name="ce109"/>
          <table:table-cell table:number-columns-repeated="16"/>
          <table:table-cell table:style-name="ce127" table:number-columns-repeated="2"/>
          <table:table-cell table:number-columns-repeated="47"/>
        </table:table-row>
        <table:table-row table:style-name="ro2">
          <table:table-cell table:number-columns-repeated="11"/>
          <table:table-cell table:style-name="ce66"/>
          <table:table-cell table:number-columns-repeated="8"/>
          <table:table-cell table:style-name="ce73"/>
          <table:table-cell table:style-name="ce66" table:number-columns-repeated="3"/>
          <table:table-cell table:style-name="ce102" office:value-type="string" table:number-columns-spanned="4" table:number-rows-spanned="1">
            <text:p>2*a0*a4</text:p>
          </table:table-cell>
          <table:covered-table-cell table:number-columns-repeated="3" table:style-name="ce66"/>
          <table:table-cell table:style-name="ce73"/>
          <table:table-cell table:style-name="ce66" table:number-columns-repeated="3"/>
          <table:table-cell table:style-name="ce79"/>
          <table:table-cell table:style-name="ce66" table:number-columns-repeated="4"/>
          <table:table-cell table:number-columns-repeated="37"/>
          <table:table-cell table:style-name="ce126" office:value-type="string" table:number-columns-spanned="2" table:number-rows-spanned="1">
            <text:p>R6</text:p>
          </table:table-cell>
          <table:covered-table-cell table:style-name="ce127"/>
          <table:table-cell table:number-columns-repeated="47"/>
        </table:table-row>
        <table:table-row table:style-name="ro2">
          <table:table-cell table:number-columns-repeated="11"/>
          <table:table-cell table:style-name="ce66"/>
          <table:table-cell table:number-columns-repeated="8"/>
          <table:table-cell table:style-name="ce73"/>
          <table:table-cell table:style-name="ce66"/>
          <table:table-cell table:style-name="ce84" office:value-type="string" table:number-columns-spanned="4" table:number-rows-spanned="1">
            <text:p>2*a0*a5</text:p>
          </table:table-cell>
          <table:covered-table-cell table:style-name="ce66"/>
          <table:covered-table-cell table:style-name="ce79"/>
          <table:covered-table-cell table:style-name="ce66"/>
          <table:table-cell table:style-name="ce66" table:number-columns-repeated="2"/>
          <table:table-cell table:style-name="ce68"/>
          <table:table-cell/>
          <table:table-cell table:style-name="ce66" table:number-columns-repeated="2"/>
          <table:table-cell table:style-name="ce79"/>
          <table:table-cell table:style-name="ce66" table:number-columns-repeated="3"/>
          <table:table-cell table:number-columns-repeated="18"/>
          <table:table-cell table:style-name="ce109"/>
          <table:table-cell table:number-columns-repeated="2"/>
          <table:table-cell table:style-name="ce122"/>
          <table:table-cell table:number-columns-repeated="3"/>
          <table:table-cell table:style-name="ce109" table:number-columns-repeated="2"/>
          <table:table-cell table:number-columns-repeated="11"/>
          <table:table-cell table:style-name="ce127" table:number-columns-repeated="2"/>
          <table:table-cell table:number-columns-repeated="47"/>
        </table:table-row>
        <table:table-row table:style-name="ro2">
          <table:table-cell table:number-columns-repeated="10"/>
          <table:table-cell table:style-name="ce66" table:number-columns-repeated="2"/>
          <table:table-cell table:number-columns-repeated="5"/>
          <table:table-cell table:style-name="ce66" table:number-columns-repeated="3"/>
          <table:table-cell table:style-name="ce86" office:value-type="string" table:number-columns-spanned="4" table:number-rows-spanned="1">
            <text:p>2*a0*a6</text:p>
          </table:table-cell>
          <table:covered-table-cell table:number-columns-repeated="3" table:style-name="ce66"/>
          <table:table-cell table:style-name="ce79"/>
          <table:table-cell table:style-name="ce66" table:number-columns-repeated="3"/>
          <table:table-cell table:style-name="ce68"/>
          <table:table-cell table:style-name="ce66" table:number-columns-repeated="3"/>
          <table:table-cell table:style-name="ce79"/>
          <table:table-cell table:style-name="ce66" table:number-columns-repeated="3"/>
          <table:table-cell table:number-columns-repeated="31"/>
          <table:table-cell table:style-name="ce109"/>
          <table:table-cell table:number-columns-repeated="6"/>
          <table:table-cell table:style-name="ce126" office:value-type="string" table:number-columns-spanned="2" table:number-rows-spanned="1">
            <text:p>R5</text:p>
          </table:table-cell>
          <table:covered-table-cell table:style-name="ce127"/>
          <table:table-cell table:number-columns-repeated="47"/>
        </table:table-row>
        <table:table-row table:style-name="ro2">
          <table:table-cell table:number-columns-repeated="10"/>
          <table:table-cell table:style-name="ce66" table:number-columns-repeated="2"/>
          <table:table-cell table:style-name="ce72" table:number-columns-repeated="5"/>
          <table:table-cell table:style-name="ce81"/>
          <table:table-cell table:style-name="ce85" office:value-type="string" table:number-columns-spanned="4" table:number-rows-spanned="1">
            <text:p>2*a0*a7</text:p>
          </table:table-cell>
          <table:covered-table-cell table:style-name="ce81"/>
          <table:covered-table-cell table:style-name="ce88"/>
          <table:covered-table-cell table:style-name="ce81"/>
          <table:table-cell table:style-name="ce81" table:number-columns-repeated="4"/>
          <table:table-cell/>
          <table:table-cell table:style-name="ce81" office:value-type="string">
            <text:p>t1</text:p>
          </table:table-cell>
          <table:table-cell table:style-name="ce88"/>
          <table:table-cell table:style-name="ce81" table:number-columns-repeated="7"/>
          <table:table-cell table:number-columns-repeated="5"/>
          <table:table-cell table:style-name="ce109"/>
          <table:table-cell table:number-columns-repeated="6"/>
          <table:table-cell table:style-name="ce109"/>
          <table:table-cell table:number-columns-repeated="2"/>
          <table:table-cell table:style-name="ce120"/>
          <table:table-cell table:number-columns-repeated="2"/>
          <table:table-cell table:style-name="ce109" table:number-columns-repeated="6"/>
          <table:table-cell table:number-columns-repeated="7"/>
          <table:table-cell table:style-name="ce109"/>
          <table:table-cell table:number-columns-repeated="6"/>
          <table:table-cell table:style-name="ce127" table:number-columns-repeated="2"/>
          <table:table-cell table:number-columns-repeated="47"/>
        </table:table-row>
        <table:table-row table:style-name="ro2">
          <table:table-cell table:number-columns-repeated="10"/>
          <table:table-cell table:style-name="ce66"/>
          <table:table-cell/>
          <table:table-cell office:value-type="string">
            <text:p>t2</text:p>
          </table:table-cell>
          <table:table-cell/>
          <table:table-cell table:style-name="ce66" table:number-columns-repeated="2"/>
          <table:table-cell table:style-name="ce90" office:value-type="string" table:number-columns-spanned="4" table:number-rows-spanned="1">
            <text:p>2*a8*a0</text:p>
          </table:table-cell>
          <table:covered-table-cell table:number-columns-repeated="3" table:style-name="ce66"/>
          <table:table-cell table:style-name="ce68"/>
          <table:table-cell table:style-name="ce66" table:number-columns-repeated="3"/>
          <table:table-cell table:style-name="ce64" table:number-columns-spanned="4" table:number-rows-spanned="1"/>
          <table:covered-table-cell table:number-columns-repeated="3" table:style-name="ce66"/>
          <table:table-cell table:style-name="ce73"/>
          <table:table-cell table:style-name="ce66" table:number-columns-repeated="3"/>
          <table:table-cell table:style-name="ce79"/>
          <table:table-cell table:style-name="ce66" table:number-columns-repeated="3"/>
          <table:table-cell table:number-columns-repeated="5"/>
          <table:table-cell table:style-name="ce110" office:value-type="string" table:number-columns-spanned="3" table:number-rows-spanned="1">
            <text:p>a4b5</text:p>
          </table:table-cell>
          <table:covered-table-cell table:number-columns-repeated="2"/>
          <table:table-cell table:style-name="ce110" office:value-type="string" table:number-columns-spanned="3" table:number-rows-spanned="1">
            <text:p>a4b4</text:p>
          </table:table-cell>
          <table:covered-table-cell table:number-columns-repeated="2"/>
          <table:table-cell table:number-columns-repeated="20"/>
          <table:table-cell table:style-name="ce109"/>
          <table:table-cell table:number-columns-repeated="6"/>
          <table:table-cell table:style-name="ce126" office:value-type="string" table:number-columns-spanned="2" table:number-rows-spanned="1">
            <text:p>R4</text:p>
          </table:table-cell>
          <table:covered-table-cell table:style-name="ce127"/>
          <table:table-cell table:number-columns-repeated="3"/>
          <table:table-cell table:style-name="ce117" office:value-type="string" table:number-columns-spanned="4" table:number-rows-spanned="1">
            <text:p>a9b0</text:p>
          </table:table-cell>
          <table:covered-table-cell table:number-columns-repeated="3"/>
          <table:table-cell table:number-columns-repeated="40"/>
        </table:table-row>
        <table:table-row table:style-name="ro2">
          <table:table-cell table:number-columns-repeated="14"/>
          <table:table-cell table:style-name="ce65" office:value-type="string" table:number-columns-spanned="4" table:number-rows-spanned="1">
            <text:p>2*a8*a1</text:p>
          </table:table-cell>
          <table:covered-table-cell table:style-name="ce66"/>
          <table:covered-table-cell table:style-name="ce79"/>
          <table:covered-table-cell table:style-name="ce66"/>
          <table:table-cell/>
          <table:table-cell table:style-name="ce66"/>
          <table:table-cell table:style-name="ce73"/>
          <table:table-cell table:style-name="ce66"/>
          <table:table-cell table:style-name="ce83" office:value-type="string" table:number-columns-spanned="4" table:number-rows-spanned="1">
            <text:p>2*a1*a4</text:p>
          </table:table-cell>
          <table:covered-table-cell table:style-name="ce66"/>
          <table:covered-table-cell table:style-name="ce79"/>
          <table:covered-table-cell table:style-name="ce66"/>
          <table:table-cell table:style-name="ce66" table:number-columns-repeated="2"/>
          <table:table-cell table:style-name="ce73"/>
          <table:table-cell table:style-name="ce66" table:number-columns-repeated="3"/>
          <table:table-cell table:style-name="ce79"/>
          <table:table-cell table:style-name="ce66" table:number-columns-repeated="4"/>
          <table:table-cell table:number-columns-repeated="4"/>
          <table:table-cell table:style-name="ce109"/>
          <table:table-cell table:number-columns-repeated="2"/>
          <table:table-cell table:style-name="ce109"/>
          <table:table-cell table:number-columns-repeated="16"/>
          <table:table-cell table:style-name="ce109" table:number-columns-repeated="2"/>
          <table:table-cell table:number-columns-repeated="2"/>
          <table:table-cell table:style-name="ce109" table:number-columns-repeated="2"/>
          <table:table-cell table:number-columns-repeated="7"/>
          <table:table-cell table:style-name="ce127" table:number-columns-repeated="2"/>
          <table:table-cell table:number-columns-repeated="47"/>
        </table:table-row>
        <table:table-row table:style-name="ro2">
          <table:table-cell table:number-columns-repeated="10"/>
          <table:table-cell table:style-name="ce66" table:number-columns-repeated="2"/>
          <table:table-cell table:style-name="ce69" office:value-type="string" table:number-columns-spanned="4" table:number-rows-spanned="1">
            <text:p>2*a8*a2</text:p>
          </table:table-cell>
          <table:covered-table-cell table:style-name="ce76"/>
          <table:covered-table-cell table:number-columns-repeated="2" table:style-name="ce66"/>
          <table:table-cell table:style-name="ce66"/>
          <table:table-cell/>
          <table:table-cell table:style-name="ce66" table:number-columns-repeated="2"/>
          <table:table-cell table:style-name="ce98" office:value-type="string" table:number-columns-spanned="4" table:number-rows-spanned="1">
            <text:p>2*a2*a4</text:p>
          </table:table-cell>
          <table:covered-table-cell table:number-columns-repeated="3" table:style-name="ce66"/>
          <table:table-cell table:style-name="ce79"/>
          <table:table-cell table:style-name="ce66" table:number-columns-repeated="3"/>
          <table:table-cell table:style-name="ce73"/>
          <table:table-cell table:style-name="ce66" table:number-columns-repeated="3"/>
          <table:table-cell table:style-name="ce79"/>
          <table:table-cell table:style-name="ce66" table:number-columns-repeated="3"/>
          <table:table-cell table:number-columns-repeated="5"/>
          <table:table-cell table:style-name="ce111" office:value-type="string" table:number-columns-spanned="3" table:number-rows-spanned="1">
            <text:p>a3b6</text:p>
          </table:table-cell>
          <table:covered-table-cell table:number-columns-repeated="2"/>
          <table:table-cell table:style-name="ce111" office:value-type="string" table:number-columns-spanned="3" table:number-rows-spanned="1">
            <text:p>a3b5</text:p>
          </table:table-cell>
          <table:covered-table-cell table:number-columns-repeated="2"/>
          <table:table-cell/>
          <table:table-cell table:style-name="ce111" office:value-type="string" table:number-columns-spanned="3" table:number-rows-spanned="1">
            <text:p>a3b4</text:p>
          </table:table-cell>
          <table:covered-table-cell table:number-columns-repeated="2"/>
          <table:table-cell table:style-name="ce111" office:value-type="string" table:number-columns-spanned="3" table:number-rows-spanned="1">
            <text:p>a3b3</text:p>
          </table:table-cell>
          <table:covered-table-cell table:number-columns-repeated="2"/>
          <table:table-cell table:number-columns-repeated="7"/>
          <table:table-cell table:style-name="ce113" office:value-type="string" table:number-columns-spanned="3" table:number-rows-spanned="1">
            <text:p>a1b2</text:p>
          </table:table-cell>
          <table:covered-table-cell table:number-columns-repeated="2"/>
          <table:table-cell table:style-name="ce113" office:value-type="string" table:number-columns-spanned="3" table:number-rows-spanned="1">
            <text:p>a1b1</text:p>
          </table:table-cell>
          <table:covered-table-cell table:number-columns-repeated="2"/>
          <table:table-cell table:style-name="ce109"/>
          <table:table-cell table:number-columns-repeated="4"/>
          <table:table-cell table:style-name="ce76"/>
          <table:table-cell/>
          <table:table-cell table:style-name="ce126" office:value-type="string" table:number-columns-spanned="2" table:number-rows-spanned="1">
            <text:p>R3</text:p>
          </table:table-cell>
          <table:covered-table-cell table:style-name="ce127"/>
          <table:table-cell table:number-columns-repeated="3"/>
          <table:table-cell table:style-name="ce121" office:value-type="string" table:number-columns-spanned="4" table:number-rows-spanned="1">
            <text:p>a8b1</text:p>
          </table:table-cell>
          <table:covered-table-cell table:number-columns-repeated="3"/>
          <table:table-cell table:style-name="ce121" office:value-type="string" table:number-columns-spanned="4" table:number-rows-spanned="1">
            <text:p>a8b0</text:p>
          </table:table-cell>
          <table:covered-table-cell table:number-columns-repeated="3"/>
          <table:table-cell table:number-columns-repeated="10"/>
          <table:table-cell table:style-name="ce109"/>
          <table:table-cell table:style-name="ce130"/>
          <table:table-cell table:style-name="ce109"/>
          <table:table-cell table:number-columns-repeated="23"/>
        </table:table-row>
        <table:table-row table:style-name="ro2">
          <table:table-cell table:number-columns-repeated="10"/>
          <table:table-cell table:style-name="ce65" office:value-type="string" table:number-columns-spanned="4" table:number-rows-spanned="1">
            <text:p>2*a8*a3</text:p>
          </table:table-cell>
          <table:covered-table-cell table:number-columns-repeated="3"/>
          <table:table-cell table:number-columns-repeated="3"/>
          <table:table-cell table:style-name="ce81"/>
          <table:table-cell table:style-name="ce89" office:value-type="string" table:number-columns-spanned="4" table:number-rows-spanned="1">
            <text:p>2*a3*a4</text:p>
          </table:table-cell>
          <table:covered-table-cell table:style-name="ce81"/>
          <table:covered-table-cell table:style-name="ce73"/>
          <table:covered-table-cell table:style-name="ce66"/>
          <table:table-cell table:style-name="ce66" table:number-columns-repeated="2"/>
          <table:table-cell/>
          <table:table-cell table:style-name="ce66" table:number-columns-repeated="2"/>
          <table:table-cell table:style-name="ce66" office:value-type="string">
            <text:p>t4</text:p>
          </table:table-cell>
          <table:table-cell table:style-name="ce88"/>
          <table:table-cell table:style-name="ce81" table:number-columns-repeated="7"/>
          <table:table-cell table:number-columns-repeated="25"/>
          <table:table-cell table:style-name="ce109" table:number-columns-repeated="7"/>
          <table:table-cell table:number-columns-repeated="4"/>
          <table:table-cell table:style-name="ce76"/>
          <table:table-cell/>
          <table:table-cell table:style-name="ce127" table:number-columns-repeated="2"/>
          <table:table-cell table:number-columns-repeated="21"/>
          <table:table-cell table:style-name="ce109"/>
          <table:table-cell table:number-columns-repeated="25"/>
        </table:table-row>
        <table:table-row table:style-name="ro2">
          <table:table-cell table:number-columns-repeated="4"/>
          <table:table-cell table:style-name="ce67" office:value-type="string">
            <text:p>t3</text:p>
          </table:table-cell>
          <table:table-cell table:style-name="ce75" table:number-columns-repeated="3"/>
          <table:table-cell table:style-name="ce80" office:value-type="string" table:number-columns-spanned="4" table:number-rows-spanned="1">
            <text:p>2*a8*a4</text:p>
          </table:table-cell>
          <table:covered-table-cell table:style-name="ce75" office:value-type="string">
            <text:p>k1</text:p>
          </table:covered-table-cell>
          <table:covered-table-cell table:number-columns-repeated="2" table:style-name="ce77"/>
          <table:table-cell table:style-name="ce68" office:value-type="string">
            <text:p>t5</text:p>
          </table:table-cell>
          <table:table-cell/>
          <table:table-cell table:style-name="ce66" table:number-columns-repeated="2"/>
          <table:table-cell table:style-name="ce91" office:value-type="string" table:number-columns-spanned="4" table:number-rows-spanned="1">
            <text:p>2*a2*a6</text:p>
          </table:table-cell>
          <table:covered-table-cell table:style-name="ce66"/>
          <table:covered-table-cell table:number-columns-repeated="2"/>
          <table:table-cell table:style-name="ce67"/>
          <table:table-cell table:style-name="ce75" table:number-columns-repeated="7"/>
          <table:table-cell table:style-name="ce73"/>
          <table:table-cell table:style-name="ce66" table:number-columns-repeated="3"/>
          <table:table-cell table:style-name="ce79"/>
          <table:table-cell table:style-name="ce66" table:number-columns-repeated="3"/>
          <table:table-cell table:number-columns-repeated="5"/>
          <table:table-cell table:style-name="ce112" office:value-type="string" table:number-columns-spanned="3" table:number-rows-spanned="1">
            <text:p>a2b7</text:p>
          </table:table-cell>
          <table:covered-table-cell table:number-columns-repeated="2"/>
          <table:table-cell table:style-name="ce112" office:value-type="string" table:number-columns-spanned="3" table:number-rows-spanned="1">
            <text:p>a2b6</text:p>
          </table:table-cell>
          <table:covered-table-cell table:number-columns-repeated="2"/>
          <table:table-cell/>
          <table:table-cell table:style-name="ce112" office:value-type="string" table:number-columns-spanned="3" table:number-rows-spanned="1">
            <text:p>a2b5</text:p>
          </table:table-cell>
          <table:covered-table-cell table:number-columns-repeated="2"/>
          <table:table-cell table:style-name="ce112" office:value-type="string" table:number-columns-spanned="3" table:number-rows-spanned="1">
            <text:p>a2b4</text:p>
          </table:table-cell>
          <table:covered-table-cell table:number-columns-repeated="2"/>
          <table:table-cell table:style-name="ce112" office:value-type="string" table:number-columns-spanned="3" table:number-rows-spanned="1">
            <text:p>a2b3</text:p>
          </table:table-cell>
          <table:covered-table-cell table:number-columns-repeated="2"/>
          <table:table-cell table:style-name="ce112" office:value-type="string" table:number-columns-spanned="3" table:number-rows-spanned="1">
            <text:p>a2b2</text:p>
          </table:table-cell>
          <table:covered-table-cell table:number-columns-repeated="2"/>
          <table:table-cell table:number-columns-repeated="7"/>
          <table:table-cell table:style-name="ce109"/>
          <table:table-cell table:number-columns-repeated="4"/>
          <table:table-cell table:style-name="ce76"/>
          <table:table-cell/>
          <table:table-cell table:style-name="ce126" office:value-type="string" table:number-columns-spanned="2" table:number-rows-spanned="1">
            <text:p>R2</text:p>
          </table:table-cell>
          <table:covered-table-cell table:style-name="ce127"/>
          <table:table-cell table:number-columns-repeated="3"/>
          <table:table-cell table:style-name="ce123" office:value-type="string" table:number-columns-spanned="4" table:number-rows-spanned="1">
            <text:p>a7b2</text:p>
          </table:table-cell>
          <table:covered-table-cell table:number-columns-repeated="3"/>
          <table:table-cell table:style-name="ce123" office:value-type="string" table:number-columns-spanned="4" table:number-rows-spanned="1">
            <text:p>a7b1</text:p>
          </table:table-cell>
          <table:covered-table-cell table:number-columns-repeated="3"/>
          <table:table-cell/>
          <table:table-cell table:style-name="ce123" office:value-type="string" table:number-columns-spanned="4" table:number-rows-spanned="1">
            <text:p>a7b0</text:p>
          </table:table-cell>
          <table:covered-table-cell table:style-name="ce109"/>
          <table:covered-table-cell table:style-name="ce130"/>
          <table:covered-table-cell table:style-name="ce109"/>
          <table:table-cell table:number-columns-repeated="31"/>
        </table:table-row>
        <table:table-row table:style-name="ro2">
          <table:table-cell table:number-columns-repeated="4"/>
          <table:table-cell table:style-name="ce68"/>
          <table:table-cell table:style-name="ce76"/>
          <table:table-cell table:style-name="ce65" office:value-type="string" table:number-columns-spanned="4" table:number-rows-spanned="1">
            <text:p>2*a8*a5</text:p>
          </table:table-cell>
          <table:covered-table-cell table:number-columns-repeated="3" table:style-name="ce79"/>
          <table:table-cell table:number-columns-repeated="2"/>
          <table:table-cell table:style-name="ce68"/>
          <table:table-cell/>
          <table:table-cell table:style-name="ce89" office:value-type="string" table:number-columns-spanned="4" table:number-rows-spanned="1">
            <text:p>2*a3*a6</text:p>
          </table:table-cell>
          <table:covered-table-cell table:style-name="ce66"/>
          <table:covered-table-cell table:style-name="ce79"/>
          <table:covered-table-cell table:style-name="ce66"/>
          <table:table-cell table:number-columns-repeated="2"/>
          <table:table-cell table:style-name="ce68"/>
          <table:table-cell table:number-columns-repeated="7"/>
          <table:table-cell table:style-name="ce73"/>
          <table:table-cell table:style-name="ce66" table:number-columns-repeated="3"/>
          <table:table-cell table:style-name="ce79"/>
          <table:table-cell table:style-name="ce66" table:number-columns-repeated="3"/>
          <table:table-cell table:number-columns-repeated="5"/>
          <table:table-cell table:style-name="ce109"/>
          <table:table-cell table:number-columns-repeated="2"/>
          <table:table-cell table:style-name="ce109"/>
          <table:table-cell table:number-columns-repeated="22"/>
          <table:table-cell table:style-name="ce109"/>
          <table:table-cell table:number-columns-repeated="4"/>
          <table:table-cell table:style-name="ce76"/>
          <table:table-cell/>
          <table:table-cell table:style-name="ce127" table:number-columns-repeated="2"/>
          <table:table-cell table:number-columns-repeated="47"/>
        </table:table-row>
        <table:table-row table:style-name="ro2">
          <table:table-cell table:number-columns-repeated="4"/>
          <table:table-cell table:style-name="ce69" office:value-type="string" table:number-columns-spanned="4" table:number-rows-spanned="1">
            <text:p>2*a8*a6</text:p>
          </table:table-cell>
          <table:covered-table-cell table:number-columns-repeated="3"/>
          <table:table-cell table:style-name="ce79"/>
          <table:table-cell table:style-name="ce66"/>
          <table:table-cell table:number-columns-repeated="2"/>
          <table:table-cell table:style-name="ce86" office:value-type="string" table:number-columns-spanned="4" table:number-rows-spanned="1">
            <text:p>2*a4*a6</text:p>
          </table:table-cell>
          <table:covered-table-cell table:style-name="ce66"/>
          <table:covered-table-cell table:number-columns-repeated="2"/>
          <table:table-cell table:style-name="ce79"/>
          <table:table-cell table:style-name="ce66"/>
          <table:table-cell/>
          <table:table-cell table:style-name="ce66"/>
          <table:table-cell table:number-columns-repeated="8"/>
          <table:table-cell table:style-name="ce73"/>
          <table:table-cell table:style-name="ce66" table:number-columns-repeated="3"/>
          <table:table-cell table:style-name="ce79"/>
          <table:table-cell table:style-name="ce66" table:number-columns-repeated="4"/>
          <table:table-cell table:number-columns-repeated="4"/>
          <table:table-cell table:style-name="ce113" office:value-type="string" table:number-columns-spanned="3" table:number-rows-spanned="1">
            <text:p>a1b8</text:p>
          </table:table-cell>
          <table:covered-table-cell table:number-columns-repeated="2"/>
          <table:table-cell table:style-name="ce113" office:value-type="string" table:number-columns-spanned="3" table:number-rows-spanned="1">
            <text:p>a1b7</text:p>
          </table:table-cell>
          <table:covered-table-cell table:number-columns-repeated="2" table:style-name="ce118"/>
          <table:table-cell/>
          <table:table-cell table:style-name="ce113" office:value-type="string" table:number-columns-spanned="3" table:number-rows-spanned="1">
            <text:p>a1b6</text:p>
          </table:table-cell>
          <table:covered-table-cell table:number-columns-repeated="2"/>
          <table:table-cell table:style-name="ce113" office:value-type="string" table:number-columns-spanned="3" table:number-rows-spanned="1">
            <text:p>a1b5</text:p>
          </table:table-cell>
          <table:covered-table-cell table:number-columns-repeated="2" table:style-name="ce118"/>
          <table:table-cell table:style-name="ce113" office:value-type="string" table:number-columns-spanned="3" table:number-rows-spanned="1">
            <text:p>a1b4</text:p>
          </table:table-cell>
          <table:covered-table-cell table:number-columns-repeated="2"/>
          <table:table-cell table:style-name="ce113" office:value-type="string" table:number-columns-spanned="3" table:number-rows-spanned="1">
            <text:p>a1b3</text:p>
          </table:table-cell>
          <table:covered-table-cell table:number-columns-repeated="2" table:style-name="ce118"/>
          <table:table-cell table:number-columns-repeated="14"/>
          <table:table-cell table:style-name="ce126" office:value-type="string" table:number-columns-spanned="2" table:number-rows-spanned="1">
            <text:p>R1</text:p>
          </table:table-cell>
          <table:covered-table-cell table:style-name="ce127"/>
          <table:table-cell table:number-columns-repeated="3"/>
          <table:table-cell table:style-name="ce124" office:value-type="string" table:number-columns-spanned="4" table:number-rows-spanned="1">
            <text:p>a6b3</text:p>
          </table:table-cell>
          <table:covered-table-cell table:number-columns-repeated="3"/>
          <table:table-cell table:style-name="ce124" office:value-type="string" table:number-columns-spanned="4" table:number-rows-spanned="1">
            <text:p>a6b2</text:p>
          </table:table-cell>
          <table:covered-table-cell table:number-columns-repeated="3"/>
          <table:table-cell/>
          <table:table-cell table:style-name="ce124" office:value-type="string" table:number-columns-spanned="4" table:number-rows-spanned="1">
            <text:p>a6b1</text:p>
          </table:table-cell>
          <table:covered-table-cell table:style-name="ce109"/>
          <table:covered-table-cell table:number-columns-repeated="2"/>
          <table:table-cell table:style-name="ce124" office:value-type="string" table:number-columns-spanned="4" table:number-rows-spanned="1">
            <text:p>a6b0</text:p>
          </table:table-cell>
          <table:covered-table-cell table:number-columns-repeated="3" table:style-name="ce109"/>
          <table:table-cell table:style-name="ce109" table:number-columns-repeated="2"/>
          <table:table-cell table:number-columns-repeated="25"/>
        </table:table-row>
        <table:table-row table:style-name="ro2">
          <table:table-cell table:number-columns-repeated="2"/>
          <table:table-cell table:style-name="ce65" office:value-type="string" table:number-columns-spanned="4" table:number-rows-spanned="1">
            <text:p>2*a8*a7</text:p>
          </table:table-cell>
          <table:covered-table-cell/>
          <table:covered-table-cell table:style-name="ce70"/>
          <table:covered-table-cell table:style-name="ce72"/>
          <table:table-cell table:style-name="ce72" table:number-columns-repeated="2"/>
          <table:table-cell table:style-name="ce81"/>
          <table:table-cell table:style-name="ce72"/>
          <table:table-cell table:style-name="ce84" office:value-type="string" table:number-columns-spanned="4" table:number-rows-spanned="1">
            <text:p>2*a5*a6</text:p>
          </table:table-cell>
          <table:covered-table-cell table:number-columns-repeated="3"/>
          <table:table-cell table:style-name="ce72" table:number-columns-repeated="2"/>
          <table:table-cell table:number-columns-repeated="12"/>
          <table:table-cell table:style-name="ce73"/>
          <table:table-cell table:style-name="ce66" table:number-columns-repeated="3"/>
          <table:table-cell table:style-name="ce79"/>
          <table:table-cell table:style-name="ce66" table:number-columns-repeated="4"/>
          <table:table-cell table:number-columns-repeated="4"/>
          <table:table-cell table:style-name="ce109"/>
          <table:table-cell table:number-columns-repeated="2"/>
          <table:table-cell table:style-name="ce109"/>
          <table:table-cell table:number-columns-repeated="22"/>
          <table:table-cell table:style-name="ce109"/>
          <table:table-cell table:number-columns-repeated="6"/>
          <table:table-cell table:style-name="ce127" table:number-columns-repeated="2"/>
          <table:table-cell table:number-columns-repeated="12"/>
          <table:table-cell table:style-name="ce72"/>
          <table:table-cell table:style-name="ce122"/>
          <table:table-cell table:number-columns-repeated="2"/>
          <table:table-cell table:style-name="ce120"/>
          <table:table-cell table:style-name="ce109"/>
          <table:table-cell table:number-columns-repeated="29"/>
        </table:table-row>
        <table:table-row table:style-name="ro2">
          <table:table-cell table:number-columns-repeated="9"/>
          <table:table-cell table:style-name="ce75"/>
          <table:table-cell/>
          <table:table-cell table:style-name="ce79"/>
          <table:table-cell table:style-name="ce73" office:value-type="string">
            <text:p>t7</text:p>
          </table:table-cell>
          <table:table-cell table:style-name="ce79"/>
          <table:table-cell table:style-name="ce77" table:number-columns-repeated="2"/>
          <table:table-cell table:style-name="ce82" office:value-type="string" table:number-columns-spanned="4" table:number-rows-spanned="1">
            <text:p>2*a1*a7</text:p>
          </table:table-cell>
          <table:covered-table-cell table:number-columns-repeated="3" table:style-name="ce77"/>
          <table:table-cell/>
          <table:table-cell table:style-name="ce66" table:number-columns-repeated="3"/>
          <table:table-cell table:style-name="ce92" office:value-type="string" table:number-columns-spanned="4" table:number-rows-spanned="1">
            <text:p>2*a1*a3</text:p>
          </table:table-cell>
          <table:covered-table-cell table:number-columns-repeated="3" table:style-name="ce66"/>
          <table:table-cell table:style-name="ce67"/>
          <table:table-cell table:style-name="ce75" table:number-columns-repeated="7"/>
          <table:table-cell table:style-name="ce66"/>
          <table:table-cell table:number-columns-repeated="4"/>
          <table:table-cell table:style-name="ce114" office:value-type="string" table:number-columns-spanned="3" table:number-rows-spanned="1">
            <text:p>a0b9</text:p>
          </table:table-cell>
          <table:covered-table-cell table:number-columns-repeated="2"/>
          <table:table-cell table:style-name="ce114" office:value-type="string" table:number-columns-spanned="3" table:number-rows-spanned="1">
            <text:p>a0b8</text:p>
          </table:table-cell>
          <table:covered-table-cell table:number-columns-repeated="2"/>
          <table:table-cell/>
          <table:table-cell table:style-name="ce114" office:value-type="string" table:number-columns-spanned="3" table:number-rows-spanned="1">
            <text:p>a0b7</text:p>
          </table:table-cell>
          <table:covered-table-cell table:number-columns-repeated="2"/>
          <table:table-cell table:style-name="ce114" office:value-type="string" table:number-columns-spanned="3" table:number-rows-spanned="1">
            <text:p>a0b6</text:p>
          </table:table-cell>
          <table:covered-table-cell table:number-columns-repeated="2"/>
          <table:table-cell table:style-name="ce114" office:value-type="string" table:number-columns-spanned="3" table:number-rows-spanned="1">
            <text:p>a0b5</text:p>
          </table:table-cell>
          <table:covered-table-cell table:number-columns-repeated="2"/>
          <table:table-cell table:style-name="ce114" office:value-type="string" table:number-columns-spanned="3" table:number-rows-spanned="1">
            <text:p>a0b4</text:p>
          </table:table-cell>
          <table:covered-table-cell table:number-columns-repeated="2"/>
          <table:table-cell/>
          <table:table-cell table:style-name="ce114" office:value-type="string" table:number-columns-spanned="3" table:number-rows-spanned="1">
            <text:p>a0b3</text:p>
          </table:table-cell>
          <table:covered-table-cell table:number-columns-repeated="2"/>
          <table:table-cell table:style-name="ce114" office:value-type="string" table:number-columns-spanned="3" table:number-rows-spanned="1">
            <text:p>a0b2</text:p>
          </table:table-cell>
          <table:covered-table-cell table:number-columns-repeated="2"/>
          <table:table-cell table:style-name="ce114" office:value-type="string" table:number-columns-spanned="3" table:number-rows-spanned="1">
            <text:p>a0b1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a0b0</text:p>
          </table:table-cell>
          <table:covered-table-cell table:number-columns-repeated="2"/>
          <table:table-cell/>
          <table:table-cell table:style-name="ce126" office:value-type="string" table:number-columns-spanned="2" table:number-rows-spanned="1">
            <text:p>R0</text:p>
          </table:table-cell>
          <table:covered-table-cell table:style-name="ce127"/>
          <table:table-cell table:number-columns-repeated="3"/>
          <table:table-cell table:style-name="ce125" office:value-type="string" table:number-columns-spanned="4" table:number-rows-spanned="1">
            <text:p>a5b4</text:p>
          </table:table-cell>
          <table:covered-table-cell table:style-name="ce109"/>
          <table:covered-table-cell table:number-columns-repeated="2"/>
          <table:table-cell table:style-name="ce125" office:value-type="string" table:number-columns-spanned="4" table:number-rows-spanned="1">
            <text:p>a5b3</text:p>
          </table:table-cell>
          <table:covered-table-cell table:style-name="ce109"/>
          <table:covered-table-cell table:number-columns-repeated="2"/>
          <table:table-cell/>
          <table:table-cell table:style-name="ce125" office:value-type="string" table:number-columns-spanned="4" table:number-rows-spanned="1">
            <text:p>a5b2</text:p>
          </table:table-cell>
          <table:covered-table-cell table:style-name="ce109"/>
          <table:covered-table-cell table:number-columns-repeated="2"/>
          <table:table-cell table:style-name="ce125" office:value-type="string" table:number-columns-spanned="4" table:number-rows-spanned="1">
            <text:p>a5b1</text:p>
          </table:table-cell>
          <table:covered-table-cell table:style-name="ce109"/>
          <table:covered-table-cell table:number-columns-repeated="2"/>
          <table:table-cell/>
          <table:table-cell table:style-name="ce125" office:value-type="string" table:number-columns-spanned="4" table:number-rows-spanned="1">
            <text:p>a5b0</text:p>
          </table:table-cell>
          <table:covered-table-cell table:number-columns-repeated="3" table:style-name="ce109"/>
          <table:table-cell table:number-columns-repeated="5"/>
          <table:table-cell table:style-name="ce109" table:number-columns-repeated="2"/>
          <table:table-cell table:style-name="ce120"/>
          <table:table-cell table:style-name="ce109" table:number-columns-repeated="8"/>
          <table:table-cell table:number-columns-repeated="6"/>
        </table:table-row>
        <table:table-row table:style-name="ro2">
          <table:table-cell table:number-columns-repeated="12"/>
          <table:table-cell table:style-name="ce68"/>
          <table:table-cell/>
          <table:table-cell table:style-name="ce78" office:value-type="string" table:number-columns-spanned="4" table:number-rows-spanned="1">
            <text:p>2*a2*a7</text:p>
          </table:table-cell>
          <table:covered-table-cell table:number-columns-repeated="3"/>
          <table:table-cell table:style-name="ce66" table:number-columns-repeated="2"/>
          <table:table-cell table:style-name="ce73"/>
          <table:table-cell table:style-name="ce66"/>
          <table:table-cell table:style-name="ce89" office:value-type="string" table:number-columns-spanned="4" table:number-rows-spanned="1">
            <text:p>2*a2*a3</text:p>
          </table:table-cell>
          <table:covered-table-cell table:style-name="ce66"/>
          <table:covered-table-cell table:style-name="ce79"/>
          <table:covered-table-cell table:style-name="ce66"/>
          <table:table-cell table:style-name="ce66" table:number-columns-repeated="2"/>
          <table:table-cell table:style-name="ce68"/>
          <table:table-cell table:number-columns-repeated="3"/>
          <table:table-cell table:style-name="ce76"/>
          <table:table-cell table:number-columns-repeated="3"/>
          <table:table-cell table:style-name="ce66"/>
          <table:table-cell table:number-columns-repeated="11"/>
          <table:table-cell table:style-name="ce109"/>
          <table:table-cell table:style-name="ce76"/>
          <table:table-cell/>
          <table:table-cell table:style-name="ce120"/>
          <table:table-cell table:number-columns-repeated="2"/>
          <table:table-cell table:style-name="ce109" table:number-columns-repeated="4"/>
          <table:table-cell table:style-name="ce122" table:number-columns-repeated="2"/>
          <table:table-cell table:number-columns-repeated="19"/>
          <table:table-cell table:style-name="ce109" table:number-columns-repeated="2"/>
          <table:table-cell table:number-columns-repeated="2"/>
          <table:table-cell table:style-name="ce109" table:number-columns-repeated="2"/>
          <table:table-cell table:number-columns-repeated="4"/>
          <table:table-cell table:style-name="ce109"/>
          <table:table-cell table:number-columns-repeated="2"/>
          <table:table-cell table:style-name="ce120"/>
          <table:table-cell table:style-name="ce109"/>
          <table:table-cell table:number-columns-repeated="3"/>
          <table:table-cell table:style-name="ce109" table:number-columns-repeated="2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 table:style-name="ce120"/>
          <table:table-cell table:style-name="ce109" table:number-columns-repeated="8"/>
          <table:table-cell table:number-columns-repeated="6"/>
        </table:table-row>
        <table:table-row table:style-name="ro2">
          <table:table-cell table:number-columns-repeated="6"/>
          <table:table-cell table:style-name="ce66" table:number-columns-repeated="2"/>
          <table:table-cell/>
          <table:table-cell table:style-name="ce66" table:number-columns-repeated="3"/>
          <table:table-cell table:style-name="ce87" office:value-type="string" table:number-columns-spanned="4" table:number-rows-spanned="1">
            <text:p>2*a3*a7</text:p>
          </table:table-cell>
          <table:covered-table-cell table:number-columns-repeated="3"/>
          <table:table-cell table:number-columns-repeated="4"/>
          <table:table-cell table:style-name="ce87" office:value-type="string" table:number-columns-spanned="4" table:number-rows-spanned="1">
            <text:p>2*a1*a5</text:p>
          </table:table-cell>
          <table:covered-table-cell table:number-columns-repeated="3" table:style-name="ce66"/>
          <table:table-cell table:style-name="ce79"/>
          <table:table-cell table:style-name="ce66" table:number-columns-repeated="3"/>
          <table:table-cell table:style-name="ce68"/>
          <table:table-cell table:number-columns-repeated="3"/>
          <table:table-cell table:style-name="ce76"/>
          <table:table-cell table:number-columns-repeated="3"/>
          <table:table-cell table:style-name="ce66"/>
          <table:table-cell table:number-columns-repeated="4"/>
          <table:table-cell table:style-name="ce115" office:value-type="string" table:number-columns-spanned="3" table:number-rows-spanned="1">
            <text:p>c9</text:p>
          </table:table-cell>
          <table:covered-table-cell table:number-columns-repeated="2" table:style-name="ce116"/>
          <table:table-cell table:style-name="ce115" office:value-type="string" table:number-columns-spanned="3" table:number-rows-spanned="1">
            <text:p>c8</text:p>
          </table:table-cell>
          <table:covered-table-cell table:number-columns-repeated="2" table:style-name="ce116"/>
          <table:table-cell table:style-name="ce116"/>
          <table:table-cell table:style-name="ce115" office:value-type="string" table:number-columns-spanned="3" table:number-rows-spanned="1">
            <text:p>c7</text:p>
          </table:table-cell>
          <table:covered-table-cell table:style-name="ce119"/>
          <table:covered-table-cell table:style-name="ce116"/>
          <table:table-cell table:style-name="ce115" office:value-type="string" table:number-columns-spanned="3" table:number-rows-spanned="1">
            <text:p>c6</text:p>
          </table:table-cell>
          <table:covered-table-cell table:number-columns-repeated="2" table:style-name="ce116"/>
          <table:table-cell table:style-name="ce115" office:value-type="string" table:number-columns-spanned="3" table:number-rows-spanned="1">
            <text:p>c5</text:p>
          </table:table-cell>
          <table:covered-table-cell table:number-columns-repeated="2" table:style-name="ce116"/>
          <table:table-cell table:style-name="ce115" office:value-type="string" table:number-columns-spanned="3" table:number-rows-spanned="1">
            <text:p>c4</text:p>
          </table:table-cell>
          <table:covered-table-cell table:number-columns-repeated="2" table:style-name="ce116"/>
          <table:table-cell table:style-name="ce119"/>
          <table:table-cell table:style-name="ce115" office:value-type="string" table:number-columns-spanned="3" table:number-rows-spanned="1">
            <text:p>c3</text:p>
          </table:table-cell>
          <table:covered-table-cell table:number-columns-repeated="2" table:style-name="ce116"/>
          <table:table-cell table:style-name="ce115" office:value-type="string" table:number-columns-spanned="3" table:number-rows-spanned="1">
            <text:p>c2</text:p>
          </table:table-cell>
          <table:covered-table-cell table:number-columns-repeated="2" table:style-name="ce116"/>
          <table:table-cell table:style-name="ce115" office:value-type="string" table:number-columns-spanned="3" table:number-rows-spanned="1">
            <text:p>c1</text:p>
          </table:table-cell>
          <table:covered-table-cell table:number-columns-repeated="2" table:style-name="ce116"/>
          <table:table-cell table:style-name="ce115" office:value-type="string" table:number-columns-spanned="3" table:number-rows-spanned="1">
            <text:p>c0</text:p>
          </table:table-cell>
          <table:covered-table-cell table:number-columns-repeated="2" table:style-name="ce116"/>
          <table:table-cell table:number-columns-repeated="6"/>
          <table:table-cell table:style-name="ce110" office:value-type="string" table:number-columns-spanned="4" table:number-rows-spanned="1">
            <text:p>a4b5</text:p>
          </table:table-cell>
          <table:covered-table-cell table:style-name="ce109"/>
          <table:covered-table-cell table:number-columns-repeated="2"/>
          <table:table-cell table:style-name="ce110" office:value-type="string" table:number-columns-spanned="4" table:number-rows-spanned="1">
            <text:p>a4b4</text:p>
          </table:table-cell>
          <table:covered-table-cell table:style-name="ce109"/>
          <table:covered-table-cell table:number-columns-repeated="2"/>
          <table:table-cell/>
          <table:table-cell table:style-name="ce110" office:value-type="string" table:number-columns-spanned="4" table:number-rows-spanned="1">
            <text:p>a4b3</text:p>
          </table:table-cell>
          <table:covered-table-cell table:style-name="ce109"/>
          <table:covered-table-cell table:number-columns-repeated="2"/>
          <table:table-cell table:style-name="ce110" office:value-type="string" table:number-columns-spanned="4" table:number-rows-spanned="1">
            <text:p>a4b2</text:p>
          </table:table-cell>
          <table:covered-table-cell table:style-name="ce122"/>
          <table:covered-table-cell table:number-columns-repeated="2"/>
          <table:table-cell/>
          <table:table-cell table:style-name="ce110" office:value-type="string" table:number-columns-spanned="4" table:number-rows-spanned="1">
            <text:p>a4b1</text:p>
          </table:table-cell>
          <table:covered-table-cell table:style-name="ce109"/>
          <table:covered-table-cell table:number-columns-repeated="2"/>
          <table:table-cell table:style-name="ce110" office:value-type="string" table:number-columns-spanned="4" table:number-rows-spanned="1">
            <text:p>a4b0</text:p>
          </table:table-cell>
          <table:covered-table-cell table:style-name="ce109"/>
          <table:covered-table-cell table:number-columns-repeated="2"/>
          <table:table-cell table:number-columns-repeated="3"/>
          <table:table-cell table:style-name="ce120"/>
          <table:table-cell table:style-name="ce109" table:number-columns-repeated="8"/>
          <table:table-cell table:number-columns-repeated="6"/>
        </table:table-row>
        <table:table-row table:style-name="ro2">
          <table:table-cell table:number-columns-repeated="9"/>
          <table:table-cell table:style-name="ce66"/>
          <table:table-cell table:style-name="ce85" office:value-type="string" table:number-columns-spanned="4" table:number-rows-spanned="1">
            <text:p>2*a4*a7</text:p>
          </table:table-cell>
          <table:covered-table-cell table:style-name="ce81"/>
          <table:covered-table-cell table:style-name="ce88"/>
          <table:covered-table-cell table:style-name="ce81"/>
          <table:table-cell/>
          <table:table-cell table:style-name="ce66"/>
          <table:table-cell table:number-columns-repeated="2"/>
          <table:table-cell table:style-name="ce93" office:value-type="string" table:number-columns-spanned="4" table:number-rows-spanned="1">
            <text:p>2*a2*a5</text:p>
          </table:table-cell>
          <table:covered-table-cell table:style-name="ce81"/>
          <table:covered-table-cell table:style-name="ce88"/>
          <table:covered-table-cell table:style-name="ce81"/>
          <table:table-cell table:style-name="ce81" table:number-columns-repeated="2"/>
          <table:table-cell table:style-name="ce72" table:number-columns-repeated="2"/>
          <table:table-cell table:style-name="ce81"/>
          <table:table-cell table:style-name="ce81" office:value-type="string">
            <text:p>t6</text:p>
          </table:table-cell>
          <table:table-cell table:style-name="ce70"/>
          <table:table-cell table:style-name="ce72" table:number-columns-repeated="7"/>
          <table:table-cell table:style-name="ce66"/>
          <table:table-cell table:number-columns-repeated="14"/>
          <table:table-cell table:style-name="ce76"/>
          <table:table-cell table:number-columns-repeated="15"/>
          <table:table-cell table:style-name="ce76" table:number-columns-repeated="2"/>
          <table:table-cell table:number-columns-repeated="2"/>
          <table:table-cell table:style-name="ce68"/>
          <table:table-cell table:number-columns-repeated="7"/>
          <table:table-cell table:style-name="ce109" table:number-columns-repeated="2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 table:number-columns-repeated="2"/>
          <table:table-cell table:style-name="ce120"/>
          <table:table-cell table:style-name="ce109"/>
          <table:table-cell table:number-columns-repeated="3"/>
          <table:table-cell table:style-name="ce109" table:number-columns-repeated="2"/>
          <table:table-cell table:number-columns-repeated="7"/>
          <table:table-cell table:style-name="ce109" table:number-columns-repeated="2"/>
          <table:table-cell table:style-name="ce76"/>
          <table:table-cell table:number-columns-repeated="14"/>
        </table:table-row>
        <table:table-row table:style-name="ro2">
          <table:table-cell table:number-columns-repeated="4"/>
          <table:table-cell table:style-name="ce67" office:value-type="string">
            <text:p>t10</text:p>
          </table:table-cell>
          <table:table-cell table:style-name="ce75"/>
          <table:table-cell table:style-name="ce77" table:number-columns-repeated="2"/>
          <table:table-cell table:style-name="ce82" office:value-type="string" table:number-columns-spanned="4" table:number-rows-spanned="1">
            <text:p>2*a5*a7</text:p>
          </table:table-cell>
          <table:covered-table-cell table:number-columns-repeated="3" table:style-name="ce77"/>
          <table:table-cell table:style-name="ce67" office:value-type="string">
            <text:p>t9</text:p>
          </table:table-cell>
          <table:table-cell table:style-name="ce77"/>
          <table:table-cell table:style-name="ce75" table:number-columns-repeated="2"/>
          <table:table-cell table:style-name="ce92" office:value-type="string" table:number-columns-spanned="4" table:number-rows-spanned="1">
            <text:p>2*a3*a5</text:p>
          </table:table-cell>
          <table:covered-table-cell table:number-columns-repeated="3" table:style-name="ce77"/>
          <table:table-cell table:style-name="ce73"/>
          <table:table-cell table:style-name="ce66" table:number-columns-repeated="3"/>
          <table:table-cell table:style-name="ce99" office:value-type="string" table:number-columns-spanned="4" table:number-rows-spanned="1">
            <text:p>a2*a2</text:p>
          </table:table-cell>
          <table:covered-table-cell table:number-columns-repeated="3"/>
          <table:table-cell table:style-name="ce68"/>
          <table:table-cell table:number-columns-repeated="3"/>
          <table:table-cell table:style-name="ce76"/>
          <table:table-cell table:number-columns-repeated="3"/>
          <table:table-cell table:style-name="ce66"/>
          <table:table-cell table:number-columns-repeated="7"/>
          <table:table-cell table:style-name="ce117" office:value-type="string" table:number-columns-spanned="3" table:number-rows-spanned="1">
            <text:p>a9b9</text:p>
          </table:table-cell>
          <table:covered-table-cell table:number-columns-repeated="2"/>
          <table:table-cell/>
          <table:table-cell table:style-name="ce117" office:value-type="string" table:number-columns-spanned="3" table:number-rows-spanned="1">
            <text:p>a8b9</text:p>
          </table:table-cell>
          <table:covered-table-cell table:number-columns-repeated="2"/>
          <table:table-cell table:style-name="ce117" office:value-type="string" table:number-columns-spanned="3" table:number-rows-spanned="1">
            <text:p>a7b9</text:p>
          </table:table-cell>
          <table:covered-table-cell table:number-columns-repeated="2"/>
          <table:table-cell table:style-name="ce117" office:value-type="string" table:number-columns-spanned="3" table:number-rows-spanned="1">
            <text:p>a6b9</text:p>
          </table:table-cell>
          <table:covered-table-cell table:number-columns-repeated="2"/>
          <table:table-cell table:style-name="ce117" office:value-type="string" table:number-columns-spanned="3" table:number-rows-spanned="1">
            <text:p>a5b9</text:p>
          </table:table-cell>
          <table:covered-table-cell table:number-columns-repeated="2"/>
          <table:table-cell/>
          <table:table-cell table:style-name="ce117" office:value-type="string" table:number-columns-spanned="3" table:number-rows-spanned="1">
            <text:p>a4b9</text:p>
          </table:table-cell>
          <table:covered-table-cell table:number-columns-repeated="2"/>
          <table:table-cell table:style-name="ce117" office:value-type="string" table:number-columns-spanned="3" table:number-rows-spanned="1">
            <text:p>a3b9</text:p>
          </table:table-cell>
          <table:covered-table-cell table:number-columns-repeated="2"/>
          <table:table-cell table:style-name="ce117" office:value-type="string" table:number-columns-spanned="3" table:number-rows-spanned="1">
            <text:p>a2b9</text:p>
          </table:table-cell>
          <table:covered-table-cell table:number-columns-repeated="2"/>
          <table:table-cell table:style-name="ce117" office:value-type="string" table:number-columns-spanned="3" table:number-rows-spanned="1">
            <text:p>a1b9</text:p>
          </table:table-cell>
          <table:covered-table-cell table:number-columns-repeated="2"/>
          <table:table-cell/>
          <table:table-cell table:style-name="ce126" office:value-type="string" table:number-columns-spanned="2" table:number-rows-spanned="1">
            <text:p>R1</text:p>
          </table:table-cell>
          <table:covered-table-cell/>
          <table:table-cell table:number-columns-repeated="3"/>
          <table:table-cell table:style-name="ce111" office:value-type="string" table:number-columns-spanned="4" table:number-rows-spanned="1">
            <text:p>a3b6</text:p>
          </table:table-cell>
          <table:covered-table-cell table:style-name="ce109"/>
          <table:covered-table-cell table:number-columns-repeated="2"/>
          <table:table-cell table:style-name="ce111" office:value-type="string" table:number-columns-spanned="4" table:number-rows-spanned="1">
            <text:p>a3b5</text:p>
          </table:table-cell>
          <table:covered-table-cell table:style-name="ce109"/>
          <table:covered-table-cell table:number-columns-repeated="2"/>
          <table:table-cell/>
          <table:table-cell table:style-name="ce111" office:value-type="string" table:number-columns-spanned="4" table:number-rows-spanned="1">
            <text:p>a3b4</text:p>
          </table:table-cell>
          <table:covered-table-cell table:style-name="ce109"/>
          <table:covered-table-cell table:number-columns-repeated="2"/>
          <table:table-cell table:style-name="ce111" office:value-type="string" table:number-columns-spanned="4" table:number-rows-spanned="1">
            <text:p>a3b3</text:p>
          </table:table-cell>
          <table:covered-table-cell table:style-name="ce109"/>
          <table:covered-table-cell table:number-columns-repeated="2"/>
          <table:table-cell/>
          <table:table-cell table:style-name="ce111" office:value-type="string" table:number-columns-spanned="4" table:number-rows-spanned="1">
            <text:p>a3b2</text:p>
          </table:table-cell>
          <table:covered-table-cell table:style-name="ce109"/>
          <table:covered-table-cell table:number-columns-repeated="2"/>
          <table:table-cell table:style-name="ce111" office:value-type="string" table:number-columns-spanned="4" table:number-rows-spanned="1">
            <text:p>a3b1</text:p>
          </table:table-cell>
          <table:covered-table-cell table:style-name="ce109"/>
          <table:covered-table-cell table:number-columns-repeated="2"/>
          <table:table-cell/>
          <table:table-cell table:style-name="ce111" office:value-type="string" table:number-columns-spanned="4" table:number-rows-spanned="1">
            <text:p>a3b0</text:p>
          </table:table-cell>
          <table:covered-table-cell table:style-name="ce109"/>
          <table:covered-table-cell table:style-name="ce130"/>
          <table:covered-table-cell table:style-name="ce109"/>
          <table:table-cell table:style-name="ce109" table:number-columns-repeated="7"/>
          <table:table-cell table:number-columns-repeated="5"/>
          <table:table-cell table:style-name="ce76"/>
        </table:table-row>
        <table:table-row table:style-name="ro2">
          <table:table-cell table:number-columns-repeated="4"/>
          <table:table-cell table:style-name="ce68"/>
          <table:table-cell/>
          <table:table-cell table:style-name="ce78" office:value-type="string" table:number-columns-spanned="4" table:number-rows-spanned="1">
            <text:p>2*a6*a7</text:p>
          </table:table-cell>
          <table:covered-table-cell table:style-name="ce66"/>
          <table:covered-table-cell table:style-name="ce79"/>
          <table:covered-table-cell table:style-name="ce66"/>
          <table:table-cell table:number-columns-repeated="2"/>
          <table:table-cell table:style-name="ce73"/>
          <table:table-cell table:style-name="ce66"/>
          <table:table-cell table:style-name="ce84" office:value-type="string" table:number-columns-spanned="4" table:number-rows-spanned="1">
            <text:p>2*a4*a5</text:p>
          </table:table-cell>
          <table:covered-table-cell table:style-name="ce66"/>
          <table:covered-table-cell table:style-name="ce79"/>
          <table:covered-table-cell table:style-name="ce66"/>
          <table:table-cell table:style-name="ce66" table:number-columns-repeated="2"/>
          <table:table-cell table:style-name="ce68"/>
          <table:table-cell table:number-columns-repeated="7"/>
          <table:table-cell table:style-name="ce68"/>
          <table:table-cell table:number-columns-repeated="7"/>
          <table:table-cell table:style-name="ce66"/>
          <table:table-cell table:number-columns-repeated="42"/>
          <table:table-cell table:style-name="ce122" table:number-columns-repeated="2"/>
          <table:table-cell table:number-columns-repeated="2"/>
          <table:table-cell table:style-name="ce122" table:number-columns-repeated="2"/>
          <table:table-cell table:number-columns-repeated="3"/>
          <table:table-cell table:style-name="ce109" table:number-columns-repeated="2"/>
          <table:table-cell table:number-columns-repeated="2"/>
          <table:table-cell table:style-name="ce120"/>
          <table:table-cell table:style-name="ce109"/>
          <table:table-cell table:number-columns-repeated="3"/>
          <table:table-cell table:style-name="ce109" table:number-columns-repeated="2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 table:number-columns-repeated="5"/>
          <table:table-cell table:style-name="ce109" table:number-columns-repeated="4"/>
          <table:table-cell table:number-columns-repeated="5"/>
          <table:table-cell table:style-name="ce76"/>
        </table:table-row>
        <table:table-row table:style-name="ro2">
          <table:table-cell table:number-columns-repeated="4"/>
          <table:table-cell table:style-name="ce71" office:value-type="string" table:number-columns-spanned="4" table:number-rows-spanned="1">
            <text:p>a7*a7</text:p>
          </table:table-cell>
          <table:covered-table-cell table:number-columns-repeated="3"/>
          <table:table-cell table:number-columns-repeated="4"/>
          <table:table-cell table:style-name="ce71" office:value-type="string" table:number-columns-spanned="4" table:number-rows-spanned="1">
            <text:p>a5*a5</text:p>
          </table:table-cell>
          <table:covered-table-cell table:number-columns-repeated="3"/>
          <table:table-cell/>
          <table:table-cell table:style-name="ce66" table:number-columns-repeated="3"/>
          <table:table-cell table:style-name="ce99" office:value-type="string" table:number-columns-spanned="4" table:number-rows-spanned="1">
            <text:p>a3*a3</text:p>
          </table:table-cell>
          <table:covered-table-cell table:number-columns-repeated="3" table:style-name="ce72"/>
          <table:table-cell table:number-columns-repeated="4"/>
          <table:table-cell table:style-name="ce68"/>
          <table:table-cell table:number-columns-repeated="7"/>
          <table:table-cell table:style-name="ce66"/>
          <table:table-cell table:number-columns-repeated="17"/>
          <table:table-cell table:style-name="ce121" office:value-type="string" table:number-columns-spanned="3" table:number-rows-spanned="1">
            <text:p>a7b8</text:p>
          </table:table-cell>
          <table:covered-table-cell table:number-columns-repeated="2"/>
          <table:table-cell table:style-name="ce121" office:value-type="string" table:number-columns-spanned="3" table:number-rows-spanned="1">
            <text:p>a6b8</text:p>
          </table:table-cell>
          <table:covered-table-cell table:number-columns-repeated="2"/>
          <table:table-cell/>
          <table:table-cell table:style-name="ce121" office:value-type="string" table:number-columns-spanned="3" table:number-rows-spanned="1">
            <text:p>a5b8</text:p>
          </table:table-cell>
          <table:covered-table-cell table:number-columns-repeated="2"/>
          <table:table-cell table:style-name="ce121" office:value-type="string" table:number-columns-spanned="3" table:number-rows-spanned="1">
            <text:p>a4b8</text:p>
          </table:table-cell>
          <table:covered-table-cell table:number-columns-repeated="2"/>
          <table:table-cell table:style-name="ce121" office:value-type="string" table:number-columns-spanned="3" table:number-rows-spanned="1">
            <text:p>a3b8</text:p>
          </table:table-cell>
          <table:covered-table-cell table:number-columns-repeated="2"/>
          <table:table-cell table:style-name="ce121" office:value-type="string" table:number-columns-spanned="3" table:number-rows-spanned="1">
            <text:p>a2b8</text:p>
          </table:table-cell>
          <table:covered-table-cell table:number-columns-repeated="2"/>
          <table:table-cell/>
          <table:table-cell table:style-name="ce126" office:value-type="string" table:number-columns-spanned="2" table:number-rows-spanned="1">
            <text:p>R2</text:p>
          </table:table-cell>
          <table:covered-table-cell/>
          <table:table-cell table:number-columns-repeated="3"/>
          <table:table-cell table:style-name="ce112" office:value-type="string" table:number-columns-spanned="4" table:number-rows-spanned="1">
            <text:p>a2b7</text:p>
          </table:table-cell>
          <table:covered-table-cell table:style-name="ce109"/>
          <table:covered-table-cell table:number-columns-repeated="2"/>
          <table:table-cell table:style-name="ce112" office:value-type="string" table:number-columns-spanned="4" table:number-rows-spanned="1">
            <text:p>a2b6</text:p>
          </table:table-cell>
          <table:covered-table-cell table:style-name="ce109"/>
          <table:covered-table-cell table:number-columns-repeated="2"/>
          <table:table-cell/>
          <table:table-cell table:style-name="ce112" office:value-type="string" table:number-columns-spanned="4" table:number-rows-spanned="1">
            <text:p>a2b5</text:p>
          </table:table-cell>
          <table:covered-table-cell table:style-name="ce109"/>
          <table:covered-table-cell table:number-columns-repeated="2"/>
          <table:table-cell table:style-name="ce112" office:value-type="string" table:number-columns-spanned="4" table:number-rows-spanned="1">
            <text:p>a2b4</text:p>
          </table:table-cell>
          <table:covered-table-cell table:style-name="ce109"/>
          <table:covered-table-cell table:number-columns-repeated="2"/>
          <table:table-cell/>
          <table:table-cell table:style-name="ce112" office:value-type="string" table:number-columns-spanned="4" table:number-rows-spanned="1">
            <text:p>a2b3</text:p>
          </table:table-cell>
          <table:covered-table-cell table:style-name="ce109"/>
          <table:covered-table-cell table:number-columns-repeated="2"/>
          <table:table-cell table:style-name="ce112" office:value-type="string" table:number-columns-spanned="4" table:number-rows-spanned="1">
            <text:p>a2b2</text:p>
          </table:table-cell>
          <table:covered-table-cell table:style-name="ce109"/>
          <table:covered-table-cell table:number-columns-repeated="2"/>
          <table:table-cell/>
          <table:table-cell table:style-name="ce112" office:value-type="string" table:number-columns-spanned="4" table:number-rows-spanned="1">
            <text:p>a2b1</text:p>
          </table:table-cell>
          <table:covered-table-cell table:style-name="ce109"/>
          <table:covered-table-cell table:style-name="ce130"/>
          <table:covered-table-cell table:style-name="ce109"/>
          <table:table-cell table:style-name="ce112" office:value-type="string" table:number-columns-spanned="4" table:number-rows-spanned="1">
            <text:p>a2b0</text:p>
          </table:table-cell>
          <table:covered-table-cell table:number-columns-repeated="3" table:style-name="ce109"/>
          <table:table-cell table:style-name="ce109" table:number-columns-repeated="3"/>
          <table:table-cell table:number-columns-repeated="5"/>
          <table:table-cell table:style-name="ce76"/>
        </table:table-row>
        <table:table-row table:style-name="ro2">
          <table:table-cell table:number-columns-repeated="4"/>
          <table:table-cell table:style-name="ce72" table:number-columns-repeated="8"/>
          <table:table-cell table:style-name="ce70"/>
          <table:table-cell table:style-name="ce72" table:number-columns-repeated="5"/>
          <table:table-cell table:style-name="ce94" office:value-type="string" table:number-columns-spanned="4" table:number-rows-spanned="1">
            <text:p>2*a1*a6</text:p>
          </table:table-cell>
          <table:covered-table-cell table:style-name="ce72"/>
          <table:covered-table-cell table:style-name="ce70"/>
          <table:covered-table-cell table:style-name="ce72"/>
          <table:table-cell table:style-name="ce72" table:number-columns-repeated="5"/>
          <table:table-cell table:style-name="ce72" office:value-type="string">
            <text:p>t8</text:p>
          </table:table-cell>
          <table:table-cell table:style-name="ce70"/>
          <table:table-cell table:style-name="ce72" table:number-columns-repeated="7"/>
          <table:table-cell table:style-name="ce66"/>
          <table:table-cell table:number-columns-repeated="42"/>
          <table:table-cell table:style-name="ce109" table:number-columns-repeated="2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 table:number-columns-repeated="2"/>
          <table:table-cell table:style-name="ce120"/>
          <table:table-cell table:style-name="ce109"/>
          <table:table-cell table:number-columns-repeated="3"/>
          <table:table-cell table:style-name="ce109" table:number-columns-repeated="2"/>
          <table:table-cell table:number-columns-repeated="2"/>
          <table:table-cell table:style-name="ce122" table:number-columns-repeated="2"/>
          <table:table-cell table:number-columns-repeated="3"/>
          <table:table-cell table:style-name="ce109" table:number-columns-repeated="2"/>
          <table:table-cell table:number-columns-repeated="4"/>
          <table:table-cell table:style-name="ce109" table:number-columns-repeated="5"/>
          <table:table-cell table:number-columns-repeated="5"/>
          <table:table-cell table:style-name="ce76"/>
        </table:table-row>
        <table:table-row table:style-name="ro2">
          <table:table-cell table:number-columns-repeated="28"/>
          <table:table-cell table:style-name="ce104" office:value-type="string" table:number-columns-spanned="4" table:number-rows-spanned="1">
            <text:p>a1*a1</text:p>
          </table:table-cell>
          <table:covered-table-cell table:number-columns-repeated="3"/>
          <table:table-cell table:number-columns-repeated="29"/>
          <table:table-cell table:style-name="ce123" office:value-type="string" table:number-columns-spanned="3" table:number-rows-spanned="1">
            <text:p>a6b7</text:p>
          </table:table-cell>
          <table:covered-table-cell table:number-columns-repeated="2"/>
          <table:table-cell table:style-name="ce123" office:value-type="string" table:number-columns-spanned="3" table:number-rows-spanned="1">
            <text:p>a5b7</text:p>
          </table:table-cell>
          <table:covered-table-cell table:number-columns-repeated="2"/>
          <table:table-cell table:style-name="ce123" office:value-type="string" table:number-columns-spanned="3" table:number-rows-spanned="1">
            <text:p>a4b7</text:p>
          </table:table-cell>
          <table:covered-table-cell table:number-columns-repeated="2"/>
          <table:table-cell table:style-name="ce123" office:value-type="string" table:number-columns-spanned="3" table:number-rows-spanned="1">
            <text:p>a3b7</text:p>
          </table:table-cell>
          <table:covered-table-cell table:number-columns-repeated="2"/>
          <table:table-cell/>
          <table:table-cell table:style-name="ce126" office:value-type="string" table:number-columns-spanned="2" table:number-rows-spanned="1">
            <text:p>R3</text:p>
          </table:table-cell>
          <table:covered-table-cell/>
          <table:table-cell table:number-columns-repeated="3"/>
          <table:table-cell table:style-name="ce113" office:value-type="string" table:number-columns-spanned="4" table:number-rows-spanned="1">
            <text:p>a1b8</text:p>
          </table:table-cell>
          <table:covered-table-cell table:style-name="ce118"/>
          <table:covered-table-cell table:number-columns-repeated="2" table:style-name="ce128"/>
          <table:table-cell table:style-name="ce113" office:value-type="string" table:number-columns-spanned="4" table:number-rows-spanned="1">
            <text:p>a1b7</text:p>
          </table:table-cell>
          <table:covered-table-cell table:style-name="ce118"/>
          <table:covered-table-cell table:number-columns-repeated="2" table:style-name="ce128"/>
          <table:table-cell/>
          <table:table-cell table:style-name="ce113" office:value-type="string" table:number-columns-spanned="4" table:number-rows-spanned="1">
            <text:p>a1b6</text:p>
          </table:table-cell>
          <table:covered-table-cell table:style-name="ce129"/>
          <table:covered-table-cell table:number-columns-repeated="2" table:style-name="ce128"/>
          <table:table-cell table:style-name="ce113" office:value-type="string" table:number-columns-spanned="4" table:number-rows-spanned="1">
            <text:p>a1b5</text:p>
          </table:table-cell>
          <table:covered-table-cell table:style-name="ce118"/>
          <table:covered-table-cell table:number-columns-repeated="2" table:style-name="ce128"/>
          <table:table-cell/>
          <table:table-cell table:style-name="ce113" office:value-type="string" table:number-columns-spanned="4" table:number-rows-spanned="1">
            <text:p>a1b4</text:p>
          </table:table-cell>
          <table:covered-table-cell table:style-name="ce118"/>
          <table:covered-table-cell table:number-columns-repeated="2" table:style-name="ce128"/>
          <table:table-cell table:style-name="ce113" office:value-type="string" table:number-columns-spanned="4" table:number-rows-spanned="1">
            <text:p>a1b3</text:p>
          </table:table-cell>
          <table:covered-table-cell table:style-name="ce118"/>
          <table:covered-table-cell table:number-columns-repeated="2" table:style-name="ce128"/>
          <table:table-cell/>
          <table:table-cell table:style-name="ce113" office:value-type="string" table:number-columns-spanned="4" table:number-rows-spanned="1">
            <text:p>a1b2</text:p>
          </table:table-cell>
          <table:covered-table-cell table:style-name="ce118"/>
          <table:covered-table-cell table:style-name="ce131"/>
          <table:covered-table-cell table:style-name="ce118"/>
          <table:table-cell table:style-name="ce113" office:value-type="string" table:number-columns-spanned="4" table:number-rows-spanned="1">
            <text:p>a1b1</text:p>
          </table:table-cell>
          <table:covered-table-cell table:number-columns-repeated="3" table:style-name="ce118"/>
          <table:table-cell/>
          <table:table-cell table:style-name="ce113" office:value-type="string" table:number-columns-spanned="4" table:number-rows-spanned="1">
            <text:p>a1b0</text:p>
          </table:table-cell>
          <table:covered-table-cell table:number-columns-repeated="3" table:style-name="ce118"/>
          <table:table-cell table:number-columns-repeated="3"/>
          <table:table-cell table:style-name="ce76"/>
        </table:table-row>
        <table:table-row table:style-name="ro2">
          <table:table-cell table:style-name="ce63" office:value-type="string" table:number-columns-spanned="4" table:number-rows-spanned="1">
            <text:p>a8*a8</text:p>
          </table:table-cell>
          <table:covered-table-cell table:number-columns-repeated="3"/>
          <table:table-cell table:number-columns-repeated="4"/>
          <table:table-cell table:style-name="ce83" office:value-type="string" table:number-columns-spanned="4" table:number-rows-spanned="1">
            <text:p>a6*a6</text:p>
          </table:table-cell>
          <table:covered-table-cell table:number-columns-repeated="3"/>
          <table:table-cell table:style-name="ce68"/>
          <table:table-cell table:number-columns-repeated="3"/>
          <table:table-cell table:style-name="ce83" office:value-type="string" table:number-columns-spanned="4" table:number-rows-spanned="1">
            <text:p>a4*a4</text:p>
          </table:table-cell>
          <table:covered-table-cell table:number-columns-repeated="3"/>
          <table:table-cell table:number-columns-repeated="6"/>
          <table:table-cell table:style-name="ce94" office:value-type="string" table:number-columns-spanned="4" table:number-rows-spanned="1">
            <text:p>2*a1*a2</text:p>
          </table:table-cell>
          <table:covered-table-cell table:style-name="ce72"/>
          <table:covered-table-cell table:style-name="ce70"/>
          <table:covered-table-cell table:style-name="ce72"/>
          <table:table-cell table:number-columns-repeated="2"/>
          <table:table-cell table:style-name="ce74" office:value-type="string" table:number-columns-spanned="4" table:number-rows-spanned="1">
            <text:p>c0</text:p>
          </table:table-cell>
          <table:covered-table-cell table:number-columns-repeated="2" table:style-name="ce79"/>
          <table:covered-table-cell/>
          <table:table-cell table:number-columns-repeated="43"/>
          <table:table-cell table:style-name="ce109" table:number-columns-repeated="2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 table:style-name="ce120"/>
          <table:table-cell table:style-name="ce109"/>
          <table:table-cell table:style-name="ce120"/>
          <table:table-cell table:style-name="ce109"/>
          <table:table-cell table:number-columns-repeated="3"/>
          <table:table-cell table:style-name="ce109" table:number-columns-repeated="8"/>
          <table:table-cell/>
          <table:table-cell table:style-name="ce109" table:number-columns-repeated="2"/>
          <table:table-cell table:style-name="ce120"/>
          <table:table-cell table:style-name="ce109" table:number-columns-repeated="8"/>
          <table:table-cell table:number-columns-repeated="5"/>
          <table:table-cell table:style-name="ce76"/>
        </table:table-row>
        <table:table-row table:style-name="ro2">
          <table:table-cell table:number-columns-repeated="4"/>
          <table:table-cell table:style-name="ce68"/>
          <table:table-cell table:number-columns-repeated="15"/>
          <table:table-cell table:style-name="ce68"/>
          <table:table-cell table:number-columns-repeated="8"/>
          <table:table-cell office:value-type="string">
            <text:p>t11</text:p>
          </table:table-cell>
          <table:table-cell table:style-name="ce74" office:value-type="string" table:number-columns-spanned="4" table:number-rows-spanned="1">
            <text:p>c1</text:p>
          </table:table-cell>
          <table:covered-table-cell table:style-name="ce66"/>
          <table:covered-table-cell table:style-name="ce73"/>
          <table:covered-table-cell table:style-name="ce66"/>
          <table:table-cell table:style-name="ce66"/>
          <table:table-cell table:number-columns-repeated="32"/>
          <table:table-cell table:style-name="ce124" office:value-type="string" table:number-columns-spanned="3" table:number-rows-spanned="1">
            <text:p>a5b6</text:p>
          </table:table-cell>
          <table:covered-table-cell table:number-columns-repeated="2"/>
          <table:table-cell table:style-name="ce124" office:value-type="string" table:number-columns-spanned="3" table:number-rows-spanned="1">
            <text:p>a4b6</text:p>
          </table:table-cell>
          <table:covered-table-cell table:number-columns-repeated="2"/>
          <table:table-cell/>
          <table:table-cell table:style-name="ce126" office:value-type="string">
            <text:p>R4</text:p>
          </table:table-cell>
          <table:table-cell table:number-columns-repeated="4"/>
          <table:table-cell table:style-name="ce114" office:value-type="string" table:number-columns-spanned="4" table:number-rows-spanned="1">
            <text:p>a0b9</text:p>
          </table:table-cell>
          <table:covered-table-cell table:style-name="ce109"/>
          <table:covered-table-cell table:number-columns-repeated="2"/>
          <table:table-cell table:style-name="ce114" office:value-type="string" table:number-columns-spanned="4" table:number-rows-spanned="1">
            <text:p>a0b8</text:p>
          </table:table-cell>
          <table:covered-table-cell table:style-name="ce109"/>
          <table:covered-table-cell table:number-columns-repeated="2"/>
          <table:table-cell/>
          <table:table-cell table:style-name="ce114" office:value-type="string" table:number-columns-spanned="4" table:number-rows-spanned="1">
            <text:p>a0b7</text:p>
          </table:table-cell>
          <table:covered-table-cell table:style-name="ce109"/>
          <table:covered-table-cell table:style-name="ce130"/>
          <table:covered-table-cell table:style-name="ce109"/>
          <table:table-cell table:style-name="ce114" office:value-type="string" table:number-columns-spanned="4" table:number-rows-spanned="1">
            <text:p>a0b6</text:p>
          </table:table-cell>
          <table:covered-table-cell table:style-name="ce109"/>
          <table:covered-table-cell table:number-columns-repeated="2"/>
          <table:table-cell/>
          <table:table-cell table:style-name="ce114" office:value-type="string" table:number-columns-spanned="4" table:number-rows-spanned="1">
            <text:p>a0b5</text:p>
          </table:table-cell>
          <table:covered-table-cell table:number-columns-repeated="3" table:style-name="ce109"/>
          <table:table-cell table:style-name="ce114" office:value-type="string" table:number-columns-spanned="4" table:number-rows-spanned="1">
            <text:p>a0b4</text:p>
          </table:table-cell>
          <table:covered-table-cell table:number-columns-repeated="3" table:style-name="ce109"/>
          <table:table-cell/>
          <table:table-cell table:style-name="ce114" office:value-type="string" table:number-columns-spanned="4" table:number-rows-spanned="1">
            <text:p>a0b3</text:p>
          </table:table-cell>
          <table:covered-table-cell table:number-columns-repeated="2" table:style-name="ce120"/>
          <table:covered-table-cell table:style-name="ce122"/>
          <table:table-cell table:style-name="ce114" office:value-type="string" table:number-columns-spanned="4" table:number-rows-spanned="1">
            <text:p>a0b2</text:p>
          </table:table-cell>
          <table:covered-table-cell table:number-columns-repeated="3" table:style-name="ce109"/>
          <table:table-cell table:style-name="ce109"/>
          <table:table-cell table:style-name="ce114" office:value-type="string" table:number-columns-spanned="4" table:number-rows-spanned="1">
            <text:p>a0b1</text:p>
          </table:table-cell>
          <table:covered-table-cell table:number-columns-repeated="3" table:style-name="ce109"/>
          <table:table-cell table:style-name="ce114" office:value-type="string" table:number-columns-spanned="4" table:number-rows-spanned="1">
            <text:p>a0b0</text:p>
          </table:table-cell>
          <table:covered-table-cell table:number-columns-repeated="3" table:style-name="ce109"/>
        </table:table-row>
        <table:table-row table:style-name="ro2">
          <table:table-cell table:number-columns-repeated="4"/>
          <table:table-cell table:style-name="ce68"/>
          <table:table-cell table:number-columns-repeated="7"/>
          <table:table-cell table:style-name="ce68"/>
          <table:table-cell table:number-columns-repeated="7"/>
          <table:table-cell table:style-name="ce68"/>
          <table:table-cell table:number-columns-repeated="7"/>
          <table:table-cell table:style-name="ce74" office:value-type="string" table:number-columns-spanned="4" table:number-rows-spanned="1">
            <text:p>c2</text:p>
          </table:table-cell>
          <table:covered-table-cell table:number-columns-repeated="3" table:style-name="ce66"/>
          <table:table-cell table:style-name="ce73"/>
          <table:table-cell table:style-name="ce66" table:number-columns-repeated="2"/>
          <table:table-cell table:number-columns-repeated="88"/>
        </table:table-row>
        <table:table-row table:style-name="ro2">
          <table:table-cell table:number-columns-repeated="4"/>
          <table:table-cell table:style-name="ce68"/>
          <table:table-cell table:number-columns-repeated="15"/>
          <table:table-cell table:style-name="ce68"/>
          <table:table-cell table:number-columns-repeated="3"/>
          <table:table-cell table:style-name="ce79"/>
          <table:table-cell table:style-name="ce66"/>
          <table:table-cell table:style-name="ce64" office:value-type="string" table:number-columns-spanned="4" table:number-rows-spanned="1">
            <text:p>c3</text:p>
          </table:table-cell>
          <table:covered-table-cell/>
          <table:covered-table-cell table:style-name="ce68"/>
          <table:covered-table-cell/>
          <table:table-cell table:number-columns-repeated="21"/>
          <table:table-cell table:style-name="ce121" office:value-type="string" table:number-columns-spanned="3" table:number-rows-spanned="1">
            <text:p>a8b8</text:p>
          </table:table-cell>
          <table:covered-table-cell table:number-columns-repeated="2"/>
          <table:table-cell table:number-columns-repeated="3"/>
          <table:table-cell table:style-name="ce123" office:value-type="string" table:number-columns-spanned="3" table:number-rows-spanned="1">
            <text:p>a7b7</text:p>
          </table:table-cell>
          <table:covered-table-cell table:number-columns-repeated="2"/>
          <table:table-cell table:number-columns-repeated="4"/>
          <table:table-cell table:style-name="ce124" office:value-type="string" table:number-columns-spanned="3" table:number-rows-spanned="1">
            <text:p>a6b6</text:p>
          </table:table-cell>
          <table:covered-table-cell table:number-columns-repeated="2" table:style-name="ce109"/>
          <table:table-cell table:number-columns-repeated="3"/>
          <table:table-cell table:style-name="ce125" office:value-type="string" table:number-columns-spanned="3" table:number-rows-spanned="1">
            <text:p>a5b5</text:p>
          </table:table-cell>
          <table:covered-table-cell table:number-columns-repeated="2"/>
          <table:table-cell/>
          <table:table-cell table:style-name="ce126" office:value-type="string" table:number-columns-spanned="2" table:number-rows-spanned="1">
            <text:p>R5</text:p>
          </table:table-cell>
          <table:covered-table-cell/>
          <table:table-cell table:number-columns-repeated="47"/>
        </table:table-row>
        <table:table-row table:style-name="ro2">
          <table:table-cell table:number-columns-repeated="4"/>
          <table:table-cell table:style-name="ce68"/>
          <table:table-cell table:number-columns-repeated="7"/>
          <table:table-cell table:style-name="ce68"/>
          <table:table-cell table:number-columns-repeated="3"/>
          <table:table-cell table:style-name="ce79" table:number-columns-repeated="2"/>
          <table:table-cell table:style-name="ce76" table:number-columns-repeated="2"/>
          <table:table-cell table:style-name="ce68"/>
          <table:table-cell table:number-columns-repeated="3"/>
          <table:table-cell table:style-name="ce74" office:value-type="string" table:number-columns-spanned="4" table:number-rows-spanned="1">
            <text:p>c4</text:p>
          </table:table-cell>
          <table:covered-table-cell table:number-columns-repeated="3" table:style-name="ce66"/>
          <table:table-cell table:number-columns-repeated="95"/>
        </table:table-row>
        <table:table-row table:style-name="ro2">
          <table:table-cell table:number-columns-repeated="4"/>
          <table:table-cell table:style-name="ce68"/>
          <table:table-cell table:number-columns-repeated="7"/>
          <table:table-cell table:style-name="ce68"/>
          <table:table-cell/>
          <table:table-cell table:style-name="ce66" table:number-columns-repeated="2"/>
          <table:table-cell table:style-name="ce79"/>
          <table:table-cell table:style-name="ce66" table:number-columns-repeated="3"/>
          <table:table-cell table:style-name="ce73"/>
          <table:table-cell table:style-name="ce66"/>
          <table:table-cell table:style-name="ce74" office:value-type="string" table:number-columns-spanned="4" table:number-rows-spanned="1">
            <text:p>c5</text:p>
          </table:table-cell>
          <table:covered-table-cell table:style-name="ce66"/>
          <table:covered-table-cell table:style-name="ce73"/>
          <table:covered-table-cell table:style-name="ce66"/>
          <table:table-cell table:number-columns-repeated="15"/>
          <table:table-cell table:style-name="ce115" office:value-type="string" table:number-columns-spanned="3" table:number-rows-spanned="1">
            <text:p>cJ</text:p>
          </table:table-cell>
          <table:covered-table-cell table:number-columns-repeated="2" table:style-name="ce116"/>
          <table:table-cell table:style-name="ce115" office:value-type="string" table:number-columns-spanned="3" table:number-rows-spanned="1">
            <text:p>cI</text:p>
          </table:table-cell>
          <table:covered-table-cell table:number-columns-repeated="2" table:style-name="ce115"/>
          <table:table-cell table:style-name="ce116"/>
          <table:table-cell table:style-name="ce115" office:value-type="string" table:number-columns-spanned="3" table:number-rows-spanned="1">
            <text:p>cH</text:p>
          </table:table-cell>
          <table:covered-table-cell table:number-columns-repeated="2" table:style-name="ce116"/>
          <table:table-cell table:style-name="ce115" office:value-type="string" table:number-columns-spanned="3" table:number-rows-spanned="1">
            <text:p>cG</text:p>
          </table:table-cell>
          <table:covered-table-cell table:number-columns-repeated="2" table:style-name="ce115"/>
          <table:table-cell table:style-name="ce115" office:value-type="string" table:number-columns-spanned="3" table:number-rows-spanned="1">
            <text:p>cF</text:p>
          </table:table-cell>
          <table:covered-table-cell table:number-columns-repeated="2" table:style-name="ce116"/>
          <table:table-cell table:style-name="ce115" office:value-type="string" table:number-columns-spanned="3" table:number-rows-spanned="1">
            <text:p>cE</text:p>
          </table:table-cell>
          <table:covered-table-cell table:number-columns-repeated="2" table:style-name="ce116"/>
          <table:table-cell table:style-name="ce116"/>
          <table:table-cell table:style-name="ce115" office:value-type="string" table:number-columns-spanned="3" table:number-rows-spanned="1">
            <text:p>cD</text:p>
          </table:table-cell>
          <table:covered-table-cell table:number-columns-repeated="2" table:style-name="ce116"/>
          <table:table-cell table:style-name="ce115" office:value-type="string" table:number-columns-spanned="3" table:number-rows-spanned="1">
            <text:p>cC</text:p>
          </table:table-cell>
          <table:covered-table-cell table:style-name="ce119"/>
          <table:covered-table-cell table:style-name="ce116"/>
          <table:table-cell table:style-name="ce115" office:value-type="string" table:number-columns-spanned="3" table:number-rows-spanned="1">
            <text:p>cB</text:p>
          </table:table-cell>
          <table:covered-table-cell table:number-columns-repeated="2" table:style-name="ce116"/>
          <table:table-cell table:style-name="ce115" office:value-type="string" table:number-columns-spanned="3" table:number-rows-spanned="1">
            <text:p>cA</text:p>
          </table:table-cell>
          <table:covered-table-cell table:number-columns-repeated="2" table:style-name="ce116"/>
          <table:table-cell/>
          <table:table-cell table:style-name="ce126" office:value-type="string" table:number-columns-spanned="2" table:number-rows-spanned="1">
            <text:p>R6</text:p>
          </table:table-cell>
          <table:covered-table-cell/>
          <table:table-cell table:number-columns-repeated="47"/>
        </table:table-row>
        <table:table-row table:style-name="ro2">
          <table:table-cell table:number-columns-repeated="4"/>
          <table:table-cell table:style-name="ce68"/>
          <table:table-cell table:number-columns-repeated="7"/>
          <table:table-cell table:style-name="ce68"/>
          <table:table-cell table:number-columns-repeated="7"/>
          <table:table-cell table:style-name="ce74" office:value-type="string" table:number-columns-spanned="4" table:number-rows-spanned="1">
            <text:p>c6</text:p>
          </table:table-cell>
          <table:covered-table-cell table:number-columns-repeated="3" table:style-name="ce66"/>
          <table:table-cell table:style-name="ce68"/>
          <table:table-cell table:number-columns-repeated="98"/>
        </table:table-row>
        <table:table-row table:style-name="ro2">
          <table:table-cell table:number-columns-repeated="4"/>
          <table:table-cell table:style-name="ce68"/>
          <table:table-cell table:number-columns-repeated="3"/>
          <table:table-cell table:style-name="ce76"/>
          <table:table-cell table:number-columns-repeated="3"/>
          <table:table-cell table:style-name="ce68"/>
          <table:table-cell table:number-columns-repeated="3"/>
          <table:table-cell table:style-name="ce76"/>
          <table:table-cell/>
          <table:table-cell table:style-name="ce64" office:value-type="string" table:number-columns-spanned="4" table:number-rows-spanned="1">
            <text:p>c7</text:p>
          </table:table-cell>
          <table:covered-table-cell/>
          <table:covered-table-cell table:style-name="ce68"/>
          <table:covered-table-cell/>
          <table:table-cell table:number-columns-repeated="52"/>
          <table:table-cell table:style-name="ce126" office:value-type="string" table:number-columns-spanned="2" table:number-rows-spanned="1">
            <text:p>R7</text:p>
          </table:table-cell>
          <table:covered-table-cell/>
          <table:table-cell table:number-columns-repeated="47"/>
        </table:table-row>
        <table:table-row table:style-name="ro2">
          <table:table-cell table:number-columns-repeated="4"/>
          <table:table-cell table:style-name="ce68"/>
          <table:table-cell table:number-columns-repeated="3"/>
          <table:table-cell table:style-name="ce79"/>
          <table:table-cell table:style-name="ce66" table:number-columns-repeated="3"/>
          <table:table-cell table:style-name="ce73"/>
          <table:table-cell table:style-name="ce66" table:number-columns-repeated="3"/>
          <table:table-cell table:style-name="ce74" office:value-type="string" table:number-columns-spanned="4" table:number-rows-spanned="1">
            <text:p>c8</text:p>
          </table:table-cell>
          <table:covered-table-cell table:number-columns-repeated="3" table:style-name="ce66"/>
          <table:table-cell table:style-name="ce68"/>
          <table:table-cell table:number-columns-repeated="102"/>
        </table:table-row>
        <table:table-row table:style-name="ro2">
          <table:table-cell table:number-columns-repeated="4"/>
          <table:table-cell table:style-name="ce68"/>
          <table:table-cell table:number-columns-repeated="3"/>
          <table:table-cell table:style-name="ce79"/>
          <table:table-cell table:style-name="ce66" table:number-columns-repeated="3"/>
          <table:table-cell table:style-name="ce73"/>
          <table:table-cell table:style-name="ce66"/>
          <table:table-cell table:style-name="ce74" office:value-type="string" table:number-columns-spanned="4" table:number-rows-spanned="1">
            <text:p>c9</text:p>
          </table:table-cell>
          <table:covered-table-cell table:style-name="ce66"/>
          <table:covered-table-cell table:style-name="ce73"/>
          <table:covered-table-cell table:style-name="ce66"/>
          <table:table-cell table:style-name="ce66" table:number-columns-repeated="2"/>
          <table:table-cell table:number-columns-repeated="54"/>
          <table:table-cell table:style-name="ce126" office:value-type="string" table:number-columns-spanned="2" table:number-rows-spanned="1">
            <text:p>R8</text:p>
          </table:table-cell>
          <table:covered-table-cell/>
          <table:table-cell table:number-columns-repeated="47"/>
        </table:table-row>
        <table:table-row table:style-name="ro2">
          <table:table-cell table:number-columns-repeated="4"/>
          <table:table-cell table:style-name="ce68"/>
          <table:table-cell table:number-columns-repeated="3"/>
          <table:table-cell table:style-name="ce79"/>
          <table:table-cell table:style-name="ce66" table:number-columns-repeated="3"/>
          <table:table-cell table:style-name="ce74" office:value-type="string" table:number-columns-spanned="4" table:number-rows-spanned="1">
            <text:p>c10</text:p>
          </table:table-cell>
          <table:covered-table-cell table:number-columns-repeated="3" table:style-name="ce66"/>
          <table:table-cell table:style-name="ce73"/>
          <table:table-cell table:style-name="ce66" table:number-columns-repeated="3"/>
          <table:table-cell table:number-columns-repeated="32"/>
          <table:table-cell table:style-name="ce76"/>
          <table:table-cell/>
          <table:table-cell table:style-name="ce76"/>
          <table:table-cell table:number-columns-repeated="68"/>
        </table:table-row>
        <table:table-row table:style-name="ro2">
          <table:table-cell table:number-columns-repeated="4"/>
          <table:table-cell table:style-name="ce68"/>
          <table:table-cell table:number-columns-repeated="3"/>
          <table:table-cell table:style-name="ce79"/>
          <table:table-cell table:style-name="ce66"/>
          <table:table-cell table:style-name="ce64" office:value-type="string" table:number-columns-spanned="4" table:number-rows-spanned="1">
            <text:p>c11</text:p>
          </table:table-cell>
          <table:covered-table-cell/>
          <table:covered-table-cell table:style-name="ce68"/>
          <table:covered-table-cell/>
          <table:table-cell table:number-columns-repeated="60"/>
          <table:table-cell table:style-name="ce126" office:value-type="string" table:number-columns-spanned="2" table:number-rows-spanned="1">
            <text:p>R9</text:p>
          </table:table-cell>
          <table:covered-table-cell/>
          <table:table-cell table:number-columns-repeated="47"/>
        </table:table-row>
        <table:table-row table:style-name="ro2">
          <table:table-cell table:number-columns-repeated="4"/>
          <table:table-cell table:style-name="ce68"/>
          <table:table-cell table:number-columns-repeated="3"/>
          <table:table-cell table:style-name="ce74" office:value-type="string" table:number-columns-spanned="4" table:number-rows-spanned="1">
            <text:p>c12</text:p>
          </table:table-cell>
          <table:covered-table-cell table:number-columns-repeated="3" table:style-name="ce66"/>
          <table:table-cell table:style-name="ce68"/>
          <table:table-cell table:number-columns-repeated="110"/>
        </table:table-row>
        <table:table-row table:style-name="ro2">
          <table:table-cell table:number-columns-repeated="2"/>
          <table:table-cell table:style-name="ce66" table:number-columns-repeated="2"/>
          <table:table-cell table:style-name="ce73"/>
          <table:table-cell table:style-name="ce66"/>
          <table:table-cell table:style-name="ce74" office:value-type="string" table:number-columns-spanned="4" table:number-rows-spanned="1">
            <text:p>c13</text:p>
          </table:table-cell>
          <table:covered-table-cell table:style-name="ce66"/>
          <table:covered-table-cell table:style-name="ce73"/>
          <table:covered-table-cell table:style-name="ce66"/>
          <table:table-cell table:number-columns-repeated="113"/>
        </table:table-row>
        <table:table-row table:style-name="ro2">
          <table:table-cell table:number-columns-repeated="2"/>
          <table:table-cell table:style-name="ce66" table:number-columns-repeated="2"/>
          <table:table-cell table:style-name="ce74" office:value-type="string" table:number-columns-spanned="4" table:number-rows-spanned="1">
            <text:p>c14</text:p>
          </table:table-cell>
          <table:covered-table-cell table:number-columns-repeated="3" table:style-name="ce66"/>
          <table:table-cell table:style-name="ce68"/>
          <table:table-cell table:number-columns-repeated="55"/>
          <table:table-cell table:style-name="ce120"/>
          <table:table-cell table:style-name="ce76"/>
          <table:table-cell/>
          <table:table-cell table:style-name="ce109"/>
          <table:table-cell table:number-columns-repeated="55"/>
        </table:table-row>
        <table:table-row table:style-name="ro2">
          <table:table-cell table:number-columns-repeated="2"/>
          <table:table-cell table:style-name="ce64" office:value-type="string" table:number-columns-spanned="4" table:number-rows-spanned="1">
            <text:p>c15</text:p>
          </table:table-cell>
          <table:covered-table-cell/>
          <table:covered-table-cell table:style-name="ce68"/>
          <table:covered-table-cell/>
          <table:table-cell table:number-columns-repeated="2"/>
          <table:table-cell table:style-name="ce76"/>
          <table:table-cell table:number-columns-repeated="114"/>
        </table:table-row>
        <table:table-row table:style-name="ro2">
          <table:table-cell table:style-name="ce64" office:value-type="string" table:number-columns-spanned="4" table:number-rows-spanned="1">
            <text:p>c16</text:p>
          </table:table-cell>
          <table:covered-table-cell table:number-columns-repeated="3"/>
          <table:table-cell table:style-name="ce68"/>
          <table:table-cell table:number-columns-repeated="65"/>
          <table:table-cell table:style-name="ce109"/>
          <table:table-cell table:number-columns-repeated="52"/>
        </table:table-row>
        <table:table-row table:style-name="ro2">
          <table:table-cell table:number-columns-repeated="4"/>
          <table:table-cell table:style-name="ce68"/>
          <table:table-cell table:number-columns-repeated="118"/>
        </table:table-row>
        <table:table-row table:style-name="ro2">
          <table:table-cell table:number-columns-repeated="4"/>
          <table:table-cell table:style-name="ce68"/>
          <table:table-cell table:number-columns-repeated="118"/>
        </table:table-row>
      </table:table>
      <table:table table:name="Sheet6" table:style-name="ta1">
        <table:table-column table:style-name="co3" table:number-columns-repeated="15" table:default-cell-style-name="Default"/>
        <table:table-column table:style-name="co3" table:default-cell-style-name="ce289"/>
        <table:table-column table:style-name="co3" table:default-cell-style-name="ce266"/>
        <table:table-column table:style-name="co3" table:number-columns-repeated="16" table:default-cell-style-name="Default"/>
        <table:table-column table:style-name="co3" table:default-cell-style-name="ce341"/>
        <table:table-column table:style-name="co3" table:number-columns-repeated="990" table:default-cell-style-name="Default"/>
        <table:table-row table:style-name="ro4">
          <table:table-cell table:style-name="ce261" office:value-type="string" calcext:value-type="string">
            <text:p>x31</text:p>
          </table:table-cell>
          <table:table-cell table:style-name="ce261" office:value-type="string" calcext:value-type="string">
            <text:p>x30</text:p>
          </table:table-cell>
          <table:table-cell table:style-name="ce261" office:value-type="string" calcext:value-type="string">
            <text:p>x29</text:p>
          </table:table-cell>
          <table:table-cell table:style-name="ce261" office:value-type="string" calcext:value-type="string">
            <text:p>x28</text:p>
          </table:table-cell>
          <table:table-cell table:style-name="ce261" office:value-type="string" calcext:value-type="string">
            <text:p>x27</text:p>
          </table:table-cell>
          <table:table-cell table:style-name="ce261" office:value-type="string" calcext:value-type="string">
            <text:p>x26</text:p>
          </table:table-cell>
          <table:table-cell table:style-name="ce261" office:value-type="string" calcext:value-type="string">
            <text:p>x25</text:p>
          </table:table-cell>
          <table:table-cell table:style-name="ce261" office:value-type="string" calcext:value-type="string">
            <text:p>x24</text:p>
          </table:table-cell>
          <table:table-cell table:style-name="ce261" office:value-type="string" calcext:value-type="string">
            <text:p>x23</text:p>
          </table:table-cell>
          <table:table-cell table:style-name="ce261" office:value-type="string" calcext:value-type="string">
            <text:p>x22</text:p>
          </table:table-cell>
          <table:table-cell table:style-name="ce261" office:value-type="string" calcext:value-type="string">
            <text:p>x21</text:p>
          </table:table-cell>
          <table:table-cell table:style-name="ce261" office:value-type="string" calcext:value-type="string">
            <text:p>x20</text:p>
          </table:table-cell>
          <table:table-cell table:style-name="ce261" office:value-type="string" calcext:value-type="string">
            <text:p>x19</text:p>
          </table:table-cell>
          <table:table-cell table:style-name="ce261" office:value-type="string" calcext:value-type="string">
            <text:p>x18</text:p>
          </table:table-cell>
          <table:table-cell table:style-name="ce261" office:value-type="string" calcext:value-type="string">
            <text:p>x17</text:p>
          </table:table-cell>
          <table:table-cell table:style-name="ce261" office:value-type="string" calcext:value-type="string">
            <text:p>x16</text:p>
          </table:table-cell>
          <table:table-cell table:style-name="ce261" office:value-type="string" calcext:value-type="string">
            <text:p>x15</text:p>
          </table:table-cell>
          <table:table-cell table:style-name="ce261" office:value-type="string" calcext:value-type="string">
            <text:p>x14</text:p>
          </table:table-cell>
          <table:table-cell table:style-name="ce261" office:value-type="string" calcext:value-type="string">
            <text:p>x13</text:p>
          </table:table-cell>
          <table:table-cell table:style-name="ce261" office:value-type="string" calcext:value-type="string">
            <text:p>x12</text:p>
          </table:table-cell>
          <table:table-cell table:style-name="ce261" office:value-type="string" calcext:value-type="string">
            <text:p>x11</text:p>
          </table:table-cell>
          <table:table-cell table:style-name="ce261" office:value-type="string" calcext:value-type="string">
            <text:p>x10</text:p>
          </table:table-cell>
          <table:table-cell table:style-name="ce261" office:value-type="string" calcext:value-type="string">
            <text:p>x9</text:p>
          </table:table-cell>
          <table:table-cell table:style-name="ce261" office:value-type="string" calcext:value-type="string">
            <text:p>x8</text:p>
          </table:table-cell>
          <table:table-cell table:style-name="ce261" office:value-type="string" calcext:value-type="string">
            <text:p>x7</text:p>
          </table:table-cell>
          <table:table-cell table:style-name="ce261" office:value-type="string" calcext:value-type="string">
            <text:p>x6</text:p>
          </table:table-cell>
          <table:table-cell table:style-name="ce261" office:value-type="string" calcext:value-type="string">
            <text:p>x5</text:p>
          </table:table-cell>
          <table:table-cell table:style-name="ce261" office:value-type="string" calcext:value-type="string">
            <text:p>x4</text:p>
          </table:table-cell>
          <table:table-cell table:style-name="ce261" office:value-type="string" calcext:value-type="string">
            <text:p>x3</text:p>
          </table:table-cell>
          <table:table-cell table:style-name="ce261" office:value-type="string" calcext:value-type="string">
            <text:p>x2</text:p>
          </table:table-cell>
          <table:table-cell table:style-name="ce261" office:value-type="string" calcext:value-type="string">
            <text:p>x1</text:p>
          </table:table-cell>
          <table:table-cell table:style-name="ce261" office:value-type="string" calcext:value-type="string">
            <text:p>x0</text:p>
          </table:table-cell>
          <table:table-cell/>
          <table:table-cell table:style-name="Default"/>
          <table:table-cell table:number-columns-repeated="3"/>
          <table:table-cell table:style-name="ce341" office:value-type="string" calcext:value-type="string">
            <text:p>+</text:p>
          </table:table-cell>
          <table:table-cell table:number-columns-repeated="2" table:style-name="ce341" office:value-type="string" calcext:value-type="string">
            <text:p>-</text:p>
          </table:table-cell>
          <table:table-cell table:style-name="ce341" office:value-type="string" calcext:value-type="string">
            <text:p>+</text:p>
          </table:table-cell>
          <table:table-cell table:number-columns-repeated="983"/>
        </table:table-row>
        <table:table-row table:style-name="ro4">
          <table:table-cell table:style-name="ce337" table:formula="of:=[.B2]+24" office:value-type="float" office:value="744" calcext:value-type="float">
            <text:p>744</text:p>
          </table:table-cell>
          <table:table-cell table:style-name="ce337" table:formula="of:=[.C2]+24" office:value-type="float" office:value="720" calcext:value-type="float">
            <text:p>720</text:p>
          </table:table-cell>
          <table:table-cell table:style-name="ce337" table:formula="of:=[.D2]+24" office:value-type="float" office:value="696" calcext:value-type="float">
            <text:p>696</text:p>
          </table:table-cell>
          <table:table-cell table:style-name="ce337" table:formula="of:=[.E2]+24" office:value-type="float" office:value="672" calcext:value-type="float">
            <text:p>672</text:p>
          </table:table-cell>
          <table:table-cell table:style-name="ce337" table:formula="of:=[.F2]+24" office:value-type="float" office:value="648" calcext:value-type="float">
            <text:p>648</text:p>
          </table:table-cell>
          <table:table-cell table:style-name="ce337" table:formula="of:=[.G2]+24" office:value-type="float" office:value="624" calcext:value-type="float">
            <text:p>624</text:p>
          </table:table-cell>
          <table:table-cell table:style-name="ce337" table:formula="of:=[.H2]+24" office:value-type="float" office:value="600" calcext:value-type="float">
            <text:p>600</text:p>
          </table:table-cell>
          <table:table-cell table:style-name="ce337" table:formula="of:=[.I2]+24" office:value-type="float" office:value="576" calcext:value-type="float">
            <text:p>576</text:p>
          </table:table-cell>
          <table:table-cell table:style-name="ce337" table:formula="of:=[.J2]+24" office:value-type="float" office:value="552" calcext:value-type="float">
            <text:p>552</text:p>
          </table:table-cell>
          <table:table-cell table:style-name="ce337" table:formula="of:=[.K2]+24" office:value-type="float" office:value="528" calcext:value-type="float">
            <text:p>528</text:p>
          </table:table-cell>
          <table:table-cell table:style-name="ce337" table:formula="of:=[.L2]+24" office:value-type="float" office:value="504" calcext:value-type="float">
            <text:p>504</text:p>
          </table:table-cell>
          <table:table-cell table:style-name="ce337" table:formula="of:=[.M2]+24" office:value-type="float" office:value="480" calcext:value-type="float">
            <text:p>480</text:p>
          </table:table-cell>
          <table:table-cell table:style-name="ce337" table:formula="of:=[.N2]+24" office:value-type="float" office:value="456" calcext:value-type="float">
            <text:p>456</text:p>
          </table:table-cell>
          <table:table-cell table:style-name="ce337" table:formula="of:=[.O2]+24" office:value-type="float" office:value="432" calcext:value-type="float">
            <text:p>432</text:p>
          </table:table-cell>
          <table:table-cell table:style-name="ce337" table:formula="of:=[.P2]+24" office:value-type="float" office:value="408" calcext:value-type="float">
            <text:p>408</text:p>
          </table:table-cell>
          <table:table-cell table:style-name="ce337" table:formula="of:=[.Q2]+24" office:value-type="float" office:value="384" calcext:value-type="float">
            <text:p>384</text:p>
          </table:table-cell>
          <table:table-cell table:style-name="ce337" table:formula="of:=[.R2]+24" office:value-type="float" office:value="360" calcext:value-type="float">
            <text:p>360</text:p>
          </table:table-cell>
          <table:table-cell table:style-name="ce337" table:formula="of:=[.S2]+24" office:value-type="float" office:value="336" calcext:value-type="float">
            <text:p>336</text:p>
          </table:table-cell>
          <table:table-cell table:style-name="ce337" table:formula="of:=[.T2]+24" office:value-type="float" office:value="312" calcext:value-type="float">
            <text:p>312</text:p>
          </table:table-cell>
          <table:table-cell table:style-name="ce337" table:formula="of:=[.U2]+24" office:value-type="float" office:value="288" calcext:value-type="float">
            <text:p>288</text:p>
          </table:table-cell>
          <table:table-cell table:style-name="ce337" table:formula="of:=[.V2]+24" office:value-type="float" office:value="264" calcext:value-type="float">
            <text:p>264</text:p>
          </table:table-cell>
          <table:table-cell table:style-name="ce337" table:formula="of:=[.W2]+24" office:value-type="float" office:value="240" calcext:value-type="float">
            <text:p>240</text:p>
          </table:table-cell>
          <table:table-cell table:style-name="ce337" table:formula="of:=[.X2]+24" office:value-type="float" office:value="216" calcext:value-type="float">
            <text:p>216</text:p>
          </table:table-cell>
          <table:table-cell table:style-name="ce337" table:formula="of:=[.Y2]+24" office:value-type="float" office:value="192" calcext:value-type="float">
            <text:p>192</text:p>
          </table:table-cell>
          <table:table-cell table:style-name="ce337" table:formula="of:=[.Z2]+24" office:value-type="float" office:value="168" calcext:value-type="float">
            <text:p>168</text:p>
          </table:table-cell>
          <table:table-cell table:style-name="ce337" table:formula="of:=[.AA2]+24" office:value-type="float" office:value="144" calcext:value-type="float">
            <text:p>144</text:p>
          </table:table-cell>
          <table:table-cell table:style-name="ce337" table:formula="of:=[.AB2]+24" office:value-type="float" office:value="120" calcext:value-type="float">
            <text:p>120</text:p>
          </table:table-cell>
          <table:table-cell table:style-name="ce337" table:formula="of:=[.AC2]+24" office:value-type="float" office:value="96" calcext:value-type="float">
            <text:p>96</text:p>
          </table:table-cell>
          <table:table-cell table:style-name="ce337" table:formula="of:=[.AD2]+24" office:value-type="float" office:value="72" calcext:value-type="float">
            <text:p>72</text:p>
          </table:table-cell>
          <table:table-cell table:style-name="ce337" table:formula="of:=[.AE2]+24" office:value-type="float" office:value="48" calcext:value-type="float">
            <text:p>48</text:p>
          </table:table-cell>
          <table:table-cell table:style-name="ce337" table:formula="of:=[.AF2]+24" office:value-type="float" office:value="24" calcext:value-type="float">
            <text:p>24</text:p>
          </table:table-cell>
          <table:table-cell table:style-name="ce337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&lt;&lt;26</text:p>
          </table:table-cell>
          <table:table-cell office:value-type="string" calcext:value-type="string">
            <text:p>&lt;&lt;23</text:p>
          </table:table-cell>
          <table:table-cell office:value-type="string" calcext:value-type="string">
            <text:p>&lt;&lt;14</text:p>
          </table:table-cell>
          <table:table-cell office:value-type="string" calcext:value-type="string">
            <text:p>&lt;&lt;5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style-name="ce289" table:number-columns-repeated="2"/>
          <table:table-cell table:number-columns-repeated="9"/>
          <table:table-cell table:style-name="Default"/>
          <table:table-cell table:number-columns-repeated="2"/>
          <table:table-cell table:style-name="ce345" office:value-type="float" office:value="256" calcext:value-type="float">
            <text:p>256</text:p>
          </table:table-cell>
          <table:table-cell table:style-name="ce359" office:value-type="float" office:value="224" calcext:value-type="float">
            <text:p>224</text:p>
          </table:table-cell>
          <table:table-cell table:style-name="ce359" office:value-type="float" office:value="192" calcext:value-type="float">
            <text:p>192</text:p>
          </table:table-cell>
          <table:table-cell table:style-name="ce359" office:value-type="float" office:value="96" calcext:value-type="float">
            <text:p>96</text:p>
          </table:table-cell>
          <table:table-cell table:style-name="ce361" office:value-type="float" office:value="0" calcext:value-type="float">
            <text:p>0</text:p>
          </table:table-cell>
          <table:table-cell table:number-columns-repeated="983"/>
        </table:table-row>
        <table:table-row table:style-name="ro4">
          <table:table-cell table:number-columns-repeated="15"/>
          <table:table-cell table:style-name="Default"/>
          <table:table-cell table:style-name="ce339" office:value-type="string" calcext:value-type="string">
            <text:p>x31</text:p>
          </table:table-cell>
          <table:table-cell table:style-name="ce339" office:value-type="string" calcext:value-type="string">
            <text:p>x30</text:p>
          </table:table-cell>
          <table:table-cell table:style-name="ce339" office:value-type="string" calcext:value-type="string">
            <text:p>x29</text:p>
          </table:table-cell>
          <table:table-cell table:style-name="ce339" office:value-type="string" calcext:value-type="string">
            <text:p>x28</text:p>
          </table:table-cell>
          <table:table-cell table:style-name="ce339" office:value-type="string" calcext:value-type="string">
            <text:p>x27</text:p>
          </table:table-cell>
          <table:table-cell table:style-name="ce339" office:value-type="string" calcext:value-type="string">
            <text:p>x26</text:p>
          </table:table-cell>
          <table:table-cell table:style-name="ce339" office:value-type="string" calcext:value-type="string">
            <text:p>x25</text:p>
          </table:table-cell>
          <table:table-cell table:style-name="ce339" office:value-type="string" calcext:value-type="string">
            <text:p>x24</text:p>
          </table:table-cell>
          <table:table-cell table:style-name="ce339" office:value-type="string" calcext:value-type="string">
            <text:p>x23</text:p>
          </table:table-cell>
          <table:table-cell table:style-name="ce339" office:value-type="string" calcext:value-type="string">
            <text:p>x22</text:p>
          </table:table-cell>
          <table:table-cell table:style-name="ce339" office:value-type="string" calcext:value-type="string">
            <text:p>x21</text:p>
          </table:table-cell>
          <table:table-cell table:style-name="ce339" office:value-type="string" calcext:value-type="string">
            <text:p>x20</text:p>
          </table:table-cell>
          <table:table-cell table:style-name="ce339" office:value-type="string" calcext:value-type="string">
            <text:p>x19</text:p>
          </table:table-cell>
          <table:table-cell table:style-name="ce339" office:value-type="string" calcext:value-type="string">
            <text:p>x18</text:p>
          </table:table-cell>
          <table:table-cell table:style-name="ce339" office:value-type="string" calcext:value-type="string">
            <text:p>x17</text:p>
          </table:table-cell>
          <table:table-cell table:style-name="ce339" office:value-type="string" calcext:value-type="string">
            <text:p>x16</text:p>
          </table:table-cell>
          <table:table-cell office:value-type="string" calcext:value-type="string">
            <text:p>2^0</text:p>
          </table:table-cell>
          <table:table-cell table:number-columns-repeated="2"/>
          <table:table-cell table:style-name="ce342" office:value-type="string" calcext:value-type="string">
            <text:p>x9</text:p>
          </table:table-cell>
          <table:table-cell office:value-type="float" office:value="261" calcext:value-type="float">
            <text:p>261</text:p>
          </table:table-cell>
          <table:table-cell table:style-name="ce360" table:formula="of:=([.$AK4]-[.$AK$3])+[.AL$3]" office:value-type="float" office:value="229" calcext:value-type="float">
            <text:p>229</text:p>
          </table:table-cell>
          <table:table-cell table:style-name="ce360" table:formula="of:=([.$AK4]-[.$AK$3])+[.AM$3]" office:value-type="float" office:value="197" calcext:value-type="float">
            <text:p>197</text:p>
          </table:table-cell>
          <table:table-cell table:style-name="ce360" table:formula="of:=([.$AK4]-[.$AK$3])+[.AN$3]" office:value-type="float" office:value="101" calcext:value-type="float">
            <text:p>101</text:p>
          </table:table-cell>
          <table:table-cell table:style-name="ce360" table:formula="of:=([.$AK4]-[.$AK$3])+[.AO$3]" office:value-type="float" office:value="5" calcext:value-type="float">
            <text:p>5</text:p>
          </table:table-cell>
          <table:table-cell table:number-columns-repeated="983"/>
        </table:table-row>
        <table:table-row table:style-name="ro4">
          <table:table-cell table:number-columns-repeated="35"/>
          <table:table-cell table:style-name="ce343" office:value-type="string" calcext:value-type="string">
            <text:p>x10</text:p>
          </table:table-cell>
          <table:table-cell table:formula="of:=[.AK4]+29" office:value-type="float" office:value="290" calcext:value-type="float">
            <text:p>290</text:p>
          </table:table-cell>
          <table:table-cell table:style-name="ce360" table:formula="of:=([.$AK5]-[.$AK$3])+[.AL$3]" office:value-type="float" office:value="258" calcext:value-type="float">
            <text:p>258</text:p>
          </table:table-cell>
          <table:table-cell table:style-name="ce360" table:formula="of:=([.$AK5]-[.$AK$3])+[.AM$3]" office:value-type="float" office:value="226" calcext:value-type="float">
            <text:p>226</text:p>
          </table:table-cell>
          <table:table-cell table:style-name="ce360" table:formula="of:=([.$AK5]-[.$AK$3])+[.AN$3]" office:value-type="float" office:value="130" calcext:value-type="float">
            <text:p>130</text:p>
          </table:table-cell>
          <table:table-cell table:style-name="ce360" table:formula="of:=([.$AK5]-[.$AK$3])+[.AO$3]" office:value-type="float" office:value="34" calcext:value-type="float">
            <text:p>34</text:p>
          </table:table-cell>
          <table:table-cell table:number-columns-repeated="983"/>
        </table:table-row>
        <table:table-row table:style-name="ro4">
          <table:table-cell table:number-columns-repeated="12"/>
          <table:table-cell table:style-name="ce339" office:value-type="string" calcext:value-type="string">
            <text:p>x31</text:p>
          </table:table-cell>
          <table:table-cell table:style-name="ce339" office:value-type="string" calcext:value-type="string">
            <text:p>x30</text:p>
          </table:table-cell>
          <table:table-cell table:style-name="ce339" office:value-type="string" calcext:value-type="string">
            <text:p>x29</text:p>
          </table:table-cell>
          <table:table-cell table:style-name="ce339" office:value-type="string" calcext:value-type="string">
            <text:p>x28</text:p>
          </table:table-cell>
          <table:table-cell table:style-name="ce339" office:value-type="string" calcext:value-type="string">
            <text:p>x27</text:p>
          </table:table-cell>
          <table:table-cell table:style-name="ce339" office:value-type="string" calcext:value-type="string">
            <text:p>x26</text:p>
          </table:table-cell>
          <table:table-cell table:style-name="ce339" office:value-type="string" calcext:value-type="string">
            <text:p>x25</text:p>
          </table:table-cell>
          <table:table-cell table:style-name="ce339" office:value-type="string" calcext:value-type="string">
            <text:p>x24</text:p>
          </table:table-cell>
          <table:table-cell table:style-name="ce339" office:value-type="string" calcext:value-type="string">
            <text:p>x23</text:p>
          </table:table-cell>
          <table:table-cell table:style-name="ce339" office:value-type="string" calcext:value-type="string">
            <text:p>x22</text:p>
          </table:table-cell>
          <table:table-cell table:style-name="ce339" office:value-type="string" calcext:value-type="string">
            <text:p>x21</text:p>
          </table:table-cell>
          <table:table-cell table:style-name="ce339" office:value-type="string" calcext:value-type="string">
            <text:p>x20</text:p>
          </table:table-cell>
          <table:table-cell table:style-name="ce339" office:value-type="string" calcext:value-type="string">
            <text:p>x19</text:p>
          </table:table-cell>
          <table:table-cell table:style-name="ce339" office:value-type="string" calcext:value-type="string">
            <text:p>x18</text:p>
          </table:table-cell>
          <table:table-cell table:style-name="ce339" office:value-type="string" calcext:value-type="string">
            <text:p>x17</text:p>
          </table:table-cell>
          <table:table-cell table:style-name="ce339" office:value-type="string" calcext:value-type="string">
            <text:p>x16</text:p>
          </table:table-cell>
          <table:table-cell table:number-columns-repeated="4"/>
          <table:table-cell office:value-type="string" calcext:value-type="string">
            <text:p>2^96</text:p>
          </table:table-cell>
          <table:table-cell table:number-columns-repeated="2"/>
          <table:table-cell table:style-name="ce343" office:value-type="string" calcext:value-type="string">
            <text:p>x11</text:p>
          </table:table-cell>
          <table:table-cell table:formula="of:=[.AK5]+29" office:value-type="float" office:value="319" calcext:value-type="float">
            <text:p>319</text:p>
          </table:table-cell>
          <table:table-cell table:formula="of:=([.$AK6]-[.$AK$3])+[.AL$3]" office:value-type="float" office:value="287" calcext:value-type="float">
            <text:p>287</text:p>
          </table:table-cell>
          <table:table-cell table:style-name="ce360" table:formula="of:=([.$AK6]-[.$AK$3])+[.AM$3]" office:value-type="float" office:value="255" calcext:value-type="float">
            <text:p>255</text:p>
          </table:table-cell>
          <table:table-cell table:style-name="ce360" table:formula="of:=([.$AK6]-[.$AK$3])+[.AN$3]" office:value-type="float" office:value="159" calcext:value-type="float">
            <text:p>159</text:p>
          </table:table-cell>
          <table:table-cell table:style-name="ce360" table:formula="of:=([.$AK6]-[.$AK$3])+[.AO$3]" office:value-type="float" office:value="63" calcext:value-type="float">
            <text:p>63</text:p>
          </table:table-cell>
          <table:table-cell table:number-columns-repeated="983"/>
        </table:table-row>
        <table:table-row table:style-name="ro4">
          <table:table-cell table:number-columns-repeated="15"/>
          <table:table-cell table:style-name="Default"/>
          <table:table-cell table:number-columns-repeated="19"/>
          <table:table-cell table:style-name="ce343" office:value-type="string" calcext:value-type="string">
            <text:p>x12</text:p>
          </table:table-cell>
          <table:table-cell table:formula="of:=[.AK6]+29" office:value-type="float" office:value="348" calcext:value-type="float">
            <text:p>348</text:p>
          </table:table-cell>
          <table:table-cell table:formula="of:=([.$AK7]-[.$AK$3])+[.AL$3]" office:value-type="float" office:value="316" calcext:value-type="float">
            <text:p>316</text:p>
          </table:table-cell>
          <table:table-cell table:style-name="ce350" table:formula="of:=([.$AK7]-[.$AK$3])+[.AM$3]" office:value-type="float" office:value="284" calcext:value-type="float">
            <text:p>284</text:p>
          </table:table-cell>
          <table:table-cell table:style-name="ce360" table:formula="of:=([.$AK7]-[.$AK$3])+[.AN$3]" office:value-type="float" office:value="188" calcext:value-type="float">
            <text:p>188</text:p>
          </table:table-cell>
          <table:table-cell table:style-name="ce360" table:formula="of:=([.$AK7]-[.$AK$3])+[.AO$3]" office:value-type="float" office:value="92" calcext:value-type="float">
            <text:p>92</text:p>
          </table:table-cell>
          <table:table-cell table:number-columns-repeated="983"/>
        </table:table-row>
        <table:table-row table:style-name="ro4">
          <table:table-cell table:number-columns-repeated="15"/>
          <table:table-cell table:style-name="ce338" office:value-type="string" calcext:value-type="string">
            <text:p>x31</text:p>
          </table:table-cell>
          <table:table-cell table:style-name="ce338" office:value-type="string" calcext:value-type="string">
            <text:p>x30</text:p>
          </table:table-cell>
          <table:table-cell table:style-name="ce338" office:value-type="string" calcext:value-type="string">
            <text:p>x29</text:p>
          </table:table-cell>
          <table:table-cell table:style-name="ce338" office:value-type="string" calcext:value-type="string">
            <text:p>x28</text:p>
          </table:table-cell>
          <table:table-cell table:style-name="ce338" office:value-type="string" calcext:value-type="string">
            <text:p>x27</text:p>
          </table:table-cell>
          <table:table-cell table:style-name="ce338" office:value-type="string" calcext:value-type="string">
            <text:p>x26</text:p>
          </table:table-cell>
          <table:table-cell table:style-name="ce338" office:value-type="string" calcext:value-type="string">
            <text:p>x25</text:p>
          </table:table-cell>
          <table:table-cell table:style-name="ce338" office:value-type="string" calcext:value-type="string">
            <text:p>x24</text:p>
          </table:table-cell>
          <table:table-cell table:style-name="ce338" office:value-type="string" calcext:value-type="string">
            <text:p>x23</text:p>
          </table:table-cell>
          <table:table-cell table:style-name="ce338" office:value-type="string" calcext:value-type="string">
            <text:p>x22</text:p>
          </table:table-cell>
          <table:table-cell table:style-name="ce338" office:value-type="string" calcext:value-type="string">
            <text:p>x21</text:p>
          </table:table-cell>
          <table:table-cell table:style-name="ce338" office:value-type="string" calcext:value-type="string">
            <text:p>x20</text:p>
          </table:table-cell>
          <table:table-cell table:style-name="ce338" office:value-type="string" calcext:value-type="string">
            <text:p>x19</text:p>
          </table:table-cell>
          <table:table-cell table:style-name="ce338" office:value-type="string" calcext:value-type="string">
            <text:p>x18</text:p>
          </table:table-cell>
          <table:table-cell table:style-name="ce338" office:value-type="string" calcext:value-type="string">
            <text:p>x17</text:p>
          </table:table-cell>
          <table:table-cell table:style-name="ce338" office:value-type="string" calcext:value-type="string">
            <text:p>x16</text:p>
          </table:table-cell>
          <table:table-cell/>
          <table:table-cell office:value-type="string" calcext:value-type="string">
            <text:p>2^32</text:p>
          </table:table-cell>
          <table:table-cell table:number-columns-repeated="2"/>
          <table:table-cell table:style-name="ce343" office:value-type="string" calcext:value-type="string">
            <text:p>x13</text:p>
          </table:table-cell>
          <table:table-cell table:formula="of:=[.AK7]+29" office:value-type="float" office:value="377" calcext:value-type="float">
            <text:p>377</text:p>
          </table:table-cell>
          <table:table-cell table:formula="of:=([.$AK8]-[.$AK$3])+[.AL$3]" office:value-type="float" office:value="345" calcext:value-type="float">
            <text:p>345</text:p>
          </table:table-cell>
          <table:table-cell table:style-name="ce350" table:formula="of:=([.$AK8]-[.$AK$3])+[.AM$3]" office:value-type="float" office:value="313" calcext:value-type="float">
            <text:p>313</text:p>
          </table:table-cell>
          <table:table-cell table:style-name="ce360" table:formula="of:=([.$AK8]-[.$AK$3])+[.AN$3]" office:value-type="float" office:value="217" calcext:value-type="float">
            <text:p>217</text:p>
          </table:table-cell>
          <table:table-cell table:style-name="ce360" table:formula="of:=([.$AK8]-[.$AK$3])+[.AO$3]" office:value-type="float" office:value="121" calcext:value-type="float">
            <text:p>121</text:p>
          </table:table-cell>
          <table:table-cell table:number-columns-repeated="983"/>
        </table:table-row>
        <table:table-row table:style-name="ro4">
          <table:table-cell table:number-columns-repeated="15"/>
          <table:table-cell table:style-name="Default"/>
          <table:table-cell table:number-columns-repeated="19"/>
          <table:table-cell table:style-name="ce343" office:value-type="string" calcext:value-type="string">
            <text:p>x14</text:p>
          </table:table-cell>
          <table:table-cell table:formula="of:=[.AK8]+29" office:value-type="float" office:value="406" calcext:value-type="float">
            <text:p>406</text:p>
          </table:table-cell>
          <table:table-cell table:formula="of:=([.$AK9]-[.$AK$3])+[.AL$3]" office:value-type="float" office:value="374" calcext:value-type="float">
            <text:p>374</text:p>
          </table:table-cell>
          <table:table-cell table:style-name="ce350" table:formula="of:=([.$AK9]-[.$AK$3])+[.AM$3]" office:value-type="float" office:value="342" calcext:value-type="float">
            <text:p>342</text:p>
          </table:table-cell>
          <table:table-cell table:style-name="ce360" table:formula="of:=([.$AK9]-[.$AK$3])+[.AN$3]" office:value-type="float" office:value="246" calcext:value-type="float">
            <text:p>246</text:p>
          </table:table-cell>
          <table:table-cell table:style-name="ce360" table:formula="of:=([.$AK9]-[.$AK$3])+[.AO$3]" office:value-type="float" office:value="150" calcext:value-type="float">
            <text:p>150</text:p>
          </table:table-cell>
          <table:table-cell table:number-columns-repeated="983"/>
        </table:table-row>
        <table:table-row table:style-name="ro4">
          <table:table-cell table:number-columns-repeated="11"/>
          <table:table-cell table:style-name="ce338" office:value-type="string" calcext:value-type="string">
            <text:p>x31</text:p>
          </table:table-cell>
          <table:table-cell table:style-name="ce338" office:value-type="string" calcext:value-type="string">
            <text:p>x30</text:p>
          </table:table-cell>
          <table:table-cell table:style-name="ce338" office:value-type="string" calcext:value-type="string">
            <text:p>x29</text:p>
          </table:table-cell>
          <table:table-cell table:style-name="ce338" office:value-type="string" calcext:value-type="string">
            <text:p>x28</text:p>
          </table:table-cell>
          <table:table-cell table:style-name="ce338" office:value-type="string" calcext:value-type="string">
            <text:p>x27</text:p>
          </table:table-cell>
          <table:table-cell table:style-name="ce338" office:value-type="string" calcext:value-type="string">
            <text:p>x26</text:p>
          </table:table-cell>
          <table:table-cell table:style-name="ce338" office:value-type="string" calcext:value-type="string">
            <text:p>x25</text:p>
          </table:table-cell>
          <table:table-cell table:style-name="ce338" office:value-type="string" calcext:value-type="string">
            <text:p>x24</text:p>
          </table:table-cell>
          <table:table-cell table:style-name="ce338" office:value-type="string" calcext:value-type="string">
            <text:p>x23</text:p>
          </table:table-cell>
          <table:table-cell table:style-name="ce338" office:value-type="string" calcext:value-type="string">
            <text:p>x22</text:p>
          </table:table-cell>
          <table:table-cell table:style-name="ce338" office:value-type="string" calcext:value-type="string">
            <text:p>x21</text:p>
          </table:table-cell>
          <table:table-cell table:style-name="ce338" office:value-type="string" calcext:value-type="string">
            <text:p>x20</text:p>
          </table:table-cell>
          <table:table-cell table:style-name="ce338" office:value-type="string" calcext:value-type="string">
            <text:p>x19</text:p>
          </table:table-cell>
          <table:table-cell table:style-name="ce338" office:value-type="string" calcext:value-type="string">
            <text:p>x18</text:p>
          </table:table-cell>
          <table:table-cell table:style-name="ce338" office:value-type="string" calcext:value-type="string">
            <text:p>x17</text:p>
          </table:table-cell>
          <table:table-cell table:style-name="ce338" office:value-type="string" calcext:value-type="string">
            <text:p>x16</text:p>
          </table:table-cell>
          <table:table-cell table:number-columns-repeated="5"/>
          <table:table-cell office:value-type="string" calcext:value-type="string">
            <text:p>2^128</text:p>
          </table:table-cell>
          <table:table-cell table:number-columns-repeated="2"/>
          <table:table-cell table:style-name="ce343" office:value-type="string" calcext:value-type="string">
            <text:p>x15</text:p>
          </table:table-cell>
          <table:table-cell table:formula="of:=[.AK9]+29" office:value-type="float" office:value="435" calcext:value-type="float">
            <text:p>435</text:p>
          </table:table-cell>
          <table:table-cell table:formula="of:=([.$AK10]-[.$AK$3])+[.AL$3]" office:value-type="float" office:value="403" calcext:value-type="float">
            <text:p>403</text:p>
          </table:table-cell>
          <table:table-cell table:style-name="ce350" table:formula="of:=([.$AK10]-[.$AK$3])+[.AM$3]" office:value-type="float" office:value="371" calcext:value-type="float">
            <text:p>371</text:p>
          </table:table-cell>
          <table:table-cell table:style-name="ce346" table:formula="of:=([.$AK10]-[.$AK$3])+[.AN$3]" office:value-type="float" office:value="275" calcext:value-type="float">
            <text:p>275</text:p>
          </table:table-cell>
          <table:table-cell table:style-name="ce360" table:formula="of:=([.$AK10]-[.$AK$3])+[.AO$3]" office:value-type="float" office:value="179" calcext:value-type="float">
            <text:p>179</text:p>
          </table:table-cell>
          <table:table-cell table:number-columns-repeated="983"/>
        </table:table-row>
        <table:table-row table:style-name="ro4">
          <table:table-cell table:number-columns-repeated="35"/>
          <table:table-cell table:style-name="ce343" office:value-type="string" calcext:value-type="string">
            <text:p>x16</text:p>
          </table:table-cell>
          <table:table-cell table:formula="of:=[.AK10]+29" office:value-type="float" office:value="464" calcext:value-type="float">
            <text:p>464</text:p>
          </table:table-cell>
          <table:table-cell table:formula="of:=([.$AK11]-[.$AK$3])+[.AL$3]" office:value-type="float" office:value="432" calcext:value-type="float">
            <text:p>432</text:p>
          </table:table-cell>
          <table:table-cell table:style-name="ce350" table:formula="of:=([.$AK11]-[.$AK$3])+[.AM$3]" office:value-type="float" office:value="400" calcext:value-type="float">
            <text:p>400</text:p>
          </table:table-cell>
          <table:table-cell table:style-name="ce346" table:formula="of:=([.$AK11]-[.$AK$3])+[.AN$3]" office:value-type="float" office:value="304" calcext:value-type="float">
            <text:p>304</text:p>
          </table:table-cell>
          <table:table-cell table:style-name="ce360" table:formula="of:=([.$AK11]-[.$AK$3])+[.AO$3]" office:value-type="float" office:value="208" calcext:value-type="float">
            <text:p>208</text:p>
          </table:table-cell>
          <table:table-cell table:number-columns-repeated="983"/>
        </table:table-row>
        <table:table-row table:style-name="ro4">
          <table:table-cell table:number-columns-repeated="35"/>
          <table:table-cell table:style-name="ce344" office:value-type="string" calcext:value-type="string">
            <text:p>x17</text:p>
          </table:table-cell>
          <table:table-cell table:formula="of:=[.AK11]+29" office:value-type="float" office:value="493" calcext:value-type="float">
            <text:p>493</text:p>
          </table:table-cell>
          <table:table-cell table:formula="of:=([.$AK12]-[.$AK$3])+[.AL$3]" office:value-type="float" office:value="461" calcext:value-type="float">
            <text:p>461</text:p>
          </table:table-cell>
          <table:table-cell table:style-name="ce350" table:formula="of:=([.$AK12]-[.$AK$3])+[.AM$3]" office:value-type="float" office:value="429" calcext:value-type="float">
            <text:p>429</text:p>
          </table:table-cell>
          <table:table-cell table:style-name="ce346" table:formula="of:=([.$AK12]-[.$AK$3])+[.AN$3]" office:value-type="float" office:value="333" calcext:value-type="float">
            <text:p>333</text:p>
          </table:table-cell>
          <table:table-cell table:style-name="ce360" table:formula="of:=([.$AK12]-[.$AK$3])+[.AO$3]" office:value-type="float" office:value="237" calcext:value-type="float">
            <text:p>237</text:p>
          </table:table-cell>
          <table:table-cell table:number-columns-repeated="983"/>
        </table:table-row>
        <table:table-row table:style-name="ro4">
          <table:table-cell table:number-columns-repeated="28"/>
          <table:table-cell table:style-name="ce339" office:value-type="string" calcext:value-type="string">
            <text:p>x31</text:p>
          </table:table-cell>
          <table:table-cell table:style-name="ce339" office:value-type="string" calcext:value-type="string">
            <text:p>x30</text:p>
          </table:table-cell>
          <table:table-cell table:style-name="ce339" office:value-type="string" calcext:value-type="string">
            <text:p>x29</text:p>
          </table:table-cell>
          <table:table-cell table:style-name="ce339" office:value-type="string" calcext:value-type="string">
            <text:p>x28</text:p>
          </table:table-cell>
          <table:table-cell table:style-name="ce258" office:value-type="string" calcext:value-type="string" table:number-columns-spanned="1" table:number-rows-spanned="3">
            <text:p>2^0</text:p>
          </table:table-cell>
          <table:table-cell table:number-columns-repeated="4"/>
          <table:table-cell office:value-type="string" calcext:value-type="string">
            <text:p>&lt;&lt;11</text:p>
          </table:table-cell>
          <table:table-cell office:value-type="string" calcext:value-type="string">
            <text:p>&lt;&lt;8</text:p>
          </table:table-cell>
          <table:table-cell office:value-type="string" calcext:value-type="string">
            <text:p>&lt;&lt;28</text:p>
          </table:table-cell>
          <table:table-cell office:value-type="string" calcext:value-type="string">
            <text:p>&lt;&lt;19</text:p>
          </table:table-cell>
          <table:table-cell table:number-columns-repeated="983"/>
        </table:table-row>
        <table:table-row table:style-name="ro4">
          <table:table-cell table:number-columns-repeated="31"/>
          <table:table-cell table:style-name="ce338" office:value-type="string" calcext:value-type="string">
            <text:p>x31</text:p>
          </table:table-cell>
          <table:covered-table-cell/>
          <table:table-cell table:number-columns-repeated="2"/>
          <table:table-cell table:style-name="ce342" office:value-type="string" calcext:value-type="string">
            <text:p>x15</text:p>
          </table:table-cell>
          <table:table-cell table:style-name="ce346" office:value-type="float" office:value="275" calcext:value-type="float">
            <text:p>275</text:p>
          </table:table-cell>
          <table:table-cell table:style-name="ce346" table:formula="of:=([.$AK14]-[.$AK$3])+[.AL$3]" office:value-type="float" office:value="243" calcext:value-type="float">
            <text:p>243</text:p>
          </table:table-cell>
          <table:table-cell table:style-name="ce346" table:formula="of:=([.$AK14]-[.$AK$3])+[.AM$3]" office:value-type="float" office:value="211" calcext:value-type="float">
            <text:p>211</text:p>
          </table:table-cell>
          <table:table-cell table:style-name="ce346" table:formula="of:=([.$AK14]-[.$AK$3])+[.AN$3]" office:value-type="float" office:value="115" calcext:value-type="float">
            <text:p>115</text:p>
          </table:table-cell>
          <table:table-cell table:style-name="ce346" table:formula="of:=([.$AK14]-[.$AK$3])+[.AO$3]" office:value-type="float" office:value="19" calcext:value-type="float">
            <text:p>19</text:p>
          </table:table-cell>
          <table:table-cell table:number-columns-repeated="983"/>
        </table:table-row>
        <table:table-row table:style-name="ro4">
          <table:table-cell table:number-columns-repeated="27"/>
          <table:table-cell table:style-name="ce338" office:value-type="string" calcext:value-type="string">
            <text:p>x31</text:p>
          </table:table-cell>
          <table:table-cell table:style-name="ce338" office:value-type="string" calcext:value-type="string">
            <text:p>x30</text:p>
          </table:table-cell>
          <table:table-cell table:style-name="ce338" office:value-type="string" calcext:value-type="string">
            <text:p>x29</text:p>
          </table:table-cell>
          <table:table-cell table:style-name="ce338" office:value-type="string" calcext:value-type="string">
            <text:p>x28</text:p>
          </table:table-cell>
          <table:table-cell table:style-name="ce338" office:value-type="string" calcext:value-type="string">
            <text:p>x27</text:p>
          </table:table-cell>
          <table:covered-table-cell/>
          <table:table-cell table:number-columns-repeated="2"/>
          <table:table-cell table:style-name="ce343" office:value-type="string" calcext:value-type="string">
            <text:p>x16</text:p>
          </table:table-cell>
          <table:table-cell table:style-name="ce346" office:value-type="float" office:value="304" calcext:value-type="float">
            <text:p>304</text:p>
          </table:table-cell>
          <table:table-cell table:style-name="ce348" table:formula="of:=([.$AK15]-[.$AK$3])+[.AL$3]" office:value-type="float" office:value="272" calcext:value-type="float">
            <text:p>272</text:p>
          </table:table-cell>
          <table:table-cell table:style-name="ce346" table:formula="of:=([.$AK15]-[.$AK$3])+[.AM$3]" office:value-type="float" office:value="240" calcext:value-type="float">
            <text:p>240</text:p>
          </table:table-cell>
          <table:table-cell table:style-name="ce346" table:formula="of:=([.$AK15]-[.$AK$3])+[.AN$3]" office:value-type="float" office:value="144" calcext:value-type="float">
            <text:p>144</text:p>
          </table:table-cell>
          <table:table-cell table:style-name="ce346" table:formula="of:=([.$AK15]-[.$AK$3])+[.AO$3]" office:value-type="float" office:value="48" calcext:value-type="float">
            <text:p>48</text:p>
          </table:table-cell>
          <table:table-cell table:number-columns-repeated="983"/>
        </table:table-row>
        <table:table-row table:style-name="ro4">
          <table:table-cell table:number-columns-repeated="31"/>
          <table:table-cell table:style-name="ce289"/>
          <table:table-cell table:number-columns-repeated="3"/>
          <table:table-cell table:style-name="ce344" office:value-type="string" calcext:value-type="string">
            <text:p>x17</text:p>
          </table:table-cell>
          <table:table-cell table:style-name="ce346" office:value-type="float" office:value="333" calcext:value-type="float">
            <text:p>333</text:p>
          </table:table-cell>
          <table:table-cell table:style-name="ce348" table:formula="of:=([.$AK16]-[.$AK$3])+[.AL$3]" office:value-type="float" office:value="301" calcext:value-type="float">
            <text:p>301</text:p>
          </table:table-cell>
          <table:table-cell table:style-name="ce347" table:formula="of:=([.$AK16]-[.$AK$3])+[.AM$3]" office:value-type="float" office:value="269" calcext:value-type="float">
            <text:p>269</text:p>
          </table:table-cell>
          <table:table-cell table:style-name="ce346" table:formula="of:=([.$AK16]-[.$AK$3])+[.AN$3]" office:value-type="float" office:value="173" calcext:value-type="float">
            <text:p>173</text:p>
          </table:table-cell>
          <table:table-cell table:style-name="ce346" table:formula="of:=([.$AK16]-[.$AK$3])+[.AO$3]" office:value-type="float" office:value="77" calcext:value-type="float">
            <text:p>77</text:p>
          </table:table-cell>
          <table:table-cell table:number-columns-repeated="983"/>
        </table:table-row>
        <table:table-row table:style-name="ro4">
          <table:table-cell table:number-columns-repeated="24"/>
          <table:table-cell table:style-name="ce339" office:value-type="string" calcext:value-type="string">
            <text:p>x31</text:p>
          </table:table-cell>
          <table:table-cell table:style-name="ce339" office:value-type="string" calcext:value-type="string">
            <text:p>x30</text:p>
          </table:table-cell>
          <table:table-cell table:style-name="ce339" office:value-type="string" calcext:value-type="string">
            <text:p>x29</text:p>
          </table:table-cell>
          <table:table-cell table:style-name="ce339" office:value-type="string" calcext:value-type="string">
            <text:p>x28</text:p>
          </table:table-cell>
          <table:table-cell table:number-columns-repeated="4"/>
          <table:table-cell table:style-name="ce258" office:value-type="string" calcext:value-type="string" table:number-columns-spanned="1" table:number-rows-spanned="3">
            <text:p>2^96</text:p>
          </table:table-cell>
          <table:table-cell table:number-columns-repeated="4"/>
          <table:table-cell office:value-type="string" calcext:value-type="string">
            <text:p>&lt;&lt;5</text:p>
          </table:table-cell>
          <table:table-cell office:value-type="string" calcext:value-type="string">
            <text:p>&lt;&lt;2</text:p>
          </table:table-cell>
          <table:table-cell office:value-type="string" calcext:value-type="string">
            <text:p>&lt;&lt;22</text:p>
          </table:table-cell>
          <table:table-cell office:value-type="string" calcext:value-type="string">
            <text:p>&lt;&lt;13</text:p>
          </table:table-cell>
          <table:table-cell table:number-columns-repeated="983"/>
        </table:table-row>
        <table:table-row table:style-name="ro4">
          <table:table-cell table:number-columns-repeated="27"/>
          <table:table-cell table:style-name="ce338" office:value-type="string" calcext:value-type="string">
            <text:p>x31</text:p>
          </table:table-cell>
          <table:table-cell table:number-columns-repeated="4"/>
          <table:covered-table-cell/>
          <table:table-cell table:number-columns-repeated="2"/>
          <table:table-cell table:style-name="ce342" office:value-type="string" calcext:value-type="string">
            <text:p>x17</text:p>
          </table:table-cell>
          <table:table-cell table:style-name="ce347" office:value-type="float" office:value="269" calcext:value-type="float">
            <text:p>269</text:p>
          </table:table-cell>
          <table:table-cell table:style-name="ce347" table:formula="of:=([.$AK18]-[.$AK$3])+[.AL$3]" office:value-type="float" office:value="237" calcext:value-type="float">
            <text:p>237</text:p>
          </table:table-cell>
          <table:table-cell table:style-name="ce347" table:formula="of:=([.$AK18]-[.$AK$3])+[.AM$3]" office:value-type="float" office:value="205" calcext:value-type="float">
            <text:p>205</text:p>
          </table:table-cell>
          <table:table-cell table:style-name="ce347" table:formula="of:=([.$AK18]-[.$AK$3])+[.AN$3]" office:value-type="float" office:value="109" calcext:value-type="float">
            <text:p>109</text:p>
          </table:table-cell>
          <table:table-cell table:style-name="ce347" table:formula="of:=([.$AK18]-[.$AK$3])+[.AO$3]" office:value-type="float" office:value="13" calcext:value-type="float">
            <text:p>13</text:p>
          </table:table-cell>
          <table:table-cell table:number-columns-repeated="983"/>
        </table:table-row>
        <table:table-row table:style-name="ro4">
          <table:table-cell table:number-columns-repeated="23"/>
          <table:table-cell table:style-name="ce338" office:value-type="string" calcext:value-type="string">
            <text:p>x31</text:p>
          </table:table-cell>
          <table:table-cell table:style-name="ce338" office:value-type="string" calcext:value-type="string">
            <text:p>x30</text:p>
          </table:table-cell>
          <table:table-cell table:style-name="ce338" office:value-type="string" calcext:value-type="string">
            <text:p>x29</text:p>
          </table:table-cell>
          <table:table-cell table:style-name="ce338" office:value-type="string" calcext:value-type="string">
            <text:p>x28</text:p>
          </table:table-cell>
          <table:table-cell table:style-name="ce338" office:value-type="string" calcext:value-type="string">
            <text:p>x27</text:p>
          </table:table-cell>
          <table:table-cell table:number-columns-repeated="4"/>
          <table:covered-table-cell/>
          <table:table-cell table:number-columns-repeated="2"/>
          <table:table-cell table:style-name="ce344" office:value-type="string" calcext:value-type="string">
            <text:p>x16</text:p>
          </table:table-cell>
          <table:table-cell table:style-name="ce348" office:value-type="float" office:value="272" calcext:value-type="float">
            <text:p>272</text:p>
          </table:table-cell>
          <table:table-cell table:style-name="ce348" table:formula="of:=([.$AK19]-[.$AK$3])+[.AL$3]" office:value-type="float" office:value="240" calcext:value-type="float">
            <text:p>240</text:p>
          </table:table-cell>
          <table:table-cell table:style-name="ce348" table:formula="of:=([.$AK19]-[.$AK$3])+[.AM$3]" office:value-type="float" office:value="208" calcext:value-type="float">
            <text:p>208</text:p>
          </table:table-cell>
          <table:table-cell table:style-name="ce348" table:formula="of:=([.$AK19]-[.$AK$3])+[.AN$3]" office:value-type="float" office:value="112" calcext:value-type="float">
            <text:p>112</text:p>
          </table:table-cell>
          <table:table-cell table:style-name="ce348" table:formula="of:=([.$AK19]-[.$AK$3])+[.AO$3]" office:value-type="float" office:value="16" calcext:value-type="float">
            <text:p>16</text:p>
          </table:table-cell>
          <table:table-cell table:number-columns-repeated="983"/>
        </table:table-row>
        <table:table-row table:style-name="ro4">
          <table:table-cell table:number-columns-repeated="35"/>
          <table:table-cell table:style-name="ce344" office:value-type="string" calcext:value-type="string">
            <text:p>x17</text:p>
          </table:table-cell>
          <table:table-cell table:style-name="ce348" office:value-type="float" office:value="301" calcext:value-type="float">
            <text:p>301</text:p>
          </table:table-cell>
          <table:table-cell table:style-name="ce349" table:formula="of:=([.$AK20]-[.$AK$3])+[.AL$3]" office:value-type="float" office:value="269" calcext:value-type="float">
            <text:p>269</text:p>
          </table:table-cell>
          <table:table-cell table:style-name="ce348" table:formula="of:=([.$AK20]-[.$AK$3])+[.AM$3]" office:value-type="float" office:value="237" calcext:value-type="float">
            <text:p>237</text:p>
          </table:table-cell>
          <table:table-cell table:style-name="ce348" table:formula="of:=([.$AK20]-[.$AK$3])+[.AN$3]" office:value-type="float" office:value="141" calcext:value-type="float">
            <text:p>141</text:p>
          </table:table-cell>
          <table:table-cell table:style-name="ce348" table:formula="of:=([.$AK20]-[.$AK$3])+[.AO$3]" office:value-type="float" office:value="45" calcext:value-type="float">
            <text:p>45</text:p>
          </table:table-cell>
          <table:table-cell table:number-columns-repeated="983"/>
        </table:table-row>
        <table:table-row table:style-name="ro4">
          <table:table-cell table:number-columns-repeated="27"/>
          <table:table-cell table:style-name="ce338" office:value-type="string" calcext:value-type="string">
            <text:p>x31</text:p>
          </table:table-cell>
          <table:table-cell table:style-name="ce338" office:value-type="string" calcext:value-type="string">
            <text:p>x30</text:p>
          </table:table-cell>
          <table:table-cell table:style-name="ce338" office:value-type="string" calcext:value-type="string">
            <text:p>x29</text:p>
          </table:table-cell>
          <table:table-cell table:style-name="ce338" office:value-type="string" calcext:value-type="string">
            <text:p>x28</text:p>
          </table:table-cell>
          <table:table-cell/>
          <table:table-cell table:style-name="ce258" office:value-type="string" calcext:value-type="string" table:number-columns-spanned="1" table:number-rows-spanned="3">
            <text:p>2^32</text:p>
          </table:table-cell>
          <table:table-cell table:number-columns-repeated="3"/>
          <table:table-cell table:style-name="ce349" office:value-type="float" office:value="269" calcext:value-type="float">
            <text:p>269</text:p>
          </table:table-cell>
          <table:table-cell table:style-name="ce349" table:formula="of:=([.$AK21]-[.$AK$3])+[.AL$3]" office:value-type="float" office:value="237" calcext:value-type="float">
            <text:p>237</text:p>
          </table:table-cell>
          <table:table-cell table:style-name="ce349" table:formula="of:=([.$AK21]-[.$AK$3])+[.AM$3]" office:value-type="float" office:value="205" calcext:value-type="float">
            <text:p>205</text:p>
          </table:table-cell>
          <table:table-cell table:style-name="ce349" table:formula="of:=([.$AK21]-[.$AK$3])+[.AN$3]" office:value-type="float" office:value="109" calcext:value-type="float">
            <text:p>109</text:p>
          </table:table-cell>
          <table:table-cell table:style-name="ce349" table:formula="of:=([.$AK21]-[.$AK$3])+[.AO$3]" office:value-type="float" office:value="13" calcext:value-type="float">
            <text:p>13</text:p>
          </table:table-cell>
          <table:table-cell table:number-columns-repeated="983"/>
        </table:table-row>
        <table:table-row table:style-name="ro4">
          <table:table-cell table:number-columns-repeated="30"/>
          <table:table-cell table:style-name="ce340" office:value-type="string" calcext:value-type="string">
            <text:p>x31</text:p>
          </table:table-cell>
          <table:table-cell/>
          <table:covered-table-cell/>
          <table:table-cell table:number-columns-repeated="991"/>
        </table:table-row>
        <table:table-row table:style-name="ro4">
          <table:table-cell table:number-columns-repeated="26"/>
          <table:table-cell table:style-name="ce340" office:value-type="string" calcext:value-type="string">
            <text:p>x31</text:p>
          </table:table-cell>
          <table:table-cell table:style-name="ce340" office:value-type="string" calcext:value-type="string">
            <text:p>x30</text:p>
          </table:table-cell>
          <table:table-cell table:style-name="ce340" office:value-type="string" calcext:value-type="string">
            <text:p>x29</text:p>
          </table:table-cell>
          <table:table-cell table:style-name="ce340" office:value-type="string" calcext:value-type="string">
            <text:p>x28</text:p>
          </table:table-cell>
          <table:table-cell table:style-name="ce340" office:value-type="string" calcext:value-type="string">
            <text:p>x27</text:p>
          </table:table-cell>
          <table:table-cell/>
          <table:covered-table-cell/>
          <table:table-cell table:number-columns-repeated="4"/>
          <table:table-cell office:value-type="string" calcext:value-type="string">
            <text:p>&lt;&lt;20</text:p>
          </table:table-cell>
          <table:table-cell office:value-type="string" calcext:value-type="string">
            <text:p>&lt;&lt;17</text:p>
          </table:table-cell>
          <table:table-cell office:value-type="string" calcext:value-type="string">
            <text:p>&lt;&lt;8</text:p>
          </table:table-cell>
          <table:table-cell office:value-type="string" calcext:value-type="string">
            <text:p>&lt;&lt;28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0" office:value-type="float" office:value="284" calcext:value-type="float">
            <text:p>284</text:p>
          </table:table-cell>
          <table:table-cell table:style-name="ce350" table:formula="of:=([.$AK24]-[.$AK$3])+[.AL$3]" office:value-type="float" office:value="252" calcext:value-type="float">
            <text:p>252</text:p>
          </table:table-cell>
          <table:table-cell table:style-name="ce350" table:formula="of:=([.$AK24]-[.$AK$3])+[.AM$3]" office:value-type="float" office:value="220" calcext:value-type="float">
            <text:p>220</text:p>
          </table:table-cell>
          <table:table-cell table:style-name="ce350" table:formula="of:=([.$AK24]-[.$AK$3])+[.AN$3]" office:value-type="float" office:value="124" calcext:value-type="float">
            <text:p>124</text:p>
          </table:table-cell>
          <table:table-cell table:style-name="ce350" table:formula="of:=([.$AK24]-[.$AK$3])+[.AO$3]" office:value-type="float" office:value="28" calcext:value-type="float">
            <text:p>28</text:p>
          </table:table-cell>
          <table:table-cell table:number-columns-repeated="983"/>
        </table:table-row>
        <table:table-row table:style-name="ro4">
          <table:table-cell table:number-columns-repeated="23"/>
          <table:table-cell table:style-name="ce338" office:value-type="string" calcext:value-type="string">
            <text:p>x31</text:p>
          </table:table-cell>
          <table:table-cell table:style-name="ce338" office:value-type="string" calcext:value-type="string">
            <text:p>x30</text:p>
          </table:table-cell>
          <table:table-cell table:style-name="ce338" office:value-type="string" calcext:value-type="string">
            <text:p>x29</text:p>
          </table:table-cell>
          <table:table-cell table:style-name="ce338" office:value-type="string" calcext:value-type="string">
            <text:p>x28</text:p>
          </table:table-cell>
          <table:table-cell table:number-columns-repeated="5"/>
          <table:table-cell table:style-name="ce258" office:value-type="string" calcext:value-type="string" table:number-columns-spanned="1" table:number-rows-spanned="3">
            <text:p>2^128</text:p>
          </table:table-cell>
          <table:table-cell table:number-columns-repeated="3"/>
          <table:table-cell table:style-name="ce350" office:value-type="float" office:value="313" calcext:value-type="float">
            <text:p>313</text:p>
          </table:table-cell>
          <table:table-cell table:style-name="ce302" table:formula="of:=([.$AK25]-[.$AK$3])+[.AL$3]" office:value-type="float" office:value="281" calcext:value-type="float">
            <text:p>281</text:p>
          </table:table-cell>
          <table:table-cell table:style-name="ce350" table:formula="of:=([.$AK25]-[.$AK$3])+[.AM$3]" office:value-type="float" office:value="249" calcext:value-type="float">
            <text:p>249</text:p>
          </table:table-cell>
          <table:table-cell table:style-name="ce350" table:formula="of:=([.$AK25]-[.$AK$3])+[.AN$3]" office:value-type="float" office:value="153" calcext:value-type="float">
            <text:p>153</text:p>
          </table:table-cell>
          <table:table-cell table:style-name="ce350" table:formula="of:=([.$AK25]-[.$AK$3])+[.AO$3]" office:value-type="float" office:value="57" calcext:value-type="float">
            <text:p>57</text:p>
          </table:table-cell>
          <table:table-cell table:number-columns-repeated="983"/>
        </table:table-row>
        <table:table-row table:style-name="ro4">
          <table:table-cell table:number-columns-repeated="26"/>
          <table:table-cell table:style-name="ce340" office:value-type="string" calcext:value-type="string">
            <text:p>x31</text:p>
          </table:table-cell>
          <table:table-cell table:number-columns-repeated="5"/>
          <table:covered-table-cell/>
          <table:table-cell table:number-columns-repeated="3"/>
          <table:table-cell table:style-name="ce350" office:value-type="float" office:value="342" calcext:value-type="float">
            <text:p>342</text:p>
          </table:table-cell>
          <table:table-cell table:style-name="ce302" table:formula="of:=([.$AK26]-[.$AK$3])+[.AL$3]" office:value-type="float" office:value="310" calcext:value-type="float">
            <text:p>310</text:p>
          </table:table-cell>
          <table:table-cell table:style-name="ce352" table:formula="of:=([.$AK26]-[.$AK$3])+[.AM$3]" office:value-type="float" office:value="278" calcext:value-type="float">
            <text:p>278</text:p>
          </table:table-cell>
          <table:table-cell table:style-name="ce350" table:formula="of:=([.$AK26]-[.$AK$3])+[.AN$3]" office:value-type="float" office:value="182" calcext:value-type="float">
            <text:p>182</text:p>
          </table:table-cell>
          <table:table-cell table:style-name="ce350" table:formula="of:=([.$AK26]-[.$AK$3])+[.AO$3]" office:value-type="float" office:value="86" calcext:value-type="float">
            <text:p>86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style-name="ce340" office:value-type="string" calcext:value-type="string">
            <text:p>x31</text:p>
          </table:table-cell>
          <table:table-cell table:style-name="ce340" office:value-type="string" calcext:value-type="string">
            <text:p>x30</text:p>
          </table:table-cell>
          <table:table-cell table:style-name="ce340" office:value-type="string" calcext:value-type="string">
            <text:p>x29</text:p>
          </table:table-cell>
          <table:table-cell table:style-name="ce340" office:value-type="string" calcext:value-type="string">
            <text:p>x28</text:p>
          </table:table-cell>
          <table:table-cell table:style-name="ce340" office:value-type="string" calcext:value-type="string">
            <text:p>x27</text:p>
          </table:table-cell>
          <table:table-cell table:number-columns-repeated="5"/>
          <table:covered-table-cell/>
          <table:table-cell table:number-columns-repeated="3"/>
          <table:table-cell table:style-name="ce350" office:value-type="float" office:value="371" calcext:value-type="float">
            <text:p>371</text:p>
          </table:table-cell>
          <table:table-cell table:style-name="ce302" table:formula="of:=([.$AK27]-[.$AK$3])+[.AL$3]" office:value-type="float" office:value="339" calcext:value-type="float">
            <text:p>339</text:p>
          </table:table-cell>
          <table:table-cell table:style-name="ce352" table:formula="of:=([.$AK27]-[.$AK$3])+[.AM$3]" office:value-type="float" office:value="307" calcext:value-type="float">
            <text:p>307</text:p>
          </table:table-cell>
          <table:table-cell table:style-name="ce350" table:formula="of:=([.$AK27]-[.$AK$3])+[.AN$3]" office:value-type="float" office:value="211" calcext:value-type="float">
            <text:p>211</text:p>
          </table:table-cell>
          <table:table-cell table:style-name="ce350" table:formula="of:=([.$AK27]-[.$AK$3])+[.AO$3]" office:value-type="float" office:value="115" calcext:value-type="float">
            <text:p>115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0" office:value-type="float" office:value="400" calcext:value-type="float">
            <text:p>400</text:p>
          </table:table-cell>
          <table:table-cell table:style-name="ce302" table:formula="of:=([.$AK28]-[.$AK$3])+[.AL$3]" office:value-type="float" office:value="368" calcext:value-type="float">
            <text:p>368</text:p>
          </table:table-cell>
          <table:table-cell table:style-name="ce352" table:formula="of:=([.$AK28]-[.$AK$3])+[.AM$3]" office:value-type="float" office:value="336" calcext:value-type="float">
            <text:p>336</text:p>
          </table:table-cell>
          <table:table-cell table:style-name="ce350" table:formula="of:=([.$AK28]-[.$AK$3])+[.AN$3]" office:value-type="float" office:value="240" calcext:value-type="float">
            <text:p>240</text:p>
          </table:table-cell>
          <table:table-cell table:style-name="ce350" table:formula="of:=([.$AK28]-[.$AK$3])+[.AO$3]" office:value-type="float" office:value="144" calcext:value-type="float">
            <text:p>144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0" office:value-type="float" office:value="429" calcext:value-type="float">
            <text:p>429</text:p>
          </table:table-cell>
          <table:table-cell table:style-name="ce302" table:formula="of:=([.$AK29]-[.$AK$3])+[.AL$3]" office:value-type="float" office:value="397" calcext:value-type="float">
            <text:p>397</text:p>
          </table:table-cell>
          <table:table-cell table:style-name="ce352" table:formula="of:=([.$AK29]-[.$AK$3])+[.AM$3]" office:value-type="float" office:value="365" calcext:value-type="float">
            <text:p>365</text:p>
          </table:table-cell>
          <table:table-cell table:style-name="ce351" table:formula="of:=([.$AK29]-[.$AK$3])+[.AN$3]" office:value-type="float" office:value="269" calcext:value-type="float">
            <text:p>269</text:p>
          </table:table-cell>
          <table:table-cell table:style-name="ce350" table:formula="of:=([.$AK29]-[.$AK$3])+[.AO$3]" office:value-type="float" office:value="173" calcext:value-type="float">
            <text:p>173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1" office:value-type="float" office:value="269" calcext:value-type="float">
            <text:p>269</text:p>
          </table:table-cell>
          <table:table-cell table:style-name="ce351" table:formula="of:=([.$AK30]-[.$AK$3])+[.AL$3]" office:value-type="float" office:value="237" calcext:value-type="float">
            <text:p>237</text:p>
          </table:table-cell>
          <table:table-cell table:style-name="ce351" table:formula="of:=([.$AK30]-[.$AK$3])+[.AM$3]" office:value-type="float" office:value="205" calcext:value-type="float">
            <text:p>205</text:p>
          </table:table-cell>
          <table:table-cell table:style-name="ce351" table:formula="of:=([.$AK30]-[.$AK$3])+[.AN$3]" office:value-type="float" office:value="109" calcext:value-type="float">
            <text:p>109</text:p>
          </table:table-cell>
          <table:table-cell table:style-name="ce351" table:formula="of:=([.$AK30]-[.$AK$3])+[.AO$3]" office:value-type="float" office:value="13" calcext:value-type="float">
            <text:p>13</text:p>
          </table:table-cell>
          <table:table-cell table:number-columns-repeated="983"/>
        </table:table-row>
        <table:table-row table:style-name="ro4">
          <table:table-cell table:number-columns-repeated="37"/>
          <table:table-cell office:value-type="string" calcext:value-type="string">
            <text:p>&lt;&lt;14</text:p>
          </table:table-cell>
          <table:table-cell office:value-type="string" calcext:value-type="string">
            <text:p>&lt;&lt;11</text:p>
          </table:table-cell>
          <table:table-cell office:value-type="string" calcext:value-type="string">
            <text:p>&lt;&lt;2</text:p>
          </table:table-cell>
          <table:table-cell office:value-type="string" calcext:value-type="string">
            <text:p>&lt;&lt;22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2" office:value-type="float" office:value="278" calcext:value-type="float">
            <text:p>278</text:p>
          </table:table-cell>
          <table:table-cell table:style-name="ce352" table:formula="of:=([.$AK32]-[.$AK$3])+[.AL$3]" office:value-type="float" office:value="246" calcext:value-type="float">
            <text:p>246</text:p>
          </table:table-cell>
          <table:table-cell table:style-name="ce352" table:formula="of:=([.$AK32]-[.$AK$3])+[.AM$3]" office:value-type="float" office:value="214" calcext:value-type="float">
            <text:p>214</text:p>
          </table:table-cell>
          <table:table-cell table:style-name="ce352" table:formula="of:=([.$AK32]-[.$AK$3])+[.AN$3]" office:value-type="float" office:value="118" calcext:value-type="float">
            <text:p>118</text:p>
          </table:table-cell>
          <table:table-cell table:style-name="ce352" table:formula="of:=([.$AK32]-[.$AK$3])+[.AO$3]" office:value-type="float" office:value="22" calcext:value-type="float">
            <text:p>22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2" office:value-type="float" office:value="307" calcext:value-type="float">
            <text:p>307</text:p>
          </table:table-cell>
          <table:table-cell table:style-name="ce355" table:formula="of:=([.$AK33]-[.$AK$3])+[.AL$3]" office:value-type="float" office:value="275" calcext:value-type="float">
            <text:p>275</text:p>
          </table:table-cell>
          <table:table-cell table:style-name="ce352" table:formula="of:=([.$AK33]-[.$AK$3])+[.AM$3]" office:value-type="float" office:value="243" calcext:value-type="float">
            <text:p>243</text:p>
          </table:table-cell>
          <table:table-cell table:style-name="ce352" table:formula="of:=([.$AK33]-[.$AK$3])+[.AN$3]" office:value-type="float" office:value="147" calcext:value-type="float">
            <text:p>147</text:p>
          </table:table-cell>
          <table:table-cell table:style-name="ce352" table:formula="of:=([.$AK33]-[.$AK$3])+[.AO$3]" office:value-type="float" office:value="51" calcext:value-type="float">
            <text:p>51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2" office:value-type="float" office:value="336" calcext:value-type="float">
            <text:p>336</text:p>
          </table:table-cell>
          <table:table-cell table:style-name="ce355" table:formula="of:=([.$AK34]-[.$AK$3])+[.AL$3]" office:value-type="float" office:value="304" calcext:value-type="float">
            <text:p>304</text:p>
          </table:table-cell>
          <table:table-cell table:style-name="ce353" table:formula="of:=([.$AK34]-[.$AK$3])+[.AM$3]" office:value-type="float" office:value="272" calcext:value-type="float">
            <text:p>272</text:p>
          </table:table-cell>
          <table:table-cell table:style-name="ce352" table:formula="of:=([.$AK34]-[.$AK$3])+[.AN$3]" office:value-type="float" office:value="176" calcext:value-type="float">
            <text:p>176</text:p>
          </table:table-cell>
          <table:table-cell table:style-name="ce352" table:formula="of:=([.$AK34]-[.$AK$3])+[.AO$3]" office:value-type="float" office:value="80" calcext:value-type="float">
            <text:p>80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2" office:value-type="float" office:value="365" calcext:value-type="float">
            <text:p>365</text:p>
          </table:table-cell>
          <table:table-cell table:style-name="ce355" table:formula="of:=([.$AK35]-[.$AK$3])+[.AL$3]" office:value-type="float" office:value="333" calcext:value-type="float">
            <text:p>333</text:p>
          </table:table-cell>
          <table:table-cell table:style-name="ce353" table:formula="of:=([.$AK35]-[.$AK$3])+[.AM$3]" office:value-type="float" office:value="301" calcext:value-type="float">
            <text:p>301</text:p>
          </table:table-cell>
          <table:table-cell table:style-name="ce352" table:formula="of:=([.$AK35]-[.$AK$3])+[.AN$3]" office:value-type="float" office:value="205" calcext:value-type="float">
            <text:p>205</text:p>
          </table:table-cell>
          <table:table-cell table:style-name="ce352" table:formula="of:=([.$AK35]-[.$AK$3])+[.AO$3]" office:value-type="float" office:value="109" calcext:value-type="float">
            <text:p>109</text:p>
          </table:table-cell>
          <table:table-cell table:number-columns-repeated="983"/>
        </table:table-row>
        <table:table-row table:style-name="ro4">
          <table:table-cell table:number-columns-repeated="37"/>
          <table:table-cell office:value-type="string" calcext:value-type="string">
            <text:p>&lt;&lt;8</text:p>
          </table:table-cell>
          <table:table-cell office:value-type="string" calcext:value-type="string">
            <text:p>&lt;&lt;5</text:p>
          </table:table-cell>
          <table:table-cell office:value-type="string" calcext:value-type="string">
            <text:p>&lt;&lt;25</text:p>
          </table:table-cell>
          <table:table-cell office:value-type="string" calcext:value-type="string">
            <text:p>&lt;&lt;16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3" office:value-type="float" office:value="272" calcext:value-type="float">
            <text:p>272</text:p>
          </table:table-cell>
          <table:table-cell table:style-name="ce353" table:formula="of:=([.$AK37]-[.$AK$3])+[.AL$3]" office:value-type="float" office:value="240" calcext:value-type="float">
            <text:p>240</text:p>
          </table:table-cell>
          <table:table-cell table:style-name="ce353" table:formula="of:=([.$AK37]-[.$AK$3])+[.AM$3]" office:value-type="float" office:value="208" calcext:value-type="float">
            <text:p>208</text:p>
          </table:table-cell>
          <table:table-cell table:style-name="ce353" table:formula="of:=([.$AK37]-[.$AK$3])+[.AN$3]" office:value-type="float" office:value="112" calcext:value-type="float">
            <text:p>112</text:p>
          </table:table-cell>
          <table:table-cell table:style-name="ce353" table:formula="of:=([.$AK37]-[.$AK$3])+[.AO$3]" office:value-type="float" office:value="16" calcext:value-type="float">
            <text:p>16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3" office:value-type="float" office:value="301" calcext:value-type="float">
            <text:p>301</text:p>
          </table:table-cell>
          <table:table-cell table:style-name="ce354" table:formula="of:=([.$AK38]-[.$AK$3])+[.AL$3]" office:value-type="float" office:value="269" calcext:value-type="float">
            <text:p>269</text:p>
          </table:table-cell>
          <table:table-cell table:style-name="ce353" table:formula="of:=([.$AK38]-[.$AK$3])+[.AM$3]" office:value-type="float" office:value="237" calcext:value-type="float">
            <text:p>237</text:p>
          </table:table-cell>
          <table:table-cell table:style-name="ce353" table:formula="of:=([.$AK38]-[.$AK$3])+[.AN$3]" office:value-type="float" office:value="141" calcext:value-type="float">
            <text:p>141</text:p>
          </table:table-cell>
          <table:table-cell table:style-name="ce353" table:formula="of:=([.$AK38]-[.$AK$3])+[.AO$3]" office:value-type="float" office:value="45" calcext:value-type="float">
            <text:p>45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4" office:value-type="float" office:value="269" calcext:value-type="float">
            <text:p>269</text:p>
          </table:table-cell>
          <table:table-cell table:style-name="ce354" table:formula="of:=([.$AK39]-[.$AK$3])+[.AL$3]" office:value-type="float" office:value="237" calcext:value-type="float">
            <text:p>237</text:p>
          </table:table-cell>
          <table:table-cell table:style-name="ce354" table:formula="of:=([.$AK39]-[.$AK$3])+[.AM$3]" office:value-type="float" office:value="205" calcext:value-type="float">
            <text:p>205</text:p>
          </table:table-cell>
          <table:table-cell table:style-name="ce354" table:formula="of:=([.$AK39]-[.$AK$3])+[.AN$3]" office:value-type="float" office:value="109" calcext:value-type="float">
            <text:p>109</text:p>
          </table:table-cell>
          <table:table-cell table:style-name="ce354" table:formula="of:=([.$AK39]-[.$AK$3])+[.AO$3]" office:value-type="float" office:value="13" calcext:value-type="float">
            <text:p>13</text:p>
          </table:table-cell>
          <table:table-cell table:number-columns-repeated="983"/>
        </table:table-row>
        <table:table-row table:style-name="ro4">
          <table:table-cell table:number-columns-repeated="37"/>
          <table:table-cell office:value-type="string" calcext:value-type="string">
            <text:p>&lt;&lt;11</text:p>
          </table:table-cell>
          <table:table-cell office:value-type="string" calcext:value-type="string">
            <text:p>&lt;&lt;8</text:p>
          </table:table-cell>
          <table:table-cell office:value-type="string" calcext:value-type="string">
            <text:p>&lt;&lt;28</text:p>
          </table:table-cell>
          <table:table-cell office:value-type="string" calcext:value-type="string">
            <text:p>&lt;&lt;19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5" office:value-type="float" office:value="275" calcext:value-type="float">
            <text:p>275</text:p>
          </table:table-cell>
          <table:table-cell table:style-name="ce355" table:formula="of:=([.$AK41]-[.$AK$3])+[.AL$3]" office:value-type="float" office:value="243" calcext:value-type="float">
            <text:p>243</text:p>
          </table:table-cell>
          <table:table-cell table:style-name="ce355" table:formula="of:=([.$AK41]-[.$AK$3])+[.AM$3]" office:value-type="float" office:value="211" calcext:value-type="float">
            <text:p>211</text:p>
          </table:table-cell>
          <table:table-cell table:style-name="ce355" table:formula="of:=([.$AK41]-[.$AK$3])+[.AN$3]" office:value-type="float" office:value="115" calcext:value-type="float">
            <text:p>115</text:p>
          </table:table-cell>
          <table:table-cell table:style-name="ce355" table:formula="of:=([.$AK41]-[.$AK$3])+[.AO$3]" office:value-type="float" office:value="19" calcext:value-type="float">
            <text:p>19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5" office:value-type="float" office:value="304" calcext:value-type="float">
            <text:p>304</text:p>
          </table:table-cell>
          <table:table-cell table:style-name="ce357" table:formula="of:=([.$AK42]-[.$AK$3])+[.AL$3]" office:value-type="float" office:value="272" calcext:value-type="float">
            <text:p>272</text:p>
          </table:table-cell>
          <table:table-cell table:style-name="ce355" table:formula="of:=([.$AK42]-[.$AK$3])+[.AM$3]" office:value-type="float" office:value="240" calcext:value-type="float">
            <text:p>240</text:p>
          </table:table-cell>
          <table:table-cell table:style-name="ce355" table:formula="of:=([.$AK42]-[.$AK$3])+[.AN$3]" office:value-type="float" office:value="144" calcext:value-type="float">
            <text:p>144</text:p>
          </table:table-cell>
          <table:table-cell table:style-name="ce355" table:formula="of:=([.$AK42]-[.$AK$3])+[.AO$3]" office:value-type="float" office:value="48" calcext:value-type="float">
            <text:p>48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5" office:value-type="float" office:value="333" calcext:value-type="float">
            <text:p>333</text:p>
          </table:table-cell>
          <table:table-cell table:style-name="ce357" table:formula="of:=([.$AK43]-[.$AK$3])+[.AL$3]" office:value-type="float" office:value="301" calcext:value-type="float">
            <text:p>301</text:p>
          </table:table-cell>
          <table:table-cell table:style-name="ce356" table:formula="of:=([.$AK43]-[.$AK$3])+[.AM$3]" office:value-type="float" office:value="269" calcext:value-type="float">
            <text:p>269</text:p>
          </table:table-cell>
          <table:table-cell table:style-name="ce355" table:formula="of:=([.$AK43]-[.$AK$3])+[.AN$3]" office:value-type="float" office:value="173" calcext:value-type="float">
            <text:p>173</text:p>
          </table:table-cell>
          <table:table-cell table:style-name="ce355" table:formula="of:=([.$AK43]-[.$AK$3])+[.AO$3]" office:value-type="float" office:value="77" calcext:value-type="float">
            <text:p>77</text:p>
          </table:table-cell>
          <table:table-cell table:number-columns-repeated="983"/>
        </table:table-row>
        <table:table-row table:style-name="ro4">
          <table:table-cell table:number-columns-repeated="37"/>
          <table:table-cell office:value-type="string" calcext:value-type="string">
            <text:p>&lt;&lt;5</text:p>
          </table:table-cell>
          <table:table-cell office:value-type="string" calcext:value-type="string">
            <text:p>&lt;&lt;2</text:p>
          </table:table-cell>
          <table:table-cell office:value-type="string" calcext:value-type="string">
            <text:p>&lt;&lt;22</text:p>
          </table:table-cell>
          <table:table-cell office:value-type="string" calcext:value-type="string">
            <text:p>&lt;&lt;13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6" office:value-type="float" office:value="269" calcext:value-type="float">
            <text:p>269</text:p>
          </table:table-cell>
          <table:table-cell table:style-name="ce356" table:formula="of:=([.$AK45]-[.$AK$3])+[.AL$3]" office:value-type="float" office:value="237" calcext:value-type="float">
            <text:p>237</text:p>
          </table:table-cell>
          <table:table-cell table:style-name="ce356" table:formula="of:=([.$AK45]-[.$AK$3])+[.AM$3]" office:value-type="float" office:value="205" calcext:value-type="float">
            <text:p>205</text:p>
          </table:table-cell>
          <table:table-cell table:style-name="ce356" table:formula="of:=([.$AK45]-[.$AK$3])+[.AN$3]" office:value-type="float" office:value="109" calcext:value-type="float">
            <text:p>109</text:p>
          </table:table-cell>
          <table:table-cell table:style-name="ce356" table:formula="of:=([.$AK45]-[.$AK$3])+[.AO$3]" office:value-type="float" office:value="13" calcext:value-type="float">
            <text:p>13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7" office:value-type="float" office:value="272" calcext:value-type="float">
            <text:p>272</text:p>
          </table:table-cell>
          <table:table-cell table:style-name="ce357" table:formula="of:=([.$AK46]-[.$AK$3])+[.AL$3]" office:value-type="float" office:value="240" calcext:value-type="float">
            <text:p>240</text:p>
          </table:table-cell>
          <table:table-cell table:style-name="ce357" table:formula="of:=([.$AK46]-[.$AK$3])+[.AM$3]" office:value-type="float" office:value="208" calcext:value-type="float">
            <text:p>208</text:p>
          </table:table-cell>
          <table:table-cell table:style-name="ce357" table:formula="of:=([.$AK46]-[.$AK$3])+[.AN$3]" office:value-type="float" office:value="112" calcext:value-type="float">
            <text:p>112</text:p>
          </table:table-cell>
          <table:table-cell table:style-name="ce357" table:formula="of:=([.$AK46]-[.$AK$3])+[.AO$3]" office:value-type="float" office:value="16" calcext:value-type="float">
            <text:p>16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7" office:value-type="float" office:value="301" calcext:value-type="float">
            <text:p>301</text:p>
          </table:table-cell>
          <table:table-cell table:style-name="ce358" table:formula="of:=([.$AK47]-[.$AK$3])+[.AL$3]" office:value-type="float" office:value="269" calcext:value-type="float">
            <text:p>269</text:p>
          </table:table-cell>
          <table:table-cell table:style-name="ce357" table:formula="of:=([.$AK47]-[.$AK$3])+[.AM$3]" office:value-type="float" office:value="237" calcext:value-type="float">
            <text:p>237</text:p>
          </table:table-cell>
          <table:table-cell table:style-name="ce357" table:formula="of:=([.$AK47]-[.$AK$3])+[.AN$3]" office:value-type="float" office:value="141" calcext:value-type="float">
            <text:p>141</text:p>
          </table:table-cell>
          <table:table-cell table:style-name="ce357" table:formula="of:=([.$AK47]-[.$AK$3])+[.AO$3]" office:value-type="float" office:value="45" calcext:value-type="float">
            <text:p>45</text:p>
          </table:table-cell>
          <table:table-cell table:number-columns-repeated="983"/>
        </table:table-row>
        <table:table-row table:style-name="ro4">
          <table:table-cell table:number-columns-repeated="36"/>
          <table:table-cell table:style-name="ce358" office:value-type="float" office:value="269" calcext:value-type="float">
            <text:p>269</text:p>
          </table:table-cell>
          <table:table-cell table:style-name="ce358" table:formula="of:=([.$AK48]-[.$AK$3])+[.AL$3]" office:value-type="float" office:value="237" calcext:value-type="float">
            <text:p>237</text:p>
          </table:table-cell>
          <table:table-cell table:style-name="ce358" table:formula="of:=([.$AK48]-[.$AK$3])+[.AM$3]" office:value-type="float" office:value="205" calcext:value-type="float">
            <text:p>205</text:p>
          </table:table-cell>
          <table:table-cell table:style-name="ce358" table:formula="of:=([.$AK48]-[.$AK$3])+[.AN$3]" office:value-type="float" office:value="109" calcext:value-type="float">
            <text:p>109</text:p>
          </table:table-cell>
          <table:table-cell table:style-name="ce358" table:formula="of:=([.$AK48]-[.$AK$3])+[.AO$3]" office:value-type="float" office:value="13" calcext:value-type="float">
            <text:p>13</text:p>
          </table:table-cell>
          <table:table-cell table:number-columns-repeated="983"/>
        </table:table-row>
        <table:table-row table:style-name="ro4" table:number-rows-repeated="14">
          <table:table-cell table:number-columns-repeated="1024"/>
        </table:table-row>
        <table:table-row table:style-name="ro4" table:number-rows-repeated="33">
          <table:table-cell table:number-columns-repeated="11"/>
          <table:table-cell table:style-name="ce289"/>
          <table:table-cell table:number-columns-repeated="1012"/>
        </table:table-row>
        <table:table-row table:style-name="ro4" table:number-rows-repeated="2">
          <table:table-cell table:number-columns-repeated="11"/>
          <table:table-cell table:style-name="ce289"/>
          <table:table-cell table:number-columns-repeated="21"/>
          <table:table-cell table:style-name="Default"/>
          <table:table-cell table:number-columns-repeated="990"/>
        </table:table-row>
        <table:table-row table:style-name="ro4" table:number-rows-repeated="73">
          <table:table-cell table:number-columns-repeated="33"/>
          <table:table-cell table:style-name="Default"/>
          <table:table-cell table:number-columns-repeated="990"/>
        </table:table-row>
        <table:table-row table:style-name="ro4" table:number-rows-repeated="6">
          <table:table-cell table:number-columns-repeated="15"/>
          <table:table-cell table:style-name="Default"/>
          <table:table-cell table:number-columns-repeated="17"/>
          <table:table-cell table:style-name="Default"/>
          <table:table-cell table:number-columns-repeated="990"/>
        </table:table-row>
        <table:table-row table:style-name="ro4">
          <table:table-cell table:number-columns-repeated="15"/>
          <table:table-cell table:style-name="Default"/>
          <table:table-cell table:number-columns-repeated="17"/>
          <table:table-cell table:style-name="Default"/>
          <table:table-cell table:number-columns-repeated="990"/>
        </table:table-row>
      </table:table>
      <table:table table:name="Sheet7" table:style-name="ta1">
        <table:table-column table:style-name="co16" table:number-columns-repeated="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19" table:default-cell-style-name="Default"/>
        <table:table-column table:style-name="co17" table:default-cell-style-name="ce167"/>
        <table:table-column table:style-name="co17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3" table:default-cell-style-name="Default"/>
        <table:table-column table:style-name="co4" table:default-cell-style-name="ce271"/>
        <table:table-column table:style-name="co4" table:default-cell-style-name="Default"/>
        <table:table-row table:style-name="ro2">
          <table:table-cell table:style-name="ce201" office:value-type="string">
            <text:p>x17</text:p>
          </table:table-cell>
          <table:table-cell table:style-name="ce201" office:value-type="string">
            <text:p>x16</text:p>
          </table:table-cell>
          <table:table-cell table:style-name="ce201" office:value-type="string">
            <text:p>x15</text:p>
          </table:table-cell>
          <table:table-cell table:style-name="ce201" office:value-type="string">
            <text:p>x14</text:p>
          </table:table-cell>
          <table:table-cell table:style-name="ce201" office:value-type="string">
            <text:p>x13</text:p>
          </table:table-cell>
          <table:table-cell table:style-name="ce201" office:value-type="string">
            <text:p>x12</text:p>
          </table:table-cell>
          <table:table-cell table:style-name="ce201" office:value-type="string">
            <text:p>x11</text:p>
          </table:table-cell>
          <table:table-cell table:style-name="ce201" office:value-type="string">
            <text:p>x10</text:p>
          </table:table-cell>
          <table:table-cell table:style-name="ce201" office:value-type="string">
            <text:p>x9</text:p>
          </table:table-cell>
          <table:table-cell table:style-name="ce201" office:value-type="string">
            <text:p>x8</text:p>
          </table:table-cell>
          <table:table-cell table:style-name="ce201"/>
          <table:table-cell table:style-name="ce201" office:value-type="string">
            <text:p>x7</text:p>
          </table:table-cell>
          <table:table-cell table:style-name="ce201" office:value-type="string">
            <text:p>x6</text:p>
          </table:table-cell>
          <table:table-cell table:style-name="ce201" office:value-type="string">
            <text:p>x5</text:p>
          </table:table-cell>
          <table:table-cell table:style-name="ce201" office:value-type="string">
            <text:p>x4</text:p>
          </table:table-cell>
          <table:table-cell table:style-name="ce201"/>
          <table:table-cell table:style-name="ce201" office:value-type="string">
            <text:p>x3</text:p>
          </table:table-cell>
          <table:table-cell table:style-name="ce201" office:value-type="string">
            <text:p>x2</text:p>
          </table:table-cell>
          <table:table-cell table:style-name="ce201" office:value-type="string">
            <text:p>x1</text:p>
          </table:table-cell>
          <table:table-cell table:style-name="ce201" office:value-type="string">
            <text:p>x0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table:style-name="ce201" table:formula="of:=29+[.B2]" office:value-type="float" office:value="493">
            <text:p>493</text:p>
          </table:table-cell>
          <table:table-cell table:style-name="ce201" table:formula="of:=29+[.C2]" office:value-type="float" office:value="464">
            <text:p>464</text:p>
          </table:table-cell>
          <table:table-cell table:style-name="ce201" table:formula="of:=29+[.D2]" office:value-type="float" office:value="435">
            <text:p>435</text:p>
          </table:table-cell>
          <table:table-cell table:style-name="ce201" table:formula="of:=29+[.E2]" office:value-type="float" office:value="406">
            <text:p>406</text:p>
          </table:table-cell>
          <table:table-cell table:style-name="ce201" table:formula="of:=29+[.F2]" office:value-type="float" office:value="377">
            <text:p>377</text:p>
          </table:table-cell>
          <table:table-cell table:style-name="ce201" table:formula="of:=29+[.G2]" office:value-type="float" office:value="348">
            <text:p>348</text:p>
          </table:table-cell>
          <table:table-cell table:style-name="ce201" table:formula="of:=29+[.H2]" office:value-type="float" office:value="319">
            <text:p>319</text:p>
          </table:table-cell>
          <table:table-cell table:style-name="ce201" table:formula="of:=29+[.I2]" office:value-type="float" office:value="290">
            <text:p>290</text:p>
          </table:table-cell>
          <table:table-cell table:style-name="ce201" table:formula="of:=29+[.J2]" office:value-type="float" office:value="261">
            <text:p>261</text:p>
          </table:table-cell>
          <table:table-cell table:style-name="ce246" table:formula="of:=29+[.L2]" office:value-type="float" office:value="232">
            <text:p>232</text:p>
          </table:table-cell>
          <table:table-cell table:style-name="ce246"/>
          <table:table-cell table:style-name="ce246" table:formula="of:=29+[.M2]" office:value-type="float" office:value="203">
            <text:p>203</text:p>
          </table:table-cell>
          <table:table-cell table:style-name="ce246" table:formula="of:=29+[.N2]" office:value-type="float" office:value="174">
            <text:p>174</text:p>
          </table:table-cell>
          <table:table-cell table:style-name="ce246" table:formula="of:=29+[.O2]" office:value-type="float" office:value="145">
            <text:p>145</text:p>
          </table:table-cell>
          <table:table-cell table:style-name="ce246" table:formula="of:=29+[.Q2]" office:value-type="float" office:value="116">
            <text:p>116</text:p>
          </table:table-cell>
          <table:table-cell table:style-name="ce246"/>
          <table:table-cell table:style-name="ce246" table:formula="of:=29+[.R2]" office:value-type="float" office:value="87">
            <text:p>87</text:p>
          </table:table-cell>
          <table:table-cell table:style-name="ce246" table:formula="of:=29+[.S2]" office:value-type="float" office:value="58">
            <text:p>58</text:p>
          </table:table-cell>
          <table:table-cell table:style-name="ce246" table:formula="of:=29+[.T2]" office:value-type="float" office:value="29">
            <text:p>29</text:p>
          </table:table-cell>
          <table:table-cell table:style-name="ce246" office:value-type="float" office:value="0">
            <text:p>0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8"/>
          <table:table-cell table:style-name="ce239"/>
          <table:table-cell table:style-name="ce167" table:number-columns-repeated="3"/>
          <table:table-cell table:number-columns-repeated="13"/>
          <table:table-cell table:style-name="Default"/>
          <table:table-cell/>
        </table:table-row>
        <table:table-row table:style-name="ro2">
          <table:table-cell table:number-columns-repeated="8"/>
          <table:table-cell table:style-name="ce239"/>
          <table:table-cell table:style-name="ce247" office:value-type="string">
            <text:p>x17</text:p>
          </table:table-cell>
          <table:table-cell table:style-name="ce247"/>
          <table:table-cell table:style-name="ce247" office:value-type="string">
            <text:p>x16</text:p>
          </table:table-cell>
          <table:table-cell table:style-name="ce247" office:value-type="string">
            <text:p>x15</text:p>
          </table:table-cell>
          <table:table-cell table:style-name="ce247" office:value-type="string">
            <text:p>x14</text:p>
          </table:table-cell>
          <table:table-cell table:style-name="ce247" office:value-type="string">
            <text:p>x13</text:p>
          </table:table-cell>
          <table:table-cell table:style-name="ce247"/>
          <table:table-cell table:style-name="ce247" office:value-type="string">
            <text:p>x12</text:p>
          </table:table-cell>
          <table:table-cell table:style-name="ce247" office:value-type="string">
            <text:p>x11</text:p>
          </table:table-cell>
          <table:table-cell table:style-name="ce247" office:value-type="string">
            <text:p>x10</text:p>
          </table:table-cell>
          <table:table-cell table:style-name="ce247" office:value-type="string">
            <text:p>x9</text:p>
          </table:table-cell>
          <table:table-cell office:value-type="string">
            <text:p>&lt;&lt;5</text:p>
          </table:table-cell>
          <table:table-cell table:style-name="ce248" office:value-type="string">
            <text:p>+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6"/>
          <table:table-cell table:style-name="ce204" office:value-type="string">
            <text:p>x17</text:p>
          </table:table-cell>
          <table:table-cell table:style-name="ce204" office:value-type="string">
            <text:p>x16</text:p>
          </table:table-cell>
          <table:table-cell table:style-name="ce204" office:value-type="string">
            <text:p>x15</text:p>
          </table:table-cell>
          <table:table-cell table:style-name="ce247" office:value-type="string">
            <text:p>x14</text:p>
          </table:table-cell>
          <table:table-cell table:style-name="ce247"/>
          <table:table-cell table:style-name="ce247" office:value-type="string">
            <text:p>x13</text:p>
          </table:table-cell>
          <table:table-cell table:style-name="ce247" office:value-type="string">
            <text:p>x12</text:p>
          </table:table-cell>
          <table:table-cell table:style-name="ce247" office:value-type="string">
            <text:p>x11</text:p>
          </table:table-cell>
          <table:table-cell table:style-name="ce247" office:value-type="string">
            <text:p>x10</text:p>
          </table:table-cell>
          <table:table-cell table:style-name="ce247"/>
          <table:table-cell table:style-name="ce247" office:value-type="string">
            <text:p>x9</text:p>
          </table:table-cell>
          <table:table-cell table:number-columns-repeated="3"/>
          <table:table-cell office:value-type="string">
            <text:p>&lt;&lt;14</text:p>
          </table:table-cell>
          <table:table-cell table:style-name="ce248" office:value-type="string">
            <text:p>-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3"/>
          <table:table-cell table:style-name="ce202" office:value-type="string">
            <text:p>x17</text:p>
          </table:table-cell>
          <table:table-cell table:style-name="ce202" office:value-type="string">
            <text:p>x16</text:p>
          </table:table-cell>
          <table:table-cell table:style-name="ce202" office:value-type="string">
            <text:p>x15</text:p>
          </table:table-cell>
          <table:table-cell table:style-name="ce202" office:value-type="string">
            <text:p>x14</text:p>
          </table:table-cell>
          <table:table-cell table:style-name="ce202" office:value-type="string">
            <text:p>x13</text:p>
          </table:table-cell>
          <table:table-cell table:style-name="ce202" office:value-type="string">
            <text:p>x12</text:p>
          </table:table-cell>
          <table:table-cell table:style-name="ce247" office:value-type="string">
            <text:p>x11</text:p>
          </table:table-cell>
          <table:table-cell table:style-name="ce247"/>
          <table:table-cell table:style-name="ce247" office:value-type="string">
            <text:p>x10</text:p>
          </table:table-cell>
          <table:table-cell table:style-name="ce247" office:value-type="string">
            <text:p>x9</text:p>
          </table:table-cell>
          <table:table-cell table:number-columns-repeated="7"/>
          <table:table-cell office:value-type="string">
            <text:p>&lt;&lt;23</text:p>
          </table:table-cell>
          <table:table-cell table:style-name="ce248" office:value-type="string">
            <text:p>-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2"/>
          <table:table-cell table:style-name="ce201" office:value-type="string">
            <text:p>x17</text:p>
          </table:table-cell>
          <table:table-cell table:style-name="ce201" office:value-type="string">
            <text:p>x16</text:p>
          </table:table-cell>
          <table:table-cell table:style-name="ce201" office:value-type="string">
            <text:p>x15</text:p>
          </table:table-cell>
          <table:table-cell table:style-name="ce201" office:value-type="string">
            <text:p>x14</text:p>
          </table:table-cell>
          <table:table-cell table:style-name="ce201" office:value-type="string">
            <text:p>x13</text:p>
          </table:table-cell>
          <table:table-cell table:style-name="ce201" office:value-type="string">
            <text:p>x12</text:p>
          </table:table-cell>
          <table:table-cell table:style-name="ce201" office:value-type="string">
            <text:p>x11</text:p>
          </table:table-cell>
          <table:table-cell table:style-name="ce247" office:value-type="string">
            <text:p>x10</text:p>
          </table:table-cell>
          <table:table-cell table:style-name="ce247"/>
          <table:table-cell table:style-name="ce247" office:value-type="string">
            <text:p>x9</text:p>
          </table:table-cell>
          <table:table-cell table:number-columns-repeated="8"/>
          <table:table-cell office:value-type="string">
            <text:p>&lt;&lt;26</text:p>
          </table:table-cell>
          <table:table-cell table:style-name="ce248" office:value-type="string">
            <text:p>+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9"/>
          <table:table-cell table:style-name="ce167" table:number-columns-repeated="3"/>
          <table:table-cell table:number-columns-repeated="13"/>
          <table:table-cell table:style-name="Default"/>
          <table:table-cell/>
        </table:table-row>
        <table:table-row table:style-name="ro2">
          <table:table-cell table:number-columns-repeated="9"/>
          <table:table-cell table:style-name="ce167" office:value-type="string">
            <text:p>3X17&lt;&lt;5</text:p>
          </table:table-cell>
          <table:table-cell table:style-name="ce167"/>
          <table:table-cell table:number-columns-repeated="4"/>
          <table:table-cell table:style-name="ce270" office:value-type="string">
            <text:p>v0</text:p>
          </table:table-cell>
          <table:table-cell office:value-type="string">
            <text:p>X13&lt;&lt;2</text:p>
          </table:table-cell>
          <table:table-cell office:value-type="string">
            <text:p>X12&lt;&lt;2</text:p>
          </table:table-cell>
          <table:table-cell office:value-type="string">
            <text:p>X11&lt;&lt;2</text:p>
          </table:table-cell>
          <table:table-cell office:value-type="string">
            <text:p>X10&lt;&lt;2</text:p>
          </table:table-cell>
          <table:table-cell table:number-columns-repeated="2"/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MOD([.Y9];29)" office:value-type="float" office:value="2">
            <text:p>2</text:p>
          </table:table-cell>
          <table:table-cell table:formula="of:=CONCATENATE([.W9];&quot;X&quot;;[.X9];&quot;&lt;&lt;&quot;;[.Z9])" office:value-type="string" office:string-value="X10&lt;&lt;2">
            <text:p>X10&lt;&lt;2</text:p>
          </table:table-cell>
        </table:table-row>
        <table:table-row table:style-name="ro2">
          <table:table-cell table:number-columns-repeated="15"/>
          <table:table-cell table:style-name="ce270" office:value-type="string">
            <text:p>v1</text:p>
          </table:table-cell>
          <table:table-cell office:value-type="string">
            <text:p>X12&lt;&lt;5</text:p>
          </table:table-cell>
          <table:table-cell office:value-type="string">
            <text:p>X11&lt;&lt;5</text:p>
          </table:table-cell>
          <table:table-cell office:value-type="string">
            <text:p>X10&lt;&lt;5</text:p>
          </table:table-cell>
          <table:table-cell office:value-type="string">
            <text:p>X9&lt;&lt;5</text:p>
          </table:table-cell>
          <table:table-cell table:number-columns-repeated="2"/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MOD([.Y10];29)" office:value-type="float" office:value="5">
            <text:p>5</text:p>
          </table:table-cell>
          <table:table-cell table:formula="of:=CONCATENATE([.W10];&quot;X&quot;;[.X10];&quot;&lt;&lt;&quot;;[.Z10])" office:value-type="string" office:string-value="X9&lt;&lt;5">
            <text:p>X9&lt;&lt;5</text:p>
          </table:table-cell>
        </table:table-row>
        <table:table-row table:style-name="ro2">
          <table:table-cell table:number-columns-repeated="10"/>
          <table:table-cell office:value-type="string">
            <text:p>2*k2</text:p>
          </table:table-cell>
          <table:table-cell table:style-name="ce167" office:value-type="string">
            <text:p>2X17&lt;&lt;2</text:p>
          </table:table-cell>
          <table:table-cell office:value-type="string">
            <text:p>2X16&lt;&lt;2</text:p>
          </table:table-cell>
          <table:table-cell office:value-type="string">
            <text:p>2X15&lt;&lt;2</text:p>
          </table:table-cell>
          <table:table-cell office:value-type="string">
            <text:p>2X14&lt;&lt;2</text:p>
          </table:table-cell>
          <table:table-cell table:style-name="ce270" office:value-type="string">
            <text:p>v2</text:p>
          </table:table-cell>
          <table:table-cell office:value-type="string">
            <text:p>-X17&lt;&lt;22</text:p>
          </table:table-cell>
          <table:table-cell office:value-type="string">
            <text:p>-X16&lt;&lt;22</text:p>
          </table:table-cell>
          <table:table-cell office:value-type="string">
            <text:p>-X15&lt;&lt;22</text:p>
          </table:table-cell>
          <table:table-cell office:value-type="string">
            <text:p>-X14&lt;&lt;22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float" office:value="16">
            <text:p>16</text:p>
          </table:table-cell>
          <table:table-cell table:formula="of:=MOD([.Y11];29)" office:value-type="float" office:value="16">
            <text:p>16</text:p>
          </table:table-cell>
          <table:table-cell table:formula="of:=CONCATENATE([.W11];&quot;X&quot;;[.X11];&quot;&lt;&lt;&quot;;[.Z11])" office:value-type="string" office:string-value="-X16&lt;&lt;16">
            <text:p>-X16&lt;&lt;16</text:p>
          </table:table-cell>
        </table:table-row>
        <table:table-row table:style-name="ro2">
          <table:table-cell table:number-columns-repeated="9"/>
          <table:table-cell office:value-type="string">
            <text:p>-X15&lt;&lt;11</text:p>
          </table:table-cell>
          <table:table-cell office:value-type="string">
            <text:p>2*k3</text:p>
          </table:table-cell>
          <table:table-cell table:style-name="ce167" office:value-type="string">
            <text:p>3X16&lt;&lt;5</text:p>
          </table:table-cell>
          <table:table-cell office:value-type="string">
            <text:p>2X15&lt;&lt;5</text:p>
          </table:table-cell>
          <table:table-cell office:value-type="string">
            <text:p>2X14&lt;&lt;5</text:p>
          </table:table-cell>
          <table:table-cell office:value-type="string">
            <text:p>2X13&lt;&lt;5</text:p>
          </table:table-cell>
          <table:table-cell table:style-name="ce270" office:value-type="string">
            <text:p>v3</text:p>
          </table:table-cell>
          <table:table-cell/>
          <table:table-cell office:value-type="string">
            <text:p>-X15&lt;&lt;25</text:p>
          </table:table-cell>
          <table:table-cell office:value-type="string">
            <text:p>-X14&lt;&lt;25</text:p>
          </table:table-cell>
          <table:table-cell office:value-type="string">
            <text:p>-X13&lt;&lt;25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MOD([.Y12];29)" office:value-type="float" office:value="19">
            <text:p>19</text:p>
          </table:table-cell>
          <table:table-cell table:formula="of:=CONCATENATE([.W12];&quot;X&quot;;[.X12];&quot;&lt;&lt;&quot;;[.Z12])" office:value-type="string" office:string-value="-X15&lt;&lt;19">
            <text:p>-X15&lt;&lt;19</text:p>
          </table:table-cell>
        </table:table-row>
        <table:table-row table:style-name="ro2">
          <table:table-cell table:number-columns-repeated="9"/>
          <table:table-cell office:value-type="string">
            <text:p>-X14&lt;&lt;14</text:p>
          </table:table-cell>
          <table:table-cell table:number-columns-repeated="5"/>
          <table:table-cell table:style-name="ce270" office:value-type="string">
            <text:p>v2'</text:p>
          </table:table-cell>
          <table:table-cell/>
          <table:table-cell office:value-type="string">
            <text:p>-X17&lt;&lt;19</text:p>
          </table:table-cell>
          <table:table-cell office:value-type="string">
            <text:p>-X16&lt;&lt;19</text:p>
          </table:table-cell>
          <table:table-cell office:value-type="string">
            <text:p>-X15&lt;&lt;19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formula="of:=MOD([.Y13];29)" office:value-type="float" office:value="22">
            <text:p>22</text:p>
          </table:table-cell>
          <table:table-cell table:formula="of:=CONCATENATE([.W13];&quot;X&quot;;[.X13];&quot;&lt;&lt;&quot;;[.Z13])" office:value-type="string" office:string-value="-X14&lt;&lt;22">
            <text:p>-X14&lt;&lt;22</text:p>
          </table:table-cell>
        </table:table-row>
        <table:table-row table:style-name="ro2">
          <table:table-cell table:number-columns-repeated="9"/>
          <table:table-cell office:value-type="string">
            <text:p>-X13&lt;&lt;17</text:p>
          </table:table-cell>
          <table:table-cell office:value-type="string">
            <text:p>k5</text:p>
          </table:table-cell>
          <table:table-cell table:number-columns-repeated="2"/>
          <table:table-cell office:value-type="string">
            <text:p>X17&lt;&lt;28</text:p>
          </table:table-cell>
          <table:table-cell office:value-type="string">
            <text:p>X16&lt;&lt;28</text:p>
          </table:table-cell>
          <table:table-cell table:style-name="ce270" office:value-type="string">
            <text:p>v5</text:p>
          </table:table-cell>
          <table:table-cell table:number-columns-repeated="2"/>
          <table:table-cell office:value-type="string">
            <text:p>-X17&lt;&lt;16</text:p>
          </table:table-cell>
          <table:table-cell office:value-type="string">
            <text:p>-X16&lt;&lt;16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MOD([.Y14];29)" office:value-type="float" office:value="25">
            <text:p>25</text:p>
          </table:table-cell>
          <table:table-cell table:formula="of:=CONCATENATE([.W14];&quot;X&quot;;[.X14];&quot;&lt;&lt;&quot;;[.Z14])" office:value-type="string" office:string-value="-X13&lt;&lt;25">
            <text:p>-X13&lt;&lt;25</text:p>
          </table:table-cell>
        </table:table-row>
        <table:table-row table:style-name="ro2">
          <table:table-cell table:number-columns-repeated="9"/>
          <table:table-cell office:value-type="string">
            <text:p>-X12&lt;&lt;20</text:p>
          </table:table-cell>
          <table:table-cell office:value-type="string">
            <text:p>k6</text:p>
          </table:table-cell>
          <table:table-cell/>
          <table:table-cell office:value-type="string">
            <text:p>-X13&lt;&lt;11</text:p>
          </table:table-cell>
          <table:table-cell office:value-type="string">
            <text:p>-X12&lt;&lt;11</text:p>
          </table:table-cell>
          <table:table-cell office:value-type="string">
            <text:p>-X11&lt;&lt;11</text:p>
          </table:table-cell>
          <table:table-cell table:style-name="ce270" office:value-type="string">
            <text:p>v6=v0</text:p>
          </table:table-cell>
          <table:table-cell office:value-type="string">
            <text:p>-X10&lt;&lt;11</text:p>
          </table:table-cell>
          <table:table-cell table:number-columns-repeated="5"/>
          <table:table-cell/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style-name="ce167" table:formula="of:=MOD([.Y15];29)" office:value-type="float" office:value="2">
            <text:p>2</text:p>
          </table:table-cell>
          <table:table-cell table:formula="of:=CONCATENATE([.W15];&quot;X&quot;;[.X15];&quot;&lt;&lt;&quot;;[.Z15])" office:value-type="string" office:string-value="X11&lt;&lt;2">
            <text:p>X11&lt;&lt;2</text:p>
          </table:table-cell>
        </table:table-row>
        <table:table-row table:style-name="ro2">
          <table:table-cell table:number-columns-repeated="10"/>
          <table:table-cell office:value-type="string">
            <text:p>k7</text:p>
          </table:table-cell>
          <table:table-cell/>
          <table:table-cell office:value-type="string">
            <text:p>-X12&lt;&lt;14</text:p>
          </table:table-cell>
          <table:table-cell office:value-type="string">
            <text:p>-X11&lt;&lt;14</text:p>
          </table:table-cell>
          <table:table-cell office:value-type="string">
            <text:p>-X10&lt;&lt;14</text:p>
          </table:table-cell>
          <table:table-cell table:style-name="ce270" office:value-type="string">
            <text:p>v7=v1</text:p>
          </table:table-cell>
          <table:table-cell office:value-type="string">
            <text:p>-X9&lt;&lt;14</text:p>
          </table:table-cell>
          <table:table-cell table:number-columns-repeated="5"/>
          <table:table-cell/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style-name="ce167" table:formula="of:=MOD([.Y16];29)" office:value-type="float" office:value="5">
            <text:p>5</text:p>
          </table:table-cell>
          <table:table-cell table:formula="of:=CONCATENATE([.W16];&quot;X&quot;;[.X16];&quot;&lt;&lt;&quot;;[.Z16])" office:value-type="string" office:string-value="X10&lt;&lt;5">
            <text:p>X10&lt;&lt;5</text:p>
          </table:table-cell>
        </table:table-row>
        <table:table-row table:style-name="ro2">
          <table:table-cell table:number-columns-repeated="10"/>
          <table:table-cell office:value-type="string">
            <text:p>k8</text:p>
          </table:table-cell>
          <table:table-cell table:style-name="ce167" office:value-type="string">
            <text:p>X15&lt;&lt;8</text:p>
          </table:table-cell>
          <table:table-cell table:number-columns-repeated="3"/>
          <table:table-cell table:style-name="ce270" office:value-type="string">
            <text:p>v8</text:p>
          </table:table-cell>
          <table:table-cell office:value-type="string">
            <text:p>X15&lt;&lt;28</text:p>
          </table:table-cell>
          <table:table-cell table:number-columns-repeated="5"/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table:style-name="ce167" table:formula="of:=MOD([.Y17];29)" office:value-type="float" office:value="16">
            <text:p>16</text:p>
          </table:table-cell>
          <table:table-cell table:formula="of:=CONCATENATE([.W17];&quot;X&quot;;[.X17];&quot;&lt;&lt;&quot;;[.Z17])" office:value-type="string" office:string-value="-X17&lt;&lt;16">
            <text:p>-X17&lt;&lt;16</text:p>
          </table:table-cell>
        </table:table-row>
        <table:table-row table:style-name="ro2">
          <table:table-cell table:number-columns-repeated="10"/>
          <table:table-cell office:value-type="string">
            <text:p>k9</text:p>
          </table:table-cell>
          <table:table-cell table:style-name="ce167" office:value-type="string">
            <text:p>-X11&lt;&lt;20</text:p>
          </table:table-cell>
          <table:table-cell office:value-type="string">
            <text:p>-X10&lt;&lt;20</text:p>
          </table:table-cell>
          <table:table-cell table:number-columns-repeated="9"/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style-name="ce167" table:formula="of:=MOD([.Y18];29)" office:value-type="float" office:value="19">
            <text:p>19</text:p>
          </table:table-cell>
          <table:table-cell table:formula="of:=CONCATENATE([.W18];&quot;X&quot;;[.X18];&quot;&lt;&lt;&quot;;[.Z18])" office:value-type="string" office:string-value="-X16&lt;&lt;19">
            <text:p>-X16&lt;&lt;19</text:p>
          </table:table-cell>
        </table:table-row>
        <table:table-row table:style-name="ro2">
          <table:table-cell table:number-columns-repeated="10"/>
          <table:table-cell office:value-type="string">
            <text:p>k10</text:p>
          </table:table-cell>
          <table:table-cell/>
          <table:table-cell office:value-type="string">
            <text:p>-X9&lt;&lt;23</text:p>
          </table:table-cell>
          <table:table-cell table:number-columns-repeated="9"/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style-name="ce167" table:formula="of:=MOD([.Y19];29)" office:value-type="float" office:value="22">
            <text:p>22</text:p>
          </table:table-cell>
          <table:table-cell table:formula="of:=CONCATENATE([.W19];&quot;X&quot;;[.X19];&quot;&lt;&lt;&quot;;[.Z19])" office:value-type="string" office:string-value="-X15&lt;&lt;22">
            <text:p>-X15&lt;&lt;22</text:p>
          </table:table-cell>
        </table:table-row>
        <table:table-row table:style-name="ro2">
          <table:table-cell table:number-columns-repeated="10"/>
          <table:table-cell office:value-type="string">
            <text:p>k11</text:p>
          </table:table-cell>
          <table:table-cell table:style-name="ce167" office:value-type="string">
            <text:p>X9&lt;&lt;26</text:p>
          </table:table-cell>
          <table:table-cell table:number-columns-repeated="10"/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style-name="ce167" table:formula="of:=MOD([.Y20];29)" office:value-type="float" office:value="25">
            <text:p>25</text:p>
          </table:table-cell>
          <table:table-cell table:formula="of:=CONCATENATE([.W20];&quot;X&quot;;[.X20];&quot;&lt;&lt;&quot;;[.Z20])" office:value-type="string" office:string-value="-X14&lt;&lt;25">
            <text:p>-X14&lt;&lt;25</text:p>
          </table:table-cell>
        </table:table-row>
        <table:table-row table:style-name="ro2">
          <table:table-cell table:number-columns-repeated="22"/>
          <table:table-cell/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formula="of:=MOD([.Y21];29)" office:value-type="float" office:value="2">
            <text:p>2</text:p>
          </table:table-cell>
          <table:table-cell table:formula="of:=CONCATENATE([.W21];&quot;X&quot;;[.X21];&quot;&lt;&lt;&quot;;[.Z21])" office:value-type="string" office:string-value="X12&lt;&lt;2">
            <text:p>X12&lt;&lt;2</text:p>
          </table:table-cell>
        </table:table-row>
        <table:table-row table:style-name="ro2">
          <table:table-cell table:number-columns-repeated="22"/>
          <table:table-cell/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table:formula="of:=MOD([.Y22];29)" office:value-type="float" office:value="5">
            <text:p>5</text:p>
          </table:table-cell>
          <table:table-cell table:formula="of:=CONCATENATE([.W22];&quot;X&quot;;[.X22];&quot;&lt;&lt;&quot;;[.Z22])" office:value-type="string" office:string-value="X11&lt;&lt;5">
            <text:p>X11&lt;&lt;5</text:p>
          </table:table-cell>
        </table:table-row>
        <table:table-row table:style-name="ro2">
          <table:table-cell table:number-columns-repeated="22"/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float" office:value="77">
            <text:p>77</text:p>
          </table:table-cell>
          <table:table-cell table:formula="of:=MOD([.Y23];29)" office:value-type="float" office:value="19">
            <text:p>19</text:p>
          </table:table-cell>
          <table:table-cell table:formula="of:=CONCATENATE([.W23];&quot;X&quot;;[.X23];&quot;&lt;&lt;&quot;;[.Z23])" office:value-type="string" office:string-value="-X17&lt;&lt;19">
            <text:p>-X17&lt;&lt;19</text:p>
          </table:table-cell>
        </table:table-row>
        <table:table-row table:style-name="ro2">
          <table:table-cell table:number-columns-repeated="22"/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table:formula="of:=MOD([.Y24];29)" office:value-type="float" office:value="22">
            <text:p>22</text:p>
          </table:table-cell>
          <table:table-cell table:formula="of:=CONCATENATE([.W24];&quot;X&quot;;[.X24];&quot;&lt;&lt;&quot;;[.Z24])" office:value-type="string" office:string-value="-X16&lt;&lt;22">
            <text:p>-X16&lt;&lt;22</text:p>
          </table:table-cell>
        </table:table-row>
        <table:table-row table:style-name="ro2">
          <table:table-cell table:number-columns-repeated="11"/>
          <table:table-cell table:style-name="ce167"/>
          <table:table-cell table:number-columns-repeated="10"/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table:formula="of:=MOD([.Y25];29)" office:value-type="float" office:value="25">
            <text:p>25</text:p>
          </table:table-cell>
          <table:table-cell table:formula="of:=CONCATENATE([.W25];&quot;X&quot;;[.X25];&quot;&lt;&lt;&quot;;[.Z25])" office:value-type="string" office:string-value="-X15&lt;&lt;25">
            <text:p>-X15&lt;&lt;25</text:p>
          </table:table-cell>
        </table:table-row>
        <table:table-row table:style-name="ro2">
          <table:table-cell table:number-columns-repeated="11"/>
          <table:table-cell table:style-name="ce167"/>
          <table:table-cell table:number-columns-repeated="10"/>
          <table:table-cell/>
          <table:table-cell office:value-type="float" office:value="13">
            <text:p>13</text:p>
          </table:table-cell>
          <table:table-cell office:value-type="float" office:value="89">
            <text:p>89</text:p>
          </table:table-cell>
          <table:table-cell table:style-name="ce167" table:formula="of:=MOD([.Y26];29)" office:value-type="float" office:value="2">
            <text:p>2</text:p>
          </table:table-cell>
          <table:table-cell table:formula="of:=CONCATENATE([.W26];&quot;X&quot;;[.X26];&quot;&lt;&lt;&quot;;[.Z26])" office:value-type="string" office:string-value="X13&lt;&lt;2">
            <text:p>X13&lt;&lt;2</text:p>
          </table:table-cell>
        </table:table-row>
        <table:table-row table:style-name="ro2">
          <table:table-cell table:number-columns-repeated="11"/>
          <table:table-cell table:style-name="ce167"/>
          <table:table-cell table:number-columns-repeated="10"/>
          <table:table-cell/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table:style-name="ce167" table:formula="of:=MOD([.Y27];29)" office:value-type="float" office:value="5">
            <text:p>5</text:p>
          </table:table-cell>
          <table:table-cell table:formula="of:=CONCATENATE([.W27];&quot;X&quot;;[.X27];&quot;&lt;&lt;&quot;;[.Z27])" office:value-type="string" office:string-value="X12&lt;&lt;5">
            <text:p>X12&lt;&lt;5</text:p>
          </table:table-cell>
        </table:table-row>
        <table:table-row table:style-name="ro2">
          <table:table-cell table:number-columns-repeated="11"/>
          <table:table-cell table:style-name="ce167"/>
          <table:table-cell table:number-columns-repeated="10"/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table:style-name="ce167" table:formula="of:=MOD([.Y28];29)" office:value-type="float" office:value="11">
            <text:p>11</text:p>
          </table:table-cell>
          <table:table-cell table:formula="of:=CONCATENATE([.W28];&quot;X&quot;;[.X28];&quot;&lt;&lt;&quot;;[.Z28])" office:value-type="string" office:string-value="-X10&lt;&lt;11">
            <text:p>-X10&lt;&lt;11</text:p>
          </table:table-cell>
        </table:table-row>
        <table:table-row table:style-name="ro2">
          <table:table-cell table:number-columns-repeated="11"/>
          <table:table-cell table:style-name="ce167"/>
          <table:table-cell table:number-columns-repeated="10"/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table:style-name="ce167" table:formula="of:=MOD([.Y29];29)" office:value-type="float" office:value="14">
            <text:p>14</text:p>
          </table:table-cell>
          <table:table-cell table:formula="of:=CONCATENATE([.W29];&quot;X&quot;;[.X29];&quot;&lt;&lt;&quot;;[.Z29])" office:value-type="string" office:string-value="-X9&lt;&lt;14">
            <text:p>-X9&lt;&lt;14</text:p>
          </table:table-cell>
        </table:table-row>
        <table:table-row table:style-name="ro2">
          <table:table-cell table:number-columns-repeated="11"/>
          <table:table-cell table:style-name="ce167"/>
          <table:table-cell table:number-columns-repeated="10"/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style-name="ce167" table:formula="of:=MOD([.Y30];29)" office:value-type="float" office:value="22">
            <text:p>22</text:p>
          </table:table-cell>
          <table:table-cell table:formula="of:=CONCATENATE([.W30];&quot;X&quot;;[.X30];&quot;&lt;&lt;&quot;;[.Z30])" office:value-type="string" office:string-value="-X17&lt;&lt;22">
            <text:p>-X17&lt;&lt;22</text:p>
          </table:table-cell>
        </table:table-row>
        <table:table-row table:style-name="ro2">
          <table:table-cell table:number-columns-repeated="11"/>
          <table:table-cell table:style-name="ce167"/>
          <table:table-cell table:number-columns-repeated="10"/>
          <table:table-cell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style-name="ce167" table:formula="of:=MOD([.Y31];29)" office:value-type="float" office:value="28">
            <text:p>28</text:p>
          </table:table-cell>
          <table:table-cell table:formula="of:=CONCATENATE([.W31];&quot;X&quot;;[.X31];&quot;&lt;&lt;&quot;;[.Z31])" office:value-type="string" office:string-value="X15&lt;&lt;28">
            <text:p>X15&lt;&lt;28</text:p>
          </table:table-cell>
        </table:table-row>
        <table:table-row table:style-name="ro2">
          <table:table-cell table:number-columns-repeated="11"/>
          <table:table-cell table:style-name="ce167"/>
          <table:table-cell table:number-columns-repeated="10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18">
            <text:p>118</text:p>
          </table:table-cell>
          <table:table-cell table:formula="of:=MOD([.Y32];29)" office:value-type="float" office:value="2">
            <text:p>2</text:p>
          </table:table-cell>
          <table:table-cell table:formula="of:=CONCATENATE([.W32];&quot;X&quot;;[.X32];&quot;&lt;&lt;&quot;;[.Z32])" office:value-type="string" office:string-value="2X14&lt;&lt;2">
            <text:p>2X14&lt;&lt;2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table:formula="of:=MOD([.Y33];29)" office:value-type="float" office:value="5">
            <text:p>5</text:p>
          </table:table-cell>
          <table:table-cell table:formula="of:=CONCATENATE([.W33];&quot;X&quot;;[.X33];&quot;&lt;&lt;&quot;;[.Z33])" office:value-type="string" office:string-value="2X13&lt;&lt;5">
            <text:p>2X13&lt;&lt;5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float" office:value="127">
            <text:p>127</text:p>
          </table:table-cell>
          <table:table-cell table:formula="of:=MOD([.Y34];29)" office:value-type="float" office:value="11">
            <text:p>11</text:p>
          </table:table-cell>
          <table:table-cell table:formula="of:=CONCATENATE([.W34];&quot;X&quot;;[.X34];&quot;&lt;&lt;&quot;;[.Z34])" office:value-type="string" office:string-value="-X11&lt;&lt;11">
            <text:p>-X11&lt;&lt;11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table:formula="of:=MOD([.Y35];29)" office:value-type="float" office:value="14">
            <text:p>14</text:p>
          </table:table-cell>
          <table:table-cell table:formula="of:=CONCATENATE([.W35];&quot;X&quot;;[.X35];&quot;&lt;&lt;&quot;;[.Z35])" office:value-type="string" office:string-value="-X10&lt;&lt;14">
            <text:p>-X10&lt;&lt;14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/>
          <table:table-cell office:value-type="float" office:value="16">
            <text:p>16</text:p>
          </table:table-cell>
          <table:table-cell office:value-type="float" office:value="144">
            <text:p>144</text:p>
          </table:table-cell>
          <table:table-cell table:formula="of:=MOD([.Y36];29)" office:value-type="float" office:value="28">
            <text:p>28</text:p>
          </table:table-cell>
          <table:table-cell table:formula="of:=CONCATENATE([.W36];&quot;X&quot;;[.X36];&quot;&lt;&lt;&quot;;[.Z36])" office:value-type="string" office:string-value="X16&lt;&lt;28">
            <text:p>X16&lt;&lt;28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47">
            <text:p>147</text:p>
          </table:table-cell>
          <table:table-cell table:style-name="ce167" table:formula="of:=MOD([.Y37];29)" office:value-type="float" office:value="2">
            <text:p>2</text:p>
          </table:table-cell>
          <table:table-cell table:formula="of:=CONCATENATE([.W37];&quot;X&quot;;[.X37];&quot;&lt;&lt;&quot;;[.Z37])" office:value-type="string" office:string-value="2X15&lt;&lt;2">
            <text:p>2X15&lt;&lt;2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table:style-name="ce167" table:formula="of:=MOD([.Y38];29)" office:value-type="float" office:value="5">
            <text:p>5</text:p>
          </table:table-cell>
          <table:table-cell table:formula="of:=CONCATENATE([.W38];&quot;X&quot;;[.X38];&quot;&lt;&lt;&quot;;[.Z38])" office:value-type="string" office:string-value="2X14&lt;&lt;5">
            <text:p>2X14&lt;&lt;5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56">
            <text:p>156</text:p>
          </table:table-cell>
          <table:table-cell table:style-name="ce167" table:formula="of:=MOD([.Y39];29)" office:value-type="float" office:value="11">
            <text:p>11</text:p>
          </table:table-cell>
          <table:table-cell table:formula="of:=CONCATENATE([.W39];&quot;X&quot;;[.X39];&quot;&lt;&lt;&quot;;[.Z39])" office:value-type="string" office:string-value="-X12&lt;&lt;11">
            <text:p>-X12&lt;&lt;11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table:style-name="ce167" table:formula="of:=MOD([.Y40];29)" office:value-type="float" office:value="14">
            <text:p>14</text:p>
          </table:table-cell>
          <table:table-cell table:formula="of:=CONCATENATE([.W40];&quot;X&quot;;[.X40];&quot;&lt;&lt;&quot;;[.Z40])" office:value-type="string" office:string-value="-X11&lt;&lt;14">
            <text:p>-X11&lt;&lt;14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/>
          <table:table-cell office:value-type="float" office:value="17">
            <text:p>17</text:p>
          </table:table-cell>
          <table:table-cell office:value-type="float" office:value="173">
            <text:p>173</text:p>
          </table:table-cell>
          <table:table-cell table:style-name="ce167" table:formula="of:=MOD([.Y41];29)" office:value-type="float" office:value="28">
            <text:p>28</text:p>
          </table:table-cell>
          <table:table-cell table:formula="of:=CONCATENATE([.W41];&quot;X&quot;;[.X41];&quot;&lt;&lt;&quot;;[.Z41])" office:value-type="string" office:string-value="X17&lt;&lt;28">
            <text:p>X17&lt;&lt;28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76">
            <text:p>176</text:p>
          </table:table-cell>
          <table:table-cell table:formula="of:=MOD([.Y42];29)" office:value-type="float" office:value="2">
            <text:p>2</text:p>
          </table:table-cell>
          <table:table-cell table:formula="of:=CONCATENATE([.W42];&quot;X&quot;;[.X42];&quot;&lt;&lt;&quot;;[.Z42])" office:value-type="string" office:string-value="2X16&lt;&lt;2">
            <text:p>2X16&lt;&lt;2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79">
            <text:p>179</text:p>
          </table:table-cell>
          <table:table-cell table:formula="of:=MOD([.Y43];29)" office:value-type="float" office:value="5">
            <text:p>5</text:p>
          </table:table-cell>
          <table:table-cell table:formula="of:=CONCATENATE([.W43];&quot;X&quot;;[.X43];&quot;&lt;&lt;&quot;;[.Z43])" office:value-type="string" office:string-value="2X15&lt;&lt;5">
            <text:p>2X15&lt;&lt;5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float" office:value="185">
            <text:p>185</text:p>
          </table:table-cell>
          <table:table-cell table:formula="of:=MOD([.Y44];29)" office:value-type="float" office:value="11">
            <text:p>11</text:p>
          </table:table-cell>
          <table:table-cell table:formula="of:=CONCATENATE([.W44];&quot;X&quot;;[.X44];&quot;&lt;&lt;&quot;;[.Z44])" office:value-type="string" office:string-value="-X13&lt;&lt;11">
            <text:p>-X13&lt;&lt;11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88">
            <text:p>188</text:p>
          </table:table-cell>
          <table:table-cell table:formula="of:=MOD([.Y45];29)" office:value-type="float" office:value="14">
            <text:p>14</text:p>
          </table:table-cell>
          <table:table-cell table:formula="of:=CONCATENATE([.W45];&quot;X&quot;;[.X45];&quot;&lt;&lt;&quot;;[.Z45])" office:value-type="string" office:string-value="-X12&lt;&lt;14">
            <text:p>-X12&lt;&lt;14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194">
            <text:p>194</text:p>
          </table:table-cell>
          <table:table-cell table:formula="of:=MOD([.Y46];29)" office:value-type="float" office:value="20">
            <text:p>20</text:p>
          </table:table-cell>
          <table:table-cell table:formula="of:=CONCATENATE([.W46];&quot;X&quot;;[.X46];&quot;&lt;&lt;&quot;;[.Z46])" office:value-type="string" office:string-value="-X10&lt;&lt;20">
            <text:p>-X10&lt;&lt;20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197">
            <text:p>197</text:p>
          </table:table-cell>
          <table:table-cell table:formula="of:=MOD([.Y47];29)" office:value-type="float" office:value="23">
            <text:p>23</text:p>
          </table:table-cell>
          <table:table-cell table:formula="of:=CONCATENATE([.W47];&quot;X&quot;;[.X47];&quot;&lt;&lt;&quot;;[.Z47])" office:value-type="string" office:string-value="-X9&lt;&lt;23">
            <text:p>-X9&lt;&lt;23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5">
            <text:p>205</text:p>
          </table:table-cell>
          <table:table-cell table:style-name="ce167" table:formula="of:=MOD([.Y48];29)" office:value-type="float" office:value="2">
            <text:p>2</text:p>
          </table:table-cell>
          <table:table-cell table:formula="of:=CONCATENATE([.W48];&quot;X&quot;;[.X48];&quot;&lt;&lt;&quot;;[.Z48])" office:value-type="string" office:string-value="2X17&lt;&lt;2">
            <text:p>2X17&lt;&lt;2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08">
            <text:p>208</text:p>
          </table:table-cell>
          <table:table-cell table:style-name="ce167" table:formula="of:=MOD([.Y49];29)" office:value-type="float" office:value="5">
            <text:p>5</text:p>
          </table:table-cell>
          <table:table-cell table:formula="of:=CONCATENATE([.W49];&quot;X&quot;;[.X49];&quot;&lt;&lt;&quot;;[.Z49])" office:value-type="string" office:string-value="3X16&lt;&lt;5">
            <text:p>3X16&lt;&lt;5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/>
          <table:table-cell office:value-type="float" office:value="15">
            <text:p>15</text:p>
          </table:table-cell>
          <table:table-cell office:value-type="float" office:value="211">
            <text:p>211</text:p>
          </table:table-cell>
          <table:table-cell table:style-name="ce167" table:formula="of:=MOD([.Y50];29)" office:value-type="float" office:value="8">
            <text:p>8</text:p>
          </table:table-cell>
          <table:table-cell table:formula="of:=CONCATENATE([.W50];&quot;X&quot;;[.X50];&quot;&lt;&lt;&quot;;[.Z50])" office:value-type="string" office:string-value="X15&lt;&lt;8">
            <text:p>X15&lt;&lt;8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float" office:value="223">
            <text:p>223</text:p>
          </table:table-cell>
          <table:table-cell table:style-name="ce167" table:formula="of:=MOD([.Y51];29)" office:value-type="float" office:value="20">
            <text:p>20</text:p>
          </table:table-cell>
          <table:table-cell table:formula="of:=CONCATENATE([.W51];&quot;X&quot;;[.X51];&quot;&lt;&lt;&quot;;[.Z51])" office:value-type="string" office:string-value="-X11&lt;&lt;20">
            <text:p>-X11&lt;&lt;20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/>
          <table:table-cell office:value-type="float" office:value="9">
            <text:p>9</text:p>
          </table:table-cell>
          <table:table-cell office:value-type="float" office:value="229">
            <text:p>229</text:p>
          </table:table-cell>
          <table:table-cell table:style-name="ce167" table:formula="of:=MOD([.Y52];29)" office:value-type="float" office:value="26">
            <text:p>26</text:p>
          </table:table-cell>
          <table:table-cell table:formula="of:=CONCATENATE([.W52];&quot;X&quot;;[.X52];&quot;&lt;&lt;&quot;;[.Z52])" office:value-type="string" office:string-value="X9&lt;&lt;26">
            <text:p>X9&lt;&lt;26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37">
            <text:p>237</text:p>
          </table:table-cell>
          <table:table-cell table:formula="of:=MOD([.Y53];29)" office:value-type="float" office:value="5">
            <text:p>5</text:p>
          </table:table-cell>
          <table:table-cell table:formula="of:=CONCATENATE([.W53];&quot;X&quot;;[.X53];&quot;&lt;&lt;&quot;;[.Z53])" office:value-type="string" office:string-value="3X17&lt;&lt;5">
            <text:p>3X17&lt;&lt;5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float" office:value="243">
            <text:p>243</text:p>
          </table:table-cell>
          <table:table-cell table:formula="of:=MOD([.Y54];29)" office:value-type="float" office:value="11">
            <text:p>11</text:p>
          </table:table-cell>
          <table:table-cell table:formula="of:=CONCATENATE([.W54];&quot;X&quot;;[.X54];&quot;&lt;&lt;&quot;;[.Z54])" office:value-type="string" office:string-value="-X15&lt;&lt;11">
            <text:p>-X15&lt;&lt;11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float" office:value="246">
            <text:p>246</text:p>
          </table:table-cell>
          <table:table-cell table:formula="of:=MOD([.Y55];29)" office:value-type="float" office:value="14">
            <text:p>14</text:p>
          </table:table-cell>
          <table:table-cell table:formula="of:=CONCATENATE([.W55];&quot;X&quot;;[.X55];&quot;&lt;&lt;&quot;;[.Z55])" office:value-type="string" office:string-value="-X14&lt;&lt;14">
            <text:p>-X14&lt;&lt;14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float" office:value="249">
            <text:p>249</text:p>
          </table:table-cell>
          <table:table-cell table:formula="of:=MOD([.Y56];29)" office:value-type="float" office:value="17">
            <text:p>17</text:p>
          </table:table-cell>
          <table:table-cell table:formula="of:=CONCATENATE([.W56];&quot;X&quot;;[.X56];&quot;&lt;&lt;&quot;;[.Z56])" office:value-type="string" office:string-value="-X13&lt;&lt;17">
            <text:p>-X13&lt;&lt;17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252">
            <text:p>252</text:p>
          </table:table-cell>
          <table:table-cell table:formula="of:=MOD([.Y57];29)" office:value-type="float" office:value="20">
            <text:p>20</text:p>
          </table:table-cell>
          <table:table-cell table:formula="of:=CONCATENATE([.W57];&quot;X&quot;;[.X57];&quot;&lt;&lt;&quot;;[.Z57])" office:value-type="string" office:string-value="-X12&lt;&lt;20">
            <text:p>-X12&lt;&lt;20</text:p>
          </table:table-cell>
        </table:table-row>
      </table:table>
      <table:table table:name="Sheet8" table:style-name="ta1">
        <table:table-column table:style-name="co21" table:number-columns-repeated="5" table:default-cell-style-name="Default"/>
        <table:table-column table:style-name="co22" table:number-columns-repeated="73" table:default-cell-style-name="Default"/>
        <table:table-column table:style-name="co22" table:default-cell-style-name="ce234"/>
        <table:table-column table:style-name="co22" table:default-cell-style-name="ce235"/>
        <table:table-row table:style-name="ro2" table:number-rows-repeated="3">
          <table:table-cell table:number-columns-repeated="78"/>
          <table:table-cell table:style-name="Default" table:number-columns-repeated="2"/>
        </table:table-row>
        <table:table-row table:style-name="ro2">
          <table:table-cell table:number-columns-repeated="78"/>
          <table:table-cell office:value-type="string" table:number-columns-spanned="2" table:number-rows-spanned="1">
            <text:p>R9</text:p>
          </table:table-cell>
          <table:covered-table-cell/>
        </table:table-row>
        <table:table-row table:style-name="ro2">
          <table:table-cell table:number-columns-repeated="78"/>
          <table:table-cell table:style-name="ce235"/>
          <table:table-cell/>
        </table:table-row>
        <table:table-row table:style-name="ro2">
          <table:table-cell table:number-columns-repeated="78"/>
          <table:table-cell office:value-type="string" table:number-columns-spanned="2" table:number-rows-spanned="1">
            <text:p>R8</text:p>
          </table:table-cell>
          <table:covered-table-cell/>
        </table:table-row>
        <table:table-row table:style-name="ro2">
          <table:table-cell table:number-columns-repeated="78"/>
          <table:table-cell table:style-name="ce235"/>
          <table:table-cell/>
        </table:table-row>
        <table:table-row table:style-name="ro2">
          <table:table-cell table:number-columns-repeated="78"/>
          <table:table-cell office:value-type="string" table:number-columns-spanned="2" table:number-rows-spanned="1">
            <text:p>R7</text:p>
          </table:table-cell>
          <table:covered-table-cell/>
        </table:table-row>
        <table:table-row table:style-name="ro2">
          <table:table-cell table:number-columns-repeated="78"/>
          <table:table-cell table:style-name="ce235"/>
          <table:table-cell/>
        </table:table-row>
        <table:table-row table:style-name="ro2">
          <table:table-cell table:number-columns-repeated="78"/>
          <table:table-cell office:value-type="string" table:number-columns-spanned="2" table:number-rows-spanned="1">
            <text:p>R6</text:p>
          </table:table-cell>
          <table:covered-table-cell/>
        </table:table-row>
        <table:table-row table:style-name="ro2">
          <table:table-cell table:number-columns-repeated="48"/>
          <table:table-cell table:style-name="ce230"/>
          <table:table-cell table:style-name="ce216"/>
          <table:table-cell table:number-columns-repeated="28"/>
          <table:table-cell table:style-name="ce235"/>
          <table:table-cell/>
        </table:table-row>
        <table:table-row table:style-name="ro2">
          <table:table-cell table:number-columns-repeated="78"/>
          <table:table-cell office:value-type="string" table:number-columns-spanned="2" table:number-rows-spanned="1">
            <text:p>R5</text:p>
          </table:table-cell>
          <table:covered-table-cell/>
        </table:table-row>
        <table:table-row table:style-name="ro2">
          <table:table-cell table:number-columns-repeated="35"/>
          <table:table-cell table:style-name="ce216" table:number-columns-repeated="2"/>
          <table:table-cell table:number-columns-repeated="2"/>
          <table:table-cell table:style-name="ce216" table:number-columns-repeated="2"/>
          <table:table-cell table:number-columns-repeated="4"/>
          <table:table-cell table:style-name="ce216"/>
          <table:table-cell table:number-columns-repeated="2"/>
          <table:table-cell table:style-name="ce230"/>
          <table:table-cell table:style-name="ce216"/>
          <table:table-cell table:number-columns-repeated="2"/>
          <table:table-cell table:style-name="ce216" table:number-columns-repeated="2"/>
          <table:table-cell table:number-columns-repeated="2"/>
          <table:table-cell table:style-name="ce216" table:number-columns-repeated="2"/>
          <table:table-cell table:number-columns-repeated="3"/>
          <table:table-cell table:style-name="ce216" table:number-columns-repeated="2"/>
          <table:table-cell table:style-name="ce230"/>
          <table:table-cell table:style-name="ce216" table:number-columns-repeated="7"/>
          <table:table-cell table:number-columns-repeated="7"/>
          <table:table-cell table:style-name="ce235"/>
          <table:table-cell/>
        </table:table-row>
        <table:table-row table:style-name="ro2">
          <table:table-cell table:number-columns-repeated="78"/>
          <table:table-cell office:value-type="string" table:number-columns-spanned="2" table:number-rows-spanned="1">
            <text:p>R4</text:p>
          </table:table-cell>
          <table:covered-table-cell/>
        </table:table-row>
        <table:table-row table:style-name="ro2">
          <table:table-cell table:number-columns-repeated="35"/>
          <table:table-cell table:style-name="ce216" table:number-columns-repeated="2"/>
          <table:table-cell table:number-columns-repeated="2"/>
          <table:table-cell table:style-name="ce216" table:number-columns-repeated="2"/>
          <table:table-cell table:number-columns-repeated="3"/>
          <table:table-cell table:style-name="ce216" table:number-columns-repeated="2"/>
          <table:table-cell table:number-columns-repeated="2"/>
          <table:table-cell table:style-name="ce230"/>
          <table:table-cell table:style-name="ce216"/>
          <table:table-cell table:number-columns-repeated="2"/>
          <table:table-cell table:style-name="ce216" table:number-columns-repeated="2"/>
          <table:table-cell table:number-columns-repeated="7"/>
          <table:table-cell table:style-name="ce216" table:number-columns-repeated="2"/>
          <table:table-cell table:style-name="ce231"/>
          <table:table-cell table:number-columns-repeated="14"/>
          <table:table-cell table:style-name="ce235"/>
          <table:table-cell/>
        </table:table-row>
        <table:table-row table:style-name="ro2">
          <table:table-cell table:number-columns-repeated="18"/>
          <table:table-cell table:style-name="ce212" office:value-type="string" table:number-columns-spanned="4" table:number-rows-spanned="1">
            <text:p>a7b6</text:p>
          </table:table-cell>
          <table:covered-table-cell table:style-name="ce216"/>
          <table:covered-table-cell table:number-columns-repeated="2"/>
          <table:table-cell table:style-name="ce217" office:value-type="string" table:number-columns-spanned="4" table:number-rows-spanned="1">
            <text:p>a7b5</text:p>
          </table:table-cell>
          <table:covered-table-cell table:style-name="ce216"/>
          <table:covered-table-cell table:style-name="ce180"/>
          <table:covered-table-cell/>
          <table:table-cell/>
          <table:table-cell table:style-name="ce212" office:value-type="string" table:number-columns-spanned="4" table:number-rows-spanned="1">
            <text:p>a7b4</text:p>
          </table:table-cell>
          <table:covered-table-cell table:number-columns-repeated="3"/>
          <table:table-cell table:style-name="ce217" office:value-type="string" table:number-columns-spanned="4" table:number-rows-spanned="1">
            <text:p>a7b3</text:p>
          </table:table-cell>
          <table:covered-table-cell table:number-columns-repeated="3"/>
          <table:table-cell table:style-name="ce212" office:value-type="string" table:number-columns-spanned="4" table:number-rows-spanned="1">
            <text:p>a7b2</text:p>
          </table:table-cell>
          <table:covered-table-cell table:number-columns-repeated="3"/>
          <table:table-cell table:style-name="ce217" office:value-type="string" table:number-columns-spanned="4" table:number-rows-spanned="1">
            <text:p>a7b1</text:p>
          </table:table-cell>
          <table:covered-table-cell table:number-columns-repeated="3"/>
          <table:table-cell/>
          <table:table-cell table:style-name="ce212" office:value-type="string" table:number-columns-spanned="4" table:number-rows-spanned="1">
            <text:p>a7b0</text:p>
          </table:table-cell>
          <table:covered-table-cell table:style-name="ce216"/>
          <table:covered-table-cell table:style-name="ce229"/>
          <table:covered-table-cell table:style-name="ce216"/>
          <table:table-cell table:style-name="ce217" office:value-type="string" table:number-columns-spanned="4" table:number-rows-spanned="1">
            <text:p>a7b9</text:p>
          </table:table-cell>
          <table:covered-table-cell table:number-columns-repeated="3"/>
          <table:table-cell table:style-name="ce212" office:value-type="string" table:number-columns-spanned="4" table:number-rows-spanned="1">
            <text:p>a7b8</text:p>
          </table:table-cell>
          <table:covered-table-cell table:number-columns-repeated="3"/>
          <table:table-cell table:style-name="ce217" office:value-type="string" table:number-columns-spanned="4" table:number-rows-spanned="1">
            <text:p>a7b7</text:p>
          </table:table-cell>
          <table:covered-table-cell table:number-columns-repeated="3"/>
          <table:table-cell table:number-columns-repeated="18"/>
          <table:table-cell office:value-type="string" table:number-columns-spanned="2" table:number-rows-spanned="1">
            <text:p>R3</text:p>
          </table:table-cell>
          <table:covered-table-cell/>
        </table:table-row>
        <table:table-row table:style-name="ro2">
          <table:table-cell table:number-columns-repeated="61"/>
          <table:table-cell table:style-name="ce216" table:number-columns-repeated="2"/>
          <table:table-cell table:number-columns-repeated="5"/>
          <table:table-cell table:style-name="ce216" table:number-columns-repeated="3"/>
          <table:table-cell table:number-columns-repeated="5"/>
          <table:table-cell table:style-name="ce231"/>
          <table:table-cell/>
          <table:table-cell table:style-name="ce235"/>
          <table:table-cell/>
        </table:table-row>
        <table:table-row table:style-name="ro2">
          <table:table-cell table:number-columns-repeated="35"/>
          <table:table-cell table:style-name="ce220" office:value-type="string" table:number-columns-spanned="4" table:number-rows-spanned="1">
            <text:p>a3b6</text:p>
          </table:table-cell>
          <table:covered-table-cell table:style-name="ce216"/>
          <table:covered-table-cell table:number-columns-repeated="2"/>
          <table:table-cell table:style-name="ce226" office:value-type="string" table:number-columns-spanned="4" table:number-rows-spanned="1">
            <text:p>a3b5</text:p>
          </table:table-cell>
          <table:covered-table-cell table:style-name="ce216"/>
          <table:covered-table-cell table:number-columns-repeated="2"/>
          <table:table-cell/>
          <table:table-cell table:style-name="ce220" office:value-type="string" table:number-columns-spanned="4" table:number-rows-spanned="1">
            <text:p>a3b4</text:p>
          </table:table-cell>
          <table:covered-table-cell table:style-name="ce216"/>
          <table:covered-table-cell table:number-columns-repeated="2"/>
          <table:table-cell table:style-name="ce226" office:value-type="string" table:number-columns-spanned="4" table:number-rows-spanned="1">
            <text:p>a3b3</text:p>
          </table:table-cell>
          <table:covered-table-cell table:style-name="ce216"/>
          <table:covered-table-cell table:number-columns-repeated="2"/>
          <table:table-cell table:style-name="ce220" office:value-type="string" table:number-columns-spanned="4" table:number-rows-spanned="1">
            <text:p>a3b2</text:p>
          </table:table-cell>
          <table:covered-table-cell table:style-name="ce216"/>
          <table:covered-table-cell table:number-columns-repeated="2"/>
          <table:table-cell table:style-name="ce226" office:value-type="string" table:number-columns-spanned="4" table:number-rows-spanned="1">
            <text:p>a3b1</text:p>
          </table:table-cell>
          <table:covered-table-cell table:style-name="ce216"/>
          <table:covered-table-cell table:number-columns-repeated="2"/>
          <table:table-cell table:number-columns-repeated="18"/>
          <table:table-cell office:value-type="string" table:number-columns-spanned="2" table:number-rows-spanned="1">
            <text:p>R2</text:p>
          </table:table-cell>
          <table:covered-table-cell/>
        </table:table-row>
        <table:table-row table:style-name="ro2">
          <table:table-cell table:number-columns-repeated="35"/>
          <table:table-cell table:style-name="ce216" table:number-columns-repeated="2"/>
          <table:table-cell table:number-columns-repeated="2"/>
          <table:table-cell table:style-name="ce216" table:number-columns-repeated="2"/>
          <table:table-cell table:number-columns-repeated="3"/>
          <table:table-cell table:style-name="ce216" table:number-columns-repeated="2"/>
          <table:table-cell table:number-columns-repeated="2"/>
          <table:table-cell table:style-name="ce230"/>
          <table:table-cell table:style-name="ce216"/>
          <table:table-cell table:number-columns-repeated="2"/>
          <table:table-cell table:style-name="ce216" table:number-columns-repeated="2"/>
          <table:table-cell table:number-columns-repeated="7"/>
          <table:table-cell table:style-name="ce216" table:number-columns-repeated="2"/>
          <table:table-cell table:number-columns-repeated="4"/>
          <table:table-cell table:style-name="ce216" table:number-columns-repeated="4"/>
          <table:table-cell table:number-columns-repeated="5"/>
          <table:table-cell table:style-name="ce231"/>
          <table:table-cell/>
          <table:table-cell table:style-name="ce235"/>
          <table:table-cell/>
        </table:table-row>
        <table:table-row table:style-name="ro2">
          <table:table-cell table:number-columns-repeated="18"/>
          <table:table-cell table:style-name="ce213" office:value-type="string" table:number-columns-spanned="4" table:number-rows-spanned="1">
            <text:p>a6b7</text:p>
          </table:table-cell>
          <table:covered-table-cell table:style-name="ce216"/>
          <table:covered-table-cell table:number-columns-repeated="2"/>
          <table:table-cell table:style-name="ce213" office:value-type="string" table:number-columns-spanned="4" table:number-rows-spanned="1">
            <text:p>a6b6</text:p>
          </table:table-cell>
          <table:covered-table-cell table:style-name="ce216"/>
          <table:covered-table-cell table:style-name="ce180"/>
          <table:covered-table-cell/>
          <table:table-cell/>
          <table:table-cell table:style-name="ce213" office:value-type="string" table:number-columns-spanned="4" table:number-rows-spanned="1">
            <text:p>a6b5</text:p>
          </table:table-cell>
          <table:covered-table-cell table:style-name="ce216"/>
          <table:covered-table-cell table:number-columns-repeated="2"/>
          <table:table-cell table:style-name="ce213" office:value-type="string" table:number-columns-spanned="4" table:number-rows-spanned="1">
            <text:p>a6b4</text:p>
          </table:table-cell>
          <table:covered-table-cell table:number-columns-repeated="3"/>
          <table:table-cell table:style-name="ce213" office:value-type="string" table:number-columns-spanned="4" table:number-rows-spanned="1">
            <text:p>a6b3</text:p>
          </table:table-cell>
          <table:covered-table-cell table:number-columns-repeated="3"/>
          <table:table-cell table:style-name="ce213" office:value-type="string" table:number-columns-spanned="4" table:number-rows-spanned="1">
            <text:p>a6b2</text:p>
          </table:table-cell>
          <table:covered-table-cell table:number-columns-repeated="3"/>
          <table:table-cell/>
          <table:table-cell table:style-name="ce213" office:value-type="string" table:number-columns-spanned="4" table:number-rows-spanned="1">
            <text:p>a6b1</text:p>
          </table:table-cell>
          <table:covered-table-cell table:style-name="ce216"/>
          <table:covered-table-cell table:number-columns-repeated="2"/>
          <table:table-cell table:style-name="ce213" office:value-type="string" table:number-columns-spanned="4" table:number-rows-spanned="1">
            <text:p>a6b0</text:p>
          </table:table-cell>
          <table:covered-table-cell table:number-columns-repeated="3" table:style-name="ce216"/>
          <table:table-cell table:style-name="ce213" office:value-type="string" table:number-columns-spanned="4" table:number-rows-spanned="1">
            <text:p>a6b9</text:p>
          </table:table-cell>
          <table:covered-table-cell table:number-columns-repeated="3"/>
          <table:table-cell table:style-name="ce213" office:value-type="string" table:number-columns-spanned="4" table:number-rows-spanned="1">
            <text:p>a6b8</text:p>
          </table:table-cell>
          <table:covered-table-cell table:number-columns-repeated="3"/>
          <table:table-cell table:number-columns-repeated="18"/>
          <table:table-cell office:value-type="string" table:number-columns-spanned="2" table:number-rows-spanned="1">
            <text:p>R1</text:p>
          </table:table-cell>
          <table:covered-table-cell/>
        </table:table-row>
        <table:table-row table:style-name="ro2">
          <table:table-cell table:number-columns-repeated="35"/>
          <table:table-cell table:style-name="ce216" table:number-columns-repeated="2"/>
          <table:table-cell table:number-columns-repeated="2"/>
          <table:table-cell table:style-name="ce216" table:number-columns-repeated="2"/>
          <table:table-cell table:number-columns-repeated="3"/>
          <table:table-cell table:style-name="ce216" table:number-columns-repeated="2"/>
          <table:table-cell table:style-name="ce230"/>
          <table:table-cell table:style-name="ce216"/>
          <table:table-cell table:style-name="ce230"/>
          <table:table-cell table:style-name="ce216"/>
          <table:table-cell table:number-columns-repeated="2"/>
          <table:table-cell table:style-name="ce216" table:number-columns-repeated="8"/>
          <table:table-cell/>
          <table:table-cell table:style-name="ce216" table:number-columns-repeated="2"/>
          <table:table-cell table:style-name="ce230"/>
          <table:table-cell table:style-name="ce216" table:number-columns-repeated="7"/>
          <table:table-cell table:number-columns-repeated="7"/>
          <table:table-cell table:style-name="ce235"/>
          <table:table-cell/>
        </table:table-row>
        <table:table-row table:style-name="ro2">
          <table:table-cell table:number-columns-repeated="35"/>
          <table:table-cell table:style-name="ce221" office:value-type="string" table:number-columns-spanned="4" table:number-rows-spanned="1">
            <text:p>a2b7</text:p>
          </table:table-cell>
          <table:covered-table-cell table:style-name="ce216"/>
          <table:covered-table-cell table:number-columns-repeated="2"/>
          <table:table-cell table:style-name="ce221" office:value-type="string" table:number-columns-spanned="4" table:number-rows-spanned="1">
            <text:p>a2b6</text:p>
          </table:table-cell>
          <table:covered-table-cell table:style-name="ce216"/>
          <table:covered-table-cell table:number-columns-repeated="2"/>
          <table:table-cell/>
          <table:table-cell table:style-name="ce221" office:value-type="string" table:number-columns-spanned="4" table:number-rows-spanned="1">
            <text:p>a2b5</text:p>
          </table:table-cell>
          <table:covered-table-cell table:style-name="ce216"/>
          <table:covered-table-cell table:number-columns-repeated="2"/>
          <table:table-cell table:style-name="ce221" office:value-type="string" table:number-columns-spanned="4" table:number-rows-spanned="1">
            <text:p>a2b4</text:p>
          </table:table-cell>
          <table:covered-table-cell table:style-name="ce216"/>
          <table:covered-table-cell table:number-columns-repeated="2"/>
          <table:table-cell table:style-name="ce221" office:value-type="string" table:number-columns-spanned="4" table:number-rows-spanned="1">
            <text:p>a2b3</text:p>
          </table:table-cell>
          <table:covered-table-cell table:style-name="ce216"/>
          <table:covered-table-cell table:number-columns-repeated="2"/>
          <table:table-cell table:style-name="ce221" office:value-type="string" table:number-columns-spanned="4" table:number-rows-spanned="1">
            <text:p>a2b2</text:p>
          </table:table-cell>
          <table:covered-table-cell table:style-name="ce216"/>
          <table:covered-table-cell table:number-columns-repeated="2"/>
          <table:table-cell table:number-columns-repeated="18"/>
          <table:table-cell office:value-type="string" table:number-columns-spanned="2" table:number-rows-spanned="1">
            <text:p>R0</text:p>
          </table:table-cell>
          <table:covered-table-cell/>
        </table:table-row>
        <table:table-row table:style-name="ro2">
          <table:table-cell table:number-columns-repeated="44"/>
          <table:table-cell table:style-name="ce216" table:number-columns-repeated="2"/>
          <table:table-cell table:style-name="ce231"/>
          <table:table-cell/>
          <table:table-cell table:style-name="ce230"/>
          <table:table-cell table:style-name="ce219"/>
          <table:table-cell table:number-columns-repeated="2"/>
          <table:table-cell table:style-name="ce216" table:number-columns-repeated="6"/>
          <table:table-cell table:style-name="ce219" table:number-columns-repeated="2"/>
          <table:table-cell table:number-columns-repeated="3"/>
          <table:table-cell table:style-name="ce231"/>
          <table:table-cell table:number-columns-repeated="14"/>
          <table:table-cell table:style-name="Default" table:number-columns-repeated="2"/>
        </table:table-row>
        <table:table-row table:style-name="ro2">
          <table:table-cell/>
          <table:table-cell table:style-name="ce206" office:value-type="string" table:number-columns-spanned="4" table:number-rows-spanned="1">
            <text:p>c17</text:p>
          </table:table-cell>
          <table:covered-table-cell table:style-name="ce209"/>
          <table:covered-table-cell table:style-name="ce210"/>
          <table:covered-table-cell table:style-name="ce209"/>
          <table:table-cell table:style-name="ce206" office:value-type="string" table:number-columns-spanned="4" table:number-rows-spanned="1">
            <text:p>c16</text:p>
          </table:table-cell>
          <table:covered-table-cell table:number-columns-repeated="3" table:style-name="ce209"/>
          <table:table-cell/>
          <table:table-cell table:style-name="ce206" office:value-type="string" table:number-columns-spanned="4" table:number-rows-spanned="1">
            <text:p>c15</text:p>
          </table:table-cell>
          <table:covered-table-cell table:number-columns-repeated="3" table:style-name="ce209"/>
          <table:table-cell table:style-name="ce206" office:value-type="string" table:number-columns-spanned="4" table:number-rows-spanned="1">
            <text:p>c14</text:p>
          </table:table-cell>
          <table:covered-table-cell table:number-columns-repeated="3" table:style-name="ce209"/>
          <table:table-cell table:style-name="ce206" office:value-type="string" table:number-columns-spanned="4" table:number-rows-spanned="1">
            <text:p>c13</text:p>
          </table:table-cell>
          <table:covered-table-cell table:style-name="ce209"/>
          <table:covered-table-cell table:style-name="ce210"/>
          <table:covered-table-cell table:style-name="ce209"/>
          <table:table-cell table:style-name="ce206" office:value-type="string" table:number-columns-spanned="4" table:number-rows-spanned="1">
            <text:p>c12</text:p>
          </table:table-cell>
          <table:covered-table-cell table:number-columns-repeated="3" table:style-name="ce209"/>
          <table:table-cell/>
          <table:table-cell table:style-name="ce206" office:value-type="string" table:number-columns-spanned="4" table:number-rows-spanned="1">
            <text:p>c11</text:p>
          </table:table-cell>
          <table:covered-table-cell table:number-columns-repeated="3" table:style-name="ce209"/>
          <table:table-cell table:style-name="ce206" office:value-type="string" table:number-columns-spanned="4" table:number-rows-spanned="1">
            <text:p>c10</text:p>
          </table:table-cell>
          <table:covered-table-cell table:number-columns-repeated="3" table:style-name="ce209"/>
          <table:table-cell table:style-name="ce206" office:value-type="string" table:number-columns-spanned="4" table:number-rows-spanned="1">
            <text:p>c9</text:p>
          </table:table-cell>
          <table:covered-table-cell table:number-columns-repeated="3" table:style-name="ce209"/>
          <table:table-cell table:style-name="ce206" office:value-type="string" table:number-columns-spanned="4" table:number-rows-spanned="1">
            <text:p>c8</text:p>
          </table:table-cell>
          <table:covered-table-cell table:number-columns-repeated="3" table:style-name="ce209"/>
          <table:table-cell table:style-name="ce209"/>
          <table:table-cell table:style-name="ce206" office:value-type="string" table:number-columns-spanned="4" table:number-rows-spanned="1">
            <text:p>c7</text:p>
          </table:table-cell>
          <table:covered-table-cell table:style-name="ce209"/>
          <table:covered-table-cell table:style-name="ce210"/>
          <table:covered-table-cell table:style-name="ce209"/>
          <table:table-cell table:style-name="ce206" office:value-type="string" table:number-columns-spanned="4" table:number-rows-spanned="1">
            <text:p>c6</text:p>
          </table:table-cell>
          <table:covered-table-cell table:number-columns-repeated="3" table:style-name="ce209"/>
          <table:table-cell table:style-name="ce206" office:value-type="string" table:number-columns-spanned="4" table:number-rows-spanned="1">
            <text:p>c5</text:p>
          </table:table-cell>
          <table:covered-table-cell table:number-columns-repeated="3" table:style-name="ce209"/>
          <table:table-cell table:style-name="ce206" office:value-type="string" table:number-columns-spanned="4" table:number-rows-spanned="1">
            <text:p>c4</text:p>
          </table:table-cell>
          <table:covered-table-cell table:number-columns-repeated="3" table:style-name="ce209"/>
          <table:table-cell table:style-name="ce210"/>
          <table:table-cell table:style-name="ce206" office:value-type="string" table:number-columns-spanned="4" table:number-rows-spanned="1">
            <text:p>c3</text:p>
          </table:table-cell>
          <table:covered-table-cell table:style-name="ce209"/>
          <table:covered-table-cell table:style-name="ce210"/>
          <table:covered-table-cell table:style-name="ce209"/>
          <table:table-cell table:style-name="ce206" office:value-type="string" table:number-columns-spanned="4" table:number-rows-spanned="1">
            <text:p>c2</text:p>
          </table:table-cell>
          <table:covered-table-cell table:number-columns-repeated="3" table:style-name="ce209"/>
          <table:table-cell table:style-name="ce206" office:value-type="string" table:number-columns-spanned="4" table:number-rows-spanned="1">
            <text:p>c1</text:p>
          </table:table-cell>
          <table:covered-table-cell table:number-columns-repeated="3" table:style-name="ce209"/>
          <table:table-cell table:style-name="ce206" office:value-type="string" table:number-columns-spanned="4" table:number-rows-spanned="1">
            <text:p>c0</text:p>
          </table:table-cell>
          <table:covered-table-cell table:number-columns-repeated="3" table:style-name="ce209"/>
          <table:table-cell/>
          <table:table-cell table:style-name="Default" table:number-columns-repeated="2"/>
        </table:table-row>
        <table:table-row table:style-name="ro2">
          <table:table-cell table:number-columns-repeated="48"/>
          <table:table-cell table:style-name="ce231"/>
          <table:table-cell table:number-columns-repeated="17"/>
          <table:table-cell table:style-name="ce216"/>
          <table:table-cell table:number-columns-repeated="2"/>
          <table:table-cell table:style-name="ce231"/>
          <table:table-cell/>
          <table:table-cell table:style-name="ce231"/>
          <table:table-cell table:number-columns-repeated="3"/>
          <table:table-cell table:style-name="ce180"/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78"/>
          <table:table-cell office:value-type="string" table:number-columns-spanned="2" table:number-rows-spanned="1">
            <text:p>R9</text:p>
          </table:table-cell>
          <table:covered-table-cell/>
        </table:table-row>
        <table:table-row table:style-name="ro2">
          <table:table-cell table:number-columns-repeated="78"/>
          <table:table-cell table:style-name="ce235"/>
          <table:table-cell/>
        </table:table-row>
        <table:table-row table:style-name="ro2">
          <table:table-cell/>
          <table:table-cell table:style-name="ce207" office:value-type="string" table:number-columns-spanned="4" table:number-rows-spanned="1">
            <text:p>a9b8</text:p>
          </table:table-cell>
          <table:covered-table-cell table:number-columns-repeated="3"/>
          <table:table-cell table:style-name="ce211" office:value-type="string" table:number-columns-spanned="4" table:number-rows-spanned="1">
            <text:p>a9b7</text:p>
          </table:table-cell>
          <table:covered-table-cell table:number-columns-repeated="3"/>
          <table:table-cell/>
          <table:table-cell table:style-name="ce207" office:value-type="string" table:number-columns-spanned="4" table:number-rows-spanned="1">
            <text:p>a9b6</text:p>
          </table:table-cell>
          <table:covered-table-cell table:number-columns-repeated="3"/>
          <table:table-cell table:style-name="ce211" office:value-type="string" table:number-columns-spanned="4" table:number-rows-spanned="1">
            <text:p>a9b5</text:p>
          </table:table-cell>
          <table:covered-table-cell table:number-columns-repeated="3"/>
          <table:table-cell table:style-name="ce207" office:value-type="string" table:number-columns-spanned="4" table:number-rows-spanned="1">
            <text:p>a9b4</text:p>
          </table:table-cell>
          <table:covered-table-cell table:number-columns-repeated="3"/>
          <table:table-cell table:style-name="ce211" office:value-type="string" table:number-columns-spanned="4" table:number-rows-spanned="1">
            <text:p>a9b3</text:p>
          </table:table-cell>
          <table:covered-table-cell table:number-columns-repeated="3"/>
          <table:table-cell/>
          <table:table-cell table:style-name="ce207" office:value-type="string" table:number-columns-spanned="4" table:number-rows-spanned="1">
            <text:p>a9b2</text:p>
          </table:table-cell>
          <table:covered-table-cell table:number-columns-repeated="3"/>
          <table:table-cell table:style-name="ce211" office:value-type="string" table:number-columns-spanned="4" table:number-rows-spanned="1">
            <text:p>a9b1</text:p>
          </table:table-cell>
          <table:covered-table-cell table:number-columns-repeated="3"/>
          <table:table-cell table:style-name="ce207" office:value-type="string" table:number-columns-spanned="4" table:number-rows-spanned="1">
            <text:p>a9b0</text:p>
          </table:table-cell>
          <table:covered-table-cell table:number-columns-repeated="3"/>
          <table:table-cell table:style-name="ce211" office:value-type="string" table:number-columns-spanned="4" table:number-rows-spanned="1">
            <text:p>a9b9</text:p>
          </table:table-cell>
          <table:covered-table-cell table:number-columns-repeated="3"/>
          <table:table-cell table:number-columns-repeated="35"/>
          <table:table-cell office:value-type="string" table:number-columns-spanned="2" table:number-rows-spanned="1">
            <text:p>R8</text:p>
          </table:table-cell>
          <table:covered-table-cell/>
        </table:table-row>
        <table:table-row table:style-name="ro2">
          <table:table-cell table:number-columns-repeated="78"/>
          <table:table-cell table:style-name="ce235"/>
          <table:table-cell/>
        </table:table-row>
        <table:table-row table:style-name="ro2">
          <table:table-cell table:number-columns-repeated="18"/>
          <table:table-cell table:style-name="ce214" office:value-type="string" table:number-columns-spanned="4" table:number-rows-spanned="1">
            <text:p>a5b8</text:p>
          </table:table-cell>
          <table:covered-table-cell table:style-name="ce216"/>
          <table:covered-table-cell table:number-columns-repeated="2"/>
          <table:table-cell table:style-name="ce218" office:value-type="string" table:number-columns-spanned="4" table:number-rows-spanned="1">
            <text:p>a5b7</text:p>
          </table:table-cell>
          <table:covered-table-cell table:style-name="ce219"/>
          <table:covered-table-cell table:style-name="ce180"/>
          <table:covered-table-cell/>
          <table:table-cell/>
          <table:table-cell table:style-name="ce214" office:value-type="string" table:number-columns-spanned="4" table:number-rows-spanned="1">
            <text:p>a5b6</text:p>
          </table:table-cell>
          <table:covered-table-cell table:style-name="ce216"/>
          <table:covered-table-cell table:number-columns-repeated="2"/>
          <table:table-cell table:style-name="ce218" office:value-type="string" table:number-columns-spanned="4" table:number-rows-spanned="1">
            <text:p>a5b5</text:p>
          </table:table-cell>
          <table:covered-table-cell table:style-name="ce216"/>
          <table:covered-table-cell table:number-columns-repeated="2"/>
          <table:table-cell table:style-name="ce214" office:value-type="string" table:number-columns-spanned="4" table:number-rows-spanned="1">
            <text:p>a5b4</text:p>
          </table:table-cell>
          <table:covered-table-cell table:style-name="ce216"/>
          <table:covered-table-cell table:number-columns-repeated="2"/>
          <table:table-cell table:style-name="ce218" office:value-type="string" table:number-columns-spanned="4" table:number-rows-spanned="1">
            <text:p>a5b3</text:p>
          </table:table-cell>
          <table:covered-table-cell table:style-name="ce216"/>
          <table:covered-table-cell table:number-columns-repeated="2"/>
          <table:table-cell/>
          <table:table-cell table:style-name="ce214" office:value-type="string" table:number-columns-spanned="4" table:number-rows-spanned="1">
            <text:p>a5b2</text:p>
          </table:table-cell>
          <table:covered-table-cell table:style-name="ce216"/>
          <table:covered-table-cell table:number-columns-repeated="2"/>
          <table:table-cell table:style-name="ce218" office:value-type="string" table:number-columns-spanned="4" table:number-rows-spanned="1">
            <text:p>a5b1</text:p>
          </table:table-cell>
          <table:covered-table-cell table:style-name="ce216"/>
          <table:covered-table-cell table:number-columns-repeated="2"/>
          <table:table-cell table:style-name="ce214" office:value-type="string" table:number-columns-spanned="4" table:number-rows-spanned="1">
            <text:p>a5b0</text:p>
          </table:table-cell>
          <table:covered-table-cell table:number-columns-repeated="3" table:style-name="ce216"/>
          <table:table-cell table:style-name="ce218" office:value-type="string" table:number-columns-spanned="4" table:number-rows-spanned="1">
            <text:p>a5b9</text:p>
          </table:table-cell>
          <table:covered-table-cell table:number-columns-repeated="3"/>
          <table:table-cell table:number-columns-repeated="18"/>
          <table:table-cell office:value-type="string" table:number-columns-spanned="2" table:number-rows-spanned="1">
            <text:p>R7</text:p>
          </table:table-cell>
          <table:covered-table-cell/>
        </table:table-row>
        <table:table-row table:style-name="ro2">
          <table:table-cell table:number-columns-repeated="78"/>
          <table:table-cell table:style-name="ce235"/>
          <table:table-cell/>
        </table:table-row>
        <table:table-row table:style-name="ro2">
          <table:table-cell table:number-columns-repeated="35"/>
          <table:table-cell table:style-name="ce222" office:value-type="string" table:number-columns-spanned="4" table:number-rows-spanned="1">
            <text:p>a1b8</text:p>
          </table:table-cell>
          <table:covered-table-cell table:style-name="ce224"/>
          <table:covered-table-cell table:number-columns-repeated="2" table:style-name="ce225"/>
          <table:table-cell table:style-name="ce227" office:value-type="string" table:number-columns-spanned="4" table:number-rows-spanned="1">
            <text:p>a1b7</text:p>
          </table:table-cell>
          <table:covered-table-cell table:style-name="ce224"/>
          <table:covered-table-cell table:number-columns-repeated="2" table:style-name="ce225"/>
          <table:table-cell/>
          <table:table-cell table:style-name="ce222" office:value-type="string" table:number-columns-spanned="4" table:number-rows-spanned="1">
            <text:p>a1b6</text:p>
          </table:table-cell>
          <table:covered-table-cell table:style-name="ce228"/>
          <table:covered-table-cell table:number-columns-repeated="2" table:style-name="ce225"/>
          <table:table-cell table:style-name="ce227" office:value-type="string" table:number-columns-spanned="4" table:number-rows-spanned="1">
            <text:p>a1b5</text:p>
          </table:table-cell>
          <table:covered-table-cell table:style-name="ce224"/>
          <table:covered-table-cell table:number-columns-repeated="2" table:style-name="ce225"/>
          <table:table-cell table:style-name="ce222" office:value-type="string" table:number-columns-spanned="4" table:number-rows-spanned="1">
            <text:p>a1b4</text:p>
          </table:table-cell>
          <table:covered-table-cell table:style-name="ce224"/>
          <table:covered-table-cell table:number-columns-repeated="2" table:style-name="ce225"/>
          <table:table-cell table:style-name="ce227" office:value-type="string" table:number-columns-spanned="4" table:number-rows-spanned="1">
            <text:p>a1b3</text:p>
          </table:table-cell>
          <table:covered-table-cell table:style-name="ce224"/>
          <table:covered-table-cell table:number-columns-repeated="2" table:style-name="ce225"/>
          <table:table-cell/>
          <table:table-cell table:style-name="ce220" office:value-type="string" table:number-columns-spanned="4" table:number-rows-spanned="1">
            <text:p>a3b0</text:p>
          </table:table-cell>
          <table:covered-table-cell table:style-name="ce216"/>
          <table:covered-table-cell table:style-name="ce229"/>
          <table:covered-table-cell table:style-name="ce216"/>
          <table:table-cell table:style-name="ce226" office:value-type="string" table:number-columns-spanned="4" table:number-rows-spanned="1">
            <text:p>a3b9</text:p>
          </table:table-cell>
          <table:covered-table-cell table:style-name="ce216"/>
          <table:covered-table-cell table:style-name="ce180"/>
          <table:covered-table-cell/>
          <table:table-cell table:style-name="ce220" office:value-type="string" table:number-columns-spanned="4" table:number-rows-spanned="1">
            <text:p>a3b8</text:p>
          </table:table-cell>
          <table:covered-table-cell table:style-name="ce216"/>
          <table:covered-table-cell table:number-columns-repeated="2"/>
          <table:table-cell table:style-name="ce226" office:value-type="string" table:number-columns-spanned="4" table:number-rows-spanned="1">
            <text:p>a3b7</text:p>
          </table:table-cell>
          <table:covered-table-cell table:style-name="ce216"/>
          <table:covered-table-cell table:number-columns-repeated="2"/>
          <table:table-cell/>
          <table:table-cell office:value-type="string" table:number-columns-spanned="2" table:number-rows-spanned="1">
            <text:p>R6</text:p>
          </table:table-cell>
          <table:covered-table-cell/>
        </table:table-row>
        <table:table-row table:style-name="ro2">
          <table:table-cell table:number-columns-repeated="78"/>
          <table:table-cell table:style-name="ce235"/>
          <table:table-cell/>
        </table:table-row>
        <table:table-row table:style-name="ro2">
          <table:table-cell/>
          <table:table-cell table:style-name="ce208" office:value-type="string" table:number-columns-spanned="4" table:number-rows-spanned="1">
            <text:p>a8b9</text:p>
          </table:table-cell>
          <table:covered-table-cell table:number-columns-repeated="3"/>
          <table:table-cell table:style-name="ce208" office:value-type="string" table:number-columns-spanned="4" table:number-rows-spanned="1">
            <text:p>a8b8</text:p>
          </table:table-cell>
          <table:covered-table-cell table:number-columns-repeated="3"/>
          <table:table-cell/>
          <table:table-cell table:style-name="ce208" office:value-type="string" table:number-columns-spanned="4" table:number-rows-spanned="1">
            <text:p>a8b7</text:p>
          </table:table-cell>
          <table:covered-table-cell/>
          <table:covered-table-cell table:style-name="ce180"/>
          <table:covered-table-cell/>
          <table:table-cell table:style-name="ce208" office:value-type="string" table:number-columns-spanned="4" table:number-rows-spanned="1">
            <text:p>a8b6</text:p>
          </table:table-cell>
          <table:covered-table-cell table:number-columns-repeated="3"/>
          <table:table-cell table:style-name="ce208" office:value-type="string" table:number-columns-spanned="4" table:number-rows-spanned="1">
            <text:p>a8b5</text:p>
          </table:table-cell>
          <table:covered-table-cell table:number-columns-repeated="3"/>
          <table:table-cell table:style-name="ce208" office:value-type="string" table:number-columns-spanned="4" table:number-rows-spanned="1">
            <text:p>a8b4</text:p>
          </table:table-cell>
          <table:covered-table-cell table:number-columns-repeated="3"/>
          <table:table-cell/>
          <table:table-cell table:style-name="ce208" office:value-type="string" table:number-columns-spanned="4" table:number-rows-spanned="1">
            <text:p>a8b3</text:p>
          </table:table-cell>
          <table:covered-table-cell table:style-name="ce216"/>
          <table:covered-table-cell table:number-columns-repeated="2"/>
          <table:table-cell table:style-name="ce208" office:value-type="string" table:number-columns-spanned="4" table:number-rows-spanned="1">
            <text:p>a8b2</text:p>
          </table:table-cell>
          <table:covered-table-cell/>
          <table:covered-table-cell table:style-name="ce180"/>
          <table:covered-table-cell/>
          <table:table-cell table:style-name="ce208" office:value-type="string" table:number-columns-spanned="4" table:number-rows-spanned="1">
            <text:p>a8b1</text:p>
          </table:table-cell>
          <table:covered-table-cell table:number-columns-repeated="3"/>
          <table:table-cell table:style-name="ce208" office:value-type="string" table:number-columns-spanned="4" table:number-rows-spanned="1">
            <text:p>a8b0</text:p>
          </table:table-cell>
          <table:covered-table-cell table:number-columns-repeated="3"/>
          <table:table-cell table:number-columns-repeated="18"/>
          <table:table-cell table:style-name="ce221" office:value-type="string" table:number-columns-spanned="4" table:number-rows-spanned="1">
            <text:p>a2b1</text:p>
          </table:table-cell>
          <table:covered-table-cell table:style-name="ce216"/>
          <table:covered-table-cell table:style-name="ce229"/>
          <table:covered-table-cell table:style-name="ce216"/>
          <table:table-cell table:style-name="ce221" office:value-type="string" table:number-columns-spanned="4" table:number-rows-spanned="1">
            <text:p>a2b0</text:p>
          </table:table-cell>
          <table:covered-table-cell table:number-columns-repeated="3" table:style-name="ce216"/>
          <table:table-cell table:style-name="ce221" office:value-type="string" table:number-columns-spanned="4" table:number-rows-spanned="1">
            <text:p>a2b9</text:p>
          </table:table-cell>
          <table:covered-table-cell table:style-name="ce216"/>
          <table:covered-table-cell table:number-columns-repeated="2"/>
          <table:table-cell table:style-name="ce221" office:value-type="string" table:number-columns-spanned="4" table:number-rows-spanned="1">
            <text:p>a2b8</text:p>
          </table:table-cell>
          <table:covered-table-cell table:style-name="ce216"/>
          <table:covered-table-cell table:number-columns-repeated="2"/>
          <table:table-cell/>
          <table:table-cell office:value-type="string" table:number-columns-spanned="2" table:number-rows-spanned="1">
            <text:p>R5</text:p>
          </table:table-cell>
          <table:covered-table-cell/>
        </table:table-row>
        <table:table-row table:style-name="ro2">
          <table:table-cell table:number-columns-repeated="78"/>
          <table:table-cell table:style-name="ce235"/>
          <table:table-cell/>
        </table:table-row>
        <table:table-row table:style-name="ro2">
          <table:table-cell table:number-columns-repeated="18"/>
          <table:table-cell table:style-name="ce215" office:value-type="string" table:number-columns-spanned="4" table:number-rows-spanned="1">
            <text:p>a4b9</text:p>
          </table:table-cell>
          <table:covered-table-cell table:style-name="ce216"/>
          <table:covered-table-cell table:number-columns-repeated="2"/>
          <table:table-cell table:style-name="ce215" office:value-type="string" table:number-columns-spanned="4" table:number-rows-spanned="1">
            <text:p>a4b8</text:p>
          </table:table-cell>
          <table:covered-table-cell table:style-name="ce216"/>
          <table:covered-table-cell table:style-name="ce180"/>
          <table:covered-table-cell/>
          <table:table-cell/>
          <table:table-cell table:style-name="ce215" office:value-type="string" table:number-columns-spanned="4" table:number-rows-spanned="1">
            <text:p>a4b7</text:p>
          </table:table-cell>
          <table:covered-table-cell table:style-name="ce216"/>
          <table:covered-table-cell table:number-columns-repeated="2"/>
          <table:table-cell table:style-name="ce215" office:value-type="string" table:number-columns-spanned="4" table:number-rows-spanned="1">
            <text:p>a4b6</text:p>
          </table:table-cell>
          <table:covered-table-cell table:style-name="ce216"/>
          <table:covered-table-cell table:number-columns-repeated="2"/>
          <table:table-cell table:style-name="ce215" office:value-type="string" table:number-columns-spanned="4" table:number-rows-spanned="1">
            <text:p>a4b5</text:p>
          </table:table-cell>
          <table:covered-table-cell table:style-name="ce216"/>
          <table:covered-table-cell table:number-columns-repeated="2"/>
          <table:table-cell table:style-name="ce215" office:value-type="string" table:number-columns-spanned="4" table:number-rows-spanned="1">
            <text:p>a4b4</text:p>
          </table:table-cell>
          <table:covered-table-cell table:style-name="ce216"/>
          <table:covered-table-cell table:number-columns-repeated="2"/>
          <table:table-cell/>
          <table:table-cell table:style-name="ce215" office:value-type="string" table:number-columns-spanned="4" table:number-rows-spanned="1">
            <text:p>a4b3</text:p>
          </table:table-cell>
          <table:covered-table-cell table:style-name="ce216"/>
          <table:covered-table-cell table:number-columns-repeated="2"/>
          <table:table-cell table:style-name="ce215" office:value-type="string" table:number-columns-spanned="4" table:number-rows-spanned="1">
            <text:p>a4b2</text:p>
          </table:table-cell>
          <table:covered-table-cell table:style-name="ce219"/>
          <table:covered-table-cell table:number-columns-repeated="2"/>
          <table:table-cell table:style-name="ce215" office:value-type="string" table:number-columns-spanned="4" table:number-rows-spanned="1">
            <text:p>a4b1</text:p>
          </table:table-cell>
          <table:covered-table-cell table:style-name="ce216"/>
          <table:covered-table-cell table:number-columns-repeated="2"/>
          <table:table-cell table:style-name="ce215" office:value-type="string" table:number-columns-spanned="4" table:number-rows-spanned="1">
            <text:p>a4b0</text:p>
          </table:table-cell>
          <table:covered-table-cell table:style-name="ce216"/>
          <table:covered-table-cell table:number-columns-repeated="2"/>
          <table:table-cell/>
          <table:table-cell table:style-name="ce222" office:value-type="string" table:number-columns-spanned="4" table:number-rows-spanned="1">
            <text:p>a1b2</text:p>
          </table:table-cell>
          <table:covered-table-cell table:style-name="ce224"/>
          <table:covered-table-cell table:style-name="ce232"/>
          <table:covered-table-cell table:style-name="ce224"/>
          <table:table-cell table:style-name="ce233" office:value-type="string" table:number-columns-spanned="4" table:number-rows-spanned="1">
            <text:p>a1b1</text:p>
          </table:table-cell>
          <table:covered-table-cell table:number-columns-repeated="3" table:style-name="ce224"/>
          <table:table-cell table:style-name="ce222" office:value-type="string" table:number-columns-spanned="4" table:number-rows-spanned="1">
            <text:p>a1b0</text:p>
          </table:table-cell>
          <table:covered-table-cell table:number-columns-repeated="3" table:style-name="ce224"/>
          <table:table-cell table:style-name="ce227" office:value-type="string" table:number-columns-spanned="4" table:number-rows-spanned="1">
            <text:p>a1b9</text:p>
          </table:table-cell>
          <table:covered-table-cell table:style-name="ce224"/>
          <table:covered-table-cell table:number-columns-repeated="2" table:style-name="ce225"/>
          <table:table-cell/>
          <table:table-cell office:value-type="string" table:number-columns-spanned="2" table:number-rows-spanned="1">
            <text:p>R4</text:p>
          </table:table-cell>
          <table:covered-table-cell/>
        </table:table-row>
        <table:table-row table:style-name="ro2">
          <table:table-cell table:number-columns-repeated="78"/>
          <table:table-cell table:style-name="ce235"/>
          <table:table-cell/>
        </table:table-row>
        <table:table-row table:style-name="ro2">
          <table:table-cell table:number-columns-repeated="35"/>
          <table:table-cell table:style-name="ce223" office:value-type="string" table:number-columns-spanned="4" table:number-rows-spanned="1">
            <text:p>a0b9</text:p>
          </table:table-cell>
          <table:covered-table-cell table:style-name="ce216"/>
          <table:covered-table-cell table:number-columns-repeated="2"/>
          <table:table-cell table:style-name="ce223" office:value-type="string" table:number-columns-spanned="4" table:number-rows-spanned="1">
            <text:p>a0b8</text:p>
          </table:table-cell>
          <table:covered-table-cell table:style-name="ce216"/>
          <table:covered-table-cell table:number-columns-repeated="2"/>
          <table:table-cell/>
          <table:table-cell table:style-name="ce223" office:value-type="string" table:number-columns-spanned="4" table:number-rows-spanned="1">
            <text:p>a0b7</text:p>
          </table:table-cell>
          <table:covered-table-cell table:style-name="ce216"/>
          <table:covered-table-cell table:style-name="ce229"/>
          <table:covered-table-cell table:style-name="ce216"/>
          <table:table-cell table:style-name="ce223" office:value-type="string" table:number-columns-spanned="4" table:number-rows-spanned="1">
            <text:p>a0b6</text:p>
          </table:table-cell>
          <table:covered-table-cell table:style-name="ce216"/>
          <table:covered-table-cell table:number-columns-repeated="2"/>
          <table:table-cell table:style-name="ce223" office:value-type="string" table:number-columns-spanned="4" table:number-rows-spanned="1">
            <text:p>a0b5</text:p>
          </table:table-cell>
          <table:covered-table-cell table:number-columns-repeated="3" table:style-name="ce216"/>
          <table:table-cell table:style-name="ce223" office:value-type="string" table:number-columns-spanned="4" table:number-rows-spanned="1">
            <text:p>a0b4</text:p>
          </table:table-cell>
          <table:covered-table-cell table:number-columns-repeated="3" table:style-name="ce216"/>
          <table:table-cell/>
          <table:table-cell table:style-name="ce223" office:value-type="string" table:number-columns-spanned="4" table:number-rows-spanned="1">
            <text:p>a0b3</text:p>
          </table:table-cell>
          <table:covered-table-cell table:number-columns-repeated="2" table:style-name="ce230"/>
          <table:covered-table-cell table:style-name="ce219"/>
          <table:table-cell table:style-name="ce223" office:value-type="string" table:number-columns-spanned="4" table:number-rows-spanned="1">
            <text:p>a0b2</text:p>
          </table:table-cell>
          <table:covered-table-cell table:number-columns-repeated="3" table:style-name="ce216"/>
          <table:table-cell table:style-name="ce223" office:value-type="string" table:number-columns-spanned="4" table:number-rows-spanned="1">
            <text:p>a0b1</text:p>
          </table:table-cell>
          <table:covered-table-cell table:number-columns-repeated="3" table:style-name="ce216"/>
          <table:table-cell table:style-name="ce223" office:value-type="string" table:number-columns-spanned="4" table:number-rows-spanned="1">
            <text:p>a0b0</text:p>
          </table:table-cell>
          <table:covered-table-cell table:number-columns-repeated="3" table:style-name="ce216"/>
          <table:table-cell/>
          <table:table-cell office:value-type="string" table:number-columns-spanned="2" table:number-rows-spanned="1">
            <text:p>R3</text:p>
          </table:table-cell>
          <table:covered-table-cell/>
        </table:table-row>
        <table:table-row table:style-name="ro2">
          <table:table-cell table:number-columns-repeated="69"/>
          <table:table-cell table:style-name="ce216" table:number-columns-repeated="2"/>
          <table:table-cell table:number-columns-repeated="7"/>
          <table:table-cell table:style-name="ce235"/>
          <table:table-cell/>
        </table:table-row>
        <table:table-row table:style-name="ro2">
          <table:table-cell table:number-columns-repeated="78"/>
          <table:table-cell office:value-type="string" table:number-columns-spanned="2" table:number-rows-spanned="1">
            <text:p>R2</text:p>
          </table:table-cell>
          <table:covered-table-cell/>
        </table:table-row>
        <table:table-row table:style-name="ro2">
          <table:table-cell table:number-columns-repeated="65"/>
          <table:table-cell table:style-name="ce231"/>
          <table:table-cell table:number-columns-repeated="7"/>
          <table:table-cell table:style-name="ce216" table:number-columns-repeated="2"/>
          <table:table-cell table:number-columns-repeated="3"/>
          <table:table-cell table:style-name="ce235"/>
          <table:table-cell/>
        </table:table-row>
        <table:table-row table:style-name="ro2">
          <table:table-cell table:number-columns-repeated="78"/>
          <table:table-cell office:value-type="string" table:number-columns-spanned="2" table:number-rows-spanned="1">
            <text:p>R1</text:p>
          </table:table-cell>
          <table:covered-table-cell/>
        </table:table-row>
        <table:table-row table:style-name="ro2">
          <table:table-cell table:number-columns-repeated="78"/>
          <table:table-cell table:style-name="ce235"/>
          <table:table-cell/>
        </table:table-row>
        <table:table-row table:style-name="ro2">
          <table:table-cell table:number-columns-repeated="78"/>
          <table:table-cell table:style-name="Default"/>
          <table:table-cell/>
        </table:table-row>
      </table:table>
      <table:named-expressions/>
      <table:database-ranges>
        <table:database-range table:name="__Anonymous_Sheet_DB__2" table:target-range-address="Sheet3.A2:Sheet3.A5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7.6pt" fo:margin-bottom="19.11pt" fo:margin-left="20.89pt" fo:margin-right="13.24pt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7:58:38.729703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4:17:26.417564688</meta:creation-date>
    <dc:date>2016-05-25T18:12:34.382773182</dc:date>
    <meta:editing-duration>P15DT13H45M38S</meta:editing-duration>
    <meta:editing-cycles>105</meta:editing-cycles>
    <meta:generator>LibreOffice/5.0.6.2$Linux_X86_64 LibreOffice_project/00$Build-2</meta:generator>
    <meta:print-date>2016-01-14T12:41:29</meta:print-date>
    <meta:printed-by>Armando Faz</meta:printed-by>
    <meta:document-statistic meta:table-count="8" meta:cell-count="2472" meta:object-count="0"/>
  </office:meta>
</office:document-meta>
</file>